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9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 style:data-style-name="N11"/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Default" style:data-style-name="N0"/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41" style:family="table-cell" style:parent-style-name="Default" style:data-style-name="N37">
      <style:table-cell-properties fo:background-color="#ffff00"/>
      <style:text-properties fo:color="#c9211e"/>
    </style:style>
    <style:style style:name="ce15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13in" svg:x="4.9031in" svg:y="1.9697in">
            <draw:object draw:notify-on-update-of-ranges="Sheet1.J6:Sheet1.J9 Sheet1.K6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table:number-columns-repeated="2"/>
          <table:table-cell table:style-name="ce29" office:value-type="string" calcext:value-type="string">
            <text:p>Ogrodzieniec</text:p>
          </table:table-cell>
          <table:table-cell table:style-name="ce29" table:formula="of:=COUNTIF([.C:.C]; [.G1]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table:style-name="ce29" office:value-type="string" calcext:value-type="string">
            <text:p>Przemysl</text:p>
          </table:table-cell>
          <table:table-cell table:style-name="ce29" table:formula="of:=COUNTIF([.C:.C]; [.G2]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number-columns-repeated="2"/>
          <table:table-cell table:style-name="ce29" office:value-type="string" calcext:value-type="string">
            <text:p>Gniezno</text:p>
          </table:table-cell>
          <table:table-cell table:style-name="ce29" table:formula="of:=COUNTIF([.C:.C]; [.G3]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number-columns-repeated="2"/>
          <table:table-cell table:style-name="ce29" office:value-type="string" calcext:value-type="string">
            <text:p>Malbork</text:p>
          </table:table-cell>
          <table:table-cell table:style-name="ce29" table:formula="of:=COUNTIF([.C:.C]; [.G4]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style-name="ce29" office:value-type="string" calcext:value-type="string">
            <text:p>Ogrodzieniec</text:p>
          </table:table-cell>
          <table:table-cell table:style-name="ce29" table:formula="of:=SUMIF([.C:.C]; [.G6];[.D:.D])" office:value-type="float" office:value="1115560" calcext:value-type="float">
            <text:p>1115560</text:p>
          </table:table-cell>
          <table:table-cell table:style-name="ce3" table:formula="of:=[.H6]/[.$H$10]" office:value-type="percentage" office:value="0.283013506793988" calcext:value-type="percentage">
            <text:p>28.30%</text:p>
          </table:table-cell>
          <table:table-cell table:style-name="ce29" office:value-type="string" calcext:value-type="string">
            <text:p>Ogrodzieniec</text:p>
          </table:table-cell>
          <table:table-cell table:style-name="ce3" office:value-type="percentage" office:value="0.283013506793988" calcext:value-type="percentage">
            <text:p>28.3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number-columns-repeated="2"/>
          <table:table-cell table:style-name="ce29" office:value-type="string" calcext:value-type="string">
            <text:p>Przemysl</text:p>
          </table:table-cell>
          <table:table-cell table:style-name="ce29" table:formula="of:=SUMIF([.C:.C]; [.G7];[.D:.D])" office:value-type="float" office:value="1062920" calcext:value-type="float">
            <text:p>1062920</text:p>
          </table:table-cell>
          <table:table-cell table:style-name="ce3" table:formula="of:=[.H7]/[.$H$10]" office:value-type="percentage" office:value="0.269658930619121" calcext:value-type="percentage">
            <text:p>26.97%</text:p>
          </table:table-cell>
          <table:table-cell table:style-name="ce29" office:value-type="string" calcext:value-type="string">
            <text:p>Przemysl</text:p>
          </table:table-cell>
          <table:table-cell table:style-name="ce3" office:value-type="percentage" office:value="0.269658930619121" calcext:value-type="percentage">
            <text:p>26.9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table:style-name="ce29" office:value-type="string" calcext:value-type="string">
            <text:p>Gniezno</text:p>
          </table:table-cell>
          <table:table-cell table:style-name="ce29" table:formula="of:=SUMIF([.C:.C]; [.G8];[.D:.D])" office:value-type="float" office:value="819000" calcext:value-type="float">
            <text:p>819000</text:p>
          </table:table-cell>
          <table:table-cell table:style-name="ce3" table:formula="of:=[.H8]/[.$H$10]" office:value-type="percentage" office:value="0.20777731548664" calcext:value-type="percentage">
            <text:p>20.78%</text:p>
          </table:table-cell>
          <table:table-cell table:style-name="ce29" office:value-type="string" calcext:value-type="string">
            <text:p>Gniezno</text:p>
          </table:table-cell>
          <table:table-cell table:style-name="ce3" office:value-type="percentage" office:value="0.20777731548664" calcext:value-type="percentage">
            <text:p>20.7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table:style-name="ce29" office:value-type="string" calcext:value-type="string">
            <text:p>Malbork</text:p>
          </table:table-cell>
          <table:table-cell table:style-name="ce29" table:formula="of:=SUMIF([.C:.C]; [.G9];[.D:.D])" office:value-type="float" office:value="944240" calcext:value-type="float">
            <text:p>944240</text:p>
          </table:table-cell>
          <table:table-cell table:style-name="ce3" table:formula="of:=[.H9]/[.$H$10]" office:value-type="percentage" office:value="0.239550247100251" calcext:value-type="percentage">
            <text:p>23.96%</text:p>
          </table:table-cell>
          <table:table-cell table:style-name="ce29" office:value-type="string" calcext:value-type="string">
            <text:p>Malbork</text:p>
          </table:table-cell>
          <table:table-cell table:style-name="ce3" office:value-type="percentage" office:value="0.239550247100251" calcext:value-type="percentage">
            <text:p>23.9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number-columns-repeated="3"/>
          <table:table-cell table:formula="of:=SUM([.H6:.H9])" office:value-type="float" office:value="3941720" calcext:value-type="float">
            <text:p>39417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01/07/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01/12/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01/13/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01/25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02/05/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02/09/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02/18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02/19/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02/24/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03/11/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03/27/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04/03/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04/11/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04/22/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04/26/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05/11/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05/12/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06/02/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06/08/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06/19/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06/2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06/24/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06/26/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06/28/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07/14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07/26/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08/05/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08/06/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08/18/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08/19/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09/04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09/05/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09/06/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09/07/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09/23/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09/25/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09/29/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10/02/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1/12/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1/18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11/25/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2/01/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12/08/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12/09/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2/16/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2/17/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12/21/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12/31/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number-columns-repeated="7"/>
        </table:table-row>
      </table:table>
      <table:table table:name="Pivot Table_Sheet1_1" table:style-name="ta1">
        <table:table-column table:style-name="co1" table:default-cell-style-name="ce7"/>
        <table:table-column table:style-name="co1" table:default-cell-style-name="ce17"/>
        <table:table-column table:style-name="co1" table:default-cell-style-name="ce20"/>
        <table:table-column table:style-name="co1" table:default-cell-style-name="ce40"/>
        <table:table-column table:style-name="co1" table:default-cell-style-name="ce32"/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>
            <text:p>data2</text:p>
          </table:table-cell>
          <table:table-cell table:style-name="ce16" office:value-type="string" calcext:value-type="string">
            <text:p>magazyn</text:p>
          </table:table-cell>
          <table:table-cell table:style-name="ce19" office:value-type="string" calcext:value-type="string">
            <text:p>(empty)</text:p>
          </table:table-cell>
          <table:table-cell table:style-name="Default"/>
          <table:table-cell table:style-name="ce31" office:value-type="string" calcext:value-type="string">
            <text:p>data2</text:p>
          </table:table-cell>
          <table:table-cell table:style-name="ce29" office:value-type="string" calcext:value-type="string">
            <text:p>10/7/21-</text:p>
          </table:table-cell>
          <table:table-cell table:style-name="ce29" table:formula="of:=MAX([.D:.D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table:style-name="ce41" table:formula="of:=VLOOKUP(MAX([.D:.D]);[.D:.E];2;0)" office:value-type="date" office:date-value="2021-10-14" calcext:value-type="date">
            <text:p>10/14/21</text:p>
          </table:table-cell>
          <table:table-cell table:style-name="ce29"/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]=[.A2]+1; [.D2]+1; 0)" office:value-type="float" office:value="0" calcext:value-type="float">
            <text:p>0</text:p>
          </table:table-cell>
          <table:table-cell office:value-type="date" office:date-value="2021-01-05" calcext:value-type="date">
            <text:p>01/05/21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]=[.A3]+1; [.D3]+1; 0)" office:value-type="float" office:value="1" calcext:value-type="float">
            <text:p>1</text:p>
          </table:table-cell>
          <table:table-cell office:value-type="date" office:date-value="2021-01-06" calcext:value-type="date">
            <text:p>01/06/21</text:p>
          </table:table-cell>
          <table:table-cell table:number-columns-repeated="2"/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]=[.A4]+1; [.D4]+1; 0)" office:value-type="float" office:value="0" calcext:value-type="float">
            <text:p>0</text:p>
          </table:table-cell>
          <table:table-cell office:value-type="date" office:date-value="2021-01-08" calcext:value-type="date">
            <text:p>01/08/21</text:p>
          </table:table-cell>
          <table:table-cell table:number-columns-repeated="2"/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]=[.A5]+1; [.D5]+1; 0)"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]=[.A6]+1; [.D6]+1; 0)" office:value-type="float" office:value="0" calcext:value-type="float">
            <text:p>0</text:p>
          </table:table-cell>
          <table:table-cell office:value-type="date" office:date-value="2021-01-11" calcext:value-type="date">
            <text:p>01/11/21</text:p>
          </table:table-cell>
          <table:table-cell table:number-columns-repeated="2"/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]=[.A7]+1; [.D7]+1; 0)" office:value-type="float" office:value="0" calcext:value-type="float">
            <text:p>0</text:p>
          </table:table-cell>
          <table:table-cell office:value-type="date" office:date-value="2021-01-14" calcext:value-type="date">
            <text:p>01/14/21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]=[.A8]+1; [.D8]+1; 0)" office:value-type="float" office:value="1" calcext:value-type="float">
            <text:p>1</text:p>
          </table:table-cell>
          <table:table-cell office:value-type="date" office:date-value="2021-01-15" calcext:value-type="date">
            <text:p>01/15/21</text:p>
          </table:table-cell>
          <table:table-cell table:number-columns-repeated="2"/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]=[.A9]+1; [.D9]+1; 0)" office:value-type="float" office:value="0" calcext:value-type="float">
            <text:p>0</text:p>
          </table:table-cell>
          <table:table-cell office:value-type="date" office:date-value="2021-01-17" calcext:value-type="date">
            <text:p>01/17/21</text:p>
          </table:table-cell>
          <table:table-cell table:number-columns-repeated="2"/>
        </table:table-row>
        <table:table-row table:style-name="ro1"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]=[.A10]+1; [.D10]+1; 0)" office:value-type="float" office:value="0" calcext:value-type="float">
            <text:p>0</text:p>
          </table:table-cell>
          <table:table-cell office:value-type="date" office:date-value="2021-01-19" calcext:value-type="date">
            <text:p>01/19/21</text:p>
          </table:table-cell>
          <table:table-cell table:number-columns-repeated="2"/>
        </table:table-row>
        <table:table-row table:style-name="ro1"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]=[.A11]+1; [.D11]+1; 0)" office:value-type="float" office:value="1" calcext:value-type="float">
            <text:p>1</text:p>
          </table:table-cell>
          <table:table-cell office:value-type="date" office:date-value="2021-01-20" calcext:value-type="date">
            <text:p>01/20/21</text:p>
          </table:table-cell>
          <table:table-cell table:number-columns-repeated="2"/>
        </table:table-row>
        <table:table-row table:style-name="ro1"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]=[.A12]+1; [.D12]+1; 0)" office:value-type="float" office:value="0" calcext:value-type="float">
            <text:p>0</text:p>
          </table:table-cell>
          <table:table-cell office:value-type="date" office:date-value="2021-01-23" calcext:value-type="date">
            <text:p>01/23/21</text:p>
          </table:table-cell>
          <table:table-cell table:number-columns-repeated="2"/>
        </table:table-row>
        <table:table-row table:style-name="ro1"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]=[.A13]+1; [.D13]+1; 0)" office:value-type="float" office:value="1" calcext:value-type="float">
            <text:p>1</text:p>
          </table:table-cell>
          <table:table-cell office:value-type="date" office:date-value="2021-01-24" calcext:value-type="date">
            <text:p>01/24/21</text:p>
          </table:table-cell>
          <table:table-cell table:number-columns-repeated="2"/>
        </table:table-row>
        <table:table-row table:style-name="ro1"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]=[.A14]+1; [.D14]+1; 0)" office:value-type="float" office:value="0" calcext:value-type="float">
            <text:p>0</text:p>
          </table:table-cell>
          <table:table-cell office:value-type="date" office:date-value="2021-01-27" calcext:value-type="date">
            <text:p>01/27/21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]=[.A15]+1; [.D15]+1; 0)" office:value-type="float" office:value="1" calcext:value-type="float">
            <text:p>1</text:p>
          </table:table-cell>
          <table:table-cell office:value-type="date" office:date-value="2021-01-28" calcext:value-type="date">
            <text:p>01/28/21</text:p>
          </table:table-cell>
          <table:table-cell table:number-columns-repeated="2"/>
        </table:table-row>
        <table:table-row table:style-name="ro1"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]=[.A16]+1; [.D16]+1; 0)" office:value-type="float" office:value="0" calcext:value-type="float">
            <text:p>0</text:p>
          </table:table-cell>
          <table:table-cell office:value-type="date" office:date-value="2021-01-31" calcext:value-type="date">
            <text:p>01/31/21</text:p>
          </table:table-cell>
          <table:table-cell table:number-columns-repeated="2"/>
        </table:table-row>
        <table:table-row table:style-name="ro1"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]=[.A17]+1; [.D17]+1; 0)"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]=[.A18]+1; [.D18]+1; 0)" office:value-type="float" office:value="0" calcext:value-type="float">
            <text:p>0</text:p>
          </table:table-cell>
          <table:table-cell office:value-type="date" office:date-value="2021-02-04" calcext:value-type="date">
            <text:p>02/04/21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]=[.A19]+1; [.D19]+1; 0)" office:value-type="float" office:value="0" calcext:value-type="float">
            <text:p>0</text:p>
          </table:table-cell>
          <table:table-cell office:value-type="date" office:date-value="2021-02-06" calcext:value-type="date">
            <text:p>02/06/21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]=[.A20]+1; [.D20]+1; 0)" office:value-type="float" office:value="1" calcext:value-type="float">
            <text:p>1</text:p>
          </table:table-cell>
          <table:table-cell office:value-type="date" office:date-value="2021-02-07" calcext:value-type="date">
            <text:p>02/07/21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]=[.A21]+1; [.D21]+1; 0)" office:value-type="float" office:value="2" calcext:value-type="float">
            <text:p>2</text:p>
          </table:table-cell>
          <table:table-cell office:value-type="date" office:date-value="2021-02-08" calcext:value-type="date">
            <text:p>02/08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3]=[.A22]+1; [.D22]+1; 0)" office:value-type="float" office:value="0" calcext:value-type="float">
            <text:p>0</text:p>
          </table:table-cell>
          <table:table-cell office:value-type="date" office:date-value="2021-02-10" calcext:value-type="date">
            <text:p>02/10/21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4]=[.A23]+1; [.D23]+1; 0)" office:value-type="float" office:value="0" calcext:value-type="float">
            <text:p>0</text:p>
          </table:table-cell>
          <table:table-cell office:value-type="date" office:date-value="2021-02-13" calcext:value-type="date">
            <text:p>02/13/21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5]=[.A24]+1; [.D24]+1; 0)" office:value-type="float" office:value="0" calcext:value-type="float">
            <text:p>0</text:p>
          </table:table-cell>
          <table:table-cell office:value-type="date" office:date-value="2021-02-15" calcext:value-type="date">
            <text:p>02/15/21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6]=[.A25]+1; [.D25]+1; 0)" office:value-type="float" office:value="1" calcext:value-type="float">
            <text:p>1</text:p>
          </table:table-cell>
          <table:table-cell office:value-type="date" office:date-value="2021-02-16" calcext:value-type="date">
            <text:p>02/16/21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7]=[.A26]+1; [.D26]+1; 0)" office:value-type="float" office:value="2" calcext:value-type="float">
            <text:p>2</text:p>
          </table:table-cell>
          <table:table-cell office:value-type="date" office:date-value="2021-02-17" calcext:value-type="date">
            <text:p>02/17/2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8]=[.A27]+1; [.D27]+1; 0)" office:value-type="float" office:value="0" calcext:value-type="float">
            <text:p>0</text:p>
          </table:table-cell>
          <table:table-cell office:value-type="date" office:date-value="2021-02-21" calcext:value-type="date">
            <text:p>02/21/21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9]=[.A28]+1; [.D28]+1; 0)" office:value-type="float" office:value="1" calcext:value-type="float">
            <text:p>1</text:p>
          </table:table-cell>
          <table:table-cell office:value-type="date" office:date-value="2021-02-22" calcext:value-type="date">
            <text:p>02/22/21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0]=[.A29]+1; [.D29]+1; 0)" office:value-type="float" office:value="0" calcext:value-type="float">
            <text:p>0</text:p>
          </table:table-cell>
          <table:table-cell office:value-type="date" office:date-value="2021-02-25" calcext:value-type="date">
            <text:p>02/25/21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1]=[.A30]+1; [.D30]+1; 0)" office:value-type="float" office:value="1" calcext:value-type="float">
            <text:p>1</text:p>
          </table:table-cell>
          <table:table-cell office:value-type="date" office:date-value="2021-02-26" calcext:value-type="date">
            <text:p>02/26/21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2]=[.A31]+1; [.D31]+1; 0)" office:value-type="float" office:value="0" calcext:value-type="float">
            <text:p>0</text:p>
          </table:table-cell>
          <table:table-cell office:value-type="date" office:date-value="2021-02-28" calcext:value-type="date">
            <text:p>02/28/21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3]=[.A32]+1; [.D32]+1; 0)" office:value-type="float" office:value="1" calcext:value-type="float">
            <text:p>1</text:p>
          </table:table-cell>
          <table:table-cell office:value-type="date" office:date-value="2021-03-01" calcext:value-type="date">
            <text:p>03/01/21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4]=[.A33]+1; [.D33]+1; 0)" office:value-type="float" office:value="0" calcext:value-type="float">
            <text:p>0</text:p>
          </table:table-cell>
          <table:table-cell office:value-type="date" office:date-value="2021-03-03" calcext:value-type="date">
            <text:p>03/03/2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5]=[.A34]+1; [.D34]+1; 0)" office:value-type="float" office:value="1" calcext:value-type="float">
            <text:p>1</text:p>
          </table:table-cell>
          <table:table-cell office:value-type="date" office:date-value="2021-03-04" calcext:value-type="date">
            <text:p>03/04/21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6]=[.A35]+1; [.D35]+1; 0)" office:value-type="float" office:value="2" calcext:value-type="float">
            <text:p>2</text:p>
          </table:table-cell>
          <table:table-cell office:value-type="date" office:date-value="2021-03-05" calcext:value-type="date">
            <text:p>03/05/21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7]=[.A36]+1; [.D36]+1; 0)" office:value-type="float" office:value="0" calcext:value-type="float">
            <text:p>0</text:p>
          </table:table-cell>
          <table:table-cell office:value-type="date" office:date-value="2021-03-07" calcext:value-type="date">
            <text:p>03/07/21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8]=[.A37]+1; [.D37]+1; 0)" office:value-type="float" office:value="1" calcext:value-type="float">
            <text:p>1</text:p>
          </table:table-cell>
          <table:table-cell office:value-type="date" office:date-value="2021-03-08" calcext:value-type="date">
            <text:p>03/08/21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9]=[.A38]+1; [.D38]+1; 0)" office:value-type="float" office:value="2" calcext:value-type="float">
            <text:p>2</text:p>
          </table:table-cell>
          <table:table-cell office:value-type="date" office:date-value="2021-03-09" calcext:value-type="date">
            <text:p>03/09/21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0]=[.A39]+1; [.D39]+1; 0)" office:value-type="float" office:value="0" calcext:value-type="float">
            <text:p>0</text:p>
          </table:table-cell>
          <table:table-cell office:value-type="date" office:date-value="2021-03-12" calcext:value-type="date">
            <text:p>03/12/21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1]=[.A40]+1; [.D40]+1; 0)" office:value-type="float" office:value="1" calcext:value-type="float">
            <text:p>1</text:p>
          </table:table-cell>
          <table:table-cell office:value-type="date" office:date-value="2021-03-13" calcext:value-type="date">
            <text:p>03/13/21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2]=[.A41]+1; [.D41]+1; 0)" office:value-type="float" office:value="0" calcext:value-type="float">
            <text:p>0</text:p>
          </table:table-cell>
          <table:table-cell office:value-type="date" office:date-value="2021-03-15" calcext:value-type="date">
            <text:p>03/15/21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3]=[.A42]+1; [.D42]+1; 0)" office:value-type="float" office:value="1" calcext:value-type="float">
            <text:p>1</text:p>
          </table:table-cell>
          <table:table-cell office:value-type="date" office:date-value="2021-03-16" calcext:value-type="date">
            <text:p>03/16/21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4]=[.A43]+1; [.D43]+1; 0)" office:value-type="float" office:value="2" calcext:value-type="float">
            <text:p>2</text:p>
          </table:table-cell>
          <table:table-cell office:value-type="date" office:date-value="2021-03-17" calcext:value-type="date">
            <text:p>03/17/21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5]=[.A44]+1; [.D44]+1; 0)" office:value-type="float" office:value="3" calcext:value-type="float">
            <text:p>3</text:p>
          </table:table-cell>
          <table:table-cell office:value-type="date" office:date-value="2021-03-18" calcext:value-type="date">
            <text:p>03/18/21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6]=[.A45]+1; [.D45]+1; 0)" office:value-type="float" office:value="0" calcext:value-type="float">
            <text:p>0</text:p>
          </table:table-cell>
          <table:table-cell office:value-type="date" office:date-value="2021-03-20" calcext:value-type="date">
            <text:p>03/20/21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7]=[.A46]+1; [.D46]+1; 0)" office:value-type="float" office:value="1" calcext:value-type="float">
            <text:p>1</text:p>
          </table:table-cell>
          <table:table-cell office:value-type="date" office:date-value="2021-03-21" calcext:value-type="date">
            <text:p>03/21/21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8]=[.A47]+1; [.D47]+1; 0)" office:value-type="float" office:value="2" calcext:value-type="float">
            <text:p>2</text:p>
          </table:table-cell>
          <table:table-cell office:value-type="date" office:date-value="2021-03-22" calcext:value-type="date">
            <text:p>03/22/21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9]=[.A48]+1; [.D48]+1; 0)" office:value-type="float" office:value="0" calcext:value-type="float">
            <text:p>0</text:p>
          </table:table-cell>
          <table:table-cell office:value-type="date" office:date-value="2021-03-24" calcext:value-type="date">
            <text:p>03/24/21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0]=[.A49]+1; [.D49]+1; 0)" office:value-type="float" office:value="0" calcext:value-type="float">
            <text:p>0</text:p>
          </table:table-cell>
          <table:table-cell office:value-type="date" office:date-value="2021-03-26" calcext:value-type="date">
            <text:p>03/26/21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1]=[.A50]+1; [.D50]+1; 0)" office:value-type="float" office:value="0" calcext:value-type="float">
            <text:p>0</text:p>
          </table:table-cell>
          <table:table-cell office:value-type="date" office:date-value="2021-03-28" calcext:value-type="date">
            <text:p>03/28/21</text:p>
          </table:table-cell>
          <table:table-cell table:number-columns-repeated="2"/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2]=[.A51]+1; [.D51]+1; 0)" office:value-type="float" office:value="1" calcext:value-type="float">
            <text:p>1</text:p>
          </table:table-cell>
          <table:table-cell office:value-type="date" office:date-value="2021-03-29" calcext:value-type="date">
            <text:p>03/29/21</text:p>
          </table:table-cell>
          <table:table-cell table:number-columns-repeated="2"/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3]=[.A52]+1; [.D52]+1; 0)" office:value-type="float" office:value="2" calcext:value-type="float">
            <text:p>2</text:p>
          </table:table-cell>
          <table:table-cell office:value-type="date" office:date-value="2021-03-30" calcext:value-type="date">
            <text:p>03/30/21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4]=[.A53]+1; [.D53]+1; 0)" office:value-type="float" office:value="0" calcext:value-type="float">
            <text:p>0</text:p>
          </table:table-cell>
          <table:table-cell office:value-type="date" office:date-value="2021-04-01" calcext:value-type="date">
            <text:p>04/01/21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5]=[.A54]+1; [.D54]+1; 0)" office:value-type="float" office:value="1" calcext:value-type="float">
            <text:p>1</text:p>
          </table:table-cell>
          <table:table-cell office:value-type="date" office:date-value="2021-04-02" calcext:value-type="date">
            <text:p>04/02/21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6]=[.A55]+1; [.D55]+1; 0)" office:value-type="float" office:value="0" calcext:value-type="float">
            <text:p>0</text:p>
          </table:table-cell>
          <table:table-cell office:value-type="date" office:date-value="2021-04-06" calcext:value-type="date">
            <text:p>04/06/21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7]=[.A56]+1; [.D56]+1; 0)" office:value-type="float" office:value="1" calcext:value-type="float">
            <text:p>1</text:p>
          </table:table-cell>
          <table:table-cell office:value-type="date" office:date-value="2021-04-07" calcext:value-type="date">
            <text:p>04/07/21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8]=[.A57]+1; [.D57]+1; 0)" office:value-type="float" office:value="2" calcext:value-type="float">
            <text:p>2</text:p>
          </table:table-cell>
          <table:table-cell office:value-type="date" office:date-value="2021-04-08" calcext:value-type="date">
            <text:p>04/08/21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9]=[.A58]+1; [.D58]+1; 0)" office:value-type="float" office:value="3" calcext:value-type="float">
            <text:p>3</text:p>
          </table:table-cell>
          <table:table-cell office:value-type="date" office:date-value="2021-04-09" calcext:value-type="date">
            <text:p>04/09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0]=[.A59]+1; [.D59]+1; 0)" office:value-type="float" office:value="0" calcext:value-type="float">
            <text:p>0</text:p>
          </table:table-cell>
          <table:table-cell office:value-type="date" office:date-value="2021-04-12" calcext:value-type="date">
            <text:p>04/12/21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1]=[.A60]+1; [.D60]+1; 0)" office:value-type="float" office:value="0" calcext:value-type="float">
            <text:p>0</text:p>
          </table:table-cell>
          <table:table-cell office:value-type="date" office:date-value="2021-04-14" calcext:value-type="date">
            <text:p>04/14/21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2]=[.A61]+1; [.D61]+1; 0)" office:value-type="float" office:value="1" calcext:value-type="float">
            <text:p>1</text:p>
          </table:table-cell>
          <table:table-cell office:value-type="date" office:date-value="2021-04-15" calcext:value-type="date">
            <text:p>04/15/21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3]=[.A62]+1; [.D62]+1; 0)" office:value-type="float" office:value="2" calcext:value-type="float">
            <text:p>2</text:p>
          </table:table-cell>
          <table:table-cell office:value-type="date" office:date-value="2021-04-16" calcext:value-type="date">
            <text:p>04/16/21</text:p>
          </table:table-cell>
          <table:table-cell table:number-columns-repeated="2"/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4]=[.A63]+1; [.D63]+1; 0)" office:value-type="float" office:value="3" calcext:value-type="float">
            <text:p>3</text:p>
          </table:table-cell>
          <table:table-cell office:value-type="date" office:date-value="2021-04-17" calcext:value-type="date">
            <text:p>04/17/21</text:p>
          </table:table-cell>
          <table:table-cell table:number-columns-repeated="2"/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5]=[.A64]+1; [.D64]+1; 0)" office:value-type="float" office:value="4" calcext:value-type="float">
            <text:p>4</text:p>
          </table:table-cell>
          <table:table-cell office:value-type="date" office:date-value="2021-04-18" calcext:value-type="date">
            <text:p>04/18/21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6]=[.A65]+1; [.D65]+1; 0)" office:value-type="float" office:value="5" calcext:value-type="float">
            <text:p>5</text:p>
          </table:table-cell>
          <table:table-cell office:value-type="date" office:date-value="2021-04-19" calcext:value-type="date">
            <text:p>04/19/21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7]=[.A66]+1; [.D66]+1; 0)" office:value-type="float" office:value="0" calcext:value-type="float">
            <text:p>0</text:p>
          </table:table-cell>
          <table:table-cell office:value-type="date" office:date-value="2021-04-21" calcext:value-type="date">
            <text:p>04/21/21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8]=[.A67]+1; [.D67]+1; 0)" office:value-type="float" office:value="0" calcext:value-type="float">
            <text:p>0</text:p>
          </table:table-cell>
          <table:table-cell office:value-type="date" office:date-value="2021-04-23" calcext:value-type="date">
            <text:p>04/23/21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9]=[.A68]+1; [.D68]+1; 0)" office:value-type="float" office:value="0" calcext:value-type="float">
            <text:p>0</text:p>
          </table:table-cell>
          <table:table-cell office:value-type="date" office:date-value="2021-04-25" calcext:value-type="date">
            <text:p>04/25/21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0]=[.A69]+1; [.D69]+1; 0)" office:value-type="float" office:value="0" calcext:value-type="float">
            <text:p>0</text:p>
          </table:table-cell>
          <table:table-cell office:value-type="date" office:date-value="2021-04-28" calcext:value-type="date">
            <text:p>04/28/21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1]=[.A70]+1; [.D70]+1; 0)" office:value-type="float" office:value="0" calcext:value-type="float">
            <text:p>0</text:p>
          </table:table-cell>
          <table:table-cell office:value-type="date" office:date-value="2021-04-30" calcext:value-type="date">
            <text:p>04/30/21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2]=[.A71]+1; [.D71]+1; 0)" office:value-type="float" office:value="1" calcext:value-type="float">
            <text:p>1</text:p>
          </table:table-cell>
          <table:table-cell office:value-type="date" office:date-value="2021-05-01" calcext:value-type="date">
            <text:p>05/01/21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3]=[.A72]+1; [.D72]+1; 0)" office:value-type="float" office:value="2" calcext:value-type="float">
            <text:p>2</text:p>
          </table:table-cell>
          <table:table-cell office:value-type="date" office:date-value="2021-05-02" calcext:value-type="date">
            <text:p>05/02/21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4]=[.A73]+1; [.D73]+1; 0)" office:value-type="float" office:value="0" calcext:value-type="float">
            <text:p>0</text:p>
          </table:table-cell>
          <table:table-cell office:value-type="date" office:date-value="2021-05-05" calcext:value-type="date">
            <text:p>05/05/21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5]=[.A74]+1; [.D74]+1; 0)" office:value-type="float" office:value="1" calcext:value-type="float">
            <text:p>1</text:p>
          </table:table-cell>
          <table:table-cell office:value-type="date" office:date-value="2021-05-06" calcext:value-type="date">
            <text:p>05/06/21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6]=[.A75]+1; [.D75]+1; 0)" office:value-type="float" office:value="2" calcext:value-type="float">
            <text:p>2</text:p>
          </table:table-cell>
          <table:table-cell office:value-type="date" office:date-value="2021-05-07" calcext:value-type="date">
            <text:p>05/07/21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7]=[.A76]+1; [.D76]+1; 0)" office:value-type="float" office:value="3" calcext:value-type="float">
            <text:p>3</text:p>
          </table:table-cell>
          <table:table-cell office:value-type="date" office:date-value="2021-05-08" calcext:value-type="date">
            <text:p>05/08/21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8]=[.A77]+1; [.D77]+1; 0)" office:value-type="float" office:value="4" calcext:value-type="float">
            <text:p>4</text:p>
          </table:table-cell>
          <table:table-cell office:value-type="date" office:date-value="2021-05-09" calcext:value-type="date">
            <text:p>05/09/21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9]=[.A78]+1; [.D78]+1; 0)" office:value-type="float" office:value="0" calcext:value-type="float">
            <text:p>0</text:p>
          </table:table-cell>
          <table:table-cell office:value-type="date" office:date-value="2021-05-13" calcext:value-type="date">
            <text:p>05/13/21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0]=[.A79]+1; [.D79]+1; 0)" office:value-type="float" office:value="1" calcext:value-type="float">
            <text:p>1</text:p>
          </table:table-cell>
          <table:table-cell office:value-type="date" office:date-value="2021-05-14" calcext:value-type="date">
            <text:p>05/14/21</text:p>
          </table:table-cell>
          <table:table-cell table:number-columns-repeated="2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1]=[.A80]+1; [.D80]+1; 0)" office:value-type="float" office:value="0" calcext:value-type="float">
            <text:p>0</text:p>
          </table:table-cell>
          <table:table-cell office:value-type="date" office:date-value="2021-05-16" calcext:value-type="date">
            <text:p>05/16/21</text:p>
          </table:table-cell>
          <table:table-cell table:number-columns-repeated="2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2]=[.A81]+1; [.D81]+1; 0)" office:value-type="float" office:value="1" calcext:value-type="float">
            <text:p>1</text:p>
          </table:table-cell>
          <table:table-cell office:value-type="date" office:date-value="2021-05-17" calcext:value-type="date">
            <text:p>05/17/21</text:p>
          </table:table-cell>
          <table:table-cell table:number-columns-repeated="2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3]=[.A82]+1; [.D82]+1; 0)" office:value-type="float" office:value="2" calcext:value-type="float">
            <text:p>2</text:p>
          </table:table-cell>
          <table:table-cell office:value-type="date" office:date-value="2021-05-18" calcext:value-type="date">
            <text:p>05/18/21</text:p>
          </table:table-cell>
          <table:table-cell table:number-columns-repeated="2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4]=[.A83]+1; [.D83]+1; 0)" office:value-type="float" office:value="3" calcext:value-type="float">
            <text:p>3</text:p>
          </table:table-cell>
          <table:table-cell office:value-type="date" office:date-value="2021-05-19" calcext:value-type="date">
            <text:p>05/19/21</text:p>
          </table:table-cell>
          <table:table-cell table:number-columns-repeated="2"/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5]=[.A84]+1; [.D84]+1; 0)" office:value-type="float" office:value="4" calcext:value-type="float">
            <text:p>4</text:p>
          </table:table-cell>
          <table:table-cell office:value-type="date" office:date-value="2021-05-20" calcext:value-type="date">
            <text:p>05/20/21</text:p>
          </table:table-cell>
          <table:table-cell table:number-columns-repeated="2"/>
        </table:table-row>
        <table:table-row table:style-name="ro1"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6]=[.A85]+1; [.D85]+1; 0)" office:value-type="float" office:value="0" calcext:value-type="float">
            <text:p>0</text:p>
          </table:table-cell>
          <table:table-cell office:value-type="date" office:date-value="2021-05-23" calcext:value-type="date">
            <text:p>05/23/21</text:p>
          </table:table-cell>
          <table:table-cell table:number-columns-repeated="2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7]=[.A86]+1; [.D86]+1; 0)" office:value-type="float" office:value="1" calcext:value-type="float">
            <text:p>1</text:p>
          </table:table-cell>
          <table:table-cell office:value-type="date" office:date-value="2021-05-24" calcext:value-type="date">
            <text:p>05/24/21</text:p>
          </table:table-cell>
          <table:table-cell table:number-columns-repeated="2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8]=[.A87]+1; [.D87]+1; 0)" office:value-type="float" office:value="0" calcext:value-type="float">
            <text:p>0</text:p>
          </table:table-cell>
          <table:table-cell office:value-type="date" office:date-value="2021-05-26" calcext:value-type="date">
            <text:p>05/26/21</text:p>
          </table:table-cell>
          <table:table-cell table:number-columns-repeated="2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9]=[.A88]+1; [.D88]+1; 0)" office:value-type="float" office:value="1" calcext:value-type="float">
            <text:p>1</text:p>
          </table:table-cell>
          <table:table-cell office:value-type="date" office:date-value="2021-05-27" calcext:value-type="date">
            <text:p>05/27/21</text:p>
          </table:table-cell>
          <table:table-cell table:number-columns-repeated="2"/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0]=[.A89]+1; [.D89]+1; 0)" office:value-type="float" office:value="2" calcext:value-type="float">
            <text:p>2</text:p>
          </table:table-cell>
          <table:table-cell office:value-type="date" office:date-value="2021-05-28" calcext:value-type="date">
            <text:p>05/28/21</text:p>
          </table:table-cell>
          <table:table-cell table:number-columns-repeated="2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1]=[.A90]+1; [.D90]+1; 0)" office:value-type="float" office:value="3" calcext:value-type="float">
            <text:p>3</text:p>
          </table:table-cell>
          <table:table-cell office:value-type="date" office:date-value="2021-05-29" calcext:value-type="date">
            <text:p>05/29/21</text:p>
          </table:table-cell>
          <table:table-cell table:number-columns-repeated="2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2]=[.A91]+1; [.D91]+1; 0)" office:value-type="float" office:value="4" calcext:value-type="float">
            <text:p>4</text:p>
          </table:table-cell>
          <table:table-cell office:value-type="date" office:date-value="2021-05-30" calcext:value-type="date">
            <text:p>05/30/21</text:p>
          </table:table-cell>
          <table:table-cell table:number-columns-repeated="2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3]=[.A92]+1; [.D92]+1; 0)" office:value-type="float" office:value="5" calcext:value-type="float">
            <text:p>5</text:p>
          </table:table-cell>
          <table:table-cell office:value-type="date" office:date-value="2021-05-31" calcext:value-type="date">
            <text:p>05/31/21</text:p>
          </table:table-cell>
          <table:table-cell table:number-columns-repeated="2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4]=[.A93]+1; [.D93]+1; 0)" office:value-type="float" office:value="0" calcext:value-type="float">
            <text:p>0</text:p>
          </table:table-cell>
          <table:table-cell office:value-type="date" office:date-value="2021-06-03" calcext:value-type="date">
            <text:p>06/03/21</text:p>
          </table:table-cell>
          <table:table-cell table:number-columns-repeated="2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5]=[.A94]+1; [.D94]+1; 0)" office:value-type="float" office:value="0" calcext:value-type="float">
            <text:p>0</text:p>
          </table:table-cell>
          <table:table-cell office:value-type="date" office:date-value="2021-06-05" calcext:value-type="date">
            <text:p>06/05/21</text:p>
          </table:table-cell>
          <table:table-cell table:number-columns-repeated="2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6]=[.A95]+1; [.D95]+1; 0)" office:value-type="float" office:value="1" calcext:value-type="float">
            <text:p>1</text:p>
          </table:table-cell>
          <table:table-cell office:value-type="date" office:date-value="2021-06-06" calcext:value-type="date">
            <text:p>06/06/21</text:p>
          </table:table-cell>
          <table:table-cell table:number-columns-repeated="2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7]=[.A96]+1; [.D96]+1; 0)" office:value-type="float" office:value="2" calcext:value-type="float">
            <text:p>2</text:p>
          </table:table-cell>
          <table:table-cell office:value-type="date" office:date-value="2021-06-07" calcext:value-type="date">
            <text:p>06/07/21</text:p>
          </table:table-cell>
          <table:table-cell table:number-columns-repeated="2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8]=[.A97]+1; [.D97]+1; 0)" office:value-type="float" office:value="0" calcext:value-type="float">
            <text:p>0</text:p>
          </table:table-cell>
          <table:table-cell office:value-type="date" office:date-value="2021-06-09" calcext:value-type="date">
            <text:p>06/09/21</text:p>
          </table:table-cell>
          <table:table-cell table:number-columns-repeated="2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9]=[.A98]+1; [.D98]+1; 0)" office:value-type="float" office:value="1" calcext:value-type="float">
            <text:p>1</text:p>
          </table:table-cell>
          <table:table-cell office:value-type="date" office:date-value="2021-06-10" calcext:value-type="date">
            <text:p>06/10/21</text:p>
          </table:table-cell>
          <table:table-cell table:number-columns-repeated="2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0]=[.A99]+1; [.D99]+1; 0)" office:value-type="float" office:value="0" calcext:value-type="float">
            <text:p>0</text:p>
          </table:table-cell>
          <table:table-cell office:value-type="date" office:date-value="2021-06-12" calcext:value-type="date">
            <text:p>06/12/21</text:p>
          </table:table-cell>
          <table:table-cell table:number-columns-repeated="2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1]=[.A100]+1; [.D100]+1; 0)" office:value-type="float" office:value="1" calcext:value-type="float">
            <text:p>1</text:p>
          </table:table-cell>
          <table:table-cell office:value-type="date" office:date-value="2021-06-13" calcext:value-type="date">
            <text:p>06/13/21</text:p>
          </table:table-cell>
          <table:table-cell table:number-columns-repeated="2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2]=[.A101]+1; [.D101]+1; 0)" office:value-type="float" office:value="2" calcext:value-type="float">
            <text:p>2</text:p>
          </table:table-cell>
          <table:table-cell office:value-type="date" office:date-value="2021-06-14" calcext:value-type="date">
            <text:p>06/14/21</text:p>
          </table:table-cell>
          <table:table-cell table:number-columns-repeated="2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3]=[.A102]+1; [.D102]+1; 0)" office:value-type="float" office:value="0" calcext:value-type="float">
            <text:p>0</text:p>
          </table:table-cell>
          <table:table-cell office:value-type="date" office:date-value="2021-06-16" calcext:value-type="date">
            <text:p>06/16/21</text:p>
          </table:table-cell>
          <table:table-cell table:number-columns-repeated="2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4]=[.A103]+1; [.D103]+1; 0)" office:value-type="float" office:value="1" calcext:value-type="float">
            <text:p>1</text:p>
          </table:table-cell>
          <table:table-cell office:value-type="date" office:date-value="2021-06-17" calcext:value-type="date">
            <text:p>06/17/21</text:p>
          </table:table-cell>
          <table:table-cell table:number-columns-repeated="2"/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5]=[.A104]+1; [.D104]+1; 0)" office:value-type="float" office:value="2" calcext:value-type="float">
            <text:p>2</text:p>
          </table:table-cell>
          <table:table-cell office:value-type="date" office:date-value="2021-06-18" calcext:value-type="date">
            <text:p>06/18/21</text:p>
          </table:table-cell>
          <table:table-cell table:number-columns-repeated="2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6]=[.A105]+1; [.D105]+1; 0)" office:value-type="float" office:value="0" calcext:value-type="float">
            <text:p>0</text:p>
          </table:table-cell>
          <table:table-cell office:value-type="date" office:date-value="2021-06-20" calcext:value-type="date">
            <text:p>06/20/21</text:p>
          </table:table-cell>
          <table:table-cell table:number-columns-repeated="2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7]=[.A106]+1; [.D106]+1; 0)" office:value-type="float" office:value="0" calcext:value-type="float">
            <text:p>0</text:p>
          </table:table-cell>
          <table:table-cell office:value-type="date" office:date-value="2021-06-27" calcext:value-type="date">
            <text:p>06/27/21</text:p>
          </table:table-cell>
          <table:table-cell table:number-columns-repeated="2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8]=[.A107]+1; [.D107]+1; 0)" office:value-type="float" office:value="0" calcext:value-type="float">
            <text:p>0</text:p>
          </table:table-cell>
          <table:table-cell office:value-type="date" office:date-value="2021-06-29" calcext:value-type="date">
            <text:p>06/29/21</text:p>
          </table:table-cell>
          <table:table-cell table:number-columns-repeated="2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9]=[.A108]+1; [.D108]+1; 0)" office:value-type="float" office:value="0" calcext:value-type="float">
            <text:p>0</text:p>
          </table:table-cell>
          <table:table-cell office:value-type="date" office:date-value="2021-07-01" calcext:value-type="date">
            <text:p>07/01/21</text:p>
          </table:table-cell>
          <table:table-cell table:number-columns-repeated="2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0]=[.A109]+1; [.D109]+1; 0)" office:value-type="float" office:value="0" calcext:value-type="float">
            <text:p>0</text:p>
          </table:table-cell>
          <table:table-cell office:value-type="date" office:date-value="2021-07-03" calcext:value-type="date">
            <text:p>07/03/21</text:p>
          </table:table-cell>
          <table:table-cell table:number-columns-repeated="2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1]=[.A110]+1; [.D110]+1; 0)" office:value-type="float" office:value="0" calcext:value-type="float">
            <text:p>0</text:p>
          </table:table-cell>
          <table:table-cell office:value-type="date" office:date-value="2021-07-05" calcext:value-type="date">
            <text:p>07/05/21</text:p>
          </table:table-cell>
          <table:table-cell table:number-columns-repeated="2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2]=[.A111]+1; [.D111]+1; 0)" office:value-type="float" office:value="1" calcext:value-type="float">
            <text:p>1</text:p>
          </table:table-cell>
          <table:table-cell office:value-type="date" office:date-value="2021-07-06" calcext:value-type="date">
            <text:p>07/06/21</text:p>
          </table:table-cell>
          <table:table-cell table:number-columns-repeated="2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3]=[.A112]+1; [.D112]+1; 0)" office:value-type="float" office:value="2" calcext:value-type="float">
            <text:p>2</text:p>
          </table:table-cell>
          <table:table-cell office:value-type="date" office:date-value="2021-07-07" calcext:value-type="date">
            <text:p>07/07/21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4]=[.A113]+1; [.D113]+1; 0)" office:value-type="float" office:value="3" calcext:value-type="float">
            <text:p>3</text:p>
          </table:table-cell>
          <table:table-cell office:value-type="date" office:date-value="2021-07-08" calcext:value-type="date">
            <text:p>07/08/21</text:p>
          </table:table-cell>
          <table:table-cell table:number-columns-repeated="2"/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5]=[.A114]+1; [.D114]+1; 0)" office:value-type="float" office:value="4" calcext:value-type="float">
            <text:p>4</text:p>
          </table:table-cell>
          <table:table-cell office:value-type="date" office:date-value="2021-07-09" calcext:value-type="date">
            <text:p>07/09/21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6]=[.A115]+1; [.D115]+1; 0)" office:value-type="float" office:value="0" calcext:value-type="float">
            <text:p>0</text:p>
          </table:table-cell>
          <table:table-cell office:value-type="date" office:date-value="2021-07-11" calcext:value-type="date">
            <text:p>07/11/21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7]=[.A116]+1; [.D116]+1; 0)" office:value-type="float" office:value="1" calcext:value-type="float">
            <text:p>1</text:p>
          </table:table-cell>
          <table:table-cell office:value-type="date" office:date-value="2021-07-12" calcext:value-type="date">
            <text:p>07/12/21</text:p>
          </table:table-cell>
          <table:table-cell table:number-columns-repeated="2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8]=[.A117]+1; [.D117]+1; 0)" office:value-type="float" office:value="2" calcext:value-type="float">
            <text:p>2</text:p>
          </table:table-cell>
          <table:table-cell office:value-type="date" office:date-value="2021-07-13" calcext:value-type="date">
            <text:p>07/13/21</text:p>
          </table:table-cell>
          <table:table-cell table:number-columns-repeated="2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9]=[.A118]+1; [.D118]+1; 0)" office:value-type="float" office:value="0" calcext:value-type="float">
            <text:p>0</text:p>
          </table:table-cell>
          <table:table-cell office:value-type="date" office:date-value="2021-07-15" calcext:value-type="date">
            <text:p>07/15/21</text:p>
          </table:table-cell>
          <table:table-cell table:number-columns-repeated="2"/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0]=[.A119]+1; [.D119]+1; 0)" office:value-type="float" office:value="1" calcext:value-type="float">
            <text:p>1</text:p>
          </table:table-cell>
          <table:table-cell office:value-type="date" office:date-value="2021-07-16" calcext:value-type="date">
            <text:p>07/16/21</text:p>
          </table:table-cell>
          <table:table-cell table:number-columns-repeated="2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1]=[.A120]+1; [.D120]+1; 0)"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table:number-columns-repeated="2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2]=[.A121]+1; [.D121]+1; 0)" office:value-type="float" office:value="0" calcext:value-type="float">
            <text:p>0</text:p>
          </table:table-cell>
          <table:table-cell office:value-type="date" office:date-value="2021-07-19" calcext:value-type="date">
            <text:p>07/19/21</text:p>
          </table:table-cell>
          <table:table-cell table:number-columns-repeated="2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3]=[.A122]+1; [.D122]+1; 0)" office:value-type="float" office:value="1" calcext:value-type="float">
            <text:p>1</text:p>
          </table:table-cell>
          <table:table-cell office:value-type="date" office:date-value="2021-07-20" calcext:value-type="date">
            <text:p>07/20/21</text:p>
          </table:table-cell>
          <table:table-cell table:number-columns-repeated="2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4]=[.A123]+1; [.D123]+1; 0)" office:value-type="float" office:value="2" calcext:value-type="float">
            <text:p>2</text:p>
          </table:table-cell>
          <table:table-cell office:value-type="date" office:date-value="2021-07-21" calcext:value-type="date">
            <text:p>07/21/21</text:p>
          </table:table-cell>
          <table:table-cell table:number-columns-repeated="2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5]=[.A124]+1; [.D124]+1; 0)" office:value-type="float" office:value="3" calcext:value-type="float">
            <text:p>3</text:p>
          </table:table-cell>
          <table:table-cell office:value-type="date" office:date-value="2021-07-22" calcext:value-type="date">
            <text:p>07/22/21</text:p>
          </table:table-cell>
          <table:table-cell table:number-columns-repeated="2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6]=[.A125]+1; [.D125]+1; 0)" office:value-type="float" office:value="4" calcext:value-type="float">
            <text:p>4</text:p>
          </table:table-cell>
          <table:table-cell office:value-type="date" office:date-value="2021-07-23" calcext:value-type="date">
            <text:p>07/23/21</text:p>
          </table:table-cell>
          <table:table-cell table:number-columns-repeated="2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7]=[.A126]+1; [.D126]+1; 0)" office:value-type="float" office:value="5" calcext:value-type="float">
            <text:p>5</text:p>
          </table:table-cell>
          <table:table-cell office:value-type="date" office:date-value="2021-07-24" calcext:value-type="date">
            <text:p>07/24/21</text:p>
          </table:table-cell>
          <table:table-cell table:number-columns-repeated="2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8]=[.A127]+1; [.D127]+1; 0)" office:value-type="float" office:value="6" calcext:value-type="float">
            <text:p>6</text:p>
          </table:table-cell>
          <table:table-cell office:value-type="date" office:date-value="2021-07-25" calcext:value-type="date">
            <text:p>07/25/21</text:p>
          </table:table-cell>
          <table:table-cell table:number-columns-repeated="2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9]=[.A128]+1; [.D128]+1; 0)" office:value-type="float" office:value="0" calcext:value-type="float">
            <text:p>0</text:p>
          </table:table-cell>
          <table:table-cell office:value-type="date" office:date-value="2021-07-28" calcext:value-type="date">
            <text:p>07/28/21</text:p>
          </table:table-cell>
          <table:table-cell table:number-columns-repeated="2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0]=[.A129]+1; [.D129]+1; 0)" office:value-type="float" office:value="1" calcext:value-type="float">
            <text:p>1</text:p>
          </table:table-cell>
          <table:table-cell office:value-type="date" office:date-value="2021-07-29" calcext:value-type="date">
            <text:p>07/29/21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1]=[.A130]+1; [.D130]+1; 0)" office:value-type="float" office:value="2" calcext:value-type="float">
            <text:p>2</text:p>
          </table:table-cell>
          <table:table-cell office:value-type="date" office:date-value="2021-07-30" calcext:value-type="date">
            <text:p>07/30/21</text:p>
          </table:table-cell>
          <table:table-cell table:number-columns-repeated="2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2]=[.A131]+1; [.D131]+1; 0)" office:value-type="float" office:value="3" calcext:value-type="float">
            <text:p>3</text:p>
          </table:table-cell>
          <table:table-cell office:value-type="date" office:date-value="2021-07-31" calcext:value-type="date">
            <text:p>07/31/21</text:p>
          </table:table-cell>
          <table:table-cell table:number-columns-repeated="2"/>
        </table:table-row>
        <table:table-row table:style-name="ro1"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3]=[.A132]+1; [.D132]+1; 0)" office:value-type="float" office:value="4" calcext:value-type="float">
            <text:p>4</text:p>
          </table:table-cell>
          <table:table-cell office:value-type="date" office:date-value="2021-08-01" calcext:value-type="date">
            <text:p>08/01/21</text:p>
          </table:table-cell>
          <table:table-cell table:number-columns-repeated="2"/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4]=[.A133]+1; [.D133]+1; 0)" office:value-type="float" office:value="5" calcext:value-type="float">
            <text:p>5</text:p>
          </table:table-cell>
          <table:table-cell office:value-type="date" office:date-value="2021-08-02" calcext:value-type="date">
            <text:p>08/02/21</text:p>
          </table:table-cell>
          <table:table-cell table:number-columns-repeated="2"/>
        </table:table-row>
        <table:table-row table:style-name="ro1"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5]=[.A134]+1; [.D134]+1; 0)" office:value-type="float" office:value="0" calcext:value-type="float">
            <text:p>0</text:p>
          </table:table-cell>
          <table:table-cell office:value-type="date" office:date-value="2021-08-08" calcext:value-type="date">
            <text:p>08/08/21</text:p>
          </table:table-cell>
          <table:table-cell table:number-columns-repeated="2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6]=[.A135]+1; [.D135]+1; 0)" office:value-type="float" office:value="0" calcext:value-type="float">
            <text:p>0</text:p>
          </table:table-cell>
          <table:table-cell office:value-type="date" office:date-value="2021-08-11" calcext:value-type="date">
            <text:p>08/11/21</text:p>
          </table:table-cell>
          <table:table-cell table:number-columns-repeated="2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7]=[.A136]+1; [.D136]+1; 0)" office:value-type="float" office:value="0" calcext:value-type="float">
            <text:p>0</text:p>
          </table:table-cell>
          <table:table-cell office:value-type="date" office:date-value="2021-08-14" calcext:value-type="date">
            <text:p>08/14/21</text:p>
          </table:table-cell>
          <table:table-cell table:number-columns-repeated="2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8]=[.A137]+1; [.D137]+1; 0)" office:value-type="float" office:value="1" calcext:value-type="float">
            <text:p>1</text:p>
          </table:table-cell>
          <table:table-cell office:value-type="date" office:date-value="2021-08-15" calcext:value-type="date">
            <text:p>08/15/21</text:p>
          </table:table-cell>
          <table:table-cell table:number-columns-repeated="2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9]=[.A138]+1; [.D138]+1; 0)" office:value-type="float" office:value="2" calcext:value-type="float">
            <text:p>2</text:p>
          </table:table-cell>
          <table:table-cell office:value-type="date" office:date-value="2021-08-16" calcext:value-type="date">
            <text:p>08/16/21</text:p>
          </table:table-cell>
          <table:table-cell table:number-columns-repeated="2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0]=[.A139]+1; [.D139]+1; 0)" office:value-type="float" office:value="3" calcext:value-type="float">
            <text:p>3</text:p>
          </table:table-cell>
          <table:table-cell office:value-type="date" office:date-value="2021-08-17" calcext:value-type="date">
            <text:p>08/17/21</text:p>
          </table:table-cell>
          <table:table-cell table:number-columns-repeated="2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1]=[.A140]+1; [.D140]+1; 0)" office:value-type="float" office:value="0" calcext:value-type="float">
            <text:p>0</text:p>
          </table:table-cell>
          <table:table-cell office:value-type="date" office:date-value="2021-08-20" calcext:value-type="date">
            <text:p>08/20/21</text:p>
          </table:table-cell>
          <table:table-cell table:number-columns-repeated="2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2]=[.A141]+1; [.D141]+1; 0)" office:value-type="float" office:value="0" calcext:value-type="float">
            <text:p>0</text:p>
          </table:table-cell>
          <table:table-cell office:value-type="date" office:date-value="2021-08-22" calcext:value-type="date">
            <text:p>08/22/21</text:p>
          </table:table-cell>
          <table:table-cell table:number-columns-repeated="2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3]=[.A142]+1; [.D142]+1; 0)" office:value-type="float" office:value="1" calcext:value-type="float">
            <text:p>1</text:p>
          </table:table-cell>
          <table:table-cell office:value-type="date" office:date-value="2021-08-23" calcext:value-type="date">
            <text:p>08/23/21</text:p>
          </table:table-cell>
          <table:table-cell table:number-columns-repeated="2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4]=[.A143]+1; [.D143]+1; 0)" office:value-type="float" office:value="2" calcext:value-type="float">
            <text:p>2</text:p>
          </table:table-cell>
          <table:table-cell office:value-type="date" office:date-value="2021-08-24" calcext:value-type="date">
            <text:p>08/24/21</text:p>
          </table:table-cell>
          <table:table-cell table:number-columns-repeated="2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5]=[.A144]+1; [.D144]+1; 0)" office:value-type="float" office:value="0" calcext:value-type="float">
            <text:p>0</text:p>
          </table:table-cell>
          <table:table-cell office:value-type="date" office:date-value="2021-08-26" calcext:value-type="date">
            <text:p>08/26/21</text:p>
          </table:table-cell>
          <table:table-cell table:number-columns-repeated="2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6]=[.A145]+1; [.D145]+1; 0)" office:value-type="float" office:value="0" calcext:value-type="float">
            <text:p>0</text:p>
          </table:table-cell>
          <table:table-cell office:value-type="date" office:date-value="2021-08-28" calcext:value-type="date">
            <text:p>08/28/21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7]=[.A146]+1; [.D146]+1; 0)" office:value-type="float" office:value="0" calcext:value-type="float">
            <text:p>0</text:p>
          </table:table-cell>
          <table:table-cell office:value-type="date" office:date-value="2021-08-30" calcext:value-type="date">
            <text:p>08/30/21</text:p>
          </table:table-cell>
          <table:table-cell table:number-columns-repeated="2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8]=[.A147]+1; [.D147]+1; 0)" office:value-type="float" office:value="1" calcext:value-type="float">
            <text:p>1</text:p>
          </table:table-cell>
          <table:table-cell office:value-type="date" office:date-value="2021-08-31" calcext:value-type="date">
            <text:p>08/31/21</text:p>
          </table:table-cell>
          <table:table-cell table:number-columns-repeated="2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9]=[.A148]+1; [.D148]+1; 0)" office:value-type="float" office:value="2" calcext:value-type="float">
            <text:p>2</text:p>
          </table:table-cell>
          <table:table-cell office:value-type="date" office:date-value="2021-09-01" calcext:value-type="date">
            <text:p>09/01/21</text:p>
          </table:table-cell>
          <table:table-cell table:number-columns-repeated="2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0]=[.A149]+1; [.D149]+1; 0)" office:value-type="float" office:value="3" calcext:value-type="float">
            <text:p>3</text:p>
          </table:table-cell>
          <table:table-cell office:value-type="date" office:date-value="2021-09-02" calcext:value-type="date">
            <text:p>09/02/21</text:p>
          </table:table-cell>
          <table:table-cell table:number-columns-repeated="2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1]=[.A150]+1; [.D150]+1; 0)" office:value-type="float" office:value="4" calcext:value-type="float">
            <text:p>4</text:p>
          </table:table-cell>
          <table:table-cell office:value-type="date" office:date-value="2021-09-03" calcext:value-type="date">
            <text:p>09/03/21</text:p>
          </table:table-cell>
          <table:table-cell table:number-columns-repeated="2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2]=[.A151]+1; [.D151]+1; 0)" office:value-type="float" office:value="0" calcext:value-type="float">
            <text:p>0</text:p>
          </table:table-cell>
          <table:table-cell office:value-type="date" office:date-value="2021-09-09" calcext:value-type="date">
            <text:p>09/09/21</text:p>
          </table:table-cell>
          <table:table-cell table:number-columns-repeated="2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3]=[.A152]+1; [.D152]+1; 0)" office:value-type="float" office:value="0" calcext:value-type="float">
            <text:p>0</text:p>
          </table:table-cell>
          <table:table-cell office:value-type="date" office:date-value="2021-09-11" calcext:value-type="date">
            <text:p>09/11/21</text:p>
          </table:table-cell>
          <table:table-cell table:number-columns-repeated="2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4]=[.A153]+1; [.D153]+1; 0)" office:value-type="float" office:value="1" calcext:value-type="float">
            <text:p>1</text:p>
          </table:table-cell>
          <table:table-cell office:value-type="date" office:date-value="2021-09-12" calcext:value-type="date">
            <text:p>09/12/21</text:p>
          </table:table-cell>
          <table:table-cell table:number-columns-repeated="2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5]=[.A154]+1; [.D154]+1; 0)" office:value-type="float" office:value="0" calcext:value-type="float">
            <text:p>0</text:p>
          </table:table-cell>
          <table:table-cell office:value-type="date" office:date-value="2021-09-14" calcext:value-type="date">
            <text:p>09/14/21</text:p>
          </table:table-cell>
          <table:table-cell table:number-columns-repeated="2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6]=[.A155]+1; [.D155]+1; 0)" office:value-type="float" office:value="0" calcext:value-type="float">
            <text:p>0</text:p>
          </table:table-cell>
          <table:table-cell office:value-type="date" office:date-value="2021-09-16" calcext:value-type="date">
            <text:p>09/16/21</text:p>
          </table:table-cell>
          <table:table-cell table:number-columns-repeated="2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7]=[.A156]+1; [.D156]+1; 0)" office:value-type="float" office:value="1" calcext:value-type="float">
            <text:p>1</text:p>
          </table:table-cell>
          <table:table-cell office:value-type="date" office:date-value="2021-09-17" calcext:value-type="date">
            <text:p>09/17/21</text:p>
          </table:table-cell>
          <table:table-cell table:number-columns-repeated="2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8]=[.A157]+1; [.D157]+1; 0)" office:value-type="float" office:value="0" calcext:value-type="float">
            <text:p>0</text:p>
          </table:table-cell>
          <table:table-cell office:value-type="date" office:date-value="2021-09-20" calcext:value-type="date">
            <text:p>09/20/21</text:p>
          </table:table-cell>
          <table:table-cell table:number-columns-repeated="2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9]=[.A158]+1; [.D158]+1; 0)" office:value-type="float" office:value="1" calcext:value-type="float">
            <text:p>1</text:p>
          </table:table-cell>
          <table:table-cell office:value-type="date" office:date-value="2021-09-21" calcext:value-type="date">
            <text:p>09/21/21</text:p>
          </table:table-cell>
          <table:table-cell table:number-columns-repeated="2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0]=[.A159]+1; [.D159]+1; 0)" office:value-type="float" office:value="0" calcext:value-type="float">
            <text:p>0</text:p>
          </table:table-cell>
          <table:table-cell office:value-type="date" office:date-value="2021-09-26" calcext:value-type="date">
            <text:p>09/26/21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1]=[.A160]+1; [.D160]+1; 0)" office:value-type="float" office:value="0" calcext:value-type="float">
            <text:p>0</text:p>
          </table:table-cell>
          <table:table-cell office:value-type="date" office:date-value="2021-09-30" calcext:value-type="date">
            <text:p>09/30/21</text:p>
          </table:table-cell>
          <table:table-cell table:number-columns-repeated="2"/>
        </table:table-row>
        <table:table-row table:style-name="ro1"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2]=[.A161]+1; [.D161]+1; 0)" office:value-type="float" office:value="0" calcext:value-type="float">
            <text:p>0</text:p>
          </table:table-cell>
          <table:table-cell office:value-type="date" office:date-value="2021-10-03" calcext:value-type="date">
            <text:p>10/03/21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3]=[.A162]+1; [.D162]+1; 0)" office:value-type="float" office:value="0" calcext:value-type="float">
            <text:p>0</text:p>
          </table:table-cell>
          <table:table-cell office:value-type="date" office:date-value="2021-10-05" calcext:value-type="date">
            <text:p>10/05/21</text:p>
          </table:table-cell>
          <table:table-cell table:number-columns-repeated="2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4]=[.A163]+1; [.D163]+1; 0)" office:value-type="float" office:value="0" calcext:value-type="float">
            <text:p>0</text:p>
          </table:table-cell>
          <table:table-cell office:value-type="date" office:date-value="2021-10-07" calcext:value-type="date">
            <text:p>10/07/21</text:p>
          </table:table-cell>
          <table:table-cell table:number-columns-repeated="2"/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5]=[.A164]+1; [.D164]+1; 0)" office:value-type="float" office:value="1" calcext:value-type="float">
            <text:p>1</text:p>
          </table:table-cell>
          <table:table-cell office:value-type="date" office:date-value="2021-10-08" calcext:value-type="date">
            <text:p>10/08/21</text:p>
          </table:table-cell>
          <table:table-cell table:number-columns-repeated="2"/>
        </table:table-row>
        <table:table-row table:style-name="ro1"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6]=[.A165]+1; [.D165]+1; 0)" office:value-type="float" office:value="2" calcext:value-type="float">
            <text:p>2</text:p>
          </table:table-cell>
          <table:table-cell office:value-type="date" office:date-value="2021-10-09" calcext:value-type="date">
            <text:p>10/09/21</text:p>
          </table:table-cell>
          <table:table-cell table:number-columns-repeated="2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7]=[.A166]+1; [.D166]+1; 0)" office:value-type="float" office:value="3" calcext:value-type="float">
            <text:p>3</text:p>
          </table:table-cell>
          <table:table-cell office:value-type="date" office:date-value="2021-10-10" calcext:value-type="date">
            <text:p>10/10/21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8]=[.A167]+1; [.D167]+1; 0)" office:value-type="float" office:value="4" calcext:value-type="float">
            <text:p>4</text:p>
          </table:table-cell>
          <table:table-cell office:value-type="date" office:date-value="2021-10-11" calcext:value-type="date">
            <text:p>10/11/21</text:p>
          </table:table-cell>
          <table:table-cell table:number-columns-repeated="2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9]=[.A168]+1; [.D168]+1; 0)" office:value-type="float" office:value="5" calcext:value-type="float">
            <text:p>5</text:p>
          </table:table-cell>
          <table:table-cell office:value-type="date" office:date-value="2021-10-12" calcext:value-type="date">
            <text:p>10/12/21</text:p>
          </table:table-cell>
          <table:table-cell table:number-columns-repeated="2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0]=[.A169]+1; [.D169]+1; 0)" office:value-type="float" office:value="6" calcext:value-type="float">
            <text:p>6</text:p>
          </table:table-cell>
          <table:table-cell office:value-type="date" office:date-value="2021-10-13" calcext:value-type="date">
            <text:p>10/13/21</text:p>
          </table:table-cell>
          <table:table-cell table:number-columns-repeated="2"/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1]=[.A170]+1; [.D170]+1; 0)" office:value-type="float" office:value="7" calcext:value-type="float">
            <text:p>7</text:p>
          </table:table-cell>
          <table:table-cell office:value-type="date" office:date-value="2021-10-14" calcext:value-type="date">
            <text:p>10/14/21</text:p>
          </table:table-cell>
          <table:table-cell table:number-columns-repeated="2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2]=[.A171]+1; [.D171]+1; 0)" office:value-type="float" office:value="0" calcext:value-type="float">
            <text:p>0</text:p>
          </table:table-cell>
          <table:table-cell office:value-type="date" office:date-value="2021-10-17" calcext:value-type="date">
            <text:p>10/17/21</text:p>
          </table:table-cell>
          <table:table-cell table:number-columns-repeated="2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3]=[.A172]+1; [.D172]+1; 0)"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table:number-columns-repeated="2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4]=[.A173]+1; [.D173]+1; 0)" office:value-type="float" office:value="0" calcext:value-type="float">
            <text:p>0</text:p>
          </table:table-cell>
          <table:table-cell office:value-type="date" office:date-value="2021-10-20" calcext:value-type="date">
            <text:p>10/20/21</text:p>
          </table:table-cell>
          <table:table-cell table:number-columns-repeated="2"/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5]=[.A174]+1; [.D174]+1; 0)" office:value-type="float" office:value="1" calcext:value-type="float">
            <text:p>1</text:p>
          </table:table-cell>
          <table:table-cell office:value-type="date" office:date-value="2021-10-21" calcext:value-type="date">
            <text:p>10/21/21</text:p>
          </table:table-cell>
          <table:table-cell table:number-columns-repeated="2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6]=[.A175]+1; [.D175]+1; 0)" office:value-type="float" office:value="2" calcext:value-type="float">
            <text:p>2</text:p>
          </table:table-cell>
          <table:table-cell office:value-type="date" office:date-value="2021-10-22" calcext:value-type="date">
            <text:p>10/22/21</text:p>
          </table:table-cell>
          <table:table-cell table:number-columns-repeated="2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7]=[.A176]+1; [.D176]+1; 0)" office:value-type="float" office:value="3" calcext:value-type="float">
            <text:p>3</text:p>
          </table:table-cell>
          <table:table-cell office:value-type="date" office:date-value="2021-10-23" calcext:value-type="date">
            <text:p>10/23/21</text:p>
          </table:table-cell>
          <table:table-cell table:number-columns-repeated="2"/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8]=[.A177]+1; [.D177]+1; 0)" office:value-type="float" office:value="0" calcext:value-type="float">
            <text:p>0</text:p>
          </table:table-cell>
          <table:table-cell office:value-type="date" office:date-value="2021-10-25" calcext:value-type="date">
            <text:p>10/25/21</text:p>
          </table:table-cell>
          <table:table-cell table:number-columns-repeated="2"/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9]=[.A178]+1; [.D178]+1; 0)" office:value-type="float" office:value="1" calcext:value-type="float">
            <text:p>1</text:p>
          </table:table-cell>
          <table:table-cell office:value-type="date" office:date-value="2021-10-26" calcext:value-type="date">
            <text:p>10/26/21</text:p>
          </table:table-cell>
          <table:table-cell table:number-columns-repeated="2"/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0]=[.A179]+1; [.D179]+1; 0)" office:value-type="float" office:value="2" calcext:value-type="float">
            <text:p>2</text:p>
          </table:table-cell>
          <table:table-cell office:value-type="date" office:date-value="2021-10-27" calcext:value-type="date">
            <text:p>10/27/21</text:p>
          </table:table-cell>
          <table:table-cell table:number-columns-repeated="2"/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1]=[.A180]+1; [.D180]+1; 0)" office:value-type="float" office:value="3" calcext:value-type="float">
            <text:p>3</text:p>
          </table:table-cell>
          <table:table-cell office:value-type="date" office:date-value="2021-10-28" calcext:value-type="date">
            <text:p>10/28/21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2]=[.A181]+1; [.D181]+1; 0)" office:value-type="float" office:value="0" calcext:value-type="float">
            <text:p>0</text:p>
          </table:table-cell>
          <table:table-cell office:value-type="date" office:date-value="2021-10-30" calcext:value-type="date">
            <text:p>10/30/21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3]=[.A182]+1; [.D182]+1; 0)" office:value-type="float" office:value="0" calcext:value-type="float">
            <text:p>0</text:p>
          </table:table-cell>
          <table:table-cell office:value-type="date" office:date-value="2021-11-01" calcext:value-type="date">
            <text:p>11/01/21</text:p>
          </table:table-cell>
          <table:table-cell table:number-columns-repeated="2"/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4]=[.A183]+1; [.D183]+1; 0)" office:value-type="float" office:value="1" calcext:value-type="float">
            <text:p>1</text:p>
          </table:table-cell>
          <table:table-cell office:value-type="date" office:date-value="2021-11-02" calcext:value-type="date">
            <text:p>11/02/21</text:p>
          </table:table-cell>
          <table:table-cell table:number-columns-repeated="2"/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5]=[.A184]+1; [.D184]+1; 0)" office:value-type="float" office:value="2" calcext:value-type="float">
            <text:p>2</text:p>
          </table:table-cell>
          <table:table-cell office:value-type="date" office:date-value="2021-11-03" calcext:value-type="date">
            <text:p>11/03/21</text:p>
          </table:table-cell>
          <table:table-cell table:number-columns-repeated="2"/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6]=[.A185]+1; [.D185]+1; 0)" office:value-type="float" office:value="0" calcext:value-type="float">
            <text:p>0</text:p>
          </table:table-cell>
          <table:table-cell office:value-type="date" office:date-value="2021-11-05" calcext:value-type="date">
            <text:p>11/05/21</text:p>
          </table:table-cell>
          <table:table-cell table:number-columns-repeated="2"/>
        </table:table-row>
        <table:table-row table:style-name="ro1"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7]=[.A186]+1; [.D186]+1; 0)" office:value-type="float" office:value="0" calcext:value-type="float">
            <text:p>0</text:p>
          </table:table-cell>
          <table:table-cell office:value-type="date" office:date-value="2021-11-07" calcext:value-type="date">
            <text:p>11/07/21</text:p>
          </table:table-cell>
          <table:table-cell table:number-columns-repeated="2"/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8]=[.A187]+1; [.D187]+1; 0)" office:value-type="float" office:value="1" calcext:value-type="float">
            <text:p>1</text:p>
          </table:table-cell>
          <table:table-cell office:value-type="date" office:date-value="2021-11-08" calcext:value-type="date">
            <text:p>11/08/21</text:p>
          </table:table-cell>
          <table:table-cell table:number-columns-repeated="2"/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9]=[.A188]+1; [.D188]+1; 0)" office:value-type="float" office:value="0" calcext:value-type="float">
            <text:p>0</text:p>
          </table:table-cell>
          <table:table-cell office:value-type="date" office:date-value="2021-11-10" calcext:value-type="date">
            <text:p>11/10/21</text:p>
          </table:table-cell>
          <table:table-cell table:number-columns-repeated="2"/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0]=[.A189]+1; [.D189]+1; 0)" office:value-type="float" office:value="1" calcext:value-type="float">
            <text:p>1</text:p>
          </table:table-cell>
          <table:table-cell office:value-type="date" office:date-value="2021-11-11" calcext:value-type="date">
            <text:p>11/11/21</text:p>
          </table:table-cell>
          <table:table-cell table:number-columns-repeated="2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1]=[.A190]+1; [.D190]+1; 0)" office:value-type="float" office:value="0" calcext:value-type="float">
            <text:p>0</text:p>
          </table:table-cell>
          <table:table-cell office:value-type="date" office:date-value="2021-11-13" calcext:value-type="date">
            <text:p>11/13/21</text:p>
          </table:table-cell>
          <table:table-cell table:number-columns-repeated="2"/>
        </table:table-row>
        <table:table-row table:style-name="ro1"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2]=[.A191]+1; [.D191]+1; 0)" office:value-type="float" office:value="1" calcext:value-type="float">
            <text:p>1</text:p>
          </table:table-cell>
          <table:table-cell office:value-type="date" office:date-value="2021-11-14" calcext:value-type="date">
            <text:p>11/14/21</text:p>
          </table:table-cell>
          <table:table-cell table:number-columns-repeated="2"/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3]=[.A192]+1; [.D192]+1; 0)" office:value-type="float" office:value="2" calcext:value-type="float">
            <text:p>2</text:p>
          </table:table-cell>
          <table:table-cell office:value-type="date" office:date-value="2021-11-15" calcext:value-type="date">
            <text:p>11/15/21</text:p>
          </table:table-cell>
          <table:table-cell table:number-columns-repeated="2"/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4]=[.A193]+1; [.D193]+1; 0)" office:value-type="float" office:value="0" calcext:value-type="float">
            <text:p>0</text:p>
          </table:table-cell>
          <table:table-cell office:value-type="date" office:date-value="2021-11-17" calcext:value-type="date">
            <text:p>11/17/21</text:p>
          </table:table-cell>
          <table:table-cell table:number-columns-repeated="2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5]=[.A194]+1; [.D194]+1; 0)" office:value-type="float" office:value="0" calcext:value-type="float">
            <text:p>0</text:p>
          </table:table-cell>
          <table:table-cell office:value-type="date" office:date-value="2021-11-19" calcext:value-type="date">
            <text:p>11/19/21</text:p>
          </table:table-cell>
          <table:table-cell table:number-columns-repeated="2"/>
        </table:table-row>
        <table:table-row table:style-name="ro1"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6]=[.A195]+1; [.D195]+1; 0)" office:value-type="float" office:value="1" calcext:value-type="float">
            <text:p>1</text:p>
          </table:table-cell>
          <table:table-cell office:value-type="date" office:date-value="2021-11-20" calcext:value-type="date">
            <text:p>11/20/21</text:p>
          </table:table-cell>
          <table:table-cell table:number-columns-repeated="2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7]=[.A196]+1; [.D196]+1; 0)"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table:number-columns-repeated="2"/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8]=[.A197]+1; [.D197]+1; 0)" office:value-type="float" office:value="3" calcext:value-type="float">
            <text:p>3</text:p>
          </table:table-cell>
          <table:table-cell office:value-type="date" office:date-value="2021-11-22" calcext:value-type="date">
            <text:p>11/22/21</text:p>
          </table:table-cell>
          <table:table-cell table:number-columns-repeated="2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9]=[.A198]+1; [.D198]+1; 0)" office:value-type="float" office:value="4" calcext:value-type="float">
            <text:p>4</text:p>
          </table:table-cell>
          <table:table-cell office:value-type="date" office:date-value="2021-11-23" calcext:value-type="date">
            <text:p>11/23/21</text:p>
          </table:table-cell>
          <table:table-cell table:number-columns-repeated="2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0]=[.A199]+1; [.D199]+1; 0)" office:value-type="float" office:value="5" calcext:value-type="float">
            <text:p>5</text:p>
          </table:table-cell>
          <table:table-cell office:value-type="date" office:date-value="2021-11-24" calcext:value-type="date">
            <text:p>11/24/21</text:p>
          </table:table-cell>
          <table:table-cell table:number-columns-repeated="2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1]=[.A200]+1; [.D200]+1; 0)" office:value-type="float" office:value="0" calcext:value-type="float">
            <text:p>0</text:p>
          </table:table-cell>
          <table:table-cell office:value-type="date" office:date-value="2021-11-26" calcext:value-type="date">
            <text:p>11/26/21</text:p>
          </table:table-cell>
          <table:table-cell table:number-columns-repeated="2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2]=[.A201]+1; [.D201]+1; 0)" office:value-type="float" office:value="1" calcext:value-type="float">
            <text:p>1</text:p>
          </table:table-cell>
          <table:table-cell office:value-type="date" office:date-value="2021-11-27" calcext:value-type="date">
            <text:p>11/27/21</text:p>
          </table:table-cell>
          <table:table-cell table:number-columns-repeated="2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3]=[.A202]+1; [.D202]+1; 0)" office:value-type="float" office:value="2" calcext:value-type="float">
            <text:p>2</text:p>
          </table:table-cell>
          <table:table-cell office:value-type="date" office:date-value="2021-11-28" calcext:value-type="date">
            <text:p>11/28/21</text:p>
          </table:table-cell>
          <table:table-cell table:number-columns-repeated="2"/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4]=[.A203]+1; [.D203]+1; 0)" office:value-type="float" office:value="3" calcext:value-type="float">
            <text:p>3</text:p>
          </table:table-cell>
          <table:table-cell office:value-type="date" office:date-value="2021-11-29" calcext:value-type="date">
            <text:p>11/29/21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5]=[.A204]+1; [.D204]+1; 0)" office:value-type="float" office:value="4" calcext:value-type="float">
            <text:p>4</text:p>
          </table:table-cell>
          <table:table-cell office:value-type="date" office:date-value="2021-11-30" calcext:value-type="date">
            <text:p>11/30/21</text:p>
          </table:table-cell>
          <table:table-cell table:number-columns-repeated="2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6]=[.A205]+1; [.D205]+1; 0)" office:value-type="float" office:value="0" calcext:value-type="float">
            <text:p>0</text:p>
          </table:table-cell>
          <table:table-cell office:value-type="date" office:date-value="2021-12-02" calcext:value-type="date">
            <text:p>12/02/21</text:p>
          </table:table-cell>
          <table:table-cell table:number-columns-repeated="2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7]=[.A206]+1; [.D206]+1; 0)" office:value-type="float" office:value="0" calcext:value-type="float">
            <text:p>0</text:p>
          </table:table-cell>
          <table:table-cell office:value-type="date" office:date-value="2021-12-05" calcext:value-type="date">
            <text:p>12/05/21</text:p>
          </table:table-cell>
          <table:table-cell table:number-columns-repeated="2"/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8]=[.A207]+1; [.D207]+1; 0)" office:value-type="float" office:value="1" calcext:value-type="float">
            <text:p>1</text:p>
          </table:table-cell>
          <table:table-cell office:value-type="date" office:date-value="2021-12-06" calcext:value-type="date">
            <text:p>12/06/21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9]=[.A208]+1; [.D208]+1; 0)" office:value-type="float" office:value="0" calcext:value-type="float">
            <text:p>0</text:p>
          </table:table-cell>
          <table:table-cell office:value-type="date" office:date-value="2021-12-10" calcext:value-type="date">
            <text:p>12/10/21</text:p>
          </table:table-cell>
          <table:table-cell table:number-columns-repeated="2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0]=[.A209]+1; [.D209]+1; 0)" office:value-type="float" office:value="1" calcext:value-type="float">
            <text:p>1</text:p>
          </table:table-cell>
          <table:table-cell office:value-type="date" office:date-value="2021-12-11" calcext:value-type="date">
            <text:p>12/11/21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1]=[.A210]+1; [.D210]+1; 0)" office:value-type="float" office:value="2" calcext:value-type="float">
            <text:p>2</text:p>
          </table:table-cell>
          <table:table-cell office:value-type="date" office:date-value="2021-12-12" calcext:value-type="date">
            <text:p>12/12/21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2]=[.A211]+1; [.D211]+1; 0)" office:value-type="float" office:value="0" calcext:value-type="float">
            <text:p>0</text:p>
          </table:table-cell>
          <table:table-cell office:value-type="date" office:date-value="2021-12-14" calcext:value-type="date">
            <text:p>12/14/21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3]=[.A212]+1; [.D212]+1; 0)" office:value-type="float" office:value="1" calcext:value-type="float">
            <text:p>1</text:p>
          </table:table-cell>
          <table:table-cell office:value-type="date" office:date-value="2021-12-15" calcext:value-type="date">
            <text:p>12/15/21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4]=[.A213]+1; [.D213]+1; 0)" office:value-type="float" office:value="0" calcext:value-type="float">
            <text:p>0</text:p>
          </table:table-cell>
          <table:table-cell office:value-type="date" office:date-value="2021-12-18" calcext:value-type="date">
            <text:p>12/18/21</text:p>
          </table:table-cell>
          <table:table-cell table:number-columns-repeated="2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5]=[.A214]+1; [.D214]+1; 0)" office:value-type="float" office:value="1" calcext:value-type="float">
            <text:p>1</text:p>
          </table:table-cell>
          <table:table-cell office:value-type="date" office:date-value="2021-12-19" calcext:value-type="date">
            <text:p>12/19/21</text:p>
          </table:table-cell>
          <table:table-cell table:number-columns-repeated="2"/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6]=[.A215]+1; [.D215]+1; 0)" office:value-type="float" office:value="2" calcext:value-type="float">
            <text:p>2</text:p>
          </table:table-cell>
          <table:table-cell office:value-type="date" office:date-value="2021-12-20" calcext:value-type="date">
            <text:p>12/20/21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7]=[.A216]+1; [.D216]+1; 0)" office:value-type="float" office:value="0" calcext:value-type="float">
            <text:p>0</text:p>
          </table:table-cell>
          <table:table-cell office:value-type="date" office:date-value="2021-12-22" calcext:value-type="date">
            <text:p>12/22/21</text:p>
          </table:table-cell>
          <table:table-cell table:number-columns-repeated="2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8]=[.A217]+1; [.D217]+1; 0)" office:value-type="float" office:value="1" calcext:value-type="float">
            <text:p>1</text:p>
          </table:table-cell>
          <table:table-cell office:value-type="date" office:date-value="2021-12-23" calcext:value-type="date">
            <text:p>12/23/21</text:p>
          </table:table-cell>
          <table:table-cell table:number-columns-repeated="2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9]=[.A218]+1; [.D218]+1; 0)" office:value-type="float" office:value="2" calcext:value-type="float">
            <text:p>2</text:p>
          </table:table-cell>
          <table:table-cell office:value-type="date" office:date-value="2021-12-24" calcext:value-type="date">
            <text:p>12/24/21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0]=[.A219]+1; [.D219]+1; 0)" office:value-type="float" office:value="3" calcext:value-type="float">
            <text:p>3</text:p>
          </table:table-cell>
          <table:table-cell office:value-type="date" office:date-value="2021-12-25" calcext:value-type="date">
            <text:p>12/25/21</text:p>
          </table:table-cell>
          <table:table-cell table:number-columns-repeated="2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1]=[.A220]+1; [.D220]+1; 0)" office:value-type="float" office:value="0" calcext:value-type="float">
            <text:p>0</text:p>
          </table:table-cell>
          <table:table-cell office:value-type="date" office:date-value="2021-12-27" calcext:value-type="date">
            <text:p>12/27/21</text:p>
          </table:table-cell>
          <table:table-cell table:number-columns-repeated="2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2]=[.A221]+1; [.D221]+1; 0)" office:value-type="float" office:value="1" calcext:value-type="float">
            <text:p>1</text:p>
          </table:table-cell>
          <table:table-cell office:value-type="date" office:date-value="2021-12-28" calcext:value-type="date">
            <text:p>12/28/21</text:p>
          </table:table-cell>
          <table:table-cell table:number-columns-repeated="2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3]=[.A222]+1; [.D222]+1; 0)" office:value-type="float" office:value="2" calcext:value-type="float">
            <text:p>2</text:p>
          </table:table-cell>
          <table:table-cell office:value-type="date" office:date-value="2021-12-29" calcext:value-type="date">
            <text:p>12/29/2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8"/>
          <table:table-cell table:style-name="ce21"/>
          <table:table-cell table:formula="of:=IF([.A224]=[.A223]+1; [.D223]+1; 0)" office:value-type="float" office:value="0" calcext:value-type="float">
            <text:p>0</text:p>
          </table:table-cell>
          <table:table-cell table:style-name="ce33" office:value-type="string" calcext:value-type="string">
            <text:p>Total Result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produkcja</text:p>
          </table:table-cell>
          <table:table-cell office:value-type="string" calcext:value-type="string">
            <text:p>stan przed zamówieniem</text:p>
          </table:table-cell>
          <table:table-cell office:value-type="string" calcext:value-type="string">
            <text:p>stan po zamówieniu</text:p>
          </table:table-cell>
          <table:table-cell table:style-name="Default" office:value-type="string" calcext:value-type="string">
            <text:p>filia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30000" calcext:value-type="float">
            <text:p>30000</text:p>
          </table:table-cell>
          <table:table-cell table:style-name="Default"/>
          <table:table-cell table:number-columns-repeated="2"/>
          <table:table-cell table:formula="of:=COUNTIF([.I:.I]; 1)" office:value-type="float" office:value="0" calcext:value-type="float">
            <text:p>0</text:p>
          </table:table-cell>
          <table:table-cell table:style-name="ce29" table:formula="of:=12000+[.M3]" office:value-type="float" office:value="13179" calcext:value-type="float">
            <text:p>13179</text:p>
          </table:table-cell>
          <table:table-cell table:number-columns-repeated="3"/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44274" calcext:value-type="float">
            <text:p>44274</text:p>
          </table:table-cell>
          <table:table-cell table:style-name="ce29" office:value-type="string" calcext:value-type="string">
            <text:p>Gniezno</text:p>
          </table:table-cell>
          <table:table-cell table:style-name="ce29"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formula="of:=WEEKDAY([.B3])" office:value-type="float" office:value="7" calcext:value-type="float">
            <text:p>7</text:p>
          </table:table-cell>
          <table:table-cell table:formula="of:=IF([.E2]&lt;&gt;[.E3]; IF(OR([.E3]=7; [.E3]=1); 5000; [.$M$2]); 0)" office:value-type="float" office:value="5000" calcext:value-type="float">
            <text:p>5000</text:p>
          </table:table-cell>
          <table:table-cell table:formula="of:=[.H2]+[.F3]" office:value-type="float" office:value="35000" calcext:value-type="float">
            <text:p>35000</text:p>
          </table:table-cell>
          <table:table-cell table:formula="of:=IF([.G3]-[.D3] &lt; 0; [.G3]; [.G3]-[.D3])" office:value-type="float" office:value="33710" calcext:value-type="float">
            <text:p>33710</text:p>
          </table:table-cell>
          <table:table-cell table:formula="of:=IF([.H3]=[.G3])" office:value-type="boolean" office:boolean-value="false" calcext:value-type="boolean">
            <text:p>FALSE</text:p>
          </table:table-cell>
          <table:table-cell table:number-columns-repeated="3"/>
          <table:table-cell table:formula="of:=1125 +54" office:value-type="float" office:value="1179" calcext:value-type="float">
            <text:p>1179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ile zamówień przez filie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formula="of:=WEEKDAY([.B4])" office:value-type="float" office:value="7" calcext:value-type="float">
            <text:p>7</text:p>
          </table:table-cell>
          <table:table-cell table:formula="of:=IF([.E3]&lt;&gt;[.E4]; IF(OR([.E4]=7; [.E4]=1); 5000; [.$M$2]); 0)" office:value-type="float" office:value="0" calcext:value-type="float">
            <text:p>0</text:p>
          </table:table-cell>
          <table:table-cell table:formula="of:=[.H3]+[.F4]" office:value-type="float" office:value="33710" calcext:value-type="float">
            <text:p>33710</text:p>
          </table:table-cell>
          <table:table-cell table:formula="of:=IF([.G4]-[.D4] &lt; 0; [.G4]; [.G4]-[.D4])" office:value-type="float" office:value="29290" calcext:value-type="float">
            <text:p>29290</text:p>
          </table:table-cell>
          <table:table-cell table:formula="of:=IF([.H4]=[.G4])" office:value-type="boolean" office:boolean-value="false" calcext:value-type="boolean">
            <text:p>FALSE</text:p>
          </table:table-cell>
          <table:table-cell table:number-columns-repeated="7"/>
          <table:table-cell table:style-name="ce29"/>
          <table:table-cell table:style-name="ce29" office:value-type="string" calcext:value-type="string">
            <text:p>ile butelek przez filie</text:p>
          </table:table-cell>
          <table:table-cell table:style-name="ce29"/>
          <table:table-cell table:style-name="ce29" office:value-type="float" office:value="285230" calcext:value-type="float">
            <text:p>285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formula="of:=WEEKDAY([.B5])" office:value-type="float" office:value="7" calcext:value-type="float">
            <text:p>7</text:p>
          </table:table-cell>
          <table:table-cell table:formula="of:=IF([.E4]&lt;&gt;[.E5]; IF(OR([.E5]=7; [.E5]=1); 5000; [.$M$2]); 0)" office:value-type="float" office:value="0" calcext:value-type="float">
            <text:p>0</text:p>
          </table:table-cell>
          <table:table-cell table:formula="of:=[.H4]+[.F5]" office:value-type="float" office:value="29290" calcext:value-type="float">
            <text:p>29290</text:p>
          </table:table-cell>
          <table:table-cell table:formula="of:=IF([.G5]-[.D5] &lt; 0; [.G5]; [.G5]-[.D5])" office:value-type="float" office:value="24100" calcext:value-type="float">
            <text:p>24100</text:p>
          </table:table-cell>
          <table:table-cell table:formula="of:=IF([.H5]=[.G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formula="of:=WEEKDAY([.B6])" office:value-type="float" office:value="1" calcext:value-type="float">
            <text:p>1</text:p>
          </table:table-cell>
          <table:table-cell table:formula="of:=IF([.E5]&lt;&gt;[.E6]; IF(OR([.E6]=7; [.E6]=1); 5000; [.$M$2]); 0)" office:value-type="float" office:value="5000" calcext:value-type="float">
            <text:p>5000</text:p>
          </table:table-cell>
          <table:table-cell table:formula="of:=[.H5]+[.F6]" office:value-type="float" office:value="29100" calcext:value-type="float">
            <text:p>29100</text:p>
          </table:table-cell>
          <table:table-cell table:formula="of:=IF([.G6]-[.D6] &lt; 0; [.G6]; [.G6]-[.D6])" office:value-type="float" office:value="28150" calcext:value-type="float">
            <text:p>28150</text:p>
          </table:table-cell>
          <table:table-cell table:formula="of:=IF([.H6]=[.G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formula="of:=WEEKDAY([.B7])" office:value-type="float" office:value="1" calcext:value-type="float">
            <text:p>1</text:p>
          </table:table-cell>
          <table:table-cell table:formula="of:=IF([.E6]&lt;&gt;[.E7]; IF(OR([.E7]=7; [.E7]=1); 5000; [.$M$2]); 0)" office:value-type="float" office:value="0" calcext:value-type="float">
            <text:p>0</text:p>
          </table:table-cell>
          <table:table-cell table:formula="of:=[.H6]+[.F7]" office:value-type="float" office:value="28150" calcext:value-type="float">
            <text:p>28150</text:p>
          </table:table-cell>
          <table:table-cell table:formula="of:=IF([.G7]-[.D7] &lt; 0; [.G7]; [.G7]-[.D7])" office:value-type="float" office:value="22150" calcext:value-type="float">
            <text:p>22150</text:p>
          </table:table-cell>
          <table:table-cell table:formula="of:=IF([.H7]=[.G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formula="of:=WEEKDAY([.B8])" office:value-type="float" office:value="1" calcext:value-type="float">
            <text:p>1</text:p>
          </table:table-cell>
          <table:table-cell table:formula="of:=IF([.E7]&lt;&gt;[.E8]; IF(OR([.E8]=7; [.E8]=1); 5000; [.$M$2]); 0)" office:value-type="float" office:value="0" calcext:value-type="float">
            <text:p>0</text:p>
          </table:table-cell>
          <table:table-cell table:formula="of:=[.H7]+[.F8]" office:value-type="float" office:value="22150" calcext:value-type="float">
            <text:p>22150</text:p>
          </table:table-cell>
          <table:table-cell table:formula="of:=IF([.G8]-[.D8] &lt; 0; [.G8]; [.G8]-[.D8])" office:value-type="float" office:value="13620" calcext:value-type="float">
            <text:p>13620</text:p>
          </table:table-cell>
          <table:table-cell table:formula="of:=IF([.H8]=[.G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formula="of:=WEEKDAY([.B9])" office:value-type="float" office:value="2" calcext:value-type="float">
            <text:p>2</text:p>
          </table:table-cell>
          <table:table-cell table:formula="of:=IF([.E8]&lt;&gt;[.E9]; IF(OR([.E9]=7; [.E9]=1); 5000; [.$M$2]); 0)" office:value-type="float" office:value="13179" calcext:value-type="float">
            <text:p>13179</text:p>
          </table:table-cell>
          <table:table-cell table:formula="of:=[.H8]+[.F9]" office:value-type="float" office:value="26799" calcext:value-type="float">
            <text:p>26799</text:p>
          </table:table-cell>
          <table:table-cell table:formula="of:=IF([.G9]-[.D9] &lt; 0; [.G9]; [.G9]-[.D9])" office:value-type="float" office:value="25659" calcext:value-type="float">
            <text:p>25659</text:p>
          </table:table-cell>
          <table:table-cell table:formula="of:=IF([.H9]=[.G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formula="of:=WEEKDAY([.B10])" office:value-type="float" office:value="2" calcext:value-type="float">
            <text:p>2</text:p>
          </table:table-cell>
          <table:table-cell table:formula="of:=IF([.E9]&lt;&gt;[.E10]; IF(OR([.E10]=7; [.E10]=1); 5000; [.$M$2]); 0)" office:value-type="float" office:value="0" calcext:value-type="float">
            <text:p>0</text:p>
          </table:table-cell>
          <table:table-cell table:formula="of:=[.H9]+[.F10]" office:value-type="float" office:value="25659" calcext:value-type="float">
            <text:p>25659</text:p>
          </table:table-cell>
          <table:table-cell table:formula="of:=IF([.G10]-[.D10] &lt; 0; [.G10]; [.G10]-[.D10])" office:value-type="float" office:value="23199" calcext:value-type="float">
            <text:p>23199</text:p>
          </table:table-cell>
          <table:table-cell table:formula="of:=IF([.H10]=[.G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formula="of:=WEEKDAY([.B11])" office:value-type="float" office:value="3" calcext:value-type="float">
            <text:p>3</text:p>
          </table:table-cell>
          <table:table-cell table:formula="of:=IF([.E10]&lt;&gt;[.E11]; IF(OR([.E11]=7; [.E11]=1); 5000; [.$M$2]); 0)" office:value-type="float" office:value="13179" calcext:value-type="float">
            <text:p>13179</text:p>
          </table:table-cell>
          <table:table-cell table:formula="of:=[.H10]+[.F11]" office:value-type="float" office:value="36378" calcext:value-type="float">
            <text:p>36378</text:p>
          </table:table-cell>
          <table:table-cell table:formula="of:=IF([.G11]-[.D11] &lt; 0; [.G11]; [.G11]-[.D11])" office:value-type="float" office:value="28858" calcext:value-type="float">
            <text:p>28858</text:p>
          </table:table-cell>
          <table:table-cell table:formula="of:=IF([.H11]=[.G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formula="of:=WEEKDAY([.B12])" office:value-type="float" office:value="3" calcext:value-type="float">
            <text:p>3</text:p>
          </table:table-cell>
          <table:table-cell table:formula="of:=IF([.E11]&lt;&gt;[.E12]; IF(OR([.E12]=7; [.E12]=1); 5000; [.$M$2]); 0)" office:value-type="float" office:value="0" calcext:value-type="float">
            <text:p>0</text:p>
          </table:table-cell>
          <table:table-cell table:formula="of:=[.H11]+[.F12]" office:value-type="float" office:value="28858" calcext:value-type="float">
            <text:p>28858</text:p>
          </table:table-cell>
          <table:table-cell table:formula="of:=IF([.G12]-[.D12] &lt; 0; [.G12]; [.G12]-[.D12])" office:value-type="float" office:value="20938" calcext:value-type="float">
            <text:p>20938</text:p>
          </table:table-cell>
          <table:table-cell table:formula="of:=IF([.H12]=[.G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WEEKDAY([.B13])" office:value-type="float" office:value="3" calcext:value-type="float">
            <text:p>3</text:p>
          </table:table-cell>
          <table:table-cell table:formula="of:=IF([.E12]&lt;&gt;[.E13]; IF(OR([.E13]=7; [.E13]=1); 5000; [.$M$2]); 0)" office:value-type="float" office:value="0" calcext:value-type="float">
            <text:p>0</text:p>
          </table:table-cell>
          <table:table-cell table:formula="of:=[.H12]+[.F13]" office:value-type="float" office:value="20938" calcext:value-type="float">
            <text:p>20938</text:p>
          </table:table-cell>
          <table:table-cell table:formula="of:=IF([.G13]-[.D13] &lt; 0; [.G13]; [.G13]-[.D13])" office:value-type="float" office:value="19508" calcext:value-type="float">
            <text:p>19508</text:p>
          </table:table-cell>
          <table:table-cell table:formula="of:=IF([.H13]=[.G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formula="of:=WEEKDAY([.B14])" office:value-type="float" office:value="4" calcext:value-type="float">
            <text:p>4</text:p>
          </table:table-cell>
          <table:table-cell table:formula="of:=IF([.E13]&lt;&gt;[.E14]; IF(OR([.E14]=7; [.E14]=1); 5000; [.$M$2]); 0)" office:value-type="float" office:value="13179" calcext:value-type="float">
            <text:p>13179</text:p>
          </table:table-cell>
          <table:table-cell table:formula="of:=[.H13]+[.F14]" office:value-type="float" office:value="32687" calcext:value-type="float">
            <text:p>32687</text:p>
          </table:table-cell>
          <table:table-cell table:formula="of:=IF([.G14]-[.D14] &lt; 0; [.G14]; [.G14]-[.D14])" office:value-type="float" office:value="31187" calcext:value-type="float">
            <text:p>31187</text:p>
          </table:table-cell>
          <table:table-cell table:formula="of:=IF([.H14]=[.G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WEEKDAY([.B15])" office:value-type="float" office:value="4" calcext:value-type="float">
            <text:p>4</text:p>
          </table:table-cell>
          <table:table-cell table:formula="of:=IF([.E14]&lt;&gt;[.E15]; IF(OR([.E15]=7; [.E15]=1); 5000; [.$M$2]); 0)" office:value-type="float" office:value="0" calcext:value-type="float">
            <text:p>0</text:p>
          </table:table-cell>
          <table:table-cell table:formula="of:=[.H14]+[.F15]" office:value-type="float" office:value="31187" calcext:value-type="float">
            <text:p>31187</text:p>
          </table:table-cell>
          <table:table-cell table:formula="of:=IF([.G15]-[.D15] &lt; 0; [.G15]; [.G15]-[.D15])" office:value-type="float" office:value="25647" calcext:value-type="float">
            <text:p>25647</text:p>
          </table:table-cell>
          <table:table-cell table:formula="of:=IF([.H15]=[.G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formula="of:=WEEKDAY([.B16])" office:value-type="float" office:value="4" calcext:value-type="float">
            <text:p>4</text:p>
          </table:table-cell>
          <table:table-cell table:formula="of:=IF([.E15]&lt;&gt;[.E16]; IF(OR([.E16]=7; [.E16]=1); 5000; [.$M$2]); 0)" office:value-type="float" office:value="0" calcext:value-type="float">
            <text:p>0</text:p>
          </table:table-cell>
          <table:table-cell table:formula="of:=[.H15]+[.F16]" office:value-type="float" office:value="25647" calcext:value-type="float">
            <text:p>25647</text:p>
          </table:table-cell>
          <table:table-cell table:formula="of:=IF([.G16]-[.D16] &lt; 0; [.G16]; [.G16]-[.D16])" office:value-type="float" office:value="18307" calcext:value-type="float">
            <text:p>18307</text:p>
          </table:table-cell>
          <table:table-cell table:formula="of:=IF([.H16]=[.G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01/07/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formula="of:=WEEKDAY([.B17])" office:value-type="float" office:value="5" calcext:value-type="float">
            <text:p>5</text:p>
          </table:table-cell>
          <table:table-cell table:formula="of:=IF([.E16]&lt;&gt;[.E17]; IF(OR([.E17]=7; [.E17]=1); 5000; [.$M$2]); 0)" office:value-type="float" office:value="13179" calcext:value-type="float">
            <text:p>13179</text:p>
          </table:table-cell>
          <table:table-cell table:formula="of:=[.H16]+[.F17]" office:value-type="float" office:value="31486" calcext:value-type="float">
            <text:p>31486</text:p>
          </table:table-cell>
          <table:table-cell table:formula="of:=IF([.G17]-[.D17] &lt; 0; [.G17]; [.G17]-[.D17])" office:value-type="float" office:value="23316" calcext:value-type="float">
            <text:p>23316</text:p>
          </table:table-cell>
          <table:table-cell table:formula="of:=IF([.H17]=[.G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WEEKDAY([.B18])" office:value-type="float" office:value="6" calcext:value-type="float">
            <text:p>6</text:p>
          </table:table-cell>
          <table:table-cell table:formula="of:=IF([.E17]&lt;&gt;[.E18]; IF(OR([.E18]=7; [.E18]=1); 5000; [.$M$2]); 0)" office:value-type="float" office:value="13179" calcext:value-type="float">
            <text:p>13179</text:p>
          </table:table-cell>
          <table:table-cell table:formula="of:=[.H17]+[.F18]" office:value-type="float" office:value="36495" calcext:value-type="float">
            <text:p>36495</text:p>
          </table:table-cell>
          <table:table-cell table:formula="of:=IF([.G18]-[.D18] &lt; 0; [.G18]; [.G18]-[.D18])" office:value-type="float" office:value="27085" calcext:value-type="float">
            <text:p>27085</text:p>
          </table:table-cell>
          <table:table-cell table:formula="of:=IF([.H18]=[.G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formula="of:=WEEKDAY([.B19])" office:value-type="float" office:value="6" calcext:value-type="float">
            <text:p>6</text:p>
          </table:table-cell>
          <table:table-cell table:formula="of:=IF([.E18]&lt;&gt;[.E19]; IF(OR([.E19]=7; [.E19]=1); 5000; [.$M$2]); 0)" office:value-type="float" office:value="0" calcext:value-type="float">
            <text:p>0</text:p>
          </table:table-cell>
          <table:table-cell table:formula="of:=[.H18]+[.F19]" office:value-type="float" office:value="27085" calcext:value-type="float">
            <text:p>27085</text:p>
          </table:table-cell>
          <table:table-cell table:formula="of:=IF([.G19]-[.D19] &lt; 0; [.G19]; [.G19]-[.D19])" office:value-type="float" office:value="22425" calcext:value-type="float">
            <text:p>22425</text:p>
          </table:table-cell>
          <table:table-cell table:formula="of:=IF([.H19]=[.G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WEEKDAY([.B20])" office:value-type="float" office:value="7" calcext:value-type="float">
            <text:p>7</text:p>
          </table:table-cell>
          <table:table-cell table:formula="of:=IF([.E19]&lt;&gt;[.E20]; IF(OR([.E20]=7; [.E20]=1); 5000; [.$M$2]); 0)" office:value-type="float" office:value="5000" calcext:value-type="float">
            <text:p>5000</text:p>
          </table:table-cell>
          <table:table-cell table:formula="of:=[.H19]+[.F20]" office:value-type="float" office:value="27425" calcext:value-type="float">
            <text:p>27425</text:p>
          </table:table-cell>
          <table:table-cell table:formula="of:=IF([.G20]-[.D20] &lt; 0; [.G20]; [.G20]-[.D20])" office:value-type="float" office:value="25185" calcext:value-type="float">
            <text:p>25185</text:p>
          </table:table-cell>
          <table:table-cell table:formula="of:=IF([.H20]=[.G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formula="of:=WEEKDAY([.B21])" office:value-type="float" office:value="7" calcext:value-type="float">
            <text:p>7</text:p>
          </table:table-cell>
          <table:table-cell table:formula="of:=IF([.E20]&lt;&gt;[.E21]; IF(OR([.E21]=7; [.E21]=1); 5000; [.$M$2]); 0)" office:value-type="float" office:value="0" calcext:value-type="float">
            <text:p>0</text:p>
          </table:table-cell>
          <table:table-cell table:formula="of:=[.H20]+[.F21]" office:value-type="float" office:value="25185" calcext:value-type="float">
            <text:p>25185</text:p>
          </table:table-cell>
          <table:table-cell table:formula="of:=IF([.G21]-[.D21] &lt; 0; [.G21]; [.G21]-[.D21])" office:value-type="float" office:value="18425" calcext:value-type="float">
            <text:p>18425</text:p>
          </table:table-cell>
          <table:table-cell table:formula="of:=IF([.H21]=[.G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formula="of:=WEEKDAY([.B22])" office:value-type="float" office:value="1" calcext:value-type="float">
            <text:p>1</text:p>
          </table:table-cell>
          <table:table-cell table:formula="of:=IF([.E21]&lt;&gt;[.E22]; IF(OR([.E22]=7; [.E22]=1); 5000; [.$M$2]); 0)" office:value-type="float" office:value="5000" calcext:value-type="float">
            <text:p>5000</text:p>
          </table:table-cell>
          <table:table-cell table:formula="of:=[.H21]+[.F22]" office:value-type="float" office:value="23425" calcext:value-type="float">
            <text:p>23425</text:p>
          </table:table-cell>
          <table:table-cell table:formula="of:=IF([.G22]-[.D22] &lt; 0; [.G22]; [.G22]-[.D22])" office:value-type="float" office:value="15575" calcext:value-type="float">
            <text:p>15575</text:p>
          </table:table-cell>
          <table:table-cell table:formula="of:=IF([.H22]=[.G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formula="of:=WEEKDAY([.B23])" office:value-type="float" office:value="2" calcext:value-type="float">
            <text:p>2</text:p>
          </table:table-cell>
          <table:table-cell table:formula="of:=IF([.E22]&lt;&gt;[.E23]; IF(OR([.E23]=7; [.E23]=1); 5000; [.$M$2]); 0)" office:value-type="float" office:value="13179" calcext:value-type="float">
            <text:p>13179</text:p>
          </table:table-cell>
          <table:table-cell table:formula="of:=[.H22]+[.F23]" office:value-type="float" office:value="28754" calcext:value-type="float">
            <text:p>28754</text:p>
          </table:table-cell>
          <table:table-cell table:formula="of:=IF([.G23]-[.D23] &lt; 0; [.G23]; [.G23]-[.D23])" office:value-type="float" office:value="23314" calcext:value-type="float">
            <text:p>23314</text:p>
          </table:table-cell>
          <table:table-cell table:formula="of:=IF([.H23]=[.G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formula="of:=WEEKDAY([.B24])" office:value-type="float" office:value="2" calcext:value-type="float">
            <text:p>2</text:p>
          </table:table-cell>
          <table:table-cell table:formula="of:=IF([.E23]&lt;&gt;[.E24]; IF(OR([.E24]=7; [.E24]=1); 5000; [.$M$2]); 0)" office:value-type="float" office:value="0" calcext:value-type="float">
            <text:p>0</text:p>
          </table:table-cell>
          <table:table-cell table:formula="of:=[.H23]+[.F24]" office:value-type="float" office:value="23314" calcext:value-type="float">
            <text:p>23314</text:p>
          </table:table-cell>
          <table:table-cell table:formula="of:=IF([.G24]-[.D24] &lt; 0; [.G24]; [.G24]-[.D24])" office:value-type="float" office:value="18084" calcext:value-type="float">
            <text:p>18084</text:p>
          </table:table-cell>
          <table:table-cell table:formula="of:=IF([.H24]=[.G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WEEKDAY([.B25])" office:value-type="float" office:value="2" calcext:value-type="float">
            <text:p>2</text:p>
          </table:table-cell>
          <table:table-cell table:formula="of:=IF([.E24]&lt;&gt;[.E25]; IF(OR([.E25]=7; [.E25]=1); 5000; [.$M$2]); 0)" office:value-type="float" office:value="0" calcext:value-type="float">
            <text:p>0</text:p>
          </table:table-cell>
          <table:table-cell table:formula="of:=[.H24]+[.F25]" office:value-type="float" office:value="18084" calcext:value-type="float">
            <text:p>18084</text:p>
          </table:table-cell>
          <table:table-cell table:formula="of:=IF([.G25]-[.D25] &lt; 0; [.G25]; [.G25]-[.D25])" office:value-type="float" office:value="8334" calcext:value-type="float">
            <text:p>8334</text:p>
          </table:table-cell>
          <table:table-cell table:formula="of:=IF([.H25]=[.G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01/12/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formula="of:=WEEKDAY([.B26])" office:value-type="float" office:value="3" calcext:value-type="float">
            <text:p>3</text:p>
          </table:table-cell>
          <table:table-cell table:formula="of:=IF([.E25]&lt;&gt;[.E26]; IF(OR([.E26]=7; [.E26]=1); 5000; [.$M$2]); 0)" office:value-type="float" office:value="13179" calcext:value-type="float">
            <text:p>13179</text:p>
          </table:table-cell>
          <table:table-cell table:formula="of:=[.H25]+[.F26]" office:value-type="float" office:value="21513" calcext:value-type="float">
            <text:p>21513</text:p>
          </table:table-cell>
          <table:table-cell table:formula="of:=IF([.G26]-[.D26] &lt; 0; [.G26]; [.G26]-[.D26])" office:value-type="float" office:value="16713" calcext:value-type="float">
            <text:p>16713</text:p>
          </table:table-cell>
          <table:table-cell table:formula="of:=IF([.H26]=[.G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01/13/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formula="of:=WEEKDAY([.B27])" office:value-type="float" office:value="4" calcext:value-type="float">
            <text:p>4</text:p>
          </table:table-cell>
          <table:table-cell table:formula="of:=IF([.E26]&lt;&gt;[.E27]; IF(OR([.E27]=7; [.E27]=1); 5000; [.$M$2]); 0)" office:value-type="float" office:value="13179" calcext:value-type="float">
            <text:p>13179</text:p>
          </table:table-cell>
          <table:table-cell table:formula="of:=[.H26]+[.F27]" office:value-type="float" office:value="29892" calcext:value-type="float">
            <text:p>29892</text:p>
          </table:table-cell>
          <table:table-cell table:formula="of:=IF([.G27]-[.D27] &lt; 0; [.G27]; [.G27]-[.D27])" office:value-type="float" office:value="21242" calcext:value-type="float">
            <text:p>21242</text:p>
          </table:table-cell>
          <table:table-cell table:formula="of:=IF([.H27]=[.G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WEEKDAY([.B28])" office:value-type="float" office:value="5" calcext:value-type="float">
            <text:p>5</text:p>
          </table:table-cell>
          <table:table-cell table:formula="of:=IF([.E27]&lt;&gt;[.E28]; IF(OR([.E28]=7; [.E28]=1); 5000; [.$M$2]); 0)" office:value-type="float" office:value="13179" calcext:value-type="float">
            <text:p>13179</text:p>
          </table:table-cell>
          <table:table-cell table:formula="of:=[.H27]+[.F28]" office:value-type="float" office:value="34421" calcext:value-type="float">
            <text:p>34421</text:p>
          </table:table-cell>
          <table:table-cell table:formula="of:=IF([.G28]-[.D28] &lt; 0; [.G28]; [.G28]-[.D28])" office:value-type="float" office:value="32161" calcext:value-type="float">
            <text:p>32161</text:p>
          </table:table-cell>
          <table:table-cell table:formula="of:=IF([.H28]=[.G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formula="of:=WEEKDAY([.B29])" office:value-type="float" office:value="5" calcext:value-type="float">
            <text:p>5</text:p>
          </table:table-cell>
          <table:table-cell table:formula="of:=IF([.E28]&lt;&gt;[.E29]; IF(OR([.E29]=7; [.E29]=1); 5000; [.$M$2]); 0)" office:value-type="float" office:value="0" calcext:value-type="float">
            <text:p>0</text:p>
          </table:table-cell>
          <table:table-cell table:formula="of:=[.H28]+[.F29]" office:value-type="float" office:value="32161" calcext:value-type="float">
            <text:p>32161</text:p>
          </table:table-cell>
          <table:table-cell table:formula="of:=IF([.G29]-[.D29] &lt; 0; [.G29]; [.G29]-[.D29])" office:value-type="float" office:value="27161" calcext:value-type="float">
            <text:p>27161</text:p>
          </table:table-cell>
          <table:table-cell table:formula="of:=IF([.H29]=[.G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formula="of:=WEEKDAY([.B30])" office:value-type="float" office:value="5" calcext:value-type="float">
            <text:p>5</text:p>
          </table:table-cell>
          <table:table-cell table:formula="of:=IF([.E29]&lt;&gt;[.E30]; IF(OR([.E30]=7; [.E30]=1); 5000; [.$M$2]); 0)" office:value-type="float" office:value="0" calcext:value-type="float">
            <text:p>0</text:p>
          </table:table-cell>
          <table:table-cell table:formula="of:=[.H29]+[.F30]" office:value-type="float" office:value="27161" calcext:value-type="float">
            <text:p>27161</text:p>
          </table:table-cell>
          <table:table-cell table:formula="of:=IF([.G30]-[.D30] &lt; 0; [.G30]; [.G30]-[.D30])" office:value-type="float" office:value="25511" calcext:value-type="float">
            <text:p>25511</text:p>
          </table:table-cell>
          <table:table-cell table:formula="of:=IF([.H30]=[.G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formula="of:=WEEKDAY([.B31])" office:value-type="float" office:value="6" calcext:value-type="float">
            <text:p>6</text:p>
          </table:table-cell>
          <table:table-cell table:formula="of:=IF([.E30]&lt;&gt;[.E31]; IF(OR([.E31]=7; [.E31]=1); 5000; [.$M$2]); 0)" office:value-type="float" office:value="13179" calcext:value-type="float">
            <text:p>13179</text:p>
          </table:table-cell>
          <table:table-cell table:formula="of:=[.H30]+[.F31]" office:value-type="float" office:value="38690" calcext:value-type="float">
            <text:p>38690</text:p>
          </table:table-cell>
          <table:table-cell table:formula="of:=IF([.G31]-[.D31] &lt; 0; [.G31]; [.G31]-[.D31])" office:value-type="float" office:value="31630" calcext:value-type="float">
            <text:p>31630</text:p>
          </table:table-cell>
          <table:table-cell table:formula="of:=IF([.H31]=[.G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WEEKDAY([.B32])" office:value-type="float" office:value="6" calcext:value-type="float">
            <text:p>6</text:p>
          </table:table-cell>
          <table:table-cell table:formula="of:=IF([.E31]&lt;&gt;[.E32]; IF(OR([.E32]=7; [.E32]=1); 5000; [.$M$2]); 0)" office:value-type="float" office:value="0" calcext:value-type="float">
            <text:p>0</text:p>
          </table:table-cell>
          <table:table-cell table:formula="of:=[.H31]+[.F32]" office:value-type="float" office:value="31630" calcext:value-type="float">
            <text:p>31630</text:p>
          </table:table-cell>
          <table:table-cell table:formula="of:=IF([.G32]-[.D32] &lt; 0; [.G32]; [.G32]-[.D32])" office:value-type="float" office:value="28370" calcext:value-type="float">
            <text:p>28370</text:p>
          </table:table-cell>
          <table:table-cell table:formula="of:=IF([.H32]=[.G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formula="of:=WEEKDAY([.B33])" office:value-type="float" office:value="6" calcext:value-type="float">
            <text:p>6</text:p>
          </table:table-cell>
          <table:table-cell table:formula="of:=IF([.E32]&lt;&gt;[.E33]; IF(OR([.E33]=7; [.E33]=1); 5000; [.$M$2]); 0)" office:value-type="float" office:value="0" calcext:value-type="float">
            <text:p>0</text:p>
          </table:table-cell>
          <table:table-cell table:formula="of:=[.H32]+[.F33]" office:value-type="float" office:value="28370" calcext:value-type="float">
            <text:p>28370</text:p>
          </table:table-cell>
          <table:table-cell table:formula="of:=IF([.G33]-[.D33] &lt; 0; [.G33]; [.G33]-[.D33])" office:value-type="float" office:value="22610" calcext:value-type="float">
            <text:p>22610</text:p>
          </table:table-cell>
          <table:table-cell table:formula="of:=IF([.H33]=[.G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formula="of:=WEEKDAY([.B34])" office:value-type="float" office:value="7" calcext:value-type="float">
            <text:p>7</text:p>
          </table:table-cell>
          <table:table-cell table:formula="of:=IF([.E33]&lt;&gt;[.E34]; IF(OR([.E34]=7; [.E34]=1); 5000; [.$M$2]); 0)" office:value-type="float" office:value="5000" calcext:value-type="float">
            <text:p>5000</text:p>
          </table:table-cell>
          <table:table-cell table:formula="of:=[.H33]+[.F34]" office:value-type="float" office:value="27610" calcext:value-type="float">
            <text:p>27610</text:p>
          </table:table-cell>
          <table:table-cell table:formula="of:=IF([.G34]-[.D34] &lt; 0; [.G34]; [.G34]-[.D34])" office:value-type="float" office:value="25620" calcext:value-type="float">
            <text:p>25620</text:p>
          </table:table-cell>
          <table:table-cell table:formula="of:=IF([.H34]=[.G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formula="of:=WEEKDAY([.B35])" office:value-type="float" office:value="1" calcext:value-type="float">
            <text:p>1</text:p>
          </table:table-cell>
          <table:table-cell table:formula="of:=IF([.E34]&lt;&gt;[.E35]; IF(OR([.E35]=7; [.E35]=1); 5000; [.$M$2]); 0)" office:value-type="float" office:value="5000" calcext:value-type="float">
            <text:p>5000</text:p>
          </table:table-cell>
          <table:table-cell table:formula="of:=[.H34]+[.F35]" office:value-type="float" office:value="30620" calcext:value-type="float">
            <text:p>30620</text:p>
          </table:table-cell>
          <table:table-cell table:formula="of:=IF([.G35]-[.D35] &lt; 0; [.G35]; [.G35]-[.D35])" office:value-type="float" office:value="25380" calcext:value-type="float">
            <text:p>25380</text:p>
          </table:table-cell>
          <table:table-cell table:formula="of:=IF([.H35]=[.G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formula="of:=WEEKDAY([.B36])" office:value-type="float" office:value="1" calcext:value-type="float">
            <text:p>1</text:p>
          </table:table-cell>
          <table:table-cell table:formula="of:=IF([.E35]&lt;&gt;[.E36]; IF(OR([.E36]=7; [.E36]=1); 5000; [.$M$2]); 0)" office:value-type="float" office:value="0" calcext:value-type="float">
            <text:p>0</text:p>
          </table:table-cell>
          <table:table-cell table:formula="of:=[.H35]+[.F36]" office:value-type="float" office:value="25380" calcext:value-type="float">
            <text:p>25380</text:p>
          </table:table-cell>
          <table:table-cell table:formula="of:=IF([.G36]-[.D36] &lt; 0; [.G36]; [.G36]-[.D36])" office:value-type="float" office:value="22660" calcext:value-type="float">
            <text:p>22660</text:p>
          </table:table-cell>
          <table:table-cell table:formula="of:=IF([.H36]=[.G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formula="of:=WEEKDAY([.B37])" office:value-type="float" office:value="1" calcext:value-type="float">
            <text:p>1</text:p>
          </table:table-cell>
          <table:table-cell table:formula="of:=IF([.E36]&lt;&gt;[.E37]; IF(OR([.E37]=7; [.E37]=1); 5000; [.$M$2]); 0)" office:value-type="float" office:value="0" calcext:value-type="float">
            <text:p>0</text:p>
          </table:table-cell>
          <table:table-cell table:formula="of:=[.H36]+[.F37]" office:value-type="float" office:value="22660" calcext:value-type="float">
            <text:p>22660</text:p>
          </table:table-cell>
          <table:table-cell table:formula="of:=IF([.G37]-[.D37] &lt; 0; [.G37]; [.G37]-[.D37])" office:value-type="float" office:value="19440" calcext:value-type="float">
            <text:p>19440</text:p>
          </table:table-cell>
          <table:table-cell table:formula="of:=IF([.H37]=[.G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WEEKDAY([.B38])" office:value-type="float" office:value="1" calcext:value-type="float">
            <text:p>1</text:p>
          </table:table-cell>
          <table:table-cell table:formula="of:=IF([.E37]&lt;&gt;[.E38]; IF(OR([.E38]=7; [.E38]=1); 5000; [.$M$2]); 0)" office:value-type="float" office:value="0" calcext:value-type="float">
            <text:p>0</text:p>
          </table:table-cell>
          <table:table-cell table:formula="of:=[.H37]+[.F38]" office:value-type="float" office:value="19440" calcext:value-type="float">
            <text:p>19440</text:p>
          </table:table-cell>
          <table:table-cell table:formula="of:=IF([.G38]-[.D38] &lt; 0; [.G38]; [.G38]-[.D38])" office:value-type="float" office:value="16300" calcext:value-type="float">
            <text:p>16300</text:p>
          </table:table-cell>
          <table:table-cell table:formula="of:=IF([.H38]=[.G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formula="of:=WEEKDAY([.B39])" office:value-type="float" office:value="2" calcext:value-type="float">
            <text:p>2</text:p>
          </table:table-cell>
          <table:table-cell table:formula="of:=IF([.E38]&lt;&gt;[.E39]; IF(OR([.E39]=7; [.E39]=1); 5000; [.$M$2]); 0)" office:value-type="float" office:value="13179" calcext:value-type="float">
            <text:p>13179</text:p>
          </table:table-cell>
          <table:table-cell table:formula="of:=[.H38]+[.F39]" office:value-type="float" office:value="29479" calcext:value-type="float">
            <text:p>29479</text:p>
          </table:table-cell>
          <table:table-cell table:formula="of:=IF([.G39]-[.D39] &lt; 0; [.G39]; [.G39]-[.D39])" office:value-type="float" office:value="25329" calcext:value-type="float">
            <text:p>25329</text:p>
          </table:table-cell>
          <table:table-cell table:formula="of:=IF([.H39]=[.G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formula="of:=WEEKDAY([.B40])" office:value-type="float" office:value="3" calcext:value-type="float">
            <text:p>3</text:p>
          </table:table-cell>
          <table:table-cell table:formula="of:=IF([.E39]&lt;&gt;[.E40]; IF(OR([.E40]=7; [.E40]=1); 5000; [.$M$2]); 0)" office:value-type="float" office:value="13179" calcext:value-type="float">
            <text:p>13179</text:p>
          </table:table-cell>
          <table:table-cell table:formula="of:=[.H39]+[.F40]" office:value-type="float" office:value="38508" calcext:value-type="float">
            <text:p>38508</text:p>
          </table:table-cell>
          <table:table-cell table:formula="of:=IF([.G40]-[.D40] &lt; 0; [.G40]; [.G40]-[.D40])" office:value-type="float" office:value="34638" calcext:value-type="float">
            <text:p>34638</text:p>
          </table:table-cell>
          <table:table-cell table:formula="of:=IF([.H40]=[.G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WEEKDAY([.B41])" office:value-type="float" office:value="3" calcext:value-type="float">
            <text:p>3</text:p>
          </table:table-cell>
          <table:table-cell table:formula="of:=IF([.E40]&lt;&gt;[.E41]; IF(OR([.E41]=7; [.E41]=1); 5000; [.$M$2]); 0)" office:value-type="float" office:value="0" calcext:value-type="float">
            <text:p>0</text:p>
          </table:table-cell>
          <table:table-cell table:formula="of:=[.H40]+[.F41]" office:value-type="float" office:value="34638" calcext:value-type="float">
            <text:p>34638</text:p>
          </table:table-cell>
          <table:table-cell table:formula="of:=IF([.G41]-[.D41] &lt; 0; [.G41]; [.G41]-[.D41])" office:value-type="float" office:value="33468" calcext:value-type="float">
            <text:p>33468</text:p>
          </table:table-cell>
          <table:table-cell table:formula="of:=IF([.H41]=[.G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WEEKDAY([.B42])" office:value-type="float" office:value="4" calcext:value-type="float">
            <text:p>4</text:p>
          </table:table-cell>
          <table:table-cell table:formula="of:=IF([.E41]&lt;&gt;[.E42]; IF(OR([.E42]=7; [.E42]=1); 5000; [.$M$2]); 0)" office:value-type="float" office:value="13179" calcext:value-type="float">
            <text:p>13179</text:p>
          </table:table-cell>
          <table:table-cell table:formula="of:=[.H41]+[.F42]" office:value-type="float" office:value="46647" calcext:value-type="float">
            <text:p>46647</text:p>
          </table:table-cell>
          <table:table-cell table:formula="of:=IF([.G42]-[.D42] &lt; 0; [.G42]; [.G42]-[.D42])" office:value-type="float" office:value="44297" calcext:value-type="float">
            <text:p>44297</text:p>
          </table:table-cell>
          <table:table-cell table:formula="of:=IF([.H42]=[.G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formula="of:=WEEKDAY([.B43])" office:value-type="float" office:value="4" calcext:value-type="float">
            <text:p>4</text:p>
          </table:table-cell>
          <table:table-cell table:formula="of:=IF([.E42]&lt;&gt;[.E43]; IF(OR([.E43]=7; [.E43]=1); 5000; [.$M$2]); 0)" office:value-type="float" office:value="0" calcext:value-type="float">
            <text:p>0</text:p>
          </table:table-cell>
          <table:table-cell table:formula="of:=[.H42]+[.F43]" office:value-type="float" office:value="44297" calcext:value-type="float">
            <text:p>44297</text:p>
          </table:table-cell>
          <table:table-cell table:formula="of:=IF([.G43]-[.D43] &lt; 0; [.G43]; [.G43]-[.D43])" office:value-type="float" office:value="36597" calcext:value-type="float">
            <text:p>36597</text:p>
          </table:table-cell>
          <table:table-cell table:formula="of:=IF([.H43]=[.G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formula="of:=WEEKDAY([.B44])" office:value-type="float" office:value="5" calcext:value-type="float">
            <text:p>5</text:p>
          </table:table-cell>
          <table:table-cell table:formula="of:=IF([.E43]&lt;&gt;[.E44]; IF(OR([.E44]=7; [.E44]=1); 5000; [.$M$2]); 0)" office:value-type="float" office:value="13179" calcext:value-type="float">
            <text:p>13179</text:p>
          </table:table-cell>
          <table:table-cell table:formula="of:=[.H43]+[.F44]" office:value-type="float" office:value="49776" calcext:value-type="float">
            <text:p>49776</text:p>
          </table:table-cell>
          <table:table-cell table:formula="of:=IF([.G44]-[.D44] &lt; 0; [.G44]; [.G44]-[.D44])" office:value-type="float" office:value="46566" calcext:value-type="float">
            <text:p>46566</text:p>
          </table:table-cell>
          <table:table-cell table:formula="of:=IF([.H44]=[.G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formula="of:=WEEKDAY([.B45])" office:value-type="float" office:value="5" calcext:value-type="float">
            <text:p>5</text:p>
          </table:table-cell>
          <table:table-cell table:formula="of:=IF([.E44]&lt;&gt;[.E45]; IF(OR([.E45]=7; [.E45]=1); 5000; [.$M$2]); 0)" office:value-type="float" office:value="0" calcext:value-type="float">
            <text:p>0</text:p>
          </table:table-cell>
          <table:table-cell table:formula="of:=[.H44]+[.F45]" office:value-type="float" office:value="46566" calcext:value-type="float">
            <text:p>46566</text:p>
          </table:table-cell>
          <table:table-cell table:formula="of:=IF([.G45]-[.D45] &lt; 0; [.G45]; [.G45]-[.D45])" office:value-type="float" office:value="45506" calcext:value-type="float">
            <text:p>45506</text:p>
          </table:table-cell>
          <table:table-cell table:formula="of:=IF([.H45]=[.G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WEEKDAY([.B46])" office:value-type="float" office:value="6" calcext:value-type="float">
            <text:p>6</text:p>
          </table:table-cell>
          <table:table-cell table:formula="of:=IF([.E45]&lt;&gt;[.E46]; IF(OR([.E46]=7; [.E46]=1); 5000; [.$M$2]); 0)" office:value-type="float" office:value="13179" calcext:value-type="float">
            <text:p>13179</text:p>
          </table:table-cell>
          <table:table-cell table:formula="of:=[.H45]+[.F46]" office:value-type="float" office:value="58685" calcext:value-type="float">
            <text:p>58685</text:p>
          </table:table-cell>
          <table:table-cell table:formula="of:=IF([.G46]-[.D46] &lt; 0; [.G46]; [.G46]-[.D46])" office:value-type="float" office:value="56385" calcext:value-type="float">
            <text:p>56385</text:p>
          </table:table-cell>
          <table:table-cell table:formula="of:=IF([.H46]=[.G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WEEKDAY([.B47])" office:value-type="float" office:value="6" calcext:value-type="float">
            <text:p>6</text:p>
          </table:table-cell>
          <table:table-cell table:formula="of:=IF([.E46]&lt;&gt;[.E47]; IF(OR([.E47]=7; [.E47]=1); 5000; [.$M$2]); 0)" office:value-type="float" office:value="0" calcext:value-type="float">
            <text:p>0</text:p>
          </table:table-cell>
          <table:table-cell table:formula="of:=[.H46]+[.F47]" office:value-type="float" office:value="56385" calcext:value-type="float">
            <text:p>56385</text:p>
          </table:table-cell>
          <table:table-cell table:formula="of:=IF([.G47]-[.D47] &lt; 0; [.G47]; [.G47]-[.D47])" office:value-type="float" office:value="48545" calcext:value-type="float">
            <text:p>48545</text:p>
          </table:table-cell>
          <table:table-cell table:formula="of:=IF([.H47]=[.G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WEEKDAY([.B48])" office:value-type="float" office:value="7" calcext:value-type="float">
            <text:p>7</text:p>
          </table:table-cell>
          <table:table-cell table:formula="of:=IF([.E47]&lt;&gt;[.E48]; IF(OR([.E48]=7; [.E48]=1); 5000; [.$M$2]); 0)" office:value-type="float" office:value="5000" calcext:value-type="float">
            <text:p>5000</text:p>
          </table:table-cell>
          <table:table-cell table:formula="of:=[.H47]+[.F48]" office:value-type="float" office:value="53545" calcext:value-type="float">
            <text:p>53545</text:p>
          </table:table-cell>
          <table:table-cell table:formula="of:=IF([.G48]-[.D48] &lt; 0; [.G48]; [.G48]-[.D48])" office:value-type="float" office:value="50675" calcext:value-type="float">
            <text:p>50675</text:p>
          </table:table-cell>
          <table:table-cell table:formula="of:=IF([.H48]=[.G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WEEKDAY([.B49])" office:value-type="float" office:value="1" calcext:value-type="float">
            <text:p>1</text:p>
          </table:table-cell>
          <table:table-cell table:formula="of:=IF([.E48]&lt;&gt;[.E49]; IF(OR([.E49]=7; [.E49]=1); 5000; [.$M$2]); 0)" office:value-type="float" office:value="5000" calcext:value-type="float">
            <text:p>5000</text:p>
          </table:table-cell>
          <table:table-cell table:formula="of:=[.H48]+[.F49]" office:value-type="float" office:value="55675" calcext:value-type="float">
            <text:p>55675</text:p>
          </table:table-cell>
          <table:table-cell table:formula="of:=IF([.G49]-[.D49] &lt; 0; [.G49]; [.G49]-[.D49])" office:value-type="float" office:value="46985" calcext:value-type="float">
            <text:p>46985</text:p>
          </table:table-cell>
          <table:table-cell table:formula="of:=IF([.H49]=[.G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01/25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WEEKDAY([.B50])" office:value-type="float" office:value="2" calcext:value-type="float">
            <text:p>2</text:p>
          </table:table-cell>
          <table:table-cell table:formula="of:=IF([.E49]&lt;&gt;[.E50]; IF(OR([.E50]=7; [.E50]=1); 5000; [.$M$2]); 0)" office:value-type="float" office:value="13179" calcext:value-type="float">
            <text:p>13179</text:p>
          </table:table-cell>
          <table:table-cell table:formula="of:=[.H49]+[.F50]" office:value-type="float" office:value="60164" calcext:value-type="float">
            <text:p>60164</text:p>
          </table:table-cell>
          <table:table-cell table:formula="of:=IF([.G50]-[.D50] &lt; 0; [.G50]; [.G50]-[.D50])" office:value-type="float" office:value="53714" calcext:value-type="float">
            <text:p>53714</text:p>
          </table:table-cell>
          <table:table-cell table:formula="of:=IF([.H50]=[.G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formula="of:=WEEKDAY([.B51])" office:value-type="float" office:value="3" calcext:value-type="float">
            <text:p>3</text:p>
          </table:table-cell>
          <table:table-cell table:formula="of:=IF([.E50]&lt;&gt;[.E51]; IF(OR([.E51]=7; [.E51]=1); 5000; [.$M$2]); 0)" office:value-type="float" office:value="13179" calcext:value-type="float">
            <text:p>13179</text:p>
          </table:table-cell>
          <table:table-cell table:formula="of:=[.H50]+[.F51]" office:value-type="float" office:value="66893" calcext:value-type="float">
            <text:p>66893</text:p>
          </table:table-cell>
          <table:table-cell table:formula="of:=IF([.G51]-[.D51] &lt; 0; [.G51]; [.G51]-[.D51])" office:value-type="float" office:value="63843" calcext:value-type="float">
            <text:p>63843</text:p>
          </table:table-cell>
          <table:table-cell table:formula="of:=IF([.H51]=[.G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formula="of:=WEEKDAY([.B52])" office:value-type="float" office:value="3" calcext:value-type="float">
            <text:p>3</text:p>
          </table:table-cell>
          <table:table-cell table:formula="of:=IF([.E51]&lt;&gt;[.E52]; IF(OR([.E52]=7; [.E52]=1); 5000; [.$M$2]); 0)" office:value-type="float" office:value="0" calcext:value-type="float">
            <text:p>0</text:p>
          </table:table-cell>
          <table:table-cell table:formula="of:=[.H51]+[.F52]" office:value-type="float" office:value="63843" calcext:value-type="float">
            <text:p>63843</text:p>
          </table:table-cell>
          <table:table-cell table:formula="of:=IF([.G52]-[.D52] &lt; 0; [.G52]; [.G52]-[.D52])" office:value-type="float" office:value="56673" calcext:value-type="float">
            <text:p>56673</text:p>
          </table:table-cell>
          <table:table-cell table:formula="of:=IF([.H52]=[.G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formula="of:=WEEKDAY([.B53])" office:value-type="float" office:value="3" calcext:value-type="float">
            <text:p>3</text:p>
          </table:table-cell>
          <table:table-cell table:formula="of:=IF([.E52]&lt;&gt;[.E53]; IF(OR([.E53]=7; [.E53]=1); 5000; [.$M$2]); 0)" office:value-type="float" office:value="0" calcext:value-type="float">
            <text:p>0</text:p>
          </table:table-cell>
          <table:table-cell table:formula="of:=[.H52]+[.F53]" office:value-type="float" office:value="56673" calcext:value-type="float">
            <text:p>56673</text:p>
          </table:table-cell>
          <table:table-cell table:formula="of:=IF([.G53]-[.D53] &lt; 0; [.G53]; [.G53]-[.D53])" office:value-type="float" office:value="54703" calcext:value-type="float">
            <text:p>54703</text:p>
          </table:table-cell>
          <table:table-cell table:formula="of:=IF([.H53]=[.G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formula="of:=WEEKDAY([.B54])" office:value-type="float" office:value="4" calcext:value-type="float">
            <text:p>4</text:p>
          </table:table-cell>
          <table:table-cell table:formula="of:=IF([.E53]&lt;&gt;[.E54]; IF(OR([.E54]=7; [.E54]=1); 5000; [.$M$2]); 0)" office:value-type="float" office:value="13179" calcext:value-type="float">
            <text:p>13179</text:p>
          </table:table-cell>
          <table:table-cell table:formula="of:=[.H53]+[.F54]" office:value-type="float" office:value="67882" calcext:value-type="float">
            <text:p>67882</text:p>
          </table:table-cell>
          <table:table-cell table:formula="of:=IF([.G54]-[.D54] &lt; 0; [.G54]; [.G54]-[.D54])" office:value-type="float" office:value="64212" calcext:value-type="float">
            <text:p>64212</text:p>
          </table:table-cell>
          <table:table-cell table:formula="of:=IF([.H54]=[.G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WEEKDAY([.B55])" office:value-type="float" office:value="4" calcext:value-type="float">
            <text:p>4</text:p>
          </table:table-cell>
          <table:table-cell table:formula="of:=IF([.E54]&lt;&gt;[.E55]; IF(OR([.E55]=7; [.E55]=1); 5000; [.$M$2]); 0)" office:value-type="float" office:value="0" calcext:value-type="float">
            <text:p>0</text:p>
          </table:table-cell>
          <table:table-cell table:formula="of:=[.H54]+[.F55]" office:value-type="float" office:value="64212" calcext:value-type="float">
            <text:p>64212</text:p>
          </table:table-cell>
          <table:table-cell table:formula="of:=IF([.G55]-[.D55] &lt; 0; [.G55]; [.G55]-[.D55])" office:value-type="float" office:value="56342" calcext:value-type="float">
            <text:p>56342</text:p>
          </table:table-cell>
          <table:table-cell table:formula="of:=IF([.H55]=[.G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formula="of:=WEEKDAY([.B56])" office:value-type="float" office:value="5" calcext:value-type="float">
            <text:p>5</text:p>
          </table:table-cell>
          <table:table-cell table:formula="of:=IF([.E55]&lt;&gt;[.E56]; IF(OR([.E56]=7; [.E56]=1); 5000; [.$M$2]); 0)" office:value-type="float" office:value="13179" calcext:value-type="float">
            <text:p>13179</text:p>
          </table:table-cell>
          <table:table-cell table:formula="of:=[.H55]+[.F56]" office:value-type="float" office:value="69521" calcext:value-type="float">
            <text:p>69521</text:p>
          </table:table-cell>
          <table:table-cell table:formula="of:=IF([.G56]-[.D56] &lt; 0; [.G56]; [.G56]-[.D56])" office:value-type="float" office:value="61591" calcext:value-type="float">
            <text:p>61591</text:p>
          </table:table-cell>
          <table:table-cell table:formula="of:=IF([.H56]=[.G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WEEKDAY([.B57])" office:value-type="float" office:value="5" calcext:value-type="float">
            <text:p>5</text:p>
          </table:table-cell>
          <table:table-cell table:formula="of:=IF([.E56]&lt;&gt;[.E57]; IF(OR([.E57]=7; [.E57]=1); 5000; [.$M$2]); 0)" office:value-type="float" office:value="0" calcext:value-type="float">
            <text:p>0</text:p>
          </table:table-cell>
          <table:table-cell table:formula="of:=[.H56]+[.F57]" office:value-type="float" office:value="61591" calcext:value-type="float">
            <text:p>61591</text:p>
          </table:table-cell>
          <table:table-cell table:formula="of:=IF([.G57]-[.D57] &lt; 0; [.G57]; [.G57]-[.D57])" office:value-type="float" office:value="59651" calcext:value-type="float">
            <text:p>59651</text:p>
          </table:table-cell>
          <table:table-cell table:formula="of:=IF([.H57]=[.G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formula="of:=WEEKDAY([.B58])" office:value-type="float" office:value="5" calcext:value-type="float">
            <text:p>5</text:p>
          </table:table-cell>
          <table:table-cell table:formula="of:=IF([.E57]&lt;&gt;[.E58]; IF(OR([.E58]=7; [.E58]=1); 5000; [.$M$2]); 0)" office:value-type="float" office:value="0" calcext:value-type="float">
            <text:p>0</text:p>
          </table:table-cell>
          <table:table-cell table:formula="of:=[.H57]+[.F58]" office:value-type="float" office:value="59651" calcext:value-type="float">
            <text:p>59651</text:p>
          </table:table-cell>
          <table:table-cell table:formula="of:=IF([.G58]-[.D58] &lt; 0; [.G58]; [.G58]-[.D58])" office:value-type="float" office:value="57311" calcext:value-type="float">
            <text:p>57311</text:p>
          </table:table-cell>
          <table:table-cell table:formula="of:=IF([.H58]=[.G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formula="of:=WEEKDAY([.B59])" office:value-type="float" office:value="6" calcext:value-type="float">
            <text:p>6</text:p>
          </table:table-cell>
          <table:table-cell table:formula="of:=IF([.E58]&lt;&gt;[.E59]; IF(OR([.E59]=7; [.E59]=1); 5000; [.$M$2]); 0)" office:value-type="float" office:value="13179" calcext:value-type="float">
            <text:p>13179</text:p>
          </table:table-cell>
          <table:table-cell table:formula="of:=[.H58]+[.F59]" office:value-type="float" office:value="70490" calcext:value-type="float">
            <text:p>70490</text:p>
          </table:table-cell>
          <table:table-cell table:formula="of:=IF([.G59]-[.D59] &lt; 0; [.G59]; [.G59]-[.D59])" office:value-type="float" office:value="61780" calcext:value-type="float">
            <text:p>61780</text:p>
          </table:table-cell>
          <table:table-cell table:formula="of:=IF([.H59]=[.G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formula="of:=WEEKDAY([.B60])" office:value-type="float" office:value="6" calcext:value-type="float">
            <text:p>6</text:p>
          </table:table-cell>
          <table:table-cell table:formula="of:=IF([.E59]&lt;&gt;[.E60]; IF(OR([.E60]=7; [.E60]=1); 5000; [.$M$2]); 0)" office:value-type="float" office:value="0" calcext:value-type="float">
            <text:p>0</text:p>
          </table:table-cell>
          <table:table-cell table:formula="of:=[.H59]+[.F60]" office:value-type="float" office:value="61780" calcext:value-type="float">
            <text:p>61780</text:p>
          </table:table-cell>
          <table:table-cell table:formula="of:=IF([.G60]-[.D60] &lt; 0; [.G60]; [.G60]-[.D60])" office:value-type="float" office:value="60420" calcext:value-type="float">
            <text:p>60420</text:p>
          </table:table-cell>
          <table:table-cell table:formula="of:=IF([.H60]=[.G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WEEKDAY([.B61])" office:value-type="float" office:value="7" calcext:value-type="float">
            <text:p>7</text:p>
          </table:table-cell>
          <table:table-cell table:formula="of:=IF([.E60]&lt;&gt;[.E61]; IF(OR([.E61]=7; [.E61]=1); 5000; [.$M$2]); 0)" office:value-type="float" office:value="5000" calcext:value-type="float">
            <text:p>5000</text:p>
          </table:table-cell>
          <table:table-cell table:formula="of:=[.H60]+[.F61]" office:value-type="float" office:value="65420" calcext:value-type="float">
            <text:p>65420</text:p>
          </table:table-cell>
          <table:table-cell table:formula="of:=IF([.G61]-[.D61] &lt; 0; [.G61]; [.G61]-[.D61])" office:value-type="float" office:value="58600" calcext:value-type="float">
            <text:p>58600</text:p>
          </table:table-cell>
          <table:table-cell table:formula="of:=IF([.H61]=[.G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formula="of:=WEEKDAY([.B62])" office:value-type="float" office:value="7" calcext:value-type="float">
            <text:p>7</text:p>
          </table:table-cell>
          <table:table-cell table:formula="of:=IF([.E61]&lt;&gt;[.E62]; IF(OR([.E62]=7; [.E62]=1); 5000; [.$M$2]); 0)" office:value-type="float" office:value="0" calcext:value-type="float">
            <text:p>0</text:p>
          </table:table-cell>
          <table:table-cell table:formula="of:=[.H61]+[.F62]" office:value-type="float" office:value="58600" calcext:value-type="float">
            <text:p>58600</text:p>
          </table:table-cell>
          <table:table-cell table:formula="of:=IF([.G62]-[.D62] &lt; 0; [.G62]; [.G62]-[.D62])" office:value-type="float" office:value="49580" calcext:value-type="float">
            <text:p>49580</text:p>
          </table:table-cell>
          <table:table-cell table:formula="of:=IF([.H62]=[.G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WEEKDAY([.B63])" office:value-type="float" office:value="1" calcext:value-type="float">
            <text:p>1</text:p>
          </table:table-cell>
          <table:table-cell table:formula="of:=IF([.E62]&lt;&gt;[.E63]; IF(OR([.E63]=7; [.E63]=1); 5000; [.$M$2]); 0)" office:value-type="float" office:value="5000" calcext:value-type="float">
            <text:p>5000</text:p>
          </table:table-cell>
          <table:table-cell table:formula="of:=[.H62]+[.F63]" office:value-type="float" office:value="54580" calcext:value-type="float">
            <text:p>54580</text:p>
          </table:table-cell>
          <table:table-cell table:formula="of:=IF([.G63]-[.D63] &lt; 0; [.G63]; [.G63]-[.D63])" office:value-type="float" office:value="47680" calcext:value-type="float">
            <text:p>47680</text:p>
          </table:table-cell>
          <table:table-cell table:formula="of:=IF([.H63]=[.G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formula="of:=WEEKDAY([.B64])" office:value-type="float" office:value="1" calcext:value-type="float">
            <text:p>1</text:p>
          </table:table-cell>
          <table:table-cell table:formula="of:=IF([.E63]&lt;&gt;[.E64]; IF(OR([.E64]=7; [.E64]=1); 5000; [.$M$2]); 0)" office:value-type="float" office:value="0" calcext:value-type="float">
            <text:p>0</text:p>
          </table:table-cell>
          <table:table-cell table:formula="of:=[.H63]+[.F64]" office:value-type="float" office:value="47680" calcext:value-type="float">
            <text:p>47680</text:p>
          </table:table-cell>
          <table:table-cell table:formula="of:=IF([.G64]-[.D64] &lt; 0; [.G64]; [.G64]-[.D64])" office:value-type="float" office:value="38450" calcext:value-type="float">
            <text:p>38450</text:p>
          </table:table-cell>
          <table:table-cell table:formula="of:=IF([.H64]=[.G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formula="of:=WEEKDAY([.B65])" office:value-type="float" office:value="1" calcext:value-type="float">
            <text:p>1</text:p>
          </table:table-cell>
          <table:table-cell table:formula="of:=IF([.E64]&lt;&gt;[.E65]; IF(OR([.E65]=7; [.E65]=1); 5000; [.$M$2]); 0)" office:value-type="float" office:value="0" calcext:value-type="float">
            <text:p>0</text:p>
          </table:table-cell>
          <table:table-cell table:formula="of:=[.H64]+[.F65]" office:value-type="float" office:value="38450" calcext:value-type="float">
            <text:p>38450</text:p>
          </table:table-cell>
          <table:table-cell table:formula="of:=IF([.G65]-[.D65] &lt; 0; [.G65]; [.G65]-[.D65])" office:value-type="float" office:value="37660" calcext:value-type="float">
            <text:p>37660</text:p>
          </table:table-cell>
          <table:table-cell table:formula="of:=IF([.H65]=[.G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formula="of:=WEEKDAY([.B66])" office:value-type="float" office:value="2" calcext:value-type="float">
            <text:p>2</text:p>
          </table:table-cell>
          <table:table-cell table:formula="of:=IF([.E65]&lt;&gt;[.E66]; IF(OR([.E66]=7; [.E66]=1); 5000; [.$M$2]); 0)" office:value-type="float" office:value="13179" calcext:value-type="float">
            <text:p>13179</text:p>
          </table:table-cell>
          <table:table-cell table:formula="of:=[.H65]+[.F66]" office:value-type="float" office:value="50839" calcext:value-type="float">
            <text:p>50839</text:p>
          </table:table-cell>
          <table:table-cell table:formula="of:=IF([.G66]-[.D66] &lt; 0; [.G66]; [.G66]-[.D66])" office:value-type="float" office:value="43019" calcext:value-type="float">
            <text:p>43019</text:p>
          </table:table-cell>
          <table:table-cell table:formula="of:=IF([.H66]=[.G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formula="of:=WEEKDAY([.B67])" office:value-type="float" office:value="2" calcext:value-type="float">
            <text:p>2</text:p>
          </table:table-cell>
          <table:table-cell table:formula="of:=IF([.E66]&lt;&gt;[.E67]; IF(OR([.E67]=7; [.E67]=1); 5000; [.$M$2]); 0)" office:value-type="float" office:value="0" calcext:value-type="float">
            <text:p>0</text:p>
          </table:table-cell>
          <table:table-cell table:formula="of:=[.H66]+[.F67]" office:value-type="float" office:value="43019" calcext:value-type="float">
            <text:p>43019</text:p>
          </table:table-cell>
          <table:table-cell table:formula="of:=IF([.G67]-[.D67] &lt; 0; [.G67]; [.G67]-[.D67])" office:value-type="float" office:value="40919" calcext:value-type="float">
            <text:p>40919</text:p>
          </table:table-cell>
          <table:table-cell table:formula="of:=IF([.H67]=[.G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WEEKDAY([.B68])" office:value-type="float" office:value="2" calcext:value-type="float">
            <text:p>2</text:p>
          </table:table-cell>
          <table:table-cell table:formula="of:=IF([.E67]&lt;&gt;[.E68]; IF(OR([.E68]=7; [.E68]=1); 5000; [.$M$2]); 0)" office:value-type="float" office:value="0" calcext:value-type="float">
            <text:p>0</text:p>
          </table:table-cell>
          <table:table-cell table:formula="of:=[.H67]+[.F68]" office:value-type="float" office:value="40919" calcext:value-type="float">
            <text:p>40919</text:p>
          </table:table-cell>
          <table:table-cell table:formula="of:=IF([.G68]-[.D68] &lt; 0; [.G68]; [.G68]-[.D68])" office:value-type="float" office:value="33959" calcext:value-type="float">
            <text:p>33959</text:p>
          </table:table-cell>
          <table:table-cell table:formula="of:=IF([.H68]=[.G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WEEKDAY([.B69])" office:value-type="float" office:value="3" calcext:value-type="float">
            <text:p>3</text:p>
          </table:table-cell>
          <table:table-cell table:formula="of:=IF([.E68]&lt;&gt;[.E69]; IF(OR([.E69]=7; [.E69]=1); 5000; [.$M$2]); 0)" office:value-type="float" office:value="13179" calcext:value-type="float">
            <text:p>13179</text:p>
          </table:table-cell>
          <table:table-cell table:formula="of:=[.H68]+[.F69]" office:value-type="float" office:value="47138" calcext:value-type="float">
            <text:p>47138</text:p>
          </table:table-cell>
          <table:table-cell table:formula="of:=IF([.G69]-[.D69] &lt; 0; [.G69]; [.G69]-[.D69])" office:value-type="float" office:value="44508" calcext:value-type="float">
            <text:p>44508</text:p>
          </table:table-cell>
          <table:table-cell table:formula="of:=IF([.H69]=[.G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formula="of:=WEEKDAY([.B70])" office:value-type="float" office:value="4" calcext:value-type="float">
            <text:p>4</text:p>
          </table:table-cell>
          <table:table-cell table:formula="of:=IF([.E69]&lt;&gt;[.E70]; IF(OR([.E70]=7; [.E70]=1); 5000; [.$M$2]); 0)" office:value-type="float" office:value="13179" calcext:value-type="float">
            <text:p>13179</text:p>
          </table:table-cell>
          <table:table-cell table:formula="of:=[.H69]+[.F70]" office:value-type="float" office:value="57687" calcext:value-type="float">
            <text:p>57687</text:p>
          </table:table-cell>
          <table:table-cell table:formula="of:=IF([.G70]-[.D70] &lt; 0; [.G70]; [.G70]-[.D70])" office:value-type="float" office:value="48437" calcext:value-type="float">
            <text:p>48437</text:p>
          </table:table-cell>
          <table:table-cell table:formula="of:=IF([.H70]=[.G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formula="of:=WEEKDAY([.B71])" office:value-type="float" office:value="4" calcext:value-type="float">
            <text:p>4</text:p>
          </table:table-cell>
          <table:table-cell table:formula="of:=IF([.E70]&lt;&gt;[.E71]; IF(OR([.E71]=7; [.E71]=1); 5000; [.$M$2]); 0)" office:value-type="float" office:value="0" calcext:value-type="float">
            <text:p>0</text:p>
          </table:table-cell>
          <table:table-cell table:formula="of:=[.H70]+[.F71]" office:value-type="float" office:value="48437" calcext:value-type="float">
            <text:p>48437</text:p>
          </table:table-cell>
          <table:table-cell table:formula="of:=IF([.G71]-[.D71] &lt; 0; [.G71]; [.G71]-[.D71])" office:value-type="float" office:value="41897" calcext:value-type="float">
            <text:p>41897</text:p>
          </table:table-cell>
          <table:table-cell table:formula="of:=IF([.H71]=[.G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formula="of:=WEEKDAY([.B72])" office:value-type="float" office:value="5" calcext:value-type="float">
            <text:p>5</text:p>
          </table:table-cell>
          <table:table-cell table:formula="of:=IF([.E71]&lt;&gt;[.E72]; IF(OR([.E72]=7; [.E72]=1); 5000; [.$M$2]); 0)" office:value-type="float" office:value="13179" calcext:value-type="float">
            <text:p>13179</text:p>
          </table:table-cell>
          <table:table-cell table:formula="of:=[.H71]+[.F72]" office:value-type="float" office:value="55076" calcext:value-type="float">
            <text:p>55076</text:p>
          </table:table-cell>
          <table:table-cell table:formula="of:=IF([.G72]-[.D72] &lt; 0; [.G72]; [.G72]-[.D72])" office:value-type="float" office:value="46606" calcext:value-type="float">
            <text:p>46606</text:p>
          </table:table-cell>
          <table:table-cell table:formula="of:=IF([.H72]=[.G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WEEKDAY([.B73])" office:value-type="float" office:value="5" calcext:value-type="float">
            <text:p>5</text:p>
          </table:table-cell>
          <table:table-cell table:formula="of:=IF([.E72]&lt;&gt;[.E73]; IF(OR([.E73]=7; [.E73]=1); 5000; [.$M$2]); 0)" office:value-type="float" office:value="0" calcext:value-type="float">
            <text:p>0</text:p>
          </table:table-cell>
          <table:table-cell table:formula="of:=[.H72]+[.F73]" office:value-type="float" office:value="46606" calcext:value-type="float">
            <text:p>46606</text:p>
          </table:table-cell>
          <table:table-cell table:formula="of:=IF([.G73]-[.D73] &lt; 0; [.G73]; [.G73]-[.D73])" office:value-type="float" office:value="38836" calcext:value-type="float">
            <text:p>38836</text:p>
          </table:table-cell>
          <table:table-cell table:formula="of:=IF([.H73]=[.G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formula="of:=WEEKDAY([.B74])" office:value-type="float" office:value="5" calcext:value-type="float">
            <text:p>5</text:p>
          </table:table-cell>
          <table:table-cell table:formula="of:=IF([.E73]&lt;&gt;[.E74]; IF(OR([.E74]=7; [.E74]=1); 5000; [.$M$2]); 0)" office:value-type="float" office:value="0" calcext:value-type="float">
            <text:p>0</text:p>
          </table:table-cell>
          <table:table-cell table:formula="of:=[.H73]+[.F74]" office:value-type="float" office:value="38836" calcext:value-type="float">
            <text:p>38836</text:p>
          </table:table-cell>
          <table:table-cell table:formula="of:=IF([.G74]-[.D74] &lt; 0; [.G74]; [.G74]-[.D74])" office:value-type="float" office:value="32566" calcext:value-type="float">
            <text:p>32566</text:p>
          </table:table-cell>
          <table:table-cell table:formula="of:=IF([.H74]=[.G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02/05/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formula="of:=WEEKDAY([.B75])" office:value-type="float" office:value="6" calcext:value-type="float">
            <text:p>6</text:p>
          </table:table-cell>
          <table:table-cell table:formula="of:=IF([.E74]&lt;&gt;[.E75]; IF(OR([.E75]=7; [.E75]=1); 5000; [.$M$2]); 0)" office:value-type="float" office:value="13179" calcext:value-type="float">
            <text:p>13179</text:p>
          </table:table-cell>
          <table:table-cell table:formula="of:=[.H74]+[.F75]" office:value-type="float" office:value="45745" calcext:value-type="float">
            <text:p>45745</text:p>
          </table:table-cell>
          <table:table-cell table:formula="of:=IF([.G75]-[.D75] &lt; 0; [.G75]; [.G75]-[.D75])" office:value-type="float" office:value="44265" calcext:value-type="float">
            <text:p>44265</text:p>
          </table:table-cell>
          <table:table-cell table:formula="of:=IF([.H75]=[.G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WEEKDAY([.B76])" office:value-type="float" office:value="7" calcext:value-type="float">
            <text:p>7</text:p>
          </table:table-cell>
          <table:table-cell table:formula="of:=IF([.E75]&lt;&gt;[.E76]; IF(OR([.E76]=7; [.E76]=1); 5000; [.$M$2]); 0)" office:value-type="float" office:value="5000" calcext:value-type="float">
            <text:p>5000</text:p>
          </table:table-cell>
          <table:table-cell table:formula="of:=[.H75]+[.F76]" office:value-type="float" office:value="49265" calcext:value-type="float">
            <text:p>49265</text:p>
          </table:table-cell>
          <table:table-cell table:formula="of:=IF([.G76]-[.D76] &lt; 0; [.G76]; [.G76]-[.D76])" office:value-type="float" office:value="47445" calcext:value-type="float">
            <text:p>47445</text:p>
          </table:table-cell>
          <table:table-cell table:formula="of:=IF([.H76]=[.G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formula="of:=WEEKDAY([.B77])" office:value-type="float" office:value="7" calcext:value-type="float">
            <text:p>7</text:p>
          </table:table-cell>
          <table:table-cell table:formula="of:=IF([.E76]&lt;&gt;[.E77]; IF(OR([.E77]=7; [.E77]=1); 5000; [.$M$2]); 0)" office:value-type="float" office:value="0" calcext:value-type="float">
            <text:p>0</text:p>
          </table:table-cell>
          <table:table-cell table:formula="of:=[.H76]+[.F77]" office:value-type="float" office:value="47445" calcext:value-type="float">
            <text:p>47445</text:p>
          </table:table-cell>
          <table:table-cell table:formula="of:=IF([.G77]-[.D77] &lt; 0; [.G77]; [.G77]-[.D77])" office:value-type="float" office:value="40985" calcext:value-type="float">
            <text:p>40985</text:p>
          </table:table-cell>
          <table:table-cell table:formula="of:=IF([.H77]=[.G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WEEKDAY([.B78])" office:value-type="float" office:value="1" calcext:value-type="float">
            <text:p>1</text:p>
          </table:table-cell>
          <table:table-cell table:formula="of:=IF([.E77]&lt;&gt;[.E78]; IF(OR([.E78]=7; [.E78]=1); 5000; [.$M$2]); 0)" office:value-type="float" office:value="5000" calcext:value-type="float">
            <text:p>5000</text:p>
          </table:table-cell>
          <table:table-cell table:formula="of:=[.H77]+[.F78]" office:value-type="float" office:value="45985" calcext:value-type="float">
            <text:p>45985</text:p>
          </table:table-cell>
          <table:table-cell table:formula="of:=IF([.G78]-[.D78] &lt; 0; [.G78]; [.G78]-[.D78])" office:value-type="float" office:value="40065" calcext:value-type="float">
            <text:p>40065</text:p>
          </table:table-cell>
          <table:table-cell table:formula="of:=IF([.H78]=[.G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WEEKDAY([.B79])" office:value-type="float" office:value="1" calcext:value-type="float">
            <text:p>1</text:p>
          </table:table-cell>
          <table:table-cell table:formula="of:=IF([.E78]&lt;&gt;[.E79]; IF(OR([.E79]=7; [.E79]=1); 5000; [.$M$2]); 0)" office:value-type="float" office:value="0" calcext:value-type="float">
            <text:p>0</text:p>
          </table:table-cell>
          <table:table-cell table:formula="of:=[.H78]+[.F79]" office:value-type="float" office:value="40065" calcext:value-type="float">
            <text:p>40065</text:p>
          </table:table-cell>
          <table:table-cell table:formula="of:=IF([.G79]-[.D79] &lt; 0; [.G79]; [.G79]-[.D79])" office:value-type="float" office:value="31165" calcext:value-type="float">
            <text:p>31165</text:p>
          </table:table-cell>
          <table:table-cell table:formula="of:=IF([.H79]=[.G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formula="of:=WEEKDAY([.B80])" office:value-type="float" office:value="2" calcext:value-type="float">
            <text:p>2</text:p>
          </table:table-cell>
          <table:table-cell table:formula="of:=IF([.E79]&lt;&gt;[.E80]; IF(OR([.E80]=7; [.E80]=1); 5000; [.$M$2]); 0)" office:value-type="float" office:value="13179" calcext:value-type="float">
            <text:p>13179</text:p>
          </table:table-cell>
          <table:table-cell table:formula="of:=[.H79]+[.F80]" office:value-type="float" office:value="44344" calcext:value-type="float">
            <text:p>44344</text:p>
          </table:table-cell>
          <table:table-cell table:formula="of:=IF([.G80]-[.D80] &lt; 0; [.G80]; [.G80]-[.D80])" office:value-type="float" office:value="36974" calcext:value-type="float">
            <text:p>36974</text:p>
          </table:table-cell>
          <table:table-cell table:formula="of:=IF([.H80]=[.G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WEEKDAY([.B81])" office:value-type="float" office:value="2" calcext:value-type="float">
            <text:p>2</text:p>
          </table:table-cell>
          <table:table-cell table:formula="of:=IF([.E80]&lt;&gt;[.E81]; IF(OR([.E81]=7; [.E81]=1); 5000; [.$M$2]); 0)" office:value-type="float" office:value="0" calcext:value-type="float">
            <text:p>0</text:p>
          </table:table-cell>
          <table:table-cell table:formula="of:=[.H80]+[.F81]" office:value-type="float" office:value="36974" calcext:value-type="float">
            <text:p>36974</text:p>
          </table:table-cell>
          <table:table-cell table:formula="of:=IF([.G81]-[.D81] &lt; 0; [.G81]; [.G81]-[.D81])" office:value-type="float" office:value="35004" calcext:value-type="float">
            <text:p>35004</text:p>
          </table:table-cell>
          <table:table-cell table:formula="of:=IF([.H81]=[.G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02/09/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formula="of:=WEEKDAY([.B82])" office:value-type="float" office:value="3" calcext:value-type="float">
            <text:p>3</text:p>
          </table:table-cell>
          <table:table-cell table:formula="of:=IF([.E81]&lt;&gt;[.E82]; IF(OR([.E82]=7; [.E82]=1); 5000; [.$M$2]); 0)" office:value-type="float" office:value="13179" calcext:value-type="float">
            <text:p>13179</text:p>
          </table:table-cell>
          <table:table-cell table:formula="of:=[.H81]+[.F82]" office:value-type="float" office:value="48183" calcext:value-type="float">
            <text:p>48183</text:p>
          </table:table-cell>
          <table:table-cell table:formula="of:=IF([.G82]-[.D82] &lt; 0; [.G82]; [.G82]-[.D82])" office:value-type="float" office:value="41153" calcext:value-type="float">
            <text:p>41153</text:p>
          </table:table-cell>
          <table:table-cell table:formula="of:=IF([.H82]=[.G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formula="of:=WEEKDAY([.B83])" office:value-type="float" office:value="4" calcext:value-type="float">
            <text:p>4</text:p>
          </table:table-cell>
          <table:table-cell table:formula="of:=IF([.E82]&lt;&gt;[.E83]; IF(OR([.E83]=7; [.E83]=1); 5000; [.$M$2]); 0)" office:value-type="float" office:value="13179" calcext:value-type="float">
            <text:p>13179</text:p>
          </table:table-cell>
          <table:table-cell table:formula="of:=[.H82]+[.F83]" office:value-type="float" office:value="54332" calcext:value-type="float">
            <text:p>54332</text:p>
          </table:table-cell>
          <table:table-cell table:formula="of:=IF([.G83]-[.D83] &lt; 0; [.G83]; [.G83]-[.D83])" office:value-type="float" office:value="53332" calcext:value-type="float">
            <text:p>53332</text:p>
          </table:table-cell>
          <table:table-cell table:formula="of:=IF([.H83]=[.G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WEEKDAY([.B84])" office:value-type="float" office:value="4" calcext:value-type="float">
            <text:p>4</text:p>
          </table:table-cell>
          <table:table-cell table:formula="of:=IF([.E83]&lt;&gt;[.E84]; IF(OR([.E84]=7; [.E84]=1); 5000; [.$M$2]); 0)" office:value-type="float" office:value="0" calcext:value-type="float">
            <text:p>0</text:p>
          </table:table-cell>
          <table:table-cell table:formula="of:=[.H83]+[.F84]" office:value-type="float" office:value="53332" calcext:value-type="float">
            <text:p>53332</text:p>
          </table:table-cell>
          <table:table-cell table:formula="of:=IF([.G84]-[.D84] &lt; 0; [.G84]; [.G84]-[.D84])" office:value-type="float" office:value="50712" calcext:value-type="float">
            <text:p>50712</text:p>
          </table:table-cell>
          <table:table-cell table:formula="of:=IF([.H84]=[.G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WEEKDAY([.B85])" office:value-type="float" office:value="5" calcext:value-type="float">
            <text:p>5</text:p>
          </table:table-cell>
          <table:table-cell table:formula="of:=IF([.E84]&lt;&gt;[.E85]; IF(OR([.E85]=7; [.E85]=1); 5000; [.$M$2]); 0)" office:value-type="float" office:value="13179" calcext:value-type="float">
            <text:p>13179</text:p>
          </table:table-cell>
          <table:table-cell table:formula="of:=[.H84]+[.F85]" office:value-type="float" office:value="63891" calcext:value-type="float">
            <text:p>63891</text:p>
          </table:table-cell>
          <table:table-cell table:formula="of:=IF([.G85]-[.D85] &lt; 0; [.G85]; [.G85]-[.D85])" office:value-type="float" office:value="54451" calcext:value-type="float">
            <text:p>54451</text:p>
          </table:table-cell>
          <table:table-cell table:formula="of:=IF([.H85]=[.G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formula="of:=WEEKDAY([.B86])" office:value-type="float" office:value="5" calcext:value-type="float">
            <text:p>5</text:p>
          </table:table-cell>
          <table:table-cell table:formula="of:=IF([.E85]&lt;&gt;[.E86]; IF(OR([.E86]=7; [.E86]=1); 5000; [.$M$2]); 0)" office:value-type="float" office:value="0" calcext:value-type="float">
            <text:p>0</text:p>
          </table:table-cell>
          <table:table-cell table:formula="of:=[.H85]+[.F86]" office:value-type="float" office:value="54451" calcext:value-type="float">
            <text:p>54451</text:p>
          </table:table-cell>
          <table:table-cell table:formula="of:=IF([.G86]-[.D86] &lt; 0; [.G86]; [.G86]-[.D86])" office:value-type="float" office:value="46431" calcext:value-type="float">
            <text:p>46431</text:p>
          </table:table-cell>
          <table:table-cell table:formula="of:=IF([.H86]=[.G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formula="of:=WEEKDAY([.B87])" office:value-type="float" office:value="5" calcext:value-type="float">
            <text:p>5</text:p>
          </table:table-cell>
          <table:table-cell table:formula="of:=IF([.E86]&lt;&gt;[.E87]; IF(OR([.E87]=7; [.E87]=1); 5000; [.$M$2]); 0)" office:value-type="float" office:value="0" calcext:value-type="float">
            <text:p>0</text:p>
          </table:table-cell>
          <table:table-cell table:formula="of:=[.H86]+[.F87]" office:value-type="float" office:value="46431" calcext:value-type="float">
            <text:p>46431</text:p>
          </table:table-cell>
          <table:table-cell table:formula="of:=IF([.G87]-[.D87] &lt; 0; [.G87]; [.G87]-[.D87])" office:value-type="float" office:value="40611" calcext:value-type="float">
            <text:p>40611</text:p>
          </table:table-cell>
          <table:table-cell table:formula="of:=IF([.H87]=[.G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WEEKDAY([.B88])" office:value-type="float" office:value="6" calcext:value-type="float">
            <text:p>6</text:p>
          </table:table-cell>
          <table:table-cell table:formula="of:=IF([.E87]&lt;&gt;[.E88]; IF(OR([.E88]=7; [.E88]=1); 5000; [.$M$2]); 0)" office:value-type="float" office:value="13179" calcext:value-type="float">
            <text:p>13179</text:p>
          </table:table-cell>
          <table:table-cell table:formula="of:=[.H87]+[.F88]" office:value-type="float" office:value="53790" calcext:value-type="float">
            <text:p>53790</text:p>
          </table:table-cell>
          <table:table-cell table:formula="of:=IF([.G88]-[.D88] &lt; 0; [.G88]; [.G88]-[.D88])" office:value-type="float" office:value="48940" calcext:value-type="float">
            <text:p>48940</text:p>
          </table:table-cell>
          <table:table-cell table:formula="of:=IF([.H88]=[.G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formula="of:=WEEKDAY([.B89])" office:value-type="float" office:value="6" calcext:value-type="float">
            <text:p>6</text:p>
          </table:table-cell>
          <table:table-cell table:formula="of:=IF([.E88]&lt;&gt;[.E89]; IF(OR([.E89]=7; [.E89]=1); 5000; [.$M$2]); 0)" office:value-type="float" office:value="0" calcext:value-type="float">
            <text:p>0</text:p>
          </table:table-cell>
          <table:table-cell table:formula="of:=[.H88]+[.F89]" office:value-type="float" office:value="48940" calcext:value-type="float">
            <text:p>48940</text:p>
          </table:table-cell>
          <table:table-cell table:formula="of:=IF([.G89]-[.D89] &lt; 0; [.G89]; [.G89]-[.D89])" office:value-type="float" office:value="44030" calcext:value-type="float">
            <text:p>44030</text:p>
          </table:table-cell>
          <table:table-cell table:formula="of:=IF([.H89]=[.G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formula="of:=WEEKDAY([.B90])" office:value-type="float" office:value="7" calcext:value-type="float">
            <text:p>7</text:p>
          </table:table-cell>
          <table:table-cell table:formula="of:=IF([.E89]&lt;&gt;[.E90]; IF(OR([.E90]=7; [.E90]=1); 5000; [.$M$2]); 0)" office:value-type="float" office:value="5000" calcext:value-type="float">
            <text:p>5000</text:p>
          </table:table-cell>
          <table:table-cell table:formula="of:=[.H89]+[.F90]" office:value-type="float" office:value="49030" calcext:value-type="float">
            <text:p>49030</text:p>
          </table:table-cell>
          <table:table-cell table:formula="of:=IF([.G90]-[.D90] &lt; 0; [.G90]; [.G90]-[.D90])" office:value-type="float" office:value="43340" calcext:value-type="float">
            <text:p>43340</text:p>
          </table:table-cell>
          <table:table-cell table:formula="of:=IF([.H90]=[.G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WEEKDAY([.B91])" office:value-type="float" office:value="7" calcext:value-type="float">
            <text:p>7</text:p>
          </table:table-cell>
          <table:table-cell table:formula="of:=IF([.E90]&lt;&gt;[.E91]; IF(OR([.E91]=7; [.E91]=1); 5000; [.$M$2]); 0)" office:value-type="float" office:value="0" calcext:value-type="float">
            <text:p>0</text:p>
          </table:table-cell>
          <table:table-cell table:formula="of:=[.H90]+[.F91]" office:value-type="float" office:value="43340" calcext:value-type="float">
            <text:p>43340</text:p>
          </table:table-cell>
          <table:table-cell table:formula="of:=IF([.G91]-[.D91] &lt; 0; [.G91]; [.G91]-[.D91])" office:value-type="float" office:value="41470" calcext:value-type="float">
            <text:p>41470</text:p>
          </table:table-cell>
          <table:table-cell table:formula="of:=IF([.H91]=[.G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formula="of:=WEEKDAY([.B92])" office:value-type="float" office:value="1" calcext:value-type="float">
            <text:p>1</text:p>
          </table:table-cell>
          <table:table-cell table:formula="of:=IF([.E91]&lt;&gt;[.E92]; IF(OR([.E92]=7; [.E92]=1); 5000; [.$M$2]); 0)" office:value-type="float" office:value="5000" calcext:value-type="float">
            <text:p>5000</text:p>
          </table:table-cell>
          <table:table-cell table:formula="of:=[.H91]+[.F92]" office:value-type="float" office:value="46470" calcext:value-type="float">
            <text:p>46470</text:p>
          </table:table-cell>
          <table:table-cell table:formula="of:=IF([.G92]-[.D92] &lt; 0; [.G92]; [.G92]-[.D92])" office:value-type="float" office:value="44670" calcext:value-type="float">
            <text:p>44670</text:p>
          </table:table-cell>
          <table:table-cell table:formula="of:=IF([.H92]=[.G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formula="of:=WEEKDAY([.B93])" office:value-type="float" office:value="1" calcext:value-type="float">
            <text:p>1</text:p>
          </table:table-cell>
          <table:table-cell table:formula="of:=IF([.E92]&lt;&gt;[.E93]; IF(OR([.E93]=7; [.E93]=1); 5000; [.$M$2]); 0)" office:value-type="float" office:value="0" calcext:value-type="float">
            <text:p>0</text:p>
          </table:table-cell>
          <table:table-cell table:formula="of:=[.H92]+[.F93]" office:value-type="float" office:value="44670" calcext:value-type="float">
            <text:p>44670</text:p>
          </table:table-cell>
          <table:table-cell table:formula="of:=IF([.G93]-[.D93] &lt; 0; [.G93]; [.G93]-[.D93])" office:value-type="float" office:value="40520" calcext:value-type="float">
            <text:p>40520</text:p>
          </table:table-cell>
          <table:table-cell table:formula="of:=IF([.H93]=[.G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WEEKDAY([.B94])" office:value-type="float" office:value="2" calcext:value-type="float">
            <text:p>2</text:p>
          </table:table-cell>
          <table:table-cell table:formula="of:=IF([.E93]&lt;&gt;[.E94]; IF(OR([.E94]=7; [.E94]=1); 5000; [.$M$2]); 0)" office:value-type="float" office:value="13179" calcext:value-type="float">
            <text:p>13179</text:p>
          </table:table-cell>
          <table:table-cell table:formula="of:=[.H93]+[.F94]" office:value-type="float" office:value="53699" calcext:value-type="float">
            <text:p>53699</text:p>
          </table:table-cell>
          <table:table-cell table:formula="of:=IF([.G94]-[.D94] &lt; 0; [.G94]; [.G94]-[.D94])" office:value-type="float" office:value="49919" calcext:value-type="float">
            <text:p>49919</text:p>
          </table:table-cell>
          <table:table-cell table:formula="of:=IF([.H94]=[.G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formula="of:=WEEKDAY([.B95])" office:value-type="float" office:value="3" calcext:value-type="float">
            <text:p>3</text:p>
          </table:table-cell>
          <table:table-cell table:formula="of:=IF([.E94]&lt;&gt;[.E95]; IF(OR([.E95]=7; [.E95]=1); 5000; [.$M$2]); 0)" office:value-type="float" office:value="13179" calcext:value-type="float">
            <text:p>13179</text:p>
          </table:table-cell>
          <table:table-cell table:formula="of:=[.H94]+[.F95]" office:value-type="float" office:value="63098" calcext:value-type="float">
            <text:p>63098</text:p>
          </table:table-cell>
          <table:table-cell table:formula="of:=IF([.G95]-[.D95] &lt; 0; [.G95]; [.G95]-[.D95])" office:value-type="float" office:value="59768" calcext:value-type="float">
            <text:p>59768</text:p>
          </table:table-cell>
          <table:table-cell table:formula="of:=IF([.H95]=[.G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WEEKDAY([.B96])" office:value-type="float" office:value="3" calcext:value-type="float">
            <text:p>3</text:p>
          </table:table-cell>
          <table:table-cell table:formula="of:=IF([.E95]&lt;&gt;[.E96]; IF(OR([.E96]=7; [.E96]=1); 5000; [.$M$2]); 0)" office:value-type="float" office:value="0" calcext:value-type="float">
            <text:p>0</text:p>
          </table:table-cell>
          <table:table-cell table:formula="of:=[.H95]+[.F96]" office:value-type="float" office:value="59768" calcext:value-type="float">
            <text:p>59768</text:p>
          </table:table-cell>
          <table:table-cell table:formula="of:=IF([.G96]-[.D96] &lt; 0; [.G96]; [.G96]-[.D96])" office:value-type="float" office:value="58198" calcext:value-type="float">
            <text:p>58198</text:p>
          </table:table-cell>
          <table:table-cell table:formula="of:=IF([.H96]=[.G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formula="of:=WEEKDAY([.B97])" office:value-type="float" office:value="3" calcext:value-type="float">
            <text:p>3</text:p>
          </table:table-cell>
          <table:table-cell table:formula="of:=IF([.E96]&lt;&gt;[.E97]; IF(OR([.E97]=7; [.E97]=1); 5000; [.$M$2]); 0)" office:value-type="float" office:value="0" calcext:value-type="float">
            <text:p>0</text:p>
          </table:table-cell>
          <table:table-cell table:formula="of:=[.H96]+[.F97]" office:value-type="float" office:value="58198" calcext:value-type="float">
            <text:p>58198</text:p>
          </table:table-cell>
          <table:table-cell table:formula="of:=IF([.G97]-[.D97] &lt; 0; [.G97]; [.G97]-[.D97])" office:value-type="float" office:value="56608" calcext:value-type="float">
            <text:p>56608</text:p>
          </table:table-cell>
          <table:table-cell table:formula="of:=IF([.H97]=[.G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formula="of:=WEEKDAY([.B98])" office:value-type="float" office:value="4" calcext:value-type="float">
            <text:p>4</text:p>
          </table:table-cell>
          <table:table-cell table:formula="of:=IF([.E97]&lt;&gt;[.E98]; IF(OR([.E98]=7; [.E98]=1); 5000; [.$M$2]); 0)" office:value-type="float" office:value="13179" calcext:value-type="float">
            <text:p>13179</text:p>
          </table:table-cell>
          <table:table-cell table:formula="of:=[.H97]+[.F98]" office:value-type="float" office:value="69787" calcext:value-type="float">
            <text:p>69787</text:p>
          </table:table-cell>
          <table:table-cell table:formula="of:=IF([.G98]-[.D98] &lt; 0; [.G98]; [.G98]-[.D98])" office:value-type="float" office:value="62547" calcext:value-type="float">
            <text:p>62547</text:p>
          </table:table-cell>
          <table:table-cell table:formula="of:=IF([.H98]=[.G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WEEKDAY([.B99])" office:value-type="float" office:value="4" calcext:value-type="float">
            <text:p>4</text:p>
          </table:table-cell>
          <table:table-cell table:formula="of:=IF([.E98]&lt;&gt;[.E99]; IF(OR([.E99]=7; [.E99]=1); 5000; [.$M$2]); 0)" office:value-type="float" office:value="0" calcext:value-type="float">
            <text:p>0</text:p>
          </table:table-cell>
          <table:table-cell table:formula="of:=[.H98]+[.F99]" office:value-type="float" office:value="62547" calcext:value-type="float">
            <text:p>62547</text:p>
          </table:table-cell>
          <table:table-cell table:formula="of:=IF([.G99]-[.D99] &lt; 0; [.G99]; [.G99]-[.D99])" office:value-type="float" office:value="52857" calcext:value-type="float">
            <text:p>52857</text:p>
          </table:table-cell>
          <table:table-cell table:formula="of:=IF([.H99]=[.G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formula="of:=WEEKDAY([.B100])" office:value-type="float" office:value="4" calcext:value-type="float">
            <text:p>4</text:p>
          </table:table-cell>
          <table:table-cell table:formula="of:=IF([.E99]&lt;&gt;[.E100]; IF(OR([.E100]=7; [.E100]=1); 5000; [.$M$2]); 0)" office:value-type="float" office:value="0" calcext:value-type="float">
            <text:p>0</text:p>
          </table:table-cell>
          <table:table-cell table:formula="of:=[.H99]+[.F100]" office:value-type="float" office:value="52857" calcext:value-type="float">
            <text:p>52857</text:p>
          </table:table-cell>
          <table:table-cell table:formula="of:=IF([.G100]-[.D100] &lt; 0; [.G100]; [.G100]-[.D100])" office:value-type="float" office:value="47257" calcext:value-type="float">
            <text:p>47257</text:p>
          </table:table-cell>
          <table:table-cell table:formula="of:=IF([.H100]=[.G1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02/18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WEEKDAY([.B101])" office:value-type="float" office:value="5" calcext:value-type="float">
            <text:p>5</text:p>
          </table:table-cell>
          <table:table-cell table:formula="of:=IF([.E100]&lt;&gt;[.E101]; IF(OR([.E101]=7; [.E101]=1); 5000; [.$M$2]); 0)" office:value-type="float" office:value="13179" calcext:value-type="float">
            <text:p>13179</text:p>
          </table:table-cell>
          <table:table-cell table:formula="of:=[.H100]+[.F101]" office:value-type="float" office:value="60436" calcext:value-type="float">
            <text:p>60436</text:p>
          </table:table-cell>
          <table:table-cell table:formula="of:=IF([.G101]-[.D101] &lt; 0; [.G101]; [.G101]-[.D101])" office:value-type="float" office:value="58696" calcext:value-type="float">
            <text:p>58696</text:p>
          </table:table-cell>
          <table:table-cell table:formula="of:=IF([.H101]=[.G1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02/19/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formula="of:=WEEKDAY([.B102])" office:value-type="float" office:value="6" calcext:value-type="float">
            <text:p>6</text:p>
          </table:table-cell>
          <table:table-cell table:formula="of:=IF([.E101]&lt;&gt;[.E102]; IF(OR([.E102]=7; [.E102]=1); 5000; [.$M$2]); 0)" office:value-type="float" office:value="13179" calcext:value-type="float">
            <text:p>13179</text:p>
          </table:table-cell>
          <table:table-cell table:formula="of:=[.H101]+[.F102]" office:value-type="float" office:value="71875" calcext:value-type="float">
            <text:p>71875</text:p>
          </table:table-cell>
          <table:table-cell table:formula="of:=IF([.G102]-[.D102] &lt; 0; [.G102]; [.G102]-[.D102])" office:value-type="float" office:value="66445" calcext:value-type="float">
            <text:p>66445</text:p>
          </table:table-cell>
          <table:table-cell table:formula="of:=IF([.H102]=[.G1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formula="of:=WEEKDAY([.B103])" office:value-type="float" office:value="7" calcext:value-type="float">
            <text:p>7</text:p>
          </table:table-cell>
          <table:table-cell table:formula="of:=IF([.E102]&lt;&gt;[.E103]; IF(OR([.E103]=7; [.E103]=1); 5000; [.$M$2]); 0)" office:value-type="float" office:value="5000" calcext:value-type="float">
            <text:p>5000</text:p>
          </table:table-cell>
          <table:table-cell table:formula="of:=[.H102]+[.F103]" office:value-type="float" office:value="71445" calcext:value-type="float">
            <text:p>71445</text:p>
          </table:table-cell>
          <table:table-cell table:formula="of:=IF([.G103]-[.D103] &lt; 0; [.G103]; [.G103]-[.D103])" office:value-type="float" office:value="63255" calcext:value-type="float">
            <text:p>63255</text:p>
          </table:table-cell>
          <table:table-cell table:formula="of:=IF([.H103]=[.G1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formula="of:=WEEKDAY([.B104])" office:value-type="float" office:value="7" calcext:value-type="float">
            <text:p>7</text:p>
          </table:table-cell>
          <table:table-cell table:formula="of:=IF([.E103]&lt;&gt;[.E104]; IF(OR([.E104]=7; [.E104]=1); 5000; [.$M$2]); 0)" office:value-type="float" office:value="0" calcext:value-type="float">
            <text:p>0</text:p>
          </table:table-cell>
          <table:table-cell table:formula="of:=[.H103]+[.F104]" office:value-type="float" office:value="63255" calcext:value-type="float">
            <text:p>63255</text:p>
          </table:table-cell>
          <table:table-cell table:formula="of:=IF([.G104]-[.D104] &lt; 0; [.G104]; [.G104]-[.D104])" office:value-type="float" office:value="61785" calcext:value-type="float">
            <text:p>61785</text:p>
          </table:table-cell>
          <table:table-cell table:formula="of:=IF([.H104]=[.G1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formula="of:=WEEKDAY([.B105])" office:value-type="float" office:value="1" calcext:value-type="float">
            <text:p>1</text:p>
          </table:table-cell>
          <table:table-cell table:formula="of:=IF([.E104]&lt;&gt;[.E105]; IF(OR([.E105]=7; [.E105]=1); 5000; [.$M$2]); 0)" office:value-type="float" office:value="5000" calcext:value-type="float">
            <text:p>5000</text:p>
          </table:table-cell>
          <table:table-cell table:formula="of:=[.H104]+[.F105]" office:value-type="float" office:value="66785" calcext:value-type="float">
            <text:p>66785</text:p>
          </table:table-cell>
          <table:table-cell table:formula="of:=IF([.G105]-[.D105] &lt; 0; [.G105]; [.G105]-[.D105])" office:value-type="float" office:value="65165" calcext:value-type="float">
            <text:p>65165</text:p>
          </table:table-cell>
          <table:table-cell table:formula="of:=IF([.H105]=[.G1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WEEKDAY([.B106])" office:value-type="float" office:value="1" calcext:value-type="float">
            <text:p>1</text:p>
          </table:table-cell>
          <table:table-cell table:formula="of:=IF([.E105]&lt;&gt;[.E106]; IF(OR([.E106]=7; [.E106]=1); 5000; [.$M$2]); 0)" office:value-type="float" office:value="0" calcext:value-type="float">
            <text:p>0</text:p>
          </table:table-cell>
          <table:table-cell table:formula="of:=[.H105]+[.F106]" office:value-type="float" office:value="65165" calcext:value-type="float">
            <text:p>65165</text:p>
          </table:table-cell>
          <table:table-cell table:formula="of:=IF([.G106]-[.D106] &lt; 0; [.G106]; [.G106]-[.D106])" office:value-type="float" office:value="58465" calcext:value-type="float">
            <text:p>58465</text:p>
          </table:table-cell>
          <table:table-cell table:formula="of:=IF([.H106]=[.G1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WEEKDAY([.B107])" office:value-type="float" office:value="2" calcext:value-type="float">
            <text:p>2</text:p>
          </table:table-cell>
          <table:table-cell table:formula="of:=IF([.E106]&lt;&gt;[.E107]; IF(OR([.E107]=7; [.E107]=1); 5000; [.$M$2]); 0)" office:value-type="float" office:value="13179" calcext:value-type="float">
            <text:p>13179</text:p>
          </table:table-cell>
          <table:table-cell table:formula="of:=[.H106]+[.F107]" office:value-type="float" office:value="71644" calcext:value-type="float">
            <text:p>71644</text:p>
          </table:table-cell>
          <table:table-cell table:formula="of:=IF([.G107]-[.D107] &lt; 0; [.G107]; [.G107]-[.D107])" office:value-type="float" office:value="66074" calcext:value-type="float">
            <text:p>66074</text:p>
          </table:table-cell>
          <table:table-cell table:formula="of:=IF([.H107]=[.G1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formula="of:=WEEKDAY([.B108])" office:value-type="float" office:value="2" calcext:value-type="float">
            <text:p>2</text:p>
          </table:table-cell>
          <table:table-cell table:formula="of:=IF([.E107]&lt;&gt;[.E108]; IF(OR([.E108]=7; [.E108]=1); 5000; [.$M$2]); 0)" office:value-type="float" office:value="0" calcext:value-type="float">
            <text:p>0</text:p>
          </table:table-cell>
          <table:table-cell table:formula="of:=[.H107]+[.F108]" office:value-type="float" office:value="66074" calcext:value-type="float">
            <text:p>66074</text:p>
          </table:table-cell>
          <table:table-cell table:formula="of:=IF([.G108]-[.D108] &lt; 0; [.G108]; [.G108]-[.D108])" office:value-type="float" office:value="62004" calcext:value-type="float">
            <text:p>62004</text:p>
          </table:table-cell>
          <table:table-cell table:formula="of:=IF([.H108]=[.G1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formula="of:=WEEKDAY([.B109])" office:value-type="float" office:value="2" calcext:value-type="float">
            <text:p>2</text:p>
          </table:table-cell>
          <table:table-cell table:formula="of:=IF([.E108]&lt;&gt;[.E109]; IF(OR([.E109]=7; [.E109]=1); 5000; [.$M$2]); 0)" office:value-type="float" office:value="0" calcext:value-type="float">
            <text:p>0</text:p>
          </table:table-cell>
          <table:table-cell table:formula="of:=[.H108]+[.F109]" office:value-type="float" office:value="62004" calcext:value-type="float">
            <text:p>62004</text:p>
          </table:table-cell>
          <table:table-cell table:formula="of:=IF([.G109]-[.D109] &lt; 0; [.G109]; [.G109]-[.D109])" office:value-type="float" office:value="55504" calcext:value-type="float">
            <text:p>55504</text:p>
          </table:table-cell>
          <table:table-cell table:formula="of:=IF([.H109]=[.G1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formula="of:=WEEKDAY([.B110])" office:value-type="float" office:value="3" calcext:value-type="float">
            <text:p>3</text:p>
          </table:table-cell>
          <table:table-cell table:formula="of:=IF([.E109]&lt;&gt;[.E110]; IF(OR([.E110]=7; [.E110]=1); 5000; [.$M$2]); 0)" office:value-type="float" office:value="13179" calcext:value-type="float">
            <text:p>13179</text:p>
          </table:table-cell>
          <table:table-cell table:formula="of:=[.H109]+[.F110]" office:value-type="float" office:value="68683" calcext:value-type="float">
            <text:p>68683</text:p>
          </table:table-cell>
          <table:table-cell table:formula="of:=IF([.G110]-[.D110] &lt; 0; [.G110]; [.G110]-[.D110])" office:value-type="float" office:value="62633" calcext:value-type="float">
            <text:p>62633</text:p>
          </table:table-cell>
          <table:table-cell table:formula="of:=IF([.H110]=[.G1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WEEKDAY([.B111])" office:value-type="float" office:value="3" calcext:value-type="float">
            <text:p>3</text:p>
          </table:table-cell>
          <table:table-cell table:formula="of:=IF([.E110]&lt;&gt;[.E111]; IF(OR([.E111]=7; [.E111]=1); 5000; [.$M$2]); 0)" office:value-type="float" office:value="0" calcext:value-type="float">
            <text:p>0</text:p>
          </table:table-cell>
          <table:table-cell table:formula="of:=[.H110]+[.F111]" office:value-type="float" office:value="62633" calcext:value-type="float">
            <text:p>62633</text:p>
          </table:table-cell>
          <table:table-cell table:formula="of:=IF([.G111]-[.D111] &lt; 0; [.G111]; [.G111]-[.D111])" office:value-type="float" office:value="55753" calcext:value-type="float">
            <text:p>55753</text:p>
          </table:table-cell>
          <table:table-cell table:formula="of:=IF([.H111]=[.G1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02/24/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formula="of:=WEEKDAY([.B112])" office:value-type="float" office:value="4" calcext:value-type="float">
            <text:p>4</text:p>
          </table:table-cell>
          <table:table-cell table:formula="of:=IF([.E111]&lt;&gt;[.E112]; IF(OR([.E112]=7; [.E112]=1); 5000; [.$M$2]); 0)" office:value-type="float" office:value="13179" calcext:value-type="float">
            <text:p>13179</text:p>
          </table:table-cell>
          <table:table-cell table:formula="of:=[.H111]+[.F112]" office:value-type="float" office:value="68932" calcext:value-type="float">
            <text:p>68932</text:p>
          </table:table-cell>
          <table:table-cell table:formula="of:=IF([.G112]-[.D112] &lt; 0; [.G112]; [.G112]-[.D112])" office:value-type="float" office:value="65142" calcext:value-type="float">
            <text:p>65142</text:p>
          </table:table-cell>
          <table:table-cell table:formula="of:=IF([.H112]=[.G1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formula="of:=WEEKDAY([.B113])" office:value-type="float" office:value="5" calcext:value-type="float">
            <text:p>5</text:p>
          </table:table-cell>
          <table:table-cell table:formula="of:=IF([.E112]&lt;&gt;[.E113]; IF(OR([.E113]=7; [.E113]=1); 5000; [.$M$2]); 0)" office:value-type="float" office:value="13179" calcext:value-type="float">
            <text:p>13179</text:p>
          </table:table-cell>
          <table:table-cell table:formula="of:=[.H112]+[.F113]" office:value-type="float" office:value="78321" calcext:value-type="float">
            <text:p>78321</text:p>
          </table:table-cell>
          <table:table-cell table:formula="of:=IF([.G113]-[.D113] &lt; 0; [.G113]; [.G113]-[.D113])" office:value-type="float" office:value="73761" calcext:value-type="float">
            <text:p>73761</text:p>
          </table:table-cell>
          <table:table-cell table:formula="of:=IF([.H113]=[.G1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formula="of:=WEEKDAY([.B114])" office:value-type="float" office:value="5" calcext:value-type="float">
            <text:p>5</text:p>
          </table:table-cell>
          <table:table-cell table:formula="of:=IF([.E113]&lt;&gt;[.E114]; IF(OR([.E114]=7; [.E114]=1); 5000; [.$M$2]); 0)" office:value-type="float" office:value="0" calcext:value-type="float">
            <text:p>0</text:p>
          </table:table-cell>
          <table:table-cell table:formula="of:=[.H113]+[.F114]" office:value-type="float" office:value="73761" calcext:value-type="float">
            <text:p>73761</text:p>
          </table:table-cell>
          <table:table-cell table:formula="of:=IF([.G114]-[.D114] &lt; 0; [.G114]; [.G114]-[.D114])" office:value-type="float" office:value="69851" calcext:value-type="float">
            <text:p>69851</text:p>
          </table:table-cell>
          <table:table-cell table:formula="of:=IF([.H114]=[.G1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WEEKDAY([.B115])" office:value-type="float" office:value="5" calcext:value-type="float">
            <text:p>5</text:p>
          </table:table-cell>
          <table:table-cell table:formula="of:=IF([.E114]&lt;&gt;[.E115]; IF(OR([.E115]=7; [.E115]=1); 5000; [.$M$2]); 0)" office:value-type="float" office:value="0" calcext:value-type="float">
            <text:p>0</text:p>
          </table:table-cell>
          <table:table-cell table:formula="of:=[.H114]+[.F115]" office:value-type="float" office:value="69851" calcext:value-type="float">
            <text:p>69851</text:p>
          </table:table-cell>
          <table:table-cell table:formula="of:=IF([.G115]-[.D115] &lt; 0; [.G115]; [.G115]-[.D115])" office:value-type="float" office:value="64791" calcext:value-type="float">
            <text:p>64791</text:p>
          </table:table-cell>
          <table:table-cell table:formula="of:=IF([.H115]=[.G1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WEEKDAY([.B116])" office:value-type="float" office:value="6" calcext:value-type="float">
            <text:p>6</text:p>
          </table:table-cell>
          <table:table-cell table:formula="of:=IF([.E115]&lt;&gt;[.E116]; IF(OR([.E116]=7; [.E116]=1); 5000; [.$M$2]); 0)" office:value-type="float" office:value="13179" calcext:value-type="float">
            <text:p>13179</text:p>
          </table:table-cell>
          <table:table-cell table:formula="of:=[.H115]+[.F116]" office:value-type="float" office:value="77970" calcext:value-type="float">
            <text:p>77970</text:p>
          </table:table-cell>
          <table:table-cell table:formula="of:=IF([.G116]-[.D116] &lt; 0; [.G116]; [.G116]-[.D116])" office:value-type="float" office:value="68530" calcext:value-type="float">
            <text:p>68530</text:p>
          </table:table-cell>
          <table:table-cell table:formula="of:=IF([.H116]=[.G1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WEEKDAY([.B117])" office:value-type="float" office:value="6" calcext:value-type="float">
            <text:p>6</text:p>
          </table:table-cell>
          <table:table-cell table:formula="of:=IF([.E116]&lt;&gt;[.E117]; IF(OR([.E117]=7; [.E117]=1); 5000; [.$M$2]); 0)" office:value-type="float" office:value="0" calcext:value-type="float">
            <text:p>0</text:p>
          </table:table-cell>
          <table:table-cell table:formula="of:=[.H116]+[.F117]" office:value-type="float" office:value="68530" calcext:value-type="float">
            <text:p>68530</text:p>
          </table:table-cell>
          <table:table-cell table:formula="of:=IF([.G117]-[.D117] &lt; 0; [.G117]; [.G117]-[.D117])" office:value-type="float" office:value="63430" calcext:value-type="float">
            <text:p>63430</text:p>
          </table:table-cell>
          <table:table-cell table:formula="of:=IF([.H117]=[.G1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formula="of:=WEEKDAY([.B118])" office:value-type="float" office:value="7" calcext:value-type="float">
            <text:p>7</text:p>
          </table:table-cell>
          <table:table-cell table:formula="of:=IF([.E117]&lt;&gt;[.E118]; IF(OR([.E118]=7; [.E118]=1); 5000; [.$M$2]); 0)" office:value-type="float" office:value="5000" calcext:value-type="float">
            <text:p>5000</text:p>
          </table:table-cell>
          <table:table-cell table:formula="of:=[.H117]+[.F118]" office:value-type="float" office:value="68430" calcext:value-type="float">
            <text:p>68430</text:p>
          </table:table-cell>
          <table:table-cell table:formula="of:=IF([.G118]-[.D118] &lt; 0; [.G118]; [.G118]-[.D118])" office:value-type="float" office:value="64070" calcext:value-type="float">
            <text:p>64070</text:p>
          </table:table-cell>
          <table:table-cell table:formula="of:=IF([.H118]=[.G1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formula="of:=WEEKDAY([.B119])" office:value-type="float" office:value="7" calcext:value-type="float">
            <text:p>7</text:p>
          </table:table-cell>
          <table:table-cell table:formula="of:=IF([.E118]&lt;&gt;[.E119]; IF(OR([.E119]=7; [.E119]=1); 5000; [.$M$2]); 0)" office:value-type="float" office:value="0" calcext:value-type="float">
            <text:p>0</text:p>
          </table:table-cell>
          <table:table-cell table:formula="of:=[.H118]+[.F119]" office:value-type="float" office:value="64070" calcext:value-type="float">
            <text:p>64070</text:p>
          </table:table-cell>
          <table:table-cell table:formula="of:=IF([.G119]-[.D119] &lt; 0; [.G119]; [.G119]-[.D119])" office:value-type="float" office:value="57850" calcext:value-type="float">
            <text:p>57850</text:p>
          </table:table-cell>
          <table:table-cell table:formula="of:=IF([.H119]=[.G1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WEEKDAY([.B120])" office:value-type="float" office:value="1" calcext:value-type="float">
            <text:p>1</text:p>
          </table:table-cell>
          <table:table-cell table:formula="of:=IF([.E119]&lt;&gt;[.E120]; IF(OR([.E120]=7; [.E120]=1); 5000; [.$M$2]); 0)" office:value-type="float" office:value="5000" calcext:value-type="float">
            <text:p>5000</text:p>
          </table:table-cell>
          <table:table-cell table:formula="of:=[.H119]+[.F120]" office:value-type="float" office:value="62850" calcext:value-type="float">
            <text:p>62850</text:p>
          </table:table-cell>
          <table:table-cell table:formula="of:=IF([.G120]-[.D120] &lt; 0; [.G120]; [.G120]-[.D120])" office:value-type="float" office:value="58560" calcext:value-type="float">
            <text:p>58560</text:p>
          </table:table-cell>
          <table:table-cell table:formula="of:=IF([.H120]=[.G1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formula="of:=WEEKDAY([.B121])" office:value-type="float" office:value="1" calcext:value-type="float">
            <text:p>1</text:p>
          </table:table-cell>
          <table:table-cell table:formula="of:=IF([.E120]&lt;&gt;[.E121]; IF(OR([.E121]=7; [.E121]=1); 5000; [.$M$2]); 0)" office:value-type="float" office:value="0" calcext:value-type="float">
            <text:p>0</text:p>
          </table:table-cell>
          <table:table-cell table:formula="of:=[.H120]+[.F121]" office:value-type="float" office:value="58560" calcext:value-type="float">
            <text:p>58560</text:p>
          </table:table-cell>
          <table:table-cell table:formula="of:=IF([.G121]-[.D121] &lt; 0; [.G121]; [.G121]-[.D121])" office:value-type="float" office:value="57300" calcext:value-type="float">
            <text:p>57300</text:p>
          </table:table-cell>
          <table:table-cell table:formula="of:=IF([.H121]=[.G1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formula="of:=WEEKDAY([.B122])" office:value-type="float" office:value="2" calcext:value-type="float">
            <text:p>2</text:p>
          </table:table-cell>
          <table:table-cell table:formula="of:=IF([.E121]&lt;&gt;[.E122]; IF(OR([.E122]=7; [.E122]=1); 5000; [.$M$2]); 0)" office:value-type="float" office:value="13179" calcext:value-type="float">
            <text:p>13179</text:p>
          </table:table-cell>
          <table:table-cell table:formula="of:=[.H121]+[.F122]" office:value-type="float" office:value="70479" calcext:value-type="float">
            <text:p>70479</text:p>
          </table:table-cell>
          <table:table-cell table:formula="of:=IF([.G122]-[.D122] &lt; 0; [.G122]; [.G122]-[.D122])" office:value-type="float" office:value="60959" calcext:value-type="float">
            <text:p>60959</text:p>
          </table:table-cell>
          <table:table-cell table:formula="of:=IF([.H122]=[.G1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WEEKDAY([.B123])" office:value-type="float" office:value="2" calcext:value-type="float">
            <text:p>2</text:p>
          </table:table-cell>
          <table:table-cell table:formula="of:=IF([.E122]&lt;&gt;[.E123]; IF(OR([.E123]=7; [.E123]=1); 5000; [.$M$2]); 0)" office:value-type="float" office:value="0" calcext:value-type="float">
            <text:p>0</text:p>
          </table:table-cell>
          <table:table-cell table:formula="of:=[.H122]+[.F123]" office:value-type="float" office:value="60959" calcext:value-type="float">
            <text:p>60959</text:p>
          </table:table-cell>
          <table:table-cell table:formula="of:=IF([.G123]-[.D123] &lt; 0; [.G123]; [.G123]-[.D123])" office:value-type="float" office:value="52309" calcext:value-type="float">
            <text:p>52309</text:p>
          </table:table-cell>
          <table:table-cell table:formula="of:=IF([.H123]=[.G1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formula="of:=WEEKDAY([.B124])" office:value-type="float" office:value="3" calcext:value-type="float">
            <text:p>3</text:p>
          </table:table-cell>
          <table:table-cell table:formula="of:=IF([.E123]&lt;&gt;[.E124]; IF(OR([.E124]=7; [.E124]=1); 5000; [.$M$2]); 0)" office:value-type="float" office:value="13179" calcext:value-type="float">
            <text:p>13179</text:p>
          </table:table-cell>
          <table:table-cell table:formula="of:=[.H123]+[.F124]" office:value-type="float" office:value="65488" calcext:value-type="float">
            <text:p>65488</text:p>
          </table:table-cell>
          <table:table-cell table:formula="of:=IF([.G124]-[.D124] &lt; 0; [.G124]; [.G124]-[.D124])" office:value-type="float" office:value="56408" calcext:value-type="float">
            <text:p>56408</text:p>
          </table:table-cell>
          <table:table-cell table:formula="of:=IF([.H124]=[.G1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WEEKDAY([.B125])" office:value-type="float" office:value="3" calcext:value-type="float">
            <text:p>3</text:p>
          </table:table-cell>
          <table:table-cell table:formula="of:=IF([.E124]&lt;&gt;[.E125]; IF(OR([.E125]=7; [.E125]=1); 5000; [.$M$2]); 0)" office:value-type="float" office:value="0" calcext:value-type="float">
            <text:p>0</text:p>
          </table:table-cell>
          <table:table-cell table:formula="of:=[.H124]+[.F125]" office:value-type="float" office:value="56408" calcext:value-type="float">
            <text:p>56408</text:p>
          </table:table-cell>
          <table:table-cell table:formula="of:=IF([.G125]-[.D125] &lt; 0; [.G125]; [.G125]-[.D125])" office:value-type="float" office:value="54898" calcext:value-type="float">
            <text:p>54898</text:p>
          </table:table-cell>
          <table:table-cell table:formula="of:=IF([.H125]=[.G1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WEEKDAY([.B126])" office:value-type="float" office:value="4" calcext:value-type="float">
            <text:p>4</text:p>
          </table:table-cell>
          <table:table-cell table:formula="of:=IF([.E125]&lt;&gt;[.E126]; IF(OR([.E126]=7; [.E126]=1); 5000; [.$M$2]); 0)" office:value-type="float" office:value="13179" calcext:value-type="float">
            <text:p>13179</text:p>
          </table:table-cell>
          <table:table-cell table:formula="of:=[.H125]+[.F126]" office:value-type="float" office:value="68077" calcext:value-type="float">
            <text:p>68077</text:p>
          </table:table-cell>
          <table:table-cell table:formula="of:=IF([.G126]-[.D126] &lt; 0; [.G126]; [.G126]-[.D126])" office:value-type="float" office:value="61227" calcext:value-type="float">
            <text:p>61227</text:p>
          </table:table-cell>
          <table:table-cell table:formula="of:=IF([.H126]=[.G1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WEEKDAY([.B127])" office:value-type="float" office:value="5" calcext:value-type="float">
            <text:p>5</text:p>
          </table:table-cell>
          <table:table-cell table:formula="of:=IF([.E126]&lt;&gt;[.E127]; IF(OR([.E127]=7; [.E127]=1); 5000; [.$M$2]); 0)" office:value-type="float" office:value="13179" calcext:value-type="float">
            <text:p>13179</text:p>
          </table:table-cell>
          <table:table-cell table:formula="of:=[.H126]+[.F127]" office:value-type="float" office:value="74406" calcext:value-type="float">
            <text:p>74406</text:p>
          </table:table-cell>
          <table:table-cell table:formula="of:=IF([.G127]-[.D127] &lt; 0; [.G127]; [.G127]-[.D127])" office:value-type="float" office:value="68196" calcext:value-type="float">
            <text:p>68196</text:p>
          </table:table-cell>
          <table:table-cell table:formula="of:=IF([.H127]=[.G1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WEEKDAY([.B128])" office:value-type="float" office:value="6" calcext:value-type="float">
            <text:p>6</text:p>
          </table:table-cell>
          <table:table-cell table:formula="of:=IF([.E127]&lt;&gt;[.E128]; IF(OR([.E128]=7; [.E128]=1); 5000; [.$M$2]); 0)" office:value-type="float" office:value="13179" calcext:value-type="float">
            <text:p>13179</text:p>
          </table:table-cell>
          <table:table-cell table:formula="of:=[.H127]+[.F128]" office:value-type="float" office:value="81375" calcext:value-type="float">
            <text:p>81375</text:p>
          </table:table-cell>
          <table:table-cell table:formula="of:=IF([.G128]-[.D128] &lt; 0; [.G128]; [.G128]-[.D128])" office:value-type="float" office:value="78035" calcext:value-type="float">
            <text:p>78035</text:p>
          </table:table-cell>
          <table:table-cell table:formula="of:=IF([.H128]=[.G1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formula="of:=WEEKDAY([.B129])" office:value-type="float" office:value="6" calcext:value-type="float">
            <text:p>6</text:p>
          </table:table-cell>
          <table:table-cell table:formula="of:=IF([.E128]&lt;&gt;[.E129]; IF(OR([.E129]=7; [.E129]=1); 5000; [.$M$2]); 0)" office:value-type="float" office:value="0" calcext:value-type="float">
            <text:p>0</text:p>
          </table:table-cell>
          <table:table-cell table:formula="of:=[.H128]+[.F129]" office:value-type="float" office:value="78035" calcext:value-type="float">
            <text:p>78035</text:p>
          </table:table-cell>
          <table:table-cell table:formula="of:=IF([.G129]-[.D129] &lt; 0; [.G129]; [.G129]-[.D129])" office:value-type="float" office:value="74585" calcext:value-type="float">
            <text:p>74585</text:p>
          </table:table-cell>
          <table:table-cell table:formula="of:=IF([.H129]=[.G1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formula="of:=WEEKDAY([.B130])" office:value-type="float" office:value="7" calcext:value-type="float">
            <text:p>7</text:p>
          </table:table-cell>
          <table:table-cell table:formula="of:=IF([.E129]&lt;&gt;[.E130]; IF(OR([.E130]=7; [.E130]=1); 5000; [.$M$2]); 0)" office:value-type="float" office:value="5000" calcext:value-type="float">
            <text:p>5000</text:p>
          </table:table-cell>
          <table:table-cell table:formula="of:=[.H129]+[.F130]" office:value-type="float" office:value="79585" calcext:value-type="float">
            <text:p>79585</text:p>
          </table:table-cell>
          <table:table-cell table:formula="of:=IF([.G130]-[.D130] &lt; 0; [.G130]; [.G130]-[.D130])" office:value-type="float" office:value="76315" calcext:value-type="float">
            <text:p>76315</text:p>
          </table:table-cell>
          <table:table-cell table:formula="of:=IF([.H130]=[.G1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formula="of:=WEEKDAY([.B131])" office:value-type="float" office:value="7" calcext:value-type="float">
            <text:p>7</text:p>
          </table:table-cell>
          <table:table-cell table:formula="of:=IF([.E130]&lt;&gt;[.E131]; IF(OR([.E131]=7; [.E131]=1); 5000; [.$M$2]); 0)" office:value-type="float" office:value="0" calcext:value-type="float">
            <text:p>0</text:p>
          </table:table-cell>
          <table:table-cell table:formula="of:=[.H130]+[.F131]" office:value-type="float" office:value="76315" calcext:value-type="float">
            <text:p>76315</text:p>
          </table:table-cell>
          <table:table-cell table:formula="of:=IF([.G131]-[.D131] &lt; 0; [.G131]; [.G131]-[.D131])" office:value-type="float" office:value="72735" calcext:value-type="float">
            <text:p>72735</text:p>
          </table:table-cell>
          <table:table-cell table:formula="of:=IF([.H131]=[.G1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formula="of:=WEEKDAY([.B132])" office:value-type="float" office:value="7" calcext:value-type="float">
            <text:p>7</text:p>
          </table:table-cell>
          <table:table-cell table:formula="of:=IF([.E131]&lt;&gt;[.E132]; IF(OR([.E132]=7; [.E132]=1); 5000; [.$M$2]); 0)" office:value-type="float" office:value="0" calcext:value-type="float">
            <text:p>0</text:p>
          </table:table-cell>
          <table:table-cell table:formula="of:=[.H131]+[.F132]" office:value-type="float" office:value="72735" calcext:value-type="float">
            <text:p>72735</text:p>
          </table:table-cell>
          <table:table-cell table:formula="of:=IF([.G132]-[.D132] &lt; 0; [.G132]; [.G132]-[.D132])" office:value-type="float" office:value="63175" calcext:value-type="float">
            <text:p>63175</text:p>
          </table:table-cell>
          <table:table-cell table:formula="of:=IF([.H132]=[.G1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WEEKDAY([.B133])" office:value-type="float" office:value="1" calcext:value-type="float">
            <text:p>1</text:p>
          </table:table-cell>
          <table:table-cell table:formula="of:=IF([.E132]&lt;&gt;[.E133]; IF(OR([.E133]=7; [.E133]=1); 5000; [.$M$2]); 0)" office:value-type="float" office:value="5000" calcext:value-type="float">
            <text:p>5000</text:p>
          </table:table-cell>
          <table:table-cell table:formula="of:=[.H132]+[.F133]" office:value-type="float" office:value="68175" calcext:value-type="float">
            <text:p>68175</text:p>
          </table:table-cell>
          <table:table-cell table:formula="of:=IF([.G133]-[.D133] &lt; 0; [.G133]; [.G133]-[.D133])" office:value-type="float" office:value="62865" calcext:value-type="float">
            <text:p>62865</text:p>
          </table:table-cell>
          <table:table-cell table:formula="of:=IF([.H133]=[.G1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WEEKDAY([.B134])" office:value-type="float" office:value="2" calcext:value-type="float">
            <text:p>2</text:p>
          </table:table-cell>
          <table:table-cell table:formula="of:=IF([.E133]&lt;&gt;[.E134]; IF(OR([.E134]=7; [.E134]=1); 5000; [.$M$2]); 0)" office:value-type="float" office:value="13179" calcext:value-type="float">
            <text:p>13179</text:p>
          </table:table-cell>
          <table:table-cell table:formula="of:=[.H133]+[.F134]" office:value-type="float" office:value="76044" calcext:value-type="float">
            <text:p>76044</text:p>
          </table:table-cell>
          <table:table-cell table:formula="of:=IF([.G134]-[.D134] &lt; 0; [.G134]; [.G134]-[.D134])" office:value-type="float" office:value="66914" calcext:value-type="float">
            <text:p>66914</text:p>
          </table:table-cell>
          <table:table-cell table:formula="of:=IF([.H134]=[.G1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formula="of:=WEEKDAY([.B135])" office:value-type="float" office:value="2" calcext:value-type="float">
            <text:p>2</text:p>
          </table:table-cell>
          <table:table-cell table:formula="of:=IF([.E134]&lt;&gt;[.E135]; IF(OR([.E135]=7; [.E135]=1); 5000; [.$M$2]); 0)" office:value-type="float" office:value="0" calcext:value-type="float">
            <text:p>0</text:p>
          </table:table-cell>
          <table:table-cell table:formula="of:=[.H134]+[.F135]" office:value-type="float" office:value="66914" calcext:value-type="float">
            <text:p>66914</text:p>
          </table:table-cell>
          <table:table-cell table:formula="of:=IF([.G135]-[.D135] &lt; 0; [.G135]; [.G135]-[.D135])" office:value-type="float" office:value="58204" calcext:value-type="float">
            <text:p>58204</text:p>
          </table:table-cell>
          <table:table-cell table:formula="of:=IF([.H135]=[.G1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WEEKDAY([.B136])" office:value-type="float" office:value="3" calcext:value-type="float">
            <text:p>3</text:p>
          </table:table-cell>
          <table:table-cell table:formula="of:=IF([.E135]&lt;&gt;[.E136]; IF(OR([.E136]=7; [.E136]=1); 5000; [.$M$2]); 0)" office:value-type="float" office:value="13179" calcext:value-type="float">
            <text:p>13179</text:p>
          </table:table-cell>
          <table:table-cell table:formula="of:=[.H135]+[.F136]" office:value-type="float" office:value="71383" calcext:value-type="float">
            <text:p>71383</text:p>
          </table:table-cell>
          <table:table-cell table:formula="of:=IF([.G136]-[.D136] &lt; 0; [.G136]; [.G136]-[.D136])" office:value-type="float" office:value="69463" calcext:value-type="float">
            <text:p>69463</text:p>
          </table:table-cell>
          <table:table-cell table:formula="of:=IF([.H136]=[.G1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formula="of:=WEEKDAY([.B137])" office:value-type="float" office:value="3" calcext:value-type="float">
            <text:p>3</text:p>
          </table:table-cell>
          <table:table-cell table:formula="of:=IF([.E136]&lt;&gt;[.E137]; IF(OR([.E137]=7; [.E137]=1); 5000; [.$M$2]); 0)" office:value-type="float" office:value="0" calcext:value-type="float">
            <text:p>0</text:p>
          </table:table-cell>
          <table:table-cell table:formula="of:=[.H136]+[.F137]" office:value-type="float" office:value="69463" calcext:value-type="float">
            <text:p>69463</text:p>
          </table:table-cell>
          <table:table-cell table:formula="of:=IF([.G137]-[.D137] &lt; 0; [.G137]; [.G137]-[.D137])" office:value-type="float" office:value="65133" calcext:value-type="float">
            <text:p>65133</text:p>
          </table:table-cell>
          <table:table-cell table:formula="of:=IF([.H137]=[.G1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WEEKDAY([.B138])" office:value-type="float" office:value="4" calcext:value-type="float">
            <text:p>4</text:p>
          </table:table-cell>
          <table:table-cell table:formula="of:=IF([.E137]&lt;&gt;[.E138]; IF(OR([.E138]=7; [.E138]=1); 5000; [.$M$2]); 0)" office:value-type="float" office:value="13179" calcext:value-type="float">
            <text:p>13179</text:p>
          </table:table-cell>
          <table:table-cell table:formula="of:=[.H137]+[.F138]" office:value-type="float" office:value="78312" calcext:value-type="float">
            <text:p>78312</text:p>
          </table:table-cell>
          <table:table-cell table:formula="of:=IF([.G138]-[.D138] &lt; 0; [.G138]; [.G138]-[.D138])" office:value-type="float" office:value="72302" calcext:value-type="float">
            <text:p>72302</text:p>
          </table:table-cell>
          <table:table-cell table:formula="of:=IF([.H138]=[.G1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WEEKDAY([.B139])" office:value-type="float" office:value="4" calcext:value-type="float">
            <text:p>4</text:p>
          </table:table-cell>
          <table:table-cell table:formula="of:=IF([.E138]&lt;&gt;[.E139]; IF(OR([.E139]=7; [.E139]=1); 5000; [.$M$2]); 0)" office:value-type="float" office:value="0" calcext:value-type="float">
            <text:p>0</text:p>
          </table:table-cell>
          <table:table-cell table:formula="of:=[.H138]+[.F139]" office:value-type="float" office:value="72302" calcext:value-type="float">
            <text:p>72302</text:p>
          </table:table-cell>
          <table:table-cell table:formula="of:=IF([.G139]-[.D139] &lt; 0; [.G139]; [.G139]-[.D139])" office:value-type="float" office:value="63622" calcext:value-type="float">
            <text:p>63622</text:p>
          </table:table-cell>
          <table:table-cell table:formula="of:=IF([.H139]=[.G1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WEEKDAY([.B140])" office:value-type="float" office:value="4" calcext:value-type="float">
            <text:p>4</text:p>
          </table:table-cell>
          <table:table-cell table:formula="of:=IF([.E139]&lt;&gt;[.E140]; IF(OR([.E140]=7; [.E140]=1); 5000; [.$M$2]); 0)" office:value-type="float" office:value="0" calcext:value-type="float">
            <text:p>0</text:p>
          </table:table-cell>
          <table:table-cell table:formula="of:=[.H139]+[.F140]" office:value-type="float" office:value="63622" calcext:value-type="float">
            <text:p>63622</text:p>
          </table:table-cell>
          <table:table-cell table:formula="of:=IF([.G140]-[.D140] &lt; 0; [.G140]; [.G140]-[.D140])" office:value-type="float" office:value="56672" calcext:value-type="float">
            <text:p>56672</text:p>
          </table:table-cell>
          <table:table-cell table:formula="of:=IF([.H140]=[.G1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03/11/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formula="of:=WEEKDAY([.B141])" office:value-type="float" office:value="5" calcext:value-type="float">
            <text:p>5</text:p>
          </table:table-cell>
          <table:table-cell table:formula="of:=IF([.E140]&lt;&gt;[.E141]; IF(OR([.E141]=7; [.E141]=1); 5000; [.$M$2]); 0)" office:value-type="float" office:value="13179" calcext:value-type="float">
            <text:p>13179</text:p>
          </table:table-cell>
          <table:table-cell table:formula="of:=[.H140]+[.F141]" office:value-type="float" office:value="69851" calcext:value-type="float">
            <text:p>69851</text:p>
          </table:table-cell>
          <table:table-cell table:formula="of:=IF([.G141]-[.D141] &lt; 0; [.G141]; [.G141]-[.D141])" office:value-type="float" office:value="66571" calcext:value-type="float">
            <text:p>66571</text:p>
          </table:table-cell>
          <table:table-cell table:formula="of:=IF([.H141]=[.G1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formula="of:=WEEKDAY([.B142])" office:value-type="float" office:value="6" calcext:value-type="float">
            <text:p>6</text:p>
          </table:table-cell>
          <table:table-cell table:formula="of:=IF([.E141]&lt;&gt;[.E142]; IF(OR([.E142]=7; [.E142]=1); 5000; [.$M$2]); 0)" office:value-type="float" office:value="13179" calcext:value-type="float">
            <text:p>13179</text:p>
          </table:table-cell>
          <table:table-cell table:formula="of:=[.H141]+[.F142]" office:value-type="float" office:value="79750" calcext:value-type="float">
            <text:p>79750</text:p>
          </table:table-cell>
          <table:table-cell table:formula="of:=IF([.G142]-[.D142] &lt; 0; [.G142]; [.G142]-[.D142])" office:value-type="float" office:value="70160" calcext:value-type="float">
            <text:p>70160</text:p>
          </table:table-cell>
          <table:table-cell table:formula="of:=IF([.H142]=[.G1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WEEKDAY([.B143])" office:value-type="float" office:value="6" calcext:value-type="float">
            <text:p>6</text:p>
          </table:table-cell>
          <table:table-cell table:formula="of:=IF([.E142]&lt;&gt;[.E143]; IF(OR([.E143]=7; [.E143]=1); 5000; [.$M$2]); 0)" office:value-type="float" office:value="0" calcext:value-type="float">
            <text:p>0</text:p>
          </table:table-cell>
          <table:table-cell table:formula="of:=[.H142]+[.F143]" office:value-type="float" office:value="70160" calcext:value-type="float">
            <text:p>70160</text:p>
          </table:table-cell>
          <table:table-cell table:formula="of:=IF([.G143]-[.D143] &lt; 0; [.G143]; [.G143]-[.D143])" office:value-type="float" office:value="69340" calcext:value-type="float">
            <text:p>69340</text:p>
          </table:table-cell>
          <table:table-cell table:formula="of:=IF([.H143]=[.G1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WEEKDAY([.B144])" office:value-type="float" office:value="7" calcext:value-type="float">
            <text:p>7</text:p>
          </table:table-cell>
          <table:table-cell table:formula="of:=IF([.E143]&lt;&gt;[.E144]; IF(OR([.E144]=7; [.E144]=1); 5000; [.$M$2]); 0)" office:value-type="float" office:value="5000" calcext:value-type="float">
            <text:p>5000</text:p>
          </table:table-cell>
          <table:table-cell table:formula="of:=[.H143]+[.F144]" office:value-type="float" office:value="74340" calcext:value-type="float">
            <text:p>74340</text:p>
          </table:table-cell>
          <table:table-cell table:formula="of:=IF([.G144]-[.D144] &lt; 0; [.G144]; [.G144]-[.D144])" office:value-type="float" office:value="69120" calcext:value-type="float">
            <text:p>69120</text:p>
          </table:table-cell>
          <table:table-cell table:formula="of:=IF([.H144]=[.G1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formula="of:=WEEKDAY([.B145])" office:value-type="float" office:value="1" calcext:value-type="float">
            <text:p>1</text:p>
          </table:table-cell>
          <table:table-cell table:formula="of:=IF([.E144]&lt;&gt;[.E145]; IF(OR([.E145]=7; [.E145]=1); 5000; [.$M$2]); 0)" office:value-type="float" office:value="5000" calcext:value-type="float">
            <text:p>5000</text:p>
          </table:table-cell>
          <table:table-cell table:formula="of:=[.H144]+[.F145]" office:value-type="float" office:value="74120" calcext:value-type="float">
            <text:p>74120</text:p>
          </table:table-cell>
          <table:table-cell table:formula="of:=IF([.G145]-[.D145] &lt; 0; [.G145]; [.G145]-[.D145])" office:value-type="float" office:value="67910" calcext:value-type="float">
            <text:p>67910</text:p>
          </table:table-cell>
          <table:table-cell table:formula="of:=IF([.H145]=[.G1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formula="of:=WEEKDAY([.B146])" office:value-type="float" office:value="1" calcext:value-type="float">
            <text:p>1</text:p>
          </table:table-cell>
          <table:table-cell table:formula="of:=IF([.E145]&lt;&gt;[.E146]; IF(OR([.E146]=7; [.E146]=1); 5000; [.$M$2]); 0)" office:value-type="float" office:value="0" calcext:value-type="float">
            <text:p>0</text:p>
          </table:table-cell>
          <table:table-cell table:formula="of:=[.H145]+[.F146]" office:value-type="float" office:value="67910" calcext:value-type="float">
            <text:p>67910</text:p>
          </table:table-cell>
          <table:table-cell table:formula="of:=IF([.G146]-[.D146] &lt; 0; [.G146]; [.G146]-[.D146])" office:value-type="float" office:value="64730" calcext:value-type="float">
            <text:p>64730</text:p>
          </table:table-cell>
          <table:table-cell table:formula="of:=IF([.H146]=[.G1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WEEKDAY([.B147])" office:value-type="float" office:value="2" calcext:value-type="float">
            <text:p>2</text:p>
          </table:table-cell>
          <table:table-cell table:formula="of:=IF([.E146]&lt;&gt;[.E147]; IF(OR([.E147]=7; [.E147]=1); 5000; [.$M$2]); 0)" office:value-type="float" office:value="13179" calcext:value-type="float">
            <text:p>13179</text:p>
          </table:table-cell>
          <table:table-cell table:formula="of:=[.H146]+[.F147]" office:value-type="float" office:value="77909" calcext:value-type="float">
            <text:p>77909</text:p>
          </table:table-cell>
          <table:table-cell table:formula="of:=IF([.G147]-[.D147] &lt; 0; [.G147]; [.G147]-[.D147])" office:value-type="float" office:value="71049" calcext:value-type="float">
            <text:p>71049</text:p>
          </table:table-cell>
          <table:table-cell table:formula="of:=IF([.H147]=[.G1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WEEKDAY([.B148])" office:value-type="float" office:value="3" calcext:value-type="float">
            <text:p>3</text:p>
          </table:table-cell>
          <table:table-cell table:formula="of:=IF([.E147]&lt;&gt;[.E148]; IF(OR([.E148]=7; [.E148]=1); 5000; [.$M$2]); 0)" office:value-type="float" office:value="13179" calcext:value-type="float">
            <text:p>13179</text:p>
          </table:table-cell>
          <table:table-cell table:formula="of:=[.H147]+[.F148]" office:value-type="float" office:value="84228" calcext:value-type="float">
            <text:p>84228</text:p>
          </table:table-cell>
          <table:table-cell table:formula="of:=IF([.G148]-[.D148] &lt; 0; [.G148]; [.G148]-[.D148])" office:value-type="float" office:value="82208" calcext:value-type="float">
            <text:p>82208</text:p>
          </table:table-cell>
          <table:table-cell table:formula="of:=IF([.H148]=[.G1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formula="of:=WEEKDAY([.B149])" office:value-type="float" office:value="3" calcext:value-type="float">
            <text:p>3</text:p>
          </table:table-cell>
          <table:table-cell table:formula="of:=IF([.E148]&lt;&gt;[.E149]; IF(OR([.E149]=7; [.E149]=1); 5000; [.$M$2]); 0)" office:value-type="float" office:value="0" calcext:value-type="float">
            <text:p>0</text:p>
          </table:table-cell>
          <table:table-cell table:formula="of:=[.H148]+[.F149]" office:value-type="float" office:value="82208" calcext:value-type="float">
            <text:p>82208</text:p>
          </table:table-cell>
          <table:table-cell table:formula="of:=IF([.G149]-[.D149] &lt; 0; [.G149]; [.G149]-[.D149])" office:value-type="float" office:value="78558" calcext:value-type="float">
            <text:p>78558</text:p>
          </table:table-cell>
          <table:table-cell table:formula="of:=IF([.H149]=[.G1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WEEKDAY([.B150])" office:value-type="float" office:value="4" calcext:value-type="float">
            <text:p>4</text:p>
          </table:table-cell>
          <table:table-cell table:formula="of:=IF([.E149]&lt;&gt;[.E150]; IF(OR([.E150]=7; [.E150]=1); 5000; [.$M$2]); 0)" office:value-type="float" office:value="13179" calcext:value-type="float">
            <text:p>13179</text:p>
          </table:table-cell>
          <table:table-cell table:formula="of:=[.H149]+[.F150]" office:value-type="float" office:value="91737" calcext:value-type="float">
            <text:p>91737</text:p>
          </table:table-cell>
          <table:table-cell table:formula="of:=IF([.G150]-[.D150] &lt; 0; [.G150]; [.G150]-[.D150])" office:value-type="float" office:value="82017" calcext:value-type="float">
            <text:p>82017</text:p>
          </table:table-cell>
          <table:table-cell table:formula="of:=IF([.H150]=[.G1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formula="of:=WEEKDAY([.B151])" office:value-type="float" office:value="5" calcext:value-type="float">
            <text:p>5</text:p>
          </table:table-cell>
          <table:table-cell table:formula="of:=IF([.E150]&lt;&gt;[.E151]; IF(OR([.E151]=7; [.E151]=1); 5000; [.$M$2]); 0)" office:value-type="float" office:value="13179" calcext:value-type="float">
            <text:p>13179</text:p>
          </table:table-cell>
          <table:table-cell table:formula="of:=[.H150]+[.F151]" office:value-type="float" office:value="95196" calcext:value-type="float">
            <text:p>95196</text:p>
          </table:table-cell>
          <table:table-cell table:formula="of:=IF([.G151]-[.D151] &lt; 0; [.G151]; [.G151]-[.D151])" office:value-type="float" office:value="87356" calcext:value-type="float">
            <text:p>87356</text:p>
          </table:table-cell>
          <table:table-cell table:formula="of:=IF([.H151]=[.G1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WEEKDAY([.B152])" office:value-type="float" office:value="5" calcext:value-type="float">
            <text:p>5</text:p>
          </table:table-cell>
          <table:table-cell table:formula="of:=IF([.E151]&lt;&gt;[.E152]; IF(OR([.E152]=7; [.E152]=1); 5000; [.$M$2]); 0)" office:value-type="float" office:value="0" calcext:value-type="float">
            <text:p>0</text:p>
          </table:table-cell>
          <table:table-cell table:formula="of:=[.H151]+[.F152]" office:value-type="float" office:value="87356" calcext:value-type="float">
            <text:p>87356</text:p>
          </table:table-cell>
          <table:table-cell table:formula="of:=IF([.G152]-[.D152] &lt; 0; [.G152]; [.G152]-[.D152])" office:value-type="float" office:value="80576" calcext:value-type="float">
            <text:p>80576</text:p>
          </table:table-cell>
          <table:table-cell table:formula="of:=IF([.H152]=[.G1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formula="of:=WEEKDAY([.B153])" office:value-type="float" office:value="5" calcext:value-type="float">
            <text:p>5</text:p>
          </table:table-cell>
          <table:table-cell table:formula="of:=IF([.E152]&lt;&gt;[.E153]; IF(OR([.E153]=7; [.E153]=1); 5000; [.$M$2]); 0)" office:value-type="float" office:value="0" calcext:value-type="float">
            <text:p>0</text:p>
          </table:table-cell>
          <table:table-cell table:formula="of:=[.H152]+[.F153]" office:value-type="float" office:value="80576" calcext:value-type="float">
            <text:p>80576</text:p>
          </table:table-cell>
          <table:table-cell table:formula="of:=IF([.G153]-[.D153] &lt; 0; [.G153]; [.G153]-[.D153])" office:value-type="float" office:value="77086" calcext:value-type="float">
            <text:p>77086</text:p>
          </table:table-cell>
          <table:table-cell table:formula="of:=IF([.H153]=[.G1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formula="of:=WEEKDAY([.B154])" office:value-type="float" office:value="5" calcext:value-type="float">
            <text:p>5</text:p>
          </table:table-cell>
          <table:table-cell table:formula="of:=IF([.E153]&lt;&gt;[.E154]; IF(OR([.E154]=7; [.E154]=1); 5000; [.$M$2]); 0)" office:value-type="float" office:value="0" calcext:value-type="float">
            <text:p>0</text:p>
          </table:table-cell>
          <table:table-cell table:formula="of:=[.H153]+[.F154]" office:value-type="float" office:value="77086" calcext:value-type="float">
            <text:p>77086</text:p>
          </table:table-cell>
          <table:table-cell table:formula="of:=IF([.G154]-[.D154] &lt; 0; [.G154]; [.G154]-[.D154])" office:value-type="float" office:value="67106" calcext:value-type="float">
            <text:p>67106</text:p>
          </table:table-cell>
          <table:table-cell table:formula="of:=IF([.H154]=[.G1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formula="of:=WEEKDAY([.B155])" office:value-type="float" office:value="6" calcext:value-type="float">
            <text:p>6</text:p>
          </table:table-cell>
          <table:table-cell table:formula="of:=IF([.E154]&lt;&gt;[.E155]; IF(OR([.E155]=7; [.E155]=1); 5000; [.$M$2]); 0)" office:value-type="float" office:value="13179" calcext:value-type="float">
            <text:p>13179</text:p>
          </table:table-cell>
          <table:table-cell table:formula="of:=[.H154]+[.F155]" office:value-type="float" office:value="80285" calcext:value-type="float">
            <text:p>80285</text:p>
          </table:table-cell>
          <table:table-cell table:formula="of:=IF([.G155]-[.D155] &lt; 0; [.G155]; [.G155]-[.D155])" office:value-type="float" office:value="72435" calcext:value-type="float">
            <text:p>72435</text:p>
          </table:table-cell>
          <table:table-cell table:formula="of:=IF([.H155]=[.G1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formula="of:=WEEKDAY([.B156])" office:value-type="float" office:value="6" calcext:value-type="float">
            <text:p>6</text:p>
          </table:table-cell>
          <table:table-cell table:formula="of:=IF([.E155]&lt;&gt;[.E156]; IF(OR([.E156]=7; [.E156]=1); 5000; [.$M$2]); 0)" office:value-type="float" office:value="0" calcext:value-type="float">
            <text:p>0</text:p>
          </table:table-cell>
          <table:table-cell table:formula="of:=[.H155]+[.F156]" office:value-type="float" office:value="72435" calcext:value-type="float">
            <text:p>72435</text:p>
          </table:table-cell>
          <table:table-cell table:formula="of:=IF([.G156]-[.D156] &lt; 0; [.G156]; [.G156]-[.D156])" office:value-type="float" office:value="62665" calcext:value-type="float">
            <text:p>62665</text:p>
          </table:table-cell>
          <table:table-cell table:formula="of:=IF([.H156]=[.G1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formula="of:=WEEKDAY([.B157])" office:value-type="float" office:value="7" calcext:value-type="float">
            <text:p>7</text:p>
          </table:table-cell>
          <table:table-cell table:formula="of:=IF([.E156]&lt;&gt;[.E157]; IF(OR([.E157]=7; [.E157]=1); 5000; [.$M$2]); 0)" office:value-type="float" office:value="5000" calcext:value-type="float">
            <text:p>5000</text:p>
          </table:table-cell>
          <table:table-cell table:formula="of:=[.H156]+[.F157]" office:value-type="float" office:value="67665" calcext:value-type="float">
            <text:p>67665</text:p>
          </table:table-cell>
          <table:table-cell table:formula="of:=IF([.G157]-[.D157] &lt; 0; [.G157]; [.G157]-[.D157])" office:value-type="float" office:value="66915" calcext:value-type="float">
            <text:p>66915</text:p>
          </table:table-cell>
          <table:table-cell table:formula="of:=IF([.H157]=[.G1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WEEKDAY([.B158])" office:value-type="float" office:value="7" calcext:value-type="float">
            <text:p>7</text:p>
          </table:table-cell>
          <table:table-cell table:formula="of:=IF([.E157]&lt;&gt;[.E158]; IF(OR([.E158]=7; [.E158]=1); 5000; [.$M$2]); 0)" office:value-type="float" office:value="0" calcext:value-type="float">
            <text:p>0</text:p>
          </table:table-cell>
          <table:table-cell table:formula="of:=[.H157]+[.F158]" office:value-type="float" office:value="66915" calcext:value-type="float">
            <text:p>66915</text:p>
          </table:table-cell>
          <table:table-cell table:formula="of:=IF([.G158]-[.D158] &lt; 0; [.G158]; [.G158]-[.D158])" office:value-type="float" office:value="58015" calcext:value-type="float">
            <text:p>58015</text:p>
          </table:table-cell>
          <table:table-cell table:formula="of:=IF([.H158]=[.G1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WEEKDAY([.B159])" office:value-type="float" office:value="7" calcext:value-type="float">
            <text:p>7</text:p>
          </table:table-cell>
          <table:table-cell table:formula="of:=IF([.E158]&lt;&gt;[.E159]; IF(OR([.E159]=7; [.E159]=1); 5000; [.$M$2]); 0)" office:value-type="float" office:value="0" calcext:value-type="float">
            <text:p>0</text:p>
          </table:table-cell>
          <table:table-cell table:formula="of:=[.H158]+[.F159]" office:value-type="float" office:value="58015" calcext:value-type="float">
            <text:p>58015</text:p>
          </table:table-cell>
          <table:table-cell table:formula="of:=IF([.G159]-[.D159] &lt; 0; [.G159]; [.G159]-[.D159])" office:value-type="float" office:value="48605" calcext:value-type="float">
            <text:p>48605</text:p>
          </table:table-cell>
          <table:table-cell table:formula="of:=IF([.H159]=[.G1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formula="of:=WEEKDAY([.B160])" office:value-type="float" office:value="1" calcext:value-type="float">
            <text:p>1</text:p>
          </table:table-cell>
          <table:table-cell table:formula="of:=IF([.E159]&lt;&gt;[.E160]; IF(OR([.E160]=7; [.E160]=1); 5000; [.$M$2]); 0)" office:value-type="float" office:value="5000" calcext:value-type="float">
            <text:p>5000</text:p>
          </table:table-cell>
          <table:table-cell table:formula="of:=[.H159]+[.F160]" office:value-type="float" office:value="53605" calcext:value-type="float">
            <text:p>53605</text:p>
          </table:table-cell>
          <table:table-cell table:formula="of:=IF([.G160]-[.D160] &lt; 0; [.G160]; [.G160]-[.D160])" office:value-type="float" office:value="44295" calcext:value-type="float">
            <text:p>44295</text:p>
          </table:table-cell>
          <table:table-cell table:formula="of:=IF([.H160]=[.G1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WEEKDAY([.B161])" office:value-type="float" office:value="1" calcext:value-type="float">
            <text:p>1</text:p>
          </table:table-cell>
          <table:table-cell table:formula="of:=IF([.E160]&lt;&gt;[.E161]; IF(OR([.E161]=7; [.E161]=1); 5000; [.$M$2]); 0)" office:value-type="float" office:value="0" calcext:value-type="float">
            <text:p>0</text:p>
          </table:table-cell>
          <table:table-cell table:formula="of:=[.H160]+[.F161]" office:value-type="float" office:value="44295" calcext:value-type="float">
            <text:p>44295</text:p>
          </table:table-cell>
          <table:table-cell table:formula="of:=IF([.G161]-[.D161] &lt; 0; [.G161]; [.G161]-[.D161])" office:value-type="float" office:value="41815" calcext:value-type="float">
            <text:p>41815</text:p>
          </table:table-cell>
          <table:table-cell table:formula="of:=IF([.H161]=[.G1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WEEKDAY([.B162])" office:value-type="float" office:value="1" calcext:value-type="float">
            <text:p>1</text:p>
          </table:table-cell>
          <table:table-cell table:formula="of:=IF([.E161]&lt;&gt;[.E162]; IF(OR([.E162]=7; [.E162]=1); 5000; [.$M$2]); 0)" office:value-type="float" office:value="0" calcext:value-type="float">
            <text:p>0</text:p>
          </table:table-cell>
          <table:table-cell table:formula="of:=[.H161]+[.F162]" office:value-type="float" office:value="41815" calcext:value-type="float">
            <text:p>41815</text:p>
          </table:table-cell>
          <table:table-cell table:formula="of:=IF([.G162]-[.D162] &lt; 0; [.G162]; [.G162]-[.D162])" office:value-type="float" office:value="40075" calcext:value-type="float">
            <text:p>40075</text:p>
          </table:table-cell>
          <table:table-cell table:formula="of:=IF([.H162]=[.G1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WEEKDAY([.B163])" office:value-type="float" office:value="2" calcext:value-type="float">
            <text:p>2</text:p>
          </table:table-cell>
          <table:table-cell table:formula="of:=IF([.E162]&lt;&gt;[.E163]; IF(OR([.E163]=7; [.E163]=1); 5000; [.$M$2]); 0)" office:value-type="float" office:value="13179" calcext:value-type="float">
            <text:p>13179</text:p>
          </table:table-cell>
          <table:table-cell table:formula="of:=[.H162]+[.F163]" office:value-type="float" office:value="53254" calcext:value-type="float">
            <text:p>53254</text:p>
          </table:table-cell>
          <table:table-cell table:formula="of:=IF([.G163]-[.D163] &lt; 0; [.G163]; [.G163]-[.D163])" office:value-type="float" office:value="52394" calcext:value-type="float">
            <text:p>52394</text:p>
          </table:table-cell>
          <table:table-cell table:formula="of:=IF([.H163]=[.G1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formula="of:=WEEKDAY([.B164])" office:value-type="float" office:value="3" calcext:value-type="float">
            <text:p>3</text:p>
          </table:table-cell>
          <table:table-cell table:formula="of:=IF([.E163]&lt;&gt;[.E164]; IF(OR([.E164]=7; [.E164]=1); 5000; [.$M$2]); 0)" office:value-type="float" office:value="13179" calcext:value-type="float">
            <text:p>13179</text:p>
          </table:table-cell>
          <table:table-cell table:formula="of:=[.H163]+[.F164]" office:value-type="float" office:value="65573" calcext:value-type="float">
            <text:p>65573</text:p>
          </table:table-cell>
          <table:table-cell table:formula="of:=IF([.G164]-[.D164] &lt; 0; [.G164]; [.G164]-[.D164])" office:value-type="float" office:value="63743" calcext:value-type="float">
            <text:p>63743</text:p>
          </table:table-cell>
          <table:table-cell table:formula="of:=IF([.H164]=[.G1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formula="of:=WEEKDAY([.B165])" office:value-type="float" office:value="4" calcext:value-type="float">
            <text:p>4</text:p>
          </table:table-cell>
          <table:table-cell table:formula="of:=IF([.E164]&lt;&gt;[.E165]; IF(OR([.E165]=7; [.E165]=1); 5000; [.$M$2]); 0)" office:value-type="float" office:value="13179" calcext:value-type="float">
            <text:p>13179</text:p>
          </table:table-cell>
          <table:table-cell table:formula="of:=[.H164]+[.F165]" office:value-type="float" office:value="76922" calcext:value-type="float">
            <text:p>76922</text:p>
          </table:table-cell>
          <table:table-cell table:formula="of:=IF([.G165]-[.D165] &lt; 0; [.G165]; [.G165]-[.D165])" office:value-type="float" office:value="75152" calcext:value-type="float">
            <text:p>75152</text:p>
          </table:table-cell>
          <table:table-cell table:formula="of:=IF([.H165]=[.G1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formula="of:=WEEKDAY([.B166])" office:value-type="float" office:value="4" calcext:value-type="float">
            <text:p>4</text:p>
          </table:table-cell>
          <table:table-cell table:formula="of:=IF([.E165]&lt;&gt;[.E166]; IF(OR([.E166]=7; [.E166]=1); 5000; [.$M$2]); 0)" office:value-type="float" office:value="0" calcext:value-type="float">
            <text:p>0</text:p>
          </table:table-cell>
          <table:table-cell table:formula="of:=[.H165]+[.F166]" office:value-type="float" office:value="75152" calcext:value-type="float">
            <text:p>75152</text:p>
          </table:table-cell>
          <table:table-cell table:formula="of:=IF([.G166]-[.D166] &lt; 0; [.G166]; [.G166]-[.D166])" office:value-type="float" office:value="67322" calcext:value-type="float">
            <text:p>67322</text:p>
          </table:table-cell>
          <table:table-cell table:formula="of:=IF([.H166]=[.G1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WEEKDAY([.B167])" office:value-type="float" office:value="4" calcext:value-type="float">
            <text:p>4</text:p>
          </table:table-cell>
          <table:table-cell table:formula="of:=IF([.E166]&lt;&gt;[.E167]; IF(OR([.E167]=7; [.E167]=1); 5000; [.$M$2]); 0)" office:value-type="float" office:value="0" calcext:value-type="float">
            <text:p>0</text:p>
          </table:table-cell>
          <table:table-cell table:formula="of:=[.H166]+[.F167]" office:value-type="float" office:value="67322" calcext:value-type="float">
            <text:p>67322</text:p>
          </table:table-cell>
          <table:table-cell table:formula="of:=IF([.G167]-[.D167] &lt; 0; [.G167]; [.G167]-[.D167])" office:value-type="float" office:value="59022" calcext:value-type="float">
            <text:p>59022</text:p>
          </table:table-cell>
          <table:table-cell table:formula="of:=IF([.H167]=[.G1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formula="of:=WEEKDAY([.B168])" office:value-type="float" office:value="5" calcext:value-type="float">
            <text:p>5</text:p>
          </table:table-cell>
          <table:table-cell table:formula="of:=IF([.E167]&lt;&gt;[.E168]; IF(OR([.E168]=7; [.E168]=1); 5000; [.$M$2]); 0)" office:value-type="float" office:value="13179" calcext:value-type="float">
            <text:p>13179</text:p>
          </table:table-cell>
          <table:table-cell table:formula="of:=[.H167]+[.F168]" office:value-type="float" office:value="72201" calcext:value-type="float">
            <text:p>72201</text:p>
          </table:table-cell>
          <table:table-cell table:formula="of:=IF([.G168]-[.D168] &lt; 0; [.G168]; [.G168]-[.D168])" office:value-type="float" office:value="71151" calcext:value-type="float">
            <text:p>71151</text:p>
          </table:table-cell>
          <table:table-cell table:formula="of:=IF([.H168]=[.G1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formula="of:=WEEKDAY([.B169])" office:value-type="float" office:value="5" calcext:value-type="float">
            <text:p>5</text:p>
          </table:table-cell>
          <table:table-cell table:formula="of:=IF([.E168]&lt;&gt;[.E169]; IF(OR([.E169]=7; [.E169]=1); 5000; [.$M$2]); 0)" office:value-type="float" office:value="0" calcext:value-type="float">
            <text:p>0</text:p>
          </table:table-cell>
          <table:table-cell table:formula="of:=[.H168]+[.F169]" office:value-type="float" office:value="71151" calcext:value-type="float">
            <text:p>71151</text:p>
          </table:table-cell>
          <table:table-cell table:formula="of:=IF([.G169]-[.D169] &lt; 0; [.G169]; [.G169]-[.D169])" office:value-type="float" office:value="66001" calcext:value-type="float">
            <text:p>66001</text:p>
          </table:table-cell>
          <table:table-cell table:formula="of:=IF([.H169]=[.G1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formula="of:=WEEKDAY([.B170])" office:value-type="float" office:value="5" calcext:value-type="float">
            <text:p>5</text:p>
          </table:table-cell>
          <table:table-cell table:formula="of:=IF([.E169]&lt;&gt;[.E170]; IF(OR([.E170]=7; [.E170]=1); 5000; [.$M$2]); 0)" office:value-type="float" office:value="0" calcext:value-type="float">
            <text:p>0</text:p>
          </table:table-cell>
          <table:table-cell table:formula="of:=[.H169]+[.F170]" office:value-type="float" office:value="66001" calcext:value-type="float">
            <text:p>66001</text:p>
          </table:table-cell>
          <table:table-cell table:formula="of:=IF([.G170]-[.D170] &lt; 0; [.G170]; [.G170]-[.D170])" office:value-type="float" office:value="59141" calcext:value-type="float">
            <text:p>59141</text:p>
          </table:table-cell>
          <table:table-cell table:formula="of:=IF([.H170]=[.G1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WEEKDAY([.B171])" office:value-type="float" office:value="6" calcext:value-type="float">
            <text:p>6</text:p>
          </table:table-cell>
          <table:table-cell table:formula="of:=IF([.E170]&lt;&gt;[.E171]; IF(OR([.E171]=7; [.E171]=1); 5000; [.$M$2]); 0)" office:value-type="float" office:value="13179" calcext:value-type="float">
            <text:p>13179</text:p>
          </table:table-cell>
          <table:table-cell table:formula="of:=[.H170]+[.F171]" office:value-type="float" office:value="72320" calcext:value-type="float">
            <text:p>72320</text:p>
          </table:table-cell>
          <table:table-cell table:formula="of:=IF([.G171]-[.D171] &lt; 0; [.G171]; [.G171]-[.D171])" office:value-type="float" office:value="71020" calcext:value-type="float">
            <text:p>71020</text:p>
          </table:table-cell>
          <table:table-cell table:formula="of:=IF([.H171]=[.G1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formula="of:=WEEKDAY([.B172])" office:value-type="float" office:value="6" calcext:value-type="float">
            <text:p>6</text:p>
          </table:table-cell>
          <table:table-cell table:formula="of:=IF([.E171]&lt;&gt;[.E172]; IF(OR([.E172]=7; [.E172]=1); 5000; [.$M$2]); 0)" office:value-type="float" office:value="0" calcext:value-type="float">
            <text:p>0</text:p>
          </table:table-cell>
          <table:table-cell table:formula="of:=[.H171]+[.F172]" office:value-type="float" office:value="71020" calcext:value-type="float">
            <text:p>71020</text:p>
          </table:table-cell>
          <table:table-cell table:formula="of:=IF([.G172]-[.D172] &lt; 0; [.G172]; [.G172]-[.D172])" office:value-type="float" office:value="62220" calcext:value-type="float">
            <text:p>62220</text:p>
          </table:table-cell>
          <table:table-cell table:formula="of:=IF([.H172]=[.G1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03/27/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formula="of:=WEEKDAY([.B173])" office:value-type="float" office:value="7" calcext:value-type="float">
            <text:p>7</text:p>
          </table:table-cell>
          <table:table-cell table:formula="of:=IF([.E172]&lt;&gt;[.E173]; IF(OR([.E173]=7; [.E173]=1); 5000; [.$M$2]); 0)" office:value-type="float" office:value="5000" calcext:value-type="float">
            <text:p>5000</text:p>
          </table:table-cell>
          <table:table-cell table:formula="of:=[.H172]+[.F173]" office:value-type="float" office:value="67220" calcext:value-type="float">
            <text:p>67220</text:p>
          </table:table-cell>
          <table:table-cell table:formula="of:=IF([.G173]-[.D173] &lt; 0; [.G173]; [.G173]-[.D173])" office:value-type="float" office:value="65970" calcext:value-type="float">
            <text:p>65970</text:p>
          </table:table-cell>
          <table:table-cell table:formula="of:=IF([.H173]=[.G1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formula="of:=WEEKDAY([.B174])" office:value-type="float" office:value="1" calcext:value-type="float">
            <text:p>1</text:p>
          </table:table-cell>
          <table:table-cell table:formula="of:=IF([.E173]&lt;&gt;[.E174]; IF(OR([.E174]=7; [.E174]=1); 5000; [.$M$2]); 0)" office:value-type="float" office:value="5000" calcext:value-type="float">
            <text:p>5000</text:p>
          </table:table-cell>
          <table:table-cell table:formula="of:=[.H173]+[.F174]" office:value-type="float" office:value="70970" calcext:value-type="float">
            <text:p>70970</text:p>
          </table:table-cell>
          <table:table-cell table:formula="of:=IF([.G174]-[.D174] &lt; 0; [.G174]; [.G174]-[.D174])" office:value-type="float" office:value="67060" calcext:value-type="float">
            <text:p>67060</text:p>
          </table:table-cell>
          <table:table-cell table:formula="of:=IF([.H174]=[.G1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WEEKDAY([.B175])" office:value-type="float" office:value="1" calcext:value-type="float">
            <text:p>1</text:p>
          </table:table-cell>
          <table:table-cell table:formula="of:=IF([.E174]&lt;&gt;[.E175]; IF(OR([.E175]=7; [.E175]=1); 5000; [.$M$2]); 0)" office:value-type="float" office:value="0" calcext:value-type="float">
            <text:p>0</text:p>
          </table:table-cell>
          <table:table-cell table:formula="of:=[.H174]+[.F175]" office:value-type="float" office:value="67060" calcext:value-type="float">
            <text:p>67060</text:p>
          </table:table-cell>
          <table:table-cell table:formula="of:=IF([.G175]-[.D175] &lt; 0; [.G175]; [.G175]-[.D175])" office:value-type="float" office:value="65600" calcext:value-type="float">
            <text:p>65600</text:p>
          </table:table-cell>
          <table:table-cell table:formula="of:=IF([.H175]=[.G1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formula="of:=WEEKDAY([.B176])" office:value-type="float" office:value="1" calcext:value-type="float">
            <text:p>1</text:p>
          </table:table-cell>
          <table:table-cell table:formula="of:=IF([.E175]&lt;&gt;[.E176]; IF(OR([.E176]=7; [.E176]=1); 5000; [.$M$2]); 0)" office:value-type="float" office:value="0" calcext:value-type="float">
            <text:p>0</text:p>
          </table:table-cell>
          <table:table-cell table:formula="of:=[.H175]+[.F176]" office:value-type="float" office:value="65600" calcext:value-type="float">
            <text:p>65600</text:p>
          </table:table-cell>
          <table:table-cell table:formula="of:=IF([.G176]-[.D176] &lt; 0; [.G176]; [.G176]-[.D176])" office:value-type="float" office:value="59130" calcext:value-type="float">
            <text:p>59130</text:p>
          </table:table-cell>
          <table:table-cell table:formula="of:=IF([.H176]=[.G1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formula="of:=WEEKDAY([.B177])" office:value-type="float" office:value="1" calcext:value-type="float">
            <text:p>1</text:p>
          </table:table-cell>
          <table:table-cell table:formula="of:=IF([.E176]&lt;&gt;[.E177]; IF(OR([.E177]=7; [.E177]=1); 5000; [.$M$2]); 0)" office:value-type="float" office:value="0" calcext:value-type="float">
            <text:p>0</text:p>
          </table:table-cell>
          <table:table-cell table:formula="of:=[.H176]+[.F177]" office:value-type="float" office:value="59130" calcext:value-type="float">
            <text:p>59130</text:p>
          </table:table-cell>
          <table:table-cell table:formula="of:=IF([.G177]-[.D177] &lt; 0; [.G177]; [.G177]-[.D177])" office:value-type="float" office:value="52550" calcext:value-type="float">
            <text:p>52550</text:p>
          </table:table-cell>
          <table:table-cell table:formula="of:=IF([.H177]=[.G1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WEEKDAY([.B178])" office:value-type="float" office:value="2" calcext:value-type="float">
            <text:p>2</text:p>
          </table:table-cell>
          <table:table-cell table:formula="of:=IF([.E177]&lt;&gt;[.E178]; IF(OR([.E178]=7; [.E178]=1); 5000; [.$M$2]); 0)" office:value-type="float" office:value="13179" calcext:value-type="float">
            <text:p>13179</text:p>
          </table:table-cell>
          <table:table-cell table:formula="of:=[.H177]+[.F178]" office:value-type="float" office:value="65729" calcext:value-type="float">
            <text:p>65729</text:p>
          </table:table-cell>
          <table:table-cell table:formula="of:=IF([.G178]-[.D178] &lt; 0; [.G178]; [.G178]-[.D178])" office:value-type="float" office:value="57639" calcext:value-type="float">
            <text:p>57639</text:p>
          </table:table-cell>
          <table:table-cell table:formula="of:=IF([.H178]=[.G1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WEEKDAY([.B179])" office:value-type="float" office:value="3" calcext:value-type="float">
            <text:p>3</text:p>
          </table:table-cell>
          <table:table-cell table:formula="of:=IF([.E178]&lt;&gt;[.E179]; IF(OR([.E179]=7; [.E179]=1); 5000; [.$M$2]); 0)" office:value-type="float" office:value="13179" calcext:value-type="float">
            <text:p>13179</text:p>
          </table:table-cell>
          <table:table-cell table:formula="of:=[.H178]+[.F179]" office:value-type="float" office:value="70818" calcext:value-type="float">
            <text:p>70818</text:p>
          </table:table-cell>
          <table:table-cell table:formula="of:=IF([.G179]-[.D179] &lt; 0; [.G179]; [.G179]-[.D179])" office:value-type="float" office:value="66588" calcext:value-type="float">
            <text:p>66588</text:p>
          </table:table-cell>
          <table:table-cell table:formula="of:=IF([.H179]=[.G1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formula="of:=WEEKDAY([.B180])" office:value-type="float" office:value="4" calcext:value-type="float">
            <text:p>4</text:p>
          </table:table-cell>
          <table:table-cell table:formula="of:=IF([.E179]&lt;&gt;[.E180]; IF(OR([.E180]=7; [.E180]=1); 5000; [.$M$2]); 0)" office:value-type="float" office:value="13179" calcext:value-type="float">
            <text:p>13179</text:p>
          </table:table-cell>
          <table:table-cell table:formula="of:=[.H179]+[.F180]" office:value-type="float" office:value="79767" calcext:value-type="float">
            <text:p>79767</text:p>
          </table:table-cell>
          <table:table-cell table:formula="of:=IF([.G180]-[.D180] &lt; 0; [.G180]; [.G180]-[.D180])" office:value-type="float" office:value="77017" calcext:value-type="float">
            <text:p>77017</text:p>
          </table:table-cell>
          <table:table-cell table:formula="of:=IF([.H180]=[.G1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formula="of:=WEEKDAY([.B181])" office:value-type="float" office:value="4" calcext:value-type="float">
            <text:p>4</text:p>
          </table:table-cell>
          <table:table-cell table:formula="of:=IF([.E180]&lt;&gt;[.E181]; IF(OR([.E181]=7; [.E181]=1); 5000; [.$M$2]); 0)" office:value-type="float" office:value="0" calcext:value-type="float">
            <text:p>0</text:p>
          </table:table-cell>
          <table:table-cell table:formula="of:=[.H180]+[.F181]" office:value-type="float" office:value="77017" calcext:value-type="float">
            <text:p>77017</text:p>
          </table:table-cell>
          <table:table-cell table:formula="of:=IF([.G181]-[.D181] &lt; 0; [.G181]; [.G181]-[.D181])" office:value-type="float" office:value="71357" calcext:value-type="float">
            <text:p>71357</text:p>
          </table:table-cell>
          <table:table-cell table:formula="of:=IF([.H181]=[.G1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WEEKDAY([.B182])" office:value-type="float" office:value="5" calcext:value-type="float">
            <text:p>5</text:p>
          </table:table-cell>
          <table:table-cell table:formula="of:=IF([.E181]&lt;&gt;[.E182]; IF(OR([.E182]=7; [.E182]=1); 5000; [.$M$2]); 0)" office:value-type="float" office:value="13179" calcext:value-type="float">
            <text:p>13179</text:p>
          </table:table-cell>
          <table:table-cell table:formula="of:=[.H181]+[.F182]" office:value-type="float" office:value="84536" calcext:value-type="float">
            <text:p>84536</text:p>
          </table:table-cell>
          <table:table-cell table:formula="of:=IF([.G182]-[.D182] &lt; 0; [.G182]; [.G182]-[.D182])" office:value-type="float" office:value="80996" calcext:value-type="float">
            <text:p>80996</text:p>
          </table:table-cell>
          <table:table-cell table:formula="of:=IF([.H182]=[.G1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WEEKDAY([.B183])" office:value-type="float" office:value="5" calcext:value-type="float">
            <text:p>5</text:p>
          </table:table-cell>
          <table:table-cell table:formula="of:=IF([.E182]&lt;&gt;[.E183]; IF(OR([.E183]=7; [.E183]=1); 5000; [.$M$2]); 0)" office:value-type="float" office:value="0" calcext:value-type="float">
            <text:p>0</text:p>
          </table:table-cell>
          <table:table-cell table:formula="of:=[.H182]+[.F183]" office:value-type="float" office:value="80996" calcext:value-type="float">
            <text:p>80996</text:p>
          </table:table-cell>
          <table:table-cell table:formula="of:=IF([.G183]-[.D183] &lt; 0; [.G183]; [.G183]-[.D183])" office:value-type="float" office:value="78366" calcext:value-type="float">
            <text:p>78366</text:p>
          </table:table-cell>
          <table:table-cell table:formula="of:=IF([.H183]=[.G1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WEEKDAY([.B184])" office:value-type="float" office:value="6" calcext:value-type="float">
            <text:p>6</text:p>
          </table:table-cell>
          <table:table-cell table:formula="of:=IF([.E183]&lt;&gt;[.E184]; IF(OR([.E184]=7; [.E184]=1); 5000; [.$M$2]); 0)" office:value-type="float" office:value="13179" calcext:value-type="float">
            <text:p>13179</text:p>
          </table:table-cell>
          <table:table-cell table:formula="of:=[.H183]+[.F184]" office:value-type="float" office:value="91545" calcext:value-type="float">
            <text:p>91545</text:p>
          </table:table-cell>
          <table:table-cell table:formula="of:=IF([.G184]-[.D184] &lt; 0; [.G184]; [.G184]-[.D184])" office:value-type="float" office:value="90515" calcext:value-type="float">
            <text:p>90515</text:p>
          </table:table-cell>
          <table:table-cell table:formula="of:=IF([.H184]=[.G1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WEEKDAY([.B185])" office:value-type="float" office:value="6" calcext:value-type="float">
            <text:p>6</text:p>
          </table:table-cell>
          <table:table-cell table:formula="of:=IF([.E184]&lt;&gt;[.E185]; IF(OR([.E185]=7; [.E185]=1); 5000; [.$M$2]); 0)" office:value-type="float" office:value="0" calcext:value-type="float">
            <text:p>0</text:p>
          </table:table-cell>
          <table:table-cell table:formula="of:=[.H184]+[.F185]" office:value-type="float" office:value="90515" calcext:value-type="float">
            <text:p>90515</text:p>
          </table:table-cell>
          <table:table-cell table:formula="of:=IF([.G185]-[.D185] &lt; 0; [.G185]; [.G185]-[.D185])" office:value-type="float" office:value="85955" calcext:value-type="float">
            <text:p>85955</text:p>
          </table:table-cell>
          <table:table-cell table:formula="of:=IF([.H185]=[.G1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04/03/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formula="of:=WEEKDAY([.B186])" office:value-type="float" office:value="7" calcext:value-type="float">
            <text:p>7</text:p>
          </table:table-cell>
          <table:table-cell table:formula="of:=IF([.E185]&lt;&gt;[.E186]; IF(OR([.E186]=7; [.E186]=1); 5000; [.$M$2]); 0)" office:value-type="float" office:value="5000" calcext:value-type="float">
            <text:p>5000</text:p>
          </table:table-cell>
          <table:table-cell table:formula="of:=[.H185]+[.F186]" office:value-type="float" office:value="90955" calcext:value-type="float">
            <text:p>90955</text:p>
          </table:table-cell>
          <table:table-cell table:formula="of:=IF([.G186]-[.D186] &lt; 0; [.G186]; [.G186]-[.D186])" office:value-type="float" office:value="84555" calcext:value-type="float">
            <text:p>84555</text:p>
          </table:table-cell>
          <table:table-cell table:formula="of:=IF([.H186]=[.G1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formula="of:=WEEKDAY([.B187])" office:value-type="float" office:value="1" calcext:value-type="float">
            <text:p>1</text:p>
          </table:table-cell>
          <table:table-cell table:formula="of:=IF([.E186]&lt;&gt;[.E187]; IF(OR([.E187]=7; [.E187]=1); 5000; [.$M$2]); 0)" office:value-type="float" office:value="5000" calcext:value-type="float">
            <text:p>5000</text:p>
          </table:table-cell>
          <table:table-cell table:formula="of:=[.H186]+[.F187]" office:value-type="float" office:value="89555" calcext:value-type="float">
            <text:p>89555</text:p>
          </table:table-cell>
          <table:table-cell table:formula="of:=IF([.G187]-[.D187] &lt; 0; [.G187]; [.G187]-[.D187])" office:value-type="float" office:value="86515" calcext:value-type="float">
            <text:p>86515</text:p>
          </table:table-cell>
          <table:table-cell table:formula="of:=IF([.H187]=[.G1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WEEKDAY([.B188])" office:value-type="float" office:value="1" calcext:value-type="float">
            <text:p>1</text:p>
          </table:table-cell>
          <table:table-cell table:formula="of:=IF([.E187]&lt;&gt;[.E188]; IF(OR([.E188]=7; [.E188]=1); 5000; [.$M$2]); 0)" office:value-type="float" office:value="0" calcext:value-type="float">
            <text:p>0</text:p>
          </table:table-cell>
          <table:table-cell table:formula="of:=[.H187]+[.F188]" office:value-type="float" office:value="86515" calcext:value-type="float">
            <text:p>86515</text:p>
          </table:table-cell>
          <table:table-cell table:formula="of:=IF([.G188]-[.D188] &lt; 0; [.G188]; [.G188]-[.D188])" office:value-type="float" office:value="80065" calcext:value-type="float">
            <text:p>80065</text:p>
          </table:table-cell>
          <table:table-cell table:formula="of:=IF([.H188]=[.G1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WEEKDAY([.B189])" office:value-type="float" office:value="2" calcext:value-type="float">
            <text:p>2</text:p>
          </table:table-cell>
          <table:table-cell table:formula="of:=IF([.E188]&lt;&gt;[.E189]; IF(OR([.E189]=7; [.E189]=1); 5000; [.$M$2]); 0)" office:value-type="float" office:value="13179" calcext:value-type="float">
            <text:p>13179</text:p>
          </table:table-cell>
          <table:table-cell table:formula="of:=[.H188]+[.F189]" office:value-type="float" office:value="93244" calcext:value-type="float">
            <text:p>93244</text:p>
          </table:table-cell>
          <table:table-cell table:formula="of:=IF([.G189]-[.D189] &lt; 0; [.G189]; [.G189]-[.D189])" office:value-type="float" office:value="85594" calcext:value-type="float">
            <text:p>85594</text:p>
          </table:table-cell>
          <table:table-cell table:formula="of:=IF([.H189]=[.G1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formula="of:=WEEKDAY([.B190])" office:value-type="float" office:value="3" calcext:value-type="float">
            <text:p>3</text:p>
          </table:table-cell>
          <table:table-cell table:formula="of:=IF([.E189]&lt;&gt;[.E190]; IF(OR([.E190]=7; [.E190]=1); 5000; [.$M$2]); 0)" office:value-type="float" office:value="13179" calcext:value-type="float">
            <text:p>13179</text:p>
          </table:table-cell>
          <table:table-cell table:formula="of:=[.H189]+[.F190]" office:value-type="float" office:value="98773" calcext:value-type="float">
            <text:p>98773</text:p>
          </table:table-cell>
          <table:table-cell table:formula="of:=IF([.G190]-[.D190] &lt; 0; [.G190]; [.G190]-[.D190])" office:value-type="float" office:value="91583" calcext:value-type="float">
            <text:p>91583</text:p>
          </table:table-cell>
          <table:table-cell table:formula="of:=IF([.H190]=[.G1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WEEKDAY([.B191])" office:value-type="float" office:value="3" calcext:value-type="float">
            <text:p>3</text:p>
          </table:table-cell>
          <table:table-cell table:formula="of:=IF([.E190]&lt;&gt;[.E191]; IF(OR([.E191]=7; [.E191]=1); 5000; [.$M$2]); 0)" office:value-type="float" office:value="0" calcext:value-type="float">
            <text:p>0</text:p>
          </table:table-cell>
          <table:table-cell table:formula="of:=[.H190]+[.F191]" office:value-type="float" office:value="91583" calcext:value-type="float">
            <text:p>91583</text:p>
          </table:table-cell>
          <table:table-cell table:formula="of:=IF([.G191]-[.D191] &lt; 0; [.G191]; [.G191]-[.D191])" office:value-type="float" office:value="84483" calcext:value-type="float">
            <text:p>84483</text:p>
          </table:table-cell>
          <table:table-cell table:formula="of:=IF([.H191]=[.G1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formula="of:=WEEKDAY([.B192])" office:value-type="float" office:value="3" calcext:value-type="float">
            <text:p>3</text:p>
          </table:table-cell>
          <table:table-cell table:formula="of:=IF([.E191]&lt;&gt;[.E192]; IF(OR([.E192]=7; [.E192]=1); 5000; [.$M$2]); 0)" office:value-type="float" office:value="0" calcext:value-type="float">
            <text:p>0</text:p>
          </table:table-cell>
          <table:table-cell table:formula="of:=[.H191]+[.F192]" office:value-type="float" office:value="84483" calcext:value-type="float">
            <text:p>84483</text:p>
          </table:table-cell>
          <table:table-cell table:formula="of:=IF([.G192]-[.D192] &lt; 0; [.G192]; [.G192]-[.D192])" office:value-type="float" office:value="75533" calcext:value-type="float">
            <text:p>75533</text:p>
          </table:table-cell>
          <table:table-cell table:formula="of:=IF([.H192]=[.G1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WEEKDAY([.B193])" office:value-type="float" office:value="4" calcext:value-type="float">
            <text:p>4</text:p>
          </table:table-cell>
          <table:table-cell table:formula="of:=IF([.E192]&lt;&gt;[.E193]; IF(OR([.E193]=7; [.E193]=1); 5000; [.$M$2]); 0)" office:value-type="float" office:value="13179" calcext:value-type="float">
            <text:p>13179</text:p>
          </table:table-cell>
          <table:table-cell table:formula="of:=[.H192]+[.F193]" office:value-type="float" office:value="88712" calcext:value-type="float">
            <text:p>88712</text:p>
          </table:table-cell>
          <table:table-cell table:formula="of:=IF([.G193]-[.D193] &lt; 0; [.G193]; [.G193]-[.D193])" office:value-type="float" office:value="81062" calcext:value-type="float">
            <text:p>81062</text:p>
          </table:table-cell>
          <table:table-cell table:formula="of:=IF([.H193]=[.G1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formula="of:=WEEKDAY([.B194])" office:value-type="float" office:value="4" calcext:value-type="float">
            <text:p>4</text:p>
          </table:table-cell>
          <table:table-cell table:formula="of:=IF([.E193]&lt;&gt;[.E194]; IF(OR([.E194]=7; [.E194]=1); 5000; [.$M$2]); 0)" office:value-type="float" office:value="0" calcext:value-type="float">
            <text:p>0</text:p>
          </table:table-cell>
          <table:table-cell table:formula="of:=[.H193]+[.F194]" office:value-type="float" office:value="81062" calcext:value-type="float">
            <text:p>81062</text:p>
          </table:table-cell>
          <table:table-cell table:formula="of:=IF([.G194]-[.D194] &lt; 0; [.G194]; [.G194]-[.D194])" office:value-type="float" office:value="77712" calcext:value-type="float">
            <text:p>77712</text:p>
          </table:table-cell>
          <table:table-cell table:formula="of:=IF([.H194]=[.G1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WEEKDAY([.B195])" office:value-type="float" office:value="5" calcext:value-type="float">
            <text:p>5</text:p>
          </table:table-cell>
          <table:table-cell table:formula="of:=IF([.E194]&lt;&gt;[.E195]; IF(OR([.E195]=7; [.E195]=1); 5000; [.$M$2]); 0)" office:value-type="float" office:value="13179" calcext:value-type="float">
            <text:p>13179</text:p>
          </table:table-cell>
          <table:table-cell table:formula="of:=[.H194]+[.F195]" office:value-type="float" office:value="90891" calcext:value-type="float">
            <text:p>90891</text:p>
          </table:table-cell>
          <table:table-cell table:formula="of:=IF([.G195]-[.D195] &lt; 0; [.G195]; [.G195]-[.D195])" office:value-type="float" office:value="82661" calcext:value-type="float">
            <text:p>82661</text:p>
          </table:table-cell>
          <table:table-cell table:formula="of:=IF([.H195]=[.G1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WEEKDAY([.B196])" office:value-type="float" office:value="5" calcext:value-type="float">
            <text:p>5</text:p>
          </table:table-cell>
          <table:table-cell table:formula="of:=IF([.E195]&lt;&gt;[.E196]; IF(OR([.E196]=7; [.E196]=1); 5000; [.$M$2]); 0)" office:value-type="float" office:value="0" calcext:value-type="float">
            <text:p>0</text:p>
          </table:table-cell>
          <table:table-cell table:formula="of:=[.H195]+[.F196]" office:value-type="float" office:value="82661" calcext:value-type="float">
            <text:p>82661</text:p>
          </table:table-cell>
          <table:table-cell table:formula="of:=IF([.G196]-[.D196] &lt; 0; [.G196]; [.G196]-[.D196])" office:value-type="float" office:value="77801" calcext:value-type="float">
            <text:p>77801</text:p>
          </table:table-cell>
          <table:table-cell table:formula="of:=IF([.H196]=[.G1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formula="of:=WEEKDAY([.B197])" office:value-type="float" office:value="5" calcext:value-type="float">
            <text:p>5</text:p>
          </table:table-cell>
          <table:table-cell table:formula="of:=IF([.E196]&lt;&gt;[.E197]; IF(OR([.E197]=7; [.E197]=1); 5000; [.$M$2]); 0)" office:value-type="float" office:value="0" calcext:value-type="float">
            <text:p>0</text:p>
          </table:table-cell>
          <table:table-cell table:formula="of:=[.H196]+[.F197]" office:value-type="float" office:value="77801" calcext:value-type="float">
            <text:p>77801</text:p>
          </table:table-cell>
          <table:table-cell table:formula="of:=IF([.G197]-[.D197] &lt; 0; [.G197]; [.G197]-[.D197])" office:value-type="float" office:value="75551" calcext:value-type="float">
            <text:p>75551</text:p>
          </table:table-cell>
          <table:table-cell table:formula="of:=IF([.H197]=[.G1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WEEKDAY([.B198])" office:value-type="float" office:value="6" calcext:value-type="float">
            <text:p>6</text:p>
          </table:table-cell>
          <table:table-cell table:formula="of:=IF([.E197]&lt;&gt;[.E198]; IF(OR([.E198]=7; [.E198]=1); 5000; [.$M$2]); 0)" office:value-type="float" office:value="13179" calcext:value-type="float">
            <text:p>13179</text:p>
          </table:table-cell>
          <table:table-cell table:formula="of:=[.H197]+[.F198]" office:value-type="float" office:value="88730" calcext:value-type="float">
            <text:p>88730</text:p>
          </table:table-cell>
          <table:table-cell table:formula="of:=IF([.G198]-[.D198] &lt; 0; [.G198]; [.G198]-[.D198])" office:value-type="float" office:value="78750" calcext:value-type="float">
            <text:p>78750</text:p>
          </table:table-cell>
          <table:table-cell table:formula="of:=IF([.H198]=[.G1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WEEKDAY([.B199])" office:value-type="float" office:value="6" calcext:value-type="float">
            <text:p>6</text:p>
          </table:table-cell>
          <table:table-cell table:formula="of:=IF([.E198]&lt;&gt;[.E199]; IF(OR([.E199]=7; [.E199]=1); 5000; [.$M$2]); 0)" office:value-type="float" office:value="0" calcext:value-type="float">
            <text:p>0</text:p>
          </table:table-cell>
          <table:table-cell table:formula="of:=[.H198]+[.F199]" office:value-type="float" office:value="78750" calcext:value-type="float">
            <text:p>78750</text:p>
          </table:table-cell>
          <table:table-cell table:formula="of:=IF([.G199]-[.D199] &lt; 0; [.G199]; [.G199]-[.D199])" office:value-type="float" office:value="72430" calcext:value-type="float">
            <text:p>72430</text:p>
          </table:table-cell>
          <table:table-cell table:formula="of:=IF([.H199]=[.G1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formula="of:=WEEKDAY([.B200])" office:value-type="float" office:value="6" calcext:value-type="float">
            <text:p>6</text:p>
          </table:table-cell>
          <table:table-cell table:formula="of:=IF([.E199]&lt;&gt;[.E200]; IF(OR([.E200]=7; [.E200]=1); 5000; [.$M$2]); 0)" office:value-type="float" office:value="0" calcext:value-type="float">
            <text:p>0</text:p>
          </table:table-cell>
          <table:table-cell table:formula="of:=[.H199]+[.F200]" office:value-type="float" office:value="72430" calcext:value-type="float">
            <text:p>72430</text:p>
          </table:table-cell>
          <table:table-cell table:formula="of:=IF([.G200]-[.D200] &lt; 0; [.G200]; [.G200]-[.D200])" office:value-type="float" office:value="67830" calcext:value-type="float">
            <text:p>67830</text:p>
          </table:table-cell>
          <table:table-cell table:formula="of:=IF([.H200]=[.G2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WEEKDAY([.B201])" office:value-type="float" office:value="7" calcext:value-type="float">
            <text:p>7</text:p>
          </table:table-cell>
          <table:table-cell table:formula="of:=IF([.E200]&lt;&gt;[.E201]; IF(OR([.E201]=7; [.E201]=1); 5000; [.$M$2]); 0)" office:value-type="float" office:value="5000" calcext:value-type="float">
            <text:p>5000</text:p>
          </table:table-cell>
          <table:table-cell table:formula="of:=[.H200]+[.F201]" office:value-type="float" office:value="72830" calcext:value-type="float">
            <text:p>72830</text:p>
          </table:table-cell>
          <table:table-cell table:formula="of:=IF([.G201]-[.D201] &lt; 0; [.G201]; [.G201]-[.D201])" office:value-type="float" office:value="63680" calcext:value-type="float">
            <text:p>63680</text:p>
          </table:table-cell>
          <table:table-cell table:formula="of:=IF([.H201]=[.G2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04/11/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formula="of:=WEEKDAY([.B202])" office:value-type="float" office:value="1" calcext:value-type="float">
            <text:p>1</text:p>
          </table:table-cell>
          <table:table-cell table:formula="of:=IF([.E201]&lt;&gt;[.E202]; IF(OR([.E202]=7; [.E202]=1); 5000; [.$M$2]); 0)" office:value-type="float" office:value="5000" calcext:value-type="float">
            <text:p>5000</text:p>
          </table:table-cell>
          <table:table-cell table:formula="of:=[.H201]+[.F202]" office:value-type="float" office:value="68680" calcext:value-type="float">
            <text:p>68680</text:p>
          </table:table-cell>
          <table:table-cell table:formula="of:=IF([.G202]-[.D202] &lt; 0; [.G202]; [.G202]-[.D202])" office:value-type="float" office:value="63740" calcext:value-type="float">
            <text:p>63740</text:p>
          </table:table-cell>
          <table:table-cell table:formula="of:=IF([.H202]=[.G2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formula="of:=WEEKDAY([.B203])" office:value-type="float" office:value="2" calcext:value-type="float">
            <text:p>2</text:p>
          </table:table-cell>
          <table:table-cell table:formula="of:=IF([.E202]&lt;&gt;[.E203]; IF(OR([.E203]=7; [.E203]=1); 5000; [.$M$2]); 0)" office:value-type="float" office:value="13179" calcext:value-type="float">
            <text:p>13179</text:p>
          </table:table-cell>
          <table:table-cell table:formula="of:=[.H202]+[.F203]" office:value-type="float" office:value="76919" calcext:value-type="float">
            <text:p>76919</text:p>
          </table:table-cell>
          <table:table-cell table:formula="of:=IF([.G203]-[.D203] &lt; 0; [.G203]; [.G203]-[.D203])" office:value-type="float" office:value="69369" calcext:value-type="float">
            <text:p>69369</text:p>
          </table:table-cell>
          <table:table-cell table:formula="of:=IF([.H203]=[.G2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WEEKDAY([.B204])" office:value-type="float" office:value="2" calcext:value-type="float">
            <text:p>2</text:p>
          </table:table-cell>
          <table:table-cell table:formula="of:=IF([.E203]&lt;&gt;[.E204]; IF(OR([.E204]=7; [.E204]=1); 5000; [.$M$2]); 0)" office:value-type="float" office:value="0" calcext:value-type="float">
            <text:p>0</text:p>
          </table:table-cell>
          <table:table-cell table:formula="of:=[.H203]+[.F204]" office:value-type="float" office:value="69369" calcext:value-type="float">
            <text:p>69369</text:p>
          </table:table-cell>
          <table:table-cell table:formula="of:=IF([.G204]-[.D204] &lt; 0; [.G204]; [.G204]-[.D204])" office:value-type="float" office:value="64909" calcext:value-type="float">
            <text:p>64909</text:p>
          </table:table-cell>
          <table:table-cell table:formula="of:=IF([.H204]=[.G2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formula="of:=WEEKDAY([.B205])" office:value-type="float" office:value="3" calcext:value-type="float">
            <text:p>3</text:p>
          </table:table-cell>
          <table:table-cell table:formula="of:=IF([.E204]&lt;&gt;[.E205]; IF(OR([.E205]=7; [.E205]=1); 5000; [.$M$2]); 0)" office:value-type="float" office:value="13179" calcext:value-type="float">
            <text:p>13179</text:p>
          </table:table-cell>
          <table:table-cell table:formula="of:=[.H204]+[.F205]" office:value-type="float" office:value="78088" calcext:value-type="float">
            <text:p>78088</text:p>
          </table:table-cell>
          <table:table-cell table:formula="of:=IF([.G205]-[.D205] &lt; 0; [.G205]; [.G205]-[.D205])" office:value-type="float" office:value="76408" calcext:value-type="float">
            <text:p>76408</text:p>
          </table:table-cell>
          <table:table-cell table:formula="of:=IF([.H205]=[.G2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formula="of:=WEEKDAY([.B206])" office:value-type="float" office:value="3" calcext:value-type="float">
            <text:p>3</text:p>
          </table:table-cell>
          <table:table-cell table:formula="of:=IF([.E205]&lt;&gt;[.E206]; IF(OR([.E206]=7; [.E206]=1); 5000; [.$M$2]); 0)" office:value-type="float" office:value="0" calcext:value-type="float">
            <text:p>0</text:p>
          </table:table-cell>
          <table:table-cell table:formula="of:=[.H205]+[.F206]" office:value-type="float" office:value="76408" calcext:value-type="float">
            <text:p>76408</text:p>
          </table:table-cell>
          <table:table-cell table:formula="of:=IF([.G206]-[.D206] &lt; 0; [.G206]; [.G206]-[.D206])" office:value-type="float" office:value="71188" calcext:value-type="float">
            <text:p>71188</text:p>
          </table:table-cell>
          <table:table-cell table:formula="of:=IF([.H206]=[.G2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formula="of:=WEEKDAY([.B207])" office:value-type="float" office:value="3" calcext:value-type="float">
            <text:p>3</text:p>
          </table:table-cell>
          <table:table-cell table:formula="of:=IF([.E206]&lt;&gt;[.E207]; IF(OR([.E207]=7; [.E207]=1); 5000; [.$M$2]); 0)" office:value-type="float" office:value="0" calcext:value-type="float">
            <text:p>0</text:p>
          </table:table-cell>
          <table:table-cell table:formula="of:=[.H206]+[.F207]" office:value-type="float" office:value="71188" calcext:value-type="float">
            <text:p>71188</text:p>
          </table:table-cell>
          <table:table-cell table:formula="of:=IF([.G207]-[.D207] &lt; 0; [.G207]; [.G207]-[.D207])" office:value-type="float" office:value="65008" calcext:value-type="float">
            <text:p>65008</text:p>
          </table:table-cell>
          <table:table-cell table:formula="of:=IF([.H207]=[.G2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WEEKDAY([.B208])" office:value-type="float" office:value="4" calcext:value-type="float">
            <text:p>4</text:p>
          </table:table-cell>
          <table:table-cell table:formula="of:=IF([.E207]&lt;&gt;[.E208]; IF(OR([.E208]=7; [.E208]=1); 5000; [.$M$2]); 0)" office:value-type="float" office:value="13179" calcext:value-type="float">
            <text:p>13179</text:p>
          </table:table-cell>
          <table:table-cell table:formula="of:=[.H207]+[.F208]" office:value-type="float" office:value="78187" calcext:value-type="float">
            <text:p>78187</text:p>
          </table:table-cell>
          <table:table-cell table:formula="of:=IF([.G208]-[.D208] &lt; 0; [.G208]; [.G208]-[.D208])" office:value-type="float" office:value="71407" calcext:value-type="float">
            <text:p>71407</text:p>
          </table:table-cell>
          <table:table-cell table:formula="of:=IF([.H208]=[.G2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formula="of:=WEEKDAY([.B209])" office:value-type="float" office:value="4" calcext:value-type="float">
            <text:p>4</text:p>
          </table:table-cell>
          <table:table-cell table:formula="of:=IF([.E208]&lt;&gt;[.E209]; IF(OR([.E209]=7; [.E209]=1); 5000; [.$M$2]); 0)" office:value-type="float" office:value="0" calcext:value-type="float">
            <text:p>0</text:p>
          </table:table-cell>
          <table:table-cell table:formula="of:=[.H208]+[.F209]" office:value-type="float" office:value="71407" calcext:value-type="float">
            <text:p>71407</text:p>
          </table:table-cell>
          <table:table-cell table:formula="of:=IF([.G209]-[.D209] &lt; 0; [.G209]; [.G209]-[.D209])" office:value-type="float" office:value="64637" calcext:value-type="float">
            <text:p>64637</text:p>
          </table:table-cell>
          <table:table-cell table:formula="of:=IF([.H209]=[.G2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formula="of:=WEEKDAY([.B210])" office:value-type="float" office:value="4" calcext:value-type="float">
            <text:p>4</text:p>
          </table:table-cell>
          <table:table-cell table:formula="of:=IF([.E209]&lt;&gt;[.E210]; IF(OR([.E210]=7; [.E210]=1); 5000; [.$M$2]); 0)" office:value-type="float" office:value="0" calcext:value-type="float">
            <text:p>0</text:p>
          </table:table-cell>
          <table:table-cell table:formula="of:=[.H209]+[.F210]" office:value-type="float" office:value="64637" calcext:value-type="float">
            <text:p>64637</text:p>
          </table:table-cell>
          <table:table-cell table:formula="of:=IF([.G210]-[.D210] &lt; 0; [.G210]; [.G210]-[.D210])" office:value-type="float" office:value="62567" calcext:value-type="float">
            <text:p>62567</text:p>
          </table:table-cell>
          <table:table-cell table:formula="of:=IF([.H210]=[.G2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WEEKDAY([.B211])" office:value-type="float" office:value="5" calcext:value-type="float">
            <text:p>5</text:p>
          </table:table-cell>
          <table:table-cell table:formula="of:=IF([.E210]&lt;&gt;[.E211]; IF(OR([.E211]=7; [.E211]=1); 5000; [.$M$2]); 0)" office:value-type="float" office:value="13179" calcext:value-type="float">
            <text:p>13179</text:p>
          </table:table-cell>
          <table:table-cell table:formula="of:=[.H210]+[.F211]" office:value-type="float" office:value="75746" calcext:value-type="float">
            <text:p>75746</text:p>
          </table:table-cell>
          <table:table-cell table:formula="of:=IF([.G211]-[.D211] &lt; 0; [.G211]; [.G211]-[.D211])" office:value-type="float" office:value="69026" calcext:value-type="float">
            <text:p>69026</text:p>
          </table:table-cell>
          <table:table-cell table:formula="of:=IF([.H211]=[.G2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formula="of:=WEEKDAY([.B212])" office:value-type="float" office:value="5" calcext:value-type="float">
            <text:p>5</text:p>
          </table:table-cell>
          <table:table-cell table:formula="of:=IF([.E211]&lt;&gt;[.E212]; IF(OR([.E212]=7; [.E212]=1); 5000; [.$M$2]); 0)" office:value-type="float" office:value="0" calcext:value-type="float">
            <text:p>0</text:p>
          </table:table-cell>
          <table:table-cell table:formula="of:=[.H211]+[.F212]" office:value-type="float" office:value="69026" calcext:value-type="float">
            <text:p>69026</text:p>
          </table:table-cell>
          <table:table-cell table:formula="of:=IF([.G212]-[.D212] &lt; 0; [.G212]; [.G212]-[.D212])" office:value-type="float" office:value="63866" calcext:value-type="float">
            <text:p>63866</text:p>
          </table:table-cell>
          <table:table-cell table:formula="of:=IF([.H212]=[.G2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formula="of:=WEEKDAY([.B213])" office:value-type="float" office:value="5" calcext:value-type="float">
            <text:p>5</text:p>
          </table:table-cell>
          <table:table-cell table:formula="of:=IF([.E212]&lt;&gt;[.E213]; IF(OR([.E213]=7; [.E213]=1); 5000; [.$M$2]); 0)" office:value-type="float" office:value="0" calcext:value-type="float">
            <text:p>0</text:p>
          </table:table-cell>
          <table:table-cell table:formula="of:=[.H212]+[.F213]" office:value-type="float" office:value="63866" calcext:value-type="float">
            <text:p>63866</text:p>
          </table:table-cell>
          <table:table-cell table:formula="of:=IF([.G213]-[.D213] &lt; 0; [.G213]; [.G213]-[.D213])" office:value-type="float" office:value="60736" calcext:value-type="float">
            <text:p>60736</text:p>
          </table:table-cell>
          <table:table-cell table:formula="of:=IF([.H213]=[.G2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formula="of:=WEEKDAY([.B214])" office:value-type="float" office:value="6" calcext:value-type="float">
            <text:p>6</text:p>
          </table:table-cell>
          <table:table-cell table:formula="of:=IF([.E213]&lt;&gt;[.E214]; IF(OR([.E214]=7; [.E214]=1); 5000; [.$M$2]); 0)" office:value-type="float" office:value="13179" calcext:value-type="float">
            <text:p>13179</text:p>
          </table:table-cell>
          <table:table-cell table:formula="of:=[.H213]+[.F214]" office:value-type="float" office:value="73915" calcext:value-type="float">
            <text:p>73915</text:p>
          </table:table-cell>
          <table:table-cell table:formula="of:=IF([.G214]-[.D214] &lt; 0; [.G214]; [.G214]-[.D214])" office:value-type="float" office:value="67355" calcext:value-type="float">
            <text:p>67355</text:p>
          </table:table-cell>
          <table:table-cell table:formula="of:=IF([.H214]=[.G2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WEEKDAY([.B215])" office:value-type="float" office:value="6" calcext:value-type="float">
            <text:p>6</text:p>
          </table:table-cell>
          <table:table-cell table:formula="of:=IF([.E214]&lt;&gt;[.E215]; IF(OR([.E215]=7; [.E215]=1); 5000; [.$M$2]); 0)" office:value-type="float" office:value="0" calcext:value-type="float">
            <text:p>0</text:p>
          </table:table-cell>
          <table:table-cell table:formula="of:=[.H214]+[.F215]" office:value-type="float" office:value="67355" calcext:value-type="float">
            <text:p>67355</text:p>
          </table:table-cell>
          <table:table-cell table:formula="of:=IF([.G215]-[.D215] &lt; 0; [.G215]; [.G215]-[.D215])" office:value-type="float" office:value="66355" calcext:value-type="float">
            <text:p>66355</text:p>
          </table:table-cell>
          <table:table-cell table:formula="of:=IF([.H215]=[.G2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formula="of:=WEEKDAY([.B216])" office:value-type="float" office:value="7" calcext:value-type="float">
            <text:p>7</text:p>
          </table:table-cell>
          <table:table-cell table:formula="of:=IF([.E215]&lt;&gt;[.E216]; IF(OR([.E216]=7; [.E216]=1); 5000; [.$M$2]); 0)" office:value-type="float" office:value="5000" calcext:value-type="float">
            <text:p>5000</text:p>
          </table:table-cell>
          <table:table-cell table:formula="of:=[.H215]+[.F216]" office:value-type="float" office:value="71355" calcext:value-type="float">
            <text:p>71355</text:p>
          </table:table-cell>
          <table:table-cell table:formula="of:=IF([.G216]-[.D216] &lt; 0; [.G216]; [.G216]-[.D216])" office:value-type="float" office:value="68695" calcext:value-type="float">
            <text:p>68695</text:p>
          </table:table-cell>
          <table:table-cell table:formula="of:=IF([.H216]=[.G2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WEEKDAY([.B217])" office:value-type="float" office:value="7" calcext:value-type="float">
            <text:p>7</text:p>
          </table:table-cell>
          <table:table-cell table:formula="of:=IF([.E216]&lt;&gt;[.E217]; IF(OR([.E217]=7; [.E217]=1); 5000; [.$M$2]); 0)" office:value-type="float" office:value="0" calcext:value-type="float">
            <text:p>0</text:p>
          </table:table-cell>
          <table:table-cell table:formula="of:=[.H216]+[.F217]" office:value-type="float" office:value="68695" calcext:value-type="float">
            <text:p>68695</text:p>
          </table:table-cell>
          <table:table-cell table:formula="of:=IF([.G217]-[.D217] &lt; 0; [.G217]; [.G217]-[.D217])" office:value-type="float" office:value="59815" calcext:value-type="float">
            <text:p>59815</text:p>
          </table:table-cell>
          <table:table-cell table:formula="of:=IF([.H217]=[.G2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WEEKDAY([.B218])" office:value-type="float" office:value="7" calcext:value-type="float">
            <text:p>7</text:p>
          </table:table-cell>
          <table:table-cell table:formula="of:=IF([.E217]&lt;&gt;[.E218]; IF(OR([.E218]=7; [.E218]=1); 5000; [.$M$2]); 0)" office:value-type="float" office:value="0" calcext:value-type="float">
            <text:p>0</text:p>
          </table:table-cell>
          <table:table-cell table:formula="of:=[.H217]+[.F218]" office:value-type="float" office:value="59815" calcext:value-type="float">
            <text:p>59815</text:p>
          </table:table-cell>
          <table:table-cell table:formula="of:=IF([.G218]-[.D218] &lt; 0; [.G218]; [.G218]-[.D218])" office:value-type="float" office:value="58015" calcext:value-type="float">
            <text:p>58015</text:p>
          </table:table-cell>
          <table:table-cell table:formula="of:=IF([.H218]=[.G2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formula="of:=WEEKDAY([.B219])" office:value-type="float" office:value="1" calcext:value-type="float">
            <text:p>1</text:p>
          </table:table-cell>
          <table:table-cell table:formula="of:=IF([.E218]&lt;&gt;[.E219]; IF(OR([.E219]=7; [.E219]=1); 5000; [.$M$2]); 0)" office:value-type="float" office:value="5000" calcext:value-type="float">
            <text:p>5000</text:p>
          </table:table-cell>
          <table:table-cell table:formula="of:=[.H218]+[.F219]" office:value-type="float" office:value="63015" calcext:value-type="float">
            <text:p>63015</text:p>
          </table:table-cell>
          <table:table-cell table:formula="of:=IF([.G219]-[.D219] &lt; 0; [.G219]; [.G219]-[.D219])" office:value-type="float" office:value="56195" calcext:value-type="float">
            <text:p>56195</text:p>
          </table:table-cell>
          <table:table-cell table:formula="of:=IF([.H219]=[.G2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formula="of:=WEEKDAY([.B220])" office:value-type="float" office:value="1" calcext:value-type="float">
            <text:p>1</text:p>
          </table:table-cell>
          <table:table-cell table:formula="of:=IF([.E219]&lt;&gt;[.E220]; IF(OR([.E220]=7; [.E220]=1); 5000; [.$M$2]); 0)" office:value-type="float" office:value="0" calcext:value-type="float">
            <text:p>0</text:p>
          </table:table-cell>
          <table:table-cell table:formula="of:=[.H219]+[.F220]" office:value-type="float" office:value="56195" calcext:value-type="float">
            <text:p>56195</text:p>
          </table:table-cell>
          <table:table-cell table:formula="of:=IF([.G220]-[.D220] &lt; 0; [.G220]; [.G220]-[.D220])" office:value-type="float" office:value="52335" calcext:value-type="float">
            <text:p>52335</text:p>
          </table:table-cell>
          <table:table-cell table:formula="of:=IF([.H220]=[.G2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WEEKDAY([.B221])" office:value-type="float" office:value="1" calcext:value-type="float">
            <text:p>1</text:p>
          </table:table-cell>
          <table:table-cell table:formula="of:=IF([.E220]&lt;&gt;[.E221]; IF(OR([.E221]=7; [.E221]=1); 5000; [.$M$2]); 0)" office:value-type="float" office:value="0" calcext:value-type="float">
            <text:p>0</text:p>
          </table:table-cell>
          <table:table-cell table:formula="of:=[.H220]+[.F221]" office:value-type="float" office:value="52335" calcext:value-type="float">
            <text:p>52335</text:p>
          </table:table-cell>
          <table:table-cell table:formula="of:=IF([.G221]-[.D221] &lt; 0; [.G221]; [.G221]-[.D221])" office:value-type="float" office:value="45865" calcext:value-type="float">
            <text:p>45865</text:p>
          </table:table-cell>
          <table:table-cell table:formula="of:=IF([.H221]=[.G2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formula="of:=WEEKDAY([.B222])" office:value-type="float" office:value="2" calcext:value-type="float">
            <text:p>2</text:p>
          </table:table-cell>
          <table:table-cell table:formula="of:=IF([.E221]&lt;&gt;[.E222]; IF(OR([.E222]=7; [.E222]=1); 5000; [.$M$2]); 0)" office:value-type="float" office:value="13179" calcext:value-type="float">
            <text:p>13179</text:p>
          </table:table-cell>
          <table:table-cell table:formula="of:=[.H221]+[.F222]" office:value-type="float" office:value="59044" calcext:value-type="float">
            <text:p>59044</text:p>
          </table:table-cell>
          <table:table-cell table:formula="of:=IF([.G222]-[.D222] &lt; 0; [.G222]; [.G222]-[.D222])" office:value-type="float" office:value="57484" calcext:value-type="float">
            <text:p>57484</text:p>
          </table:table-cell>
          <table:table-cell table:formula="of:=IF([.H222]=[.G2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formula="of:=WEEKDAY([.B223])" office:value-type="float" office:value="2" calcext:value-type="float">
            <text:p>2</text:p>
          </table:table-cell>
          <table:table-cell table:formula="of:=IF([.E222]&lt;&gt;[.E223]; IF(OR([.E223]=7; [.E223]=1); 5000; [.$M$2]); 0)" office:value-type="float" office:value="0" calcext:value-type="float">
            <text:p>0</text:p>
          </table:table-cell>
          <table:table-cell table:formula="of:=[.H222]+[.F223]" office:value-type="float" office:value="57484" calcext:value-type="float">
            <text:p>57484</text:p>
          </table:table-cell>
          <table:table-cell table:formula="of:=IF([.G223]-[.D223] &lt; 0; [.G223]; [.G223]-[.D223])" office:value-type="float" office:value="54064" calcext:value-type="float">
            <text:p>54064</text:p>
          </table:table-cell>
          <table:table-cell table:formula="of:=IF([.H223]=[.G2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WEEKDAY([.B224])" office:value-type="float" office:value="2" calcext:value-type="float">
            <text:p>2</text:p>
          </table:table-cell>
          <table:table-cell table:formula="of:=IF([.E223]&lt;&gt;[.E224]; IF(OR([.E224]=7; [.E224]=1); 5000; [.$M$2]); 0)" office:value-type="float" office:value="0" calcext:value-type="float">
            <text:p>0</text:p>
          </table:table-cell>
          <table:table-cell table:formula="of:=[.H223]+[.F224]" office:value-type="float" office:value="54064" calcext:value-type="float">
            <text:p>54064</text:p>
          </table:table-cell>
          <table:table-cell table:formula="of:=IF([.G224]-[.D224] &lt; 0; [.G224]; [.G224]-[.D224])" office:value-type="float" office:value="48844" calcext:value-type="float">
            <text:p>48844</text:p>
          </table:table-cell>
          <table:table-cell table:formula="of:=IF([.H224]=[.G2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formula="of:=WEEKDAY([.B225])" office:value-type="float" office:value="3" calcext:value-type="float">
            <text:p>3</text:p>
          </table:table-cell>
          <table:table-cell table:formula="of:=IF([.E224]&lt;&gt;[.E225]; IF(OR([.E225]=7; [.E225]=1); 5000; [.$M$2]); 0)" office:value-type="float" office:value="13179" calcext:value-type="float">
            <text:p>13179</text:p>
          </table:table-cell>
          <table:table-cell table:formula="of:=[.H224]+[.F225]" office:value-type="float" office:value="62023" calcext:value-type="float">
            <text:p>62023</text:p>
          </table:table-cell>
          <table:table-cell table:formula="of:=IF([.G225]-[.D225] &lt; 0; [.G225]; [.G225]-[.D225])" office:value-type="float" office:value="55923" calcext:value-type="float">
            <text:p>55923</text:p>
          </table:table-cell>
          <table:table-cell table:formula="of:=IF([.H225]=[.G2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formula="of:=WEEKDAY([.B226])" office:value-type="float" office:value="3" calcext:value-type="float">
            <text:p>3</text:p>
          </table:table-cell>
          <table:table-cell table:formula="of:=IF([.E225]&lt;&gt;[.E226]; IF(OR([.E226]=7; [.E226]=1); 5000; [.$M$2]); 0)" office:value-type="float" office:value="0" calcext:value-type="float">
            <text:p>0</text:p>
          </table:table-cell>
          <table:table-cell table:formula="of:=[.H225]+[.F226]" office:value-type="float" office:value="55923" calcext:value-type="float">
            <text:p>55923</text:p>
          </table:table-cell>
          <table:table-cell table:formula="of:=IF([.G226]-[.D226] &lt; 0; [.G226]; [.G226]-[.D226])" office:value-type="float" office:value="52123" calcext:value-type="float">
            <text:p>52123</text:p>
          </table:table-cell>
          <table:table-cell table:formula="of:=IF([.H226]=[.G2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formula="of:=WEEKDAY([.B227])" office:value-type="float" office:value="4" calcext:value-type="float">
            <text:p>4</text:p>
          </table:table-cell>
          <table:table-cell table:formula="of:=IF([.E226]&lt;&gt;[.E227]; IF(OR([.E227]=7; [.E227]=1); 5000; [.$M$2]); 0)" office:value-type="float" office:value="13179" calcext:value-type="float">
            <text:p>13179</text:p>
          </table:table-cell>
          <table:table-cell table:formula="of:=[.H226]+[.F227]" office:value-type="float" office:value="65302" calcext:value-type="float">
            <text:p>65302</text:p>
          </table:table-cell>
          <table:table-cell table:formula="of:=IF([.G227]-[.D227] &lt; 0; [.G227]; [.G227]-[.D227])" office:value-type="float" office:value="62132" calcext:value-type="float">
            <text:p>62132</text:p>
          </table:table-cell>
          <table:table-cell table:formula="of:=IF([.H227]=[.G2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WEEKDAY([.B228])" office:value-type="float" office:value="4" calcext:value-type="float">
            <text:p>4</text:p>
          </table:table-cell>
          <table:table-cell table:formula="of:=IF([.E227]&lt;&gt;[.E228]; IF(OR([.E228]=7; [.E228]=1); 5000; [.$M$2]); 0)" office:value-type="float" office:value="0" calcext:value-type="float">
            <text:p>0</text:p>
          </table:table-cell>
          <table:table-cell table:formula="of:=[.H227]+[.F228]" office:value-type="float" office:value="62132" calcext:value-type="float">
            <text:p>62132</text:p>
          </table:table-cell>
          <table:table-cell table:formula="of:=IF([.G228]-[.D228] &lt; 0; [.G228]; [.G228]-[.D228])" office:value-type="float" office:value="57992" calcext:value-type="float">
            <text:p>57992</text:p>
          </table:table-cell>
          <table:table-cell table:formula="of:=IF([.H228]=[.G2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formula="of:=WEEKDAY([.B229])" office:value-type="float" office:value="4" calcext:value-type="float">
            <text:p>4</text:p>
          </table:table-cell>
          <table:table-cell table:formula="of:=IF([.E228]&lt;&gt;[.E229]; IF(OR([.E229]=7; [.E229]=1); 5000; [.$M$2]); 0)" office:value-type="float" office:value="0" calcext:value-type="float">
            <text:p>0</text:p>
          </table:table-cell>
          <table:table-cell table:formula="of:=[.H228]+[.F229]" office:value-type="float" office:value="57992" calcext:value-type="float">
            <text:p>57992</text:p>
          </table:table-cell>
          <table:table-cell table:formula="of:=IF([.G229]-[.D229] &lt; 0; [.G229]; [.G229]-[.D229])" office:value-type="float" office:value="55932" calcext:value-type="float">
            <text:p>55932</text:p>
          </table:table-cell>
          <table:table-cell table:formula="of:=IF([.H229]=[.G2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04/22/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formula="of:=WEEKDAY([.B230])" office:value-type="float" office:value="5" calcext:value-type="float">
            <text:p>5</text:p>
          </table:table-cell>
          <table:table-cell table:formula="of:=IF([.E229]&lt;&gt;[.E230]; IF(OR([.E230]=7; [.E230]=1); 5000; [.$M$2]); 0)" office:value-type="float" office:value="13179" calcext:value-type="float">
            <text:p>13179</text:p>
          </table:table-cell>
          <table:table-cell table:formula="of:=[.H229]+[.F230]" office:value-type="float" office:value="69111" calcext:value-type="float">
            <text:p>69111</text:p>
          </table:table-cell>
          <table:table-cell table:formula="of:=IF([.G230]-[.D230] &lt; 0; [.G230]; [.G230]-[.D230])" office:value-type="float" office:value="60891" calcext:value-type="float">
            <text:p>60891</text:p>
          </table:table-cell>
          <table:table-cell table:formula="of:=IF([.H230]=[.G2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formula="of:=WEEKDAY([.B231])" office:value-type="float" office:value="6" calcext:value-type="float">
            <text:p>6</text:p>
          </table:table-cell>
          <table:table-cell table:formula="of:=IF([.E230]&lt;&gt;[.E231]; IF(OR([.E231]=7; [.E231]=1); 5000; [.$M$2]); 0)" office:value-type="float" office:value="13179" calcext:value-type="float">
            <text:p>13179</text:p>
          </table:table-cell>
          <table:table-cell table:formula="of:=[.H230]+[.F231]" office:value-type="float" office:value="74070" calcext:value-type="float">
            <text:p>74070</text:p>
          </table:table-cell>
          <table:table-cell table:formula="of:=IF([.G231]-[.D231] &lt; 0; [.G231]; [.G231]-[.D231])" office:value-type="float" office:value="64580" calcext:value-type="float">
            <text:p>64580</text:p>
          </table:table-cell>
          <table:table-cell table:formula="of:=IF([.H231]=[.G2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WEEKDAY([.B232])" office:value-type="float" office:value="6" calcext:value-type="float">
            <text:p>6</text:p>
          </table:table-cell>
          <table:table-cell table:formula="of:=IF([.E231]&lt;&gt;[.E232]; IF(OR([.E232]=7; [.E232]=1); 5000; [.$M$2]); 0)" office:value-type="float" office:value="0" calcext:value-type="float">
            <text:p>0</text:p>
          </table:table-cell>
          <table:table-cell table:formula="of:=[.H231]+[.F232]" office:value-type="float" office:value="64580" calcext:value-type="float">
            <text:p>64580</text:p>
          </table:table-cell>
          <table:table-cell table:formula="of:=IF([.G232]-[.D232] &lt; 0; [.G232]; [.G232]-[.D232])" office:value-type="float" office:value="63630" calcext:value-type="float">
            <text:p>63630</text:p>
          </table:table-cell>
          <table:table-cell table:formula="of:=IF([.H232]=[.G2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formula="of:=WEEKDAY([.B233])" office:value-type="float" office:value="7" calcext:value-type="float">
            <text:p>7</text:p>
          </table:table-cell>
          <table:table-cell table:formula="of:=IF([.E232]&lt;&gt;[.E233]; IF(OR([.E233]=7; [.E233]=1); 5000; [.$M$2]); 0)" office:value-type="float" office:value="5000" calcext:value-type="float">
            <text:p>5000</text:p>
          </table:table-cell>
          <table:table-cell table:formula="of:=[.H232]+[.F233]" office:value-type="float" office:value="68630" calcext:value-type="float">
            <text:p>68630</text:p>
          </table:table-cell>
          <table:table-cell table:formula="of:=IF([.G233]-[.D233] &lt; 0; [.G233]; [.G233]-[.D233])" office:value-type="float" office:value="65520" calcext:value-type="float">
            <text:p>65520</text:p>
          </table:table-cell>
          <table:table-cell table:formula="of:=IF([.H233]=[.G2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WEEKDAY([.B234])" office:value-type="float" office:value="1" calcext:value-type="float">
            <text:p>1</text:p>
          </table:table-cell>
          <table:table-cell table:formula="of:=IF([.E233]&lt;&gt;[.E234]; IF(OR([.E234]=7; [.E234]=1); 5000; [.$M$2]); 0)" office:value-type="float" office:value="5000" calcext:value-type="float">
            <text:p>5000</text:p>
          </table:table-cell>
          <table:table-cell table:formula="of:=[.H233]+[.F234]" office:value-type="float" office:value="70520" calcext:value-type="float">
            <text:p>70520</text:p>
          </table:table-cell>
          <table:table-cell table:formula="of:=IF([.G234]-[.D234] &lt; 0; [.G234]; [.G234]-[.D234])" office:value-type="float" office:value="64510" calcext:value-type="float">
            <text:p>64510</text:p>
          </table:table-cell>
          <table:table-cell table:formula="of:=IF([.H234]=[.G2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WEEKDAY([.B235])" office:value-type="float" office:value="1" calcext:value-type="float">
            <text:p>1</text:p>
          </table:table-cell>
          <table:table-cell table:formula="of:=IF([.E234]&lt;&gt;[.E235]; IF(OR([.E235]=7; [.E235]=1); 5000; [.$M$2]); 0)" office:value-type="float" office:value="0" calcext:value-type="float">
            <text:p>0</text:p>
          </table:table-cell>
          <table:table-cell table:formula="of:=[.H234]+[.F235]" office:value-type="float" office:value="64510" calcext:value-type="float">
            <text:p>64510</text:p>
          </table:table-cell>
          <table:table-cell table:formula="of:=IF([.G235]-[.D235] &lt; 0; [.G235]; [.G235]-[.D235])" office:value-type="float" office:value="63290" calcext:value-type="float">
            <text:p>63290</text:p>
          </table:table-cell>
          <table:table-cell table:formula="of:=IF([.H235]=[.G2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WEEKDAY([.B236])" office:value-type="float" office:value="1" calcext:value-type="float">
            <text:p>1</text:p>
          </table:table-cell>
          <table:table-cell table:formula="of:=IF([.E235]&lt;&gt;[.E236]; IF(OR([.E236]=7; [.E236]=1); 5000; [.$M$2]); 0)" office:value-type="float" office:value="0" calcext:value-type="float">
            <text:p>0</text:p>
          </table:table-cell>
          <table:table-cell table:formula="of:=[.H235]+[.F236]" office:value-type="float" office:value="63290" calcext:value-type="float">
            <text:p>63290</text:p>
          </table:table-cell>
          <table:table-cell table:formula="of:=IF([.G236]-[.D236] &lt; 0; [.G236]; [.G236]-[.D236])" office:value-type="float" office:value="55230" calcext:value-type="float">
            <text:p>55230</text:p>
          </table:table-cell>
          <table:table-cell table:formula="of:=IF([.H236]=[.G2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04/26/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formula="of:=WEEKDAY([.B237])" office:value-type="float" office:value="2" calcext:value-type="float">
            <text:p>2</text:p>
          </table:table-cell>
          <table:table-cell table:formula="of:=IF([.E236]&lt;&gt;[.E237]; IF(OR([.E237]=7; [.E237]=1); 5000; [.$M$2]); 0)" office:value-type="float" office:value="13179" calcext:value-type="float">
            <text:p>13179</text:p>
          </table:table-cell>
          <table:table-cell table:formula="of:=[.H236]+[.F237]" office:value-type="float" office:value="68409" calcext:value-type="float">
            <text:p>68409</text:p>
          </table:table-cell>
          <table:table-cell table:formula="of:=IF([.G237]-[.D237] &lt; 0; [.G237]; [.G237]-[.D237])" office:value-type="float" office:value="64369" calcext:value-type="float">
            <text:p>64369</text:p>
          </table:table-cell>
          <table:table-cell table:formula="of:=IF([.H237]=[.G2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formula="of:=WEEKDAY([.B238])" office:value-type="float" office:value="3" calcext:value-type="float">
            <text:p>3</text:p>
          </table:table-cell>
          <table:table-cell table:formula="of:=IF([.E237]&lt;&gt;[.E238]; IF(OR([.E238]=7; [.E238]=1); 5000; [.$M$2]); 0)" office:value-type="float" office:value="13179" calcext:value-type="float">
            <text:p>13179</text:p>
          </table:table-cell>
          <table:table-cell table:formula="of:=[.H237]+[.F238]" office:value-type="float" office:value="77548" calcext:value-type="float">
            <text:p>77548</text:p>
          </table:table-cell>
          <table:table-cell table:formula="of:=IF([.G238]-[.D238] &lt; 0; [.G238]; [.G238]-[.D238])" office:value-type="float" office:value="76598" calcext:value-type="float">
            <text:p>76598</text:p>
          </table:table-cell>
          <table:table-cell table:formula="of:=IF([.H238]=[.G2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formula="of:=WEEKDAY([.B239])" office:value-type="float" office:value="3" calcext:value-type="float">
            <text:p>3</text:p>
          </table:table-cell>
          <table:table-cell table:formula="of:=IF([.E238]&lt;&gt;[.E239]; IF(OR([.E239]=7; [.E239]=1); 5000; [.$M$2]); 0)" office:value-type="float" office:value="0" calcext:value-type="float">
            <text:p>0</text:p>
          </table:table-cell>
          <table:table-cell table:formula="of:=[.H238]+[.F239]" office:value-type="float" office:value="76598" calcext:value-type="float">
            <text:p>76598</text:p>
          </table:table-cell>
          <table:table-cell table:formula="of:=IF([.G239]-[.D239] &lt; 0; [.G239]; [.G239]-[.D239])" office:value-type="float" office:value="67128" calcext:value-type="float">
            <text:p>67128</text:p>
          </table:table-cell>
          <table:table-cell table:formula="of:=IF([.H239]=[.G2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formula="of:=WEEKDAY([.B240])" office:value-type="float" office:value="3" calcext:value-type="float">
            <text:p>3</text:p>
          </table:table-cell>
          <table:table-cell table:formula="of:=IF([.E239]&lt;&gt;[.E240]; IF(OR([.E240]=7; [.E240]=1); 5000; [.$M$2]); 0)" office:value-type="float" office:value="0" calcext:value-type="float">
            <text:p>0</text:p>
          </table:table-cell>
          <table:table-cell table:formula="of:=[.H239]+[.F240]" office:value-type="float" office:value="67128" calcext:value-type="float">
            <text:p>67128</text:p>
          </table:table-cell>
          <table:table-cell table:formula="of:=IF([.G240]-[.D240] &lt; 0; [.G240]; [.G240]-[.D240])" office:value-type="float" office:value="62368" calcext:value-type="float">
            <text:p>62368</text:p>
          </table:table-cell>
          <table:table-cell table:formula="of:=IF([.H240]=[.G2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WEEKDAY([.B241])" office:value-type="float" office:value="4" calcext:value-type="float">
            <text:p>4</text:p>
          </table:table-cell>
          <table:table-cell table:formula="of:=IF([.E240]&lt;&gt;[.E241]; IF(OR([.E241]=7; [.E241]=1); 5000; [.$M$2]); 0)" office:value-type="float" office:value="13179" calcext:value-type="float">
            <text:p>13179</text:p>
          </table:table-cell>
          <table:table-cell table:formula="of:=[.H240]+[.F241]" office:value-type="float" office:value="75547" calcext:value-type="float">
            <text:p>75547</text:p>
          </table:table-cell>
          <table:table-cell table:formula="of:=IF([.G241]-[.D241] &lt; 0; [.G241]; [.G241]-[.D241])" office:value-type="float" office:value="66157" calcext:value-type="float">
            <text:p>66157</text:p>
          </table:table-cell>
          <table:table-cell table:formula="of:=IF([.H241]=[.G2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formula="of:=WEEKDAY([.B242])" office:value-type="float" office:value="4" calcext:value-type="float">
            <text:p>4</text:p>
          </table:table-cell>
          <table:table-cell table:formula="of:=IF([.E241]&lt;&gt;[.E242]; IF(OR([.E242]=7; [.E242]=1); 5000; [.$M$2]); 0)" office:value-type="float" office:value="0" calcext:value-type="float">
            <text:p>0</text:p>
          </table:table-cell>
          <table:table-cell table:formula="of:=[.H241]+[.F242]" office:value-type="float" office:value="66157" calcext:value-type="float">
            <text:p>66157</text:p>
          </table:table-cell>
          <table:table-cell table:formula="of:=IF([.G242]-[.D242] &lt; 0; [.G242]; [.G242]-[.D242])" office:value-type="float" office:value="61637" calcext:value-type="float">
            <text:p>61637</text:p>
          </table:table-cell>
          <table:table-cell table:formula="of:=IF([.H242]=[.G2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formula="of:=WEEKDAY([.B243])" office:value-type="float" office:value="5" calcext:value-type="float">
            <text:p>5</text:p>
          </table:table-cell>
          <table:table-cell table:formula="of:=IF([.E242]&lt;&gt;[.E243]; IF(OR([.E243]=7; [.E243]=1); 5000; [.$M$2]); 0)" office:value-type="float" office:value="13179" calcext:value-type="float">
            <text:p>13179</text:p>
          </table:table-cell>
          <table:table-cell table:formula="of:=[.H242]+[.F243]" office:value-type="float" office:value="74816" calcext:value-type="float">
            <text:p>74816</text:p>
          </table:table-cell>
          <table:table-cell table:formula="of:=IF([.G243]-[.D243] &lt; 0; [.G243]; [.G243]-[.D243])" office:value-type="float" office:value="66356" calcext:value-type="float">
            <text:p>66356</text:p>
          </table:table-cell>
          <table:table-cell table:formula="of:=IF([.H243]=[.G2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WEEKDAY([.B244])" office:value-type="float" office:value="6" calcext:value-type="float">
            <text:p>6</text:p>
          </table:table-cell>
          <table:table-cell table:formula="of:=IF([.E243]&lt;&gt;[.E244]; IF(OR([.E244]=7; [.E244]=1); 5000; [.$M$2]); 0)" office:value-type="float" office:value="13179" calcext:value-type="float">
            <text:p>13179</text:p>
          </table:table-cell>
          <table:table-cell table:formula="of:=[.H243]+[.F244]" office:value-type="float" office:value="79535" calcext:value-type="float">
            <text:p>79535</text:p>
          </table:table-cell>
          <table:table-cell table:formula="of:=IF([.G244]-[.D244] &lt; 0; [.G244]; [.G244]-[.D244])" office:value-type="float" office:value="74655" calcext:value-type="float">
            <text:p>74655</text:p>
          </table:table-cell>
          <table:table-cell table:formula="of:=IF([.H244]=[.G2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WEEKDAY([.B245])" office:value-type="float" office:value="7" calcext:value-type="float">
            <text:p>7</text:p>
          </table:table-cell>
          <table:table-cell table:formula="of:=IF([.E244]&lt;&gt;[.E245]; IF(OR([.E245]=7; [.E245]=1); 5000; [.$M$2]); 0)" office:value-type="float" office:value="5000" calcext:value-type="float">
            <text:p>5000</text:p>
          </table:table-cell>
          <table:table-cell table:formula="of:=[.H244]+[.F245]" office:value-type="float" office:value="79655" calcext:value-type="float">
            <text:p>79655</text:p>
          </table:table-cell>
          <table:table-cell table:formula="of:=IF([.G245]-[.D245] &lt; 0; [.G245]; [.G245]-[.D245])" office:value-type="float" office:value="75675" calcext:value-type="float">
            <text:p>75675</text:p>
          </table:table-cell>
          <table:table-cell table:formula="of:=IF([.H245]=[.G2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WEEKDAY([.B246])" office:value-type="float" office:value="1" calcext:value-type="float">
            <text:p>1</text:p>
          </table:table-cell>
          <table:table-cell table:formula="of:=IF([.E245]&lt;&gt;[.E246]; IF(OR([.E246]=7; [.E246]=1); 5000; [.$M$2]); 0)" office:value-type="float" office:value="5000" calcext:value-type="float">
            <text:p>5000</text:p>
          </table:table-cell>
          <table:table-cell table:formula="of:=[.H245]+[.F246]" office:value-type="float" office:value="80675" calcext:value-type="float">
            <text:p>80675</text:p>
          </table:table-cell>
          <table:table-cell table:formula="of:=IF([.G246]-[.D246] &lt; 0; [.G246]; [.G246]-[.D246])" office:value-type="float" office:value="76695" calcext:value-type="float">
            <text:p>76695</text:p>
          </table:table-cell>
          <table:table-cell table:formula="of:=IF([.H246]=[.G2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formula="of:=WEEKDAY([.B247])" office:value-type="float" office:value="2" calcext:value-type="float">
            <text:p>2</text:p>
          </table:table-cell>
          <table:table-cell table:formula="of:=IF([.E246]&lt;&gt;[.E247]; IF(OR([.E247]=7; [.E247]=1); 5000; [.$M$2]); 0)" office:value-type="float" office:value="13179" calcext:value-type="float">
            <text:p>13179</text:p>
          </table:table-cell>
          <table:table-cell table:formula="of:=[.H246]+[.F247]" office:value-type="float" office:value="89874" calcext:value-type="float">
            <text:p>89874</text:p>
          </table:table-cell>
          <table:table-cell table:formula="of:=IF([.G247]-[.D247] &lt; 0; [.G247]; [.G247]-[.D247])" office:value-type="float" office:value="87744" calcext:value-type="float">
            <text:p>87744</text:p>
          </table:table-cell>
          <table:table-cell table:formula="of:=IF([.H247]=[.G2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formula="of:=WEEKDAY([.B248])" office:value-type="float" office:value="2" calcext:value-type="float">
            <text:p>2</text:p>
          </table:table-cell>
          <table:table-cell table:formula="of:=IF([.E247]&lt;&gt;[.E248]; IF(OR([.E248]=7; [.E248]=1); 5000; [.$M$2]); 0)" office:value-type="float" office:value="0" calcext:value-type="float">
            <text:p>0</text:p>
          </table:table-cell>
          <table:table-cell table:formula="of:=[.H247]+[.F248]" office:value-type="float" office:value="87744" calcext:value-type="float">
            <text:p>87744</text:p>
          </table:table-cell>
          <table:table-cell table:formula="of:=IF([.G248]-[.D248] &lt; 0; [.G248]; [.G248]-[.D248])" office:value-type="float" office:value="80224" calcext:value-type="float">
            <text:p>80224</text:p>
          </table:table-cell>
          <table:table-cell table:formula="of:=IF([.H248]=[.G2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formula="of:=WEEKDAY([.B249])" office:value-type="float" office:value="3" calcext:value-type="float">
            <text:p>3</text:p>
          </table:table-cell>
          <table:table-cell table:formula="of:=IF([.E248]&lt;&gt;[.E249]; IF(OR([.E249]=7; [.E249]=1); 5000; [.$M$2]); 0)" office:value-type="float" office:value="13179" calcext:value-type="float">
            <text:p>13179</text:p>
          </table:table-cell>
          <table:table-cell table:formula="of:=[.H248]+[.F249]" office:value-type="float" office:value="93403" calcext:value-type="float">
            <text:p>93403</text:p>
          </table:table-cell>
          <table:table-cell table:formula="of:=IF([.G249]-[.D249] &lt; 0; [.G249]; [.G249]-[.D249])" office:value-type="float" office:value="89503" calcext:value-type="float">
            <text:p>89503</text:p>
          </table:table-cell>
          <table:table-cell table:formula="of:=IF([.H249]=[.G2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formula="of:=WEEKDAY([.B250])" office:value-type="float" office:value="4" calcext:value-type="float">
            <text:p>4</text:p>
          </table:table-cell>
          <table:table-cell table:formula="of:=IF([.E249]&lt;&gt;[.E250]; IF(OR([.E250]=7; [.E250]=1); 5000; [.$M$2]); 0)" office:value-type="float" office:value="13179" calcext:value-type="float">
            <text:p>13179</text:p>
          </table:table-cell>
          <table:table-cell table:formula="of:=[.H249]+[.F250]" office:value-type="float" office:value="102682" calcext:value-type="float">
            <text:p>102682</text:p>
          </table:table-cell>
          <table:table-cell table:formula="of:=IF([.G250]-[.D250] &lt; 0; [.G250]; [.G250]-[.D250])" office:value-type="float" office:value="93722" calcext:value-type="float">
            <text:p>93722</text:p>
          </table:table-cell>
          <table:table-cell table:formula="of:=IF([.H250]=[.G2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WEEKDAY([.B251])" office:value-type="float" office:value="4" calcext:value-type="float">
            <text:p>4</text:p>
          </table:table-cell>
          <table:table-cell table:formula="of:=IF([.E250]&lt;&gt;[.E251]; IF(OR([.E251]=7; [.E251]=1); 5000; [.$M$2]); 0)" office:value-type="float" office:value="0" calcext:value-type="float">
            <text:p>0</text:p>
          </table:table-cell>
          <table:table-cell table:formula="of:=[.H250]+[.F251]" office:value-type="float" office:value="93722" calcext:value-type="float">
            <text:p>93722</text:p>
          </table:table-cell>
          <table:table-cell table:formula="of:=IF([.G251]-[.D251] &lt; 0; [.G251]; [.G251]-[.D251])" office:value-type="float" office:value="90652" calcext:value-type="float">
            <text:p>90652</text:p>
          </table:table-cell>
          <table:table-cell table:formula="of:=IF([.H251]=[.G2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WEEKDAY([.B252])" office:value-type="float" office:value="5" calcext:value-type="float">
            <text:p>5</text:p>
          </table:table-cell>
          <table:table-cell table:formula="of:=IF([.E251]&lt;&gt;[.E252]; IF(OR([.E252]=7; [.E252]=1); 5000; [.$M$2]); 0)" office:value-type="float" office:value="13179" calcext:value-type="float">
            <text:p>13179</text:p>
          </table:table-cell>
          <table:table-cell table:formula="of:=[.H251]+[.F252]" office:value-type="float" office:value="103831" calcext:value-type="float">
            <text:p>103831</text:p>
          </table:table-cell>
          <table:table-cell table:formula="of:=IF([.G252]-[.D252] &lt; 0; [.G252]; [.G252]-[.D252])" office:value-type="float" office:value="101881" calcext:value-type="float">
            <text:p>101881</text:p>
          </table:table-cell>
          <table:table-cell table:formula="of:=IF([.H252]=[.G2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formula="of:=WEEKDAY([.B253])" office:value-type="float" office:value="5" calcext:value-type="float">
            <text:p>5</text:p>
          </table:table-cell>
          <table:table-cell table:formula="of:=IF([.E252]&lt;&gt;[.E253]; IF(OR([.E253]=7; [.E253]=1); 5000; [.$M$2]); 0)" office:value-type="float" office:value="0" calcext:value-type="float">
            <text:p>0</text:p>
          </table:table-cell>
          <table:table-cell table:formula="of:=[.H252]+[.F253]" office:value-type="float" office:value="101881" calcext:value-type="float">
            <text:p>101881</text:p>
          </table:table-cell>
          <table:table-cell table:formula="of:=IF([.G253]-[.D253] &lt; 0; [.G253]; [.G253]-[.D253])" office:value-type="float" office:value="97541" calcext:value-type="float">
            <text:p>97541</text:p>
          </table:table-cell>
          <table:table-cell table:formula="of:=IF([.H253]=[.G2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formula="of:=WEEKDAY([.B254])" office:value-type="float" office:value="6" calcext:value-type="float">
            <text:p>6</text:p>
          </table:table-cell>
          <table:table-cell table:formula="of:=IF([.E253]&lt;&gt;[.E254]; IF(OR([.E254]=7; [.E254]=1); 5000; [.$M$2]); 0)" office:value-type="float" office:value="13179" calcext:value-type="float">
            <text:p>13179</text:p>
          </table:table-cell>
          <table:table-cell table:formula="of:=[.H253]+[.F254]" office:value-type="float" office:value="110720" calcext:value-type="float">
            <text:p>110720</text:p>
          </table:table-cell>
          <table:table-cell table:formula="of:=IF([.G254]-[.D254] &lt; 0; [.G254]; [.G254]-[.D254])" office:value-type="float" office:value="102210" calcext:value-type="float">
            <text:p>102210</text:p>
          </table:table-cell>
          <table:table-cell table:formula="of:=IF([.H254]=[.G2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WEEKDAY([.B255])" office:value-type="float" office:value="6" calcext:value-type="float">
            <text:p>6</text:p>
          </table:table-cell>
          <table:table-cell table:formula="of:=IF([.E254]&lt;&gt;[.E255]; IF(OR([.E255]=7; [.E255]=1); 5000; [.$M$2]); 0)" office:value-type="float" office:value="0" calcext:value-type="float">
            <text:p>0</text:p>
          </table:table-cell>
          <table:table-cell table:formula="of:=[.H254]+[.F255]" office:value-type="float" office:value="102210" calcext:value-type="float">
            <text:p>102210</text:p>
          </table:table-cell>
          <table:table-cell table:formula="of:=IF([.G255]-[.D255] &lt; 0; [.G255]; [.G255]-[.D255])" office:value-type="float" office:value="92400" calcext:value-type="float">
            <text:p>92400</text:p>
          </table:table-cell>
          <table:table-cell table:formula="of:=IF([.H255]=[.G2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formula="of:=WEEKDAY([.B256])" office:value-type="float" office:value="6" calcext:value-type="float">
            <text:p>6</text:p>
          </table:table-cell>
          <table:table-cell table:formula="of:=IF([.E255]&lt;&gt;[.E256]; IF(OR([.E256]=7; [.E256]=1); 5000; [.$M$2]); 0)" office:value-type="float" office:value="0" calcext:value-type="float">
            <text:p>0</text:p>
          </table:table-cell>
          <table:table-cell table:formula="of:=[.H255]+[.F256]" office:value-type="float" office:value="92400" calcext:value-type="float">
            <text:p>92400</text:p>
          </table:table-cell>
          <table:table-cell table:formula="of:=IF([.G256]-[.D256] &lt; 0; [.G256]; [.G256]-[.D256])" office:value-type="float" office:value="86840" calcext:value-type="float">
            <text:p>86840</text:p>
          </table:table-cell>
          <table:table-cell table:formula="of:=IF([.H256]=[.G2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formula="of:=WEEKDAY([.B257])" office:value-type="float" office:value="6" calcext:value-type="float">
            <text:p>6</text:p>
          </table:table-cell>
          <table:table-cell table:formula="of:=IF([.E256]&lt;&gt;[.E257]; IF(OR([.E257]=7; [.E257]=1); 5000; [.$M$2]); 0)" office:value-type="float" office:value="0" calcext:value-type="float">
            <text:p>0</text:p>
          </table:table-cell>
          <table:table-cell table:formula="of:=[.H256]+[.F257]" office:value-type="float" office:value="86840" calcext:value-type="float">
            <text:p>86840</text:p>
          </table:table-cell>
          <table:table-cell table:formula="of:=IF([.G257]-[.D257] &lt; 0; [.G257]; [.G257]-[.D257])" office:value-type="float" office:value="78500" calcext:value-type="float">
            <text:p>78500</text:p>
          </table:table-cell>
          <table:table-cell table:formula="of:=IF([.H257]=[.G2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formula="of:=WEEKDAY([.B258])" office:value-type="float" office:value="7" calcext:value-type="float">
            <text:p>7</text:p>
          </table:table-cell>
          <table:table-cell table:formula="of:=IF([.E257]&lt;&gt;[.E258]; IF(OR([.E258]=7; [.E258]=1); 5000; [.$M$2]); 0)" office:value-type="float" office:value="5000" calcext:value-type="float">
            <text:p>5000</text:p>
          </table:table-cell>
          <table:table-cell table:formula="of:=[.H257]+[.F258]" office:value-type="float" office:value="83500" calcext:value-type="float">
            <text:p>83500</text:p>
          </table:table-cell>
          <table:table-cell table:formula="of:=IF([.G258]-[.D258] &lt; 0; [.G258]; [.G258]-[.D258])" office:value-type="float" office:value="78990" calcext:value-type="float">
            <text:p>78990</text:p>
          </table:table-cell>
          <table:table-cell table:formula="of:=IF([.H258]=[.G2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WEEKDAY([.B259])" office:value-type="float" office:value="7" calcext:value-type="float">
            <text:p>7</text:p>
          </table:table-cell>
          <table:table-cell table:formula="of:=IF([.E258]&lt;&gt;[.E259]; IF(OR([.E259]=7; [.E259]=1); 5000; [.$M$2]); 0)" office:value-type="float" office:value="0" calcext:value-type="float">
            <text:p>0</text:p>
          </table:table-cell>
          <table:table-cell table:formula="of:=[.H258]+[.F259]" office:value-type="float" office:value="78990" calcext:value-type="float">
            <text:p>78990</text:p>
          </table:table-cell>
          <table:table-cell table:formula="of:=IF([.G259]-[.D259] &lt; 0; [.G259]; [.G259]-[.D259])" office:value-type="float" office:value="71720" calcext:value-type="float">
            <text:p>71720</text:p>
          </table:table-cell>
          <table:table-cell table:formula="of:=IF([.H259]=[.G2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formula="of:=WEEKDAY([.B260])" office:value-type="float" office:value="1" calcext:value-type="float">
            <text:p>1</text:p>
          </table:table-cell>
          <table:table-cell table:formula="of:=IF([.E259]&lt;&gt;[.E260]; IF(OR([.E260]=7; [.E260]=1); 5000; [.$M$2]); 0)" office:value-type="float" office:value="5000" calcext:value-type="float">
            <text:p>5000</text:p>
          </table:table-cell>
          <table:table-cell table:formula="of:=[.H259]+[.F260]" office:value-type="float" office:value="76720" calcext:value-type="float">
            <text:p>76720</text:p>
          </table:table-cell>
          <table:table-cell table:formula="of:=IF([.G260]-[.D260] &lt; 0; [.G260]; [.G260]-[.D260])" office:value-type="float" office:value="69010" calcext:value-type="float">
            <text:p>69010</text:p>
          </table:table-cell>
          <table:table-cell table:formula="of:=IF([.H260]=[.G2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formula="of:=WEEKDAY([.B261])" office:value-type="float" office:value="1" calcext:value-type="float">
            <text:p>1</text:p>
          </table:table-cell>
          <table:table-cell table:formula="of:=IF([.E260]&lt;&gt;[.E261]; IF(OR([.E261]=7; [.E261]=1); 5000; [.$M$2]); 0)" office:value-type="float" office:value="0" calcext:value-type="float">
            <text:p>0</text:p>
          </table:table-cell>
          <table:table-cell table:formula="of:=[.H260]+[.F261]" office:value-type="float" office:value="69010" calcext:value-type="float">
            <text:p>69010</text:p>
          </table:table-cell>
          <table:table-cell table:formula="of:=IF([.G261]-[.D261] &lt; 0; [.G261]; [.G261]-[.D261])" office:value-type="float" office:value="60920" calcext:value-type="float">
            <text:p>60920</text:p>
          </table:table-cell>
          <table:table-cell table:formula="of:=IF([.H261]=[.G2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WEEKDAY([.B262])" office:value-type="float" office:value="1" calcext:value-type="float">
            <text:p>1</text:p>
          </table:table-cell>
          <table:table-cell table:formula="of:=IF([.E261]&lt;&gt;[.E262]; IF(OR([.E262]=7; [.E262]=1); 5000; [.$M$2]); 0)" office:value-type="float" office:value="0" calcext:value-type="float">
            <text:p>0</text:p>
          </table:table-cell>
          <table:table-cell table:formula="of:=[.H261]+[.F262]" office:value-type="float" office:value="60920" calcext:value-type="float">
            <text:p>60920</text:p>
          </table:table-cell>
          <table:table-cell table:formula="of:=IF([.G262]-[.D262] &lt; 0; [.G262]; [.G262]-[.D262])" office:value-type="float" office:value="55480" calcext:value-type="float">
            <text:p>55480</text:p>
          </table:table-cell>
          <table:table-cell table:formula="of:=IF([.H262]=[.G2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formula="of:=WEEKDAY([.B263])" office:value-type="float" office:value="1" calcext:value-type="float">
            <text:p>1</text:p>
          </table:table-cell>
          <table:table-cell table:formula="of:=IF([.E262]&lt;&gt;[.E263]; IF(OR([.E263]=7; [.E263]=1); 5000; [.$M$2]); 0)" office:value-type="float" office:value="0" calcext:value-type="float">
            <text:p>0</text:p>
          </table:table-cell>
          <table:table-cell table:formula="of:=[.H262]+[.F263]" office:value-type="float" office:value="55480" calcext:value-type="float">
            <text:p>55480</text:p>
          </table:table-cell>
          <table:table-cell table:formula="of:=IF([.G263]-[.D263] &lt; 0; [.G263]; [.G263]-[.D263])" office:value-type="float" office:value="51420" calcext:value-type="float">
            <text:p>51420</text:p>
          </table:table-cell>
          <table:table-cell table:formula="of:=IF([.H263]=[.G2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formula="of:=WEEKDAY([.B264])" office:value-type="float" office:value="2" calcext:value-type="float">
            <text:p>2</text:p>
          </table:table-cell>
          <table:table-cell table:formula="of:=IF([.E263]&lt;&gt;[.E264]; IF(OR([.E264]=7; [.E264]=1); 5000; [.$M$2]); 0)" office:value-type="float" office:value="13179" calcext:value-type="float">
            <text:p>13179</text:p>
          </table:table-cell>
          <table:table-cell table:formula="of:=[.H263]+[.F264]" office:value-type="float" office:value="64599" calcext:value-type="float">
            <text:p>64599</text:p>
          </table:table-cell>
          <table:table-cell table:formula="of:=IF([.G264]-[.D264] &lt; 0; [.G264]; [.G264]-[.D264])" office:value-type="float" office:value="54979" calcext:value-type="float">
            <text:p>54979</text:p>
          </table:table-cell>
          <table:table-cell table:formula="of:=IF([.H264]=[.G2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05/11/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formula="of:=WEEKDAY([.B265])" office:value-type="float" office:value="3" calcext:value-type="float">
            <text:p>3</text:p>
          </table:table-cell>
          <table:table-cell table:formula="of:=IF([.E264]&lt;&gt;[.E265]; IF(OR([.E265]=7; [.E265]=1); 5000; [.$M$2]); 0)" office:value-type="float" office:value="13179" calcext:value-type="float">
            <text:p>13179</text:p>
          </table:table-cell>
          <table:table-cell table:formula="of:=[.H264]+[.F265]" office:value-type="float" office:value="68158" calcext:value-type="float">
            <text:p>68158</text:p>
          </table:table-cell>
          <table:table-cell table:formula="of:=IF([.G265]-[.D265] &lt; 0; [.G265]; [.G265]-[.D265])" office:value-type="float" office:value="58528" calcext:value-type="float">
            <text:p>58528</text:p>
          </table:table-cell>
          <table:table-cell table:formula="of:=IF([.H265]=[.G2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05/12/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formula="of:=WEEKDAY([.B266])" office:value-type="float" office:value="4" calcext:value-type="float">
            <text:p>4</text:p>
          </table:table-cell>
          <table:table-cell table:formula="of:=IF([.E265]&lt;&gt;[.E266]; IF(OR([.E266]=7; [.E266]=1); 5000; [.$M$2]); 0)" office:value-type="float" office:value="13179" calcext:value-type="float">
            <text:p>13179</text:p>
          </table:table-cell>
          <table:table-cell table:formula="of:=[.H265]+[.F266]" office:value-type="float" office:value="71707" calcext:value-type="float">
            <text:p>71707</text:p>
          </table:table-cell>
          <table:table-cell table:formula="of:=IF([.G266]-[.D266] &lt; 0; [.G266]; [.G266]-[.D266])" office:value-type="float" office:value="71317" calcext:value-type="float">
            <text:p>71317</text:p>
          </table:table-cell>
          <table:table-cell table:formula="of:=IF([.H266]=[.G2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WEEKDAY([.B267])" office:value-type="float" office:value="5" calcext:value-type="float">
            <text:p>5</text:p>
          </table:table-cell>
          <table:table-cell table:formula="of:=IF([.E266]&lt;&gt;[.E267]; IF(OR([.E267]=7; [.E267]=1); 5000; [.$M$2]); 0)" office:value-type="float" office:value="13179" calcext:value-type="float">
            <text:p>13179</text:p>
          </table:table-cell>
          <table:table-cell table:formula="of:=[.H266]+[.F267]" office:value-type="float" office:value="84496" calcext:value-type="float">
            <text:p>84496</text:p>
          </table:table-cell>
          <table:table-cell table:formula="of:=IF([.G267]-[.D267] &lt; 0; [.G267]; [.G267]-[.D267])" office:value-type="float" office:value="76626" calcext:value-type="float">
            <text:p>76626</text:p>
          </table:table-cell>
          <table:table-cell table:formula="of:=IF([.H267]=[.G2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WEEKDAY([.B268])" office:value-type="float" office:value="5" calcext:value-type="float">
            <text:p>5</text:p>
          </table:table-cell>
          <table:table-cell table:formula="of:=IF([.E267]&lt;&gt;[.E268]; IF(OR([.E268]=7; [.E268]=1); 5000; [.$M$2]); 0)" office:value-type="float" office:value="0" calcext:value-type="float">
            <text:p>0</text:p>
          </table:table-cell>
          <table:table-cell table:formula="of:=[.H267]+[.F268]" office:value-type="float" office:value="76626" calcext:value-type="float">
            <text:p>76626</text:p>
          </table:table-cell>
          <table:table-cell table:formula="of:=IF([.G268]-[.D268] &lt; 0; [.G268]; [.G268]-[.D268])" office:value-type="float" office:value="72526" calcext:value-type="float">
            <text:p>72526</text:p>
          </table:table-cell>
          <table:table-cell table:formula="of:=IF([.H268]=[.G2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WEEKDAY([.B269])" office:value-type="float" office:value="5" calcext:value-type="float">
            <text:p>5</text:p>
          </table:table-cell>
          <table:table-cell table:formula="of:=IF([.E268]&lt;&gt;[.E269]; IF(OR([.E269]=7; [.E269]=1); 5000; [.$M$2]); 0)" office:value-type="float" office:value="0" calcext:value-type="float">
            <text:p>0</text:p>
          </table:table-cell>
          <table:table-cell table:formula="of:=[.H268]+[.F269]" office:value-type="float" office:value="72526" calcext:value-type="float">
            <text:p>72526</text:p>
          </table:table-cell>
          <table:table-cell table:formula="of:=IF([.G269]-[.D269] &lt; 0; [.G269]; [.G269]-[.D269])" office:value-type="float" office:value="71926" calcext:value-type="float">
            <text:p>71926</text:p>
          </table:table-cell>
          <table:table-cell table:formula="of:=IF([.H269]=[.G2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WEEKDAY([.B270])" office:value-type="float" office:value="6" calcext:value-type="float">
            <text:p>6</text:p>
          </table:table-cell>
          <table:table-cell table:formula="of:=IF([.E269]&lt;&gt;[.E270]; IF(OR([.E270]=7; [.E270]=1); 5000; [.$M$2]); 0)" office:value-type="float" office:value="13179" calcext:value-type="float">
            <text:p>13179</text:p>
          </table:table-cell>
          <table:table-cell table:formula="of:=[.H269]+[.F270]" office:value-type="float" office:value="85105" calcext:value-type="float">
            <text:p>85105</text:p>
          </table:table-cell>
          <table:table-cell table:formula="of:=IF([.G270]-[.D270] &lt; 0; [.G270]; [.G270]-[.D270])" office:value-type="float" office:value="83935" calcext:value-type="float">
            <text:p>83935</text:p>
          </table:table-cell>
          <table:table-cell table:formula="of:=IF([.H270]=[.G2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formula="of:=WEEKDAY([.B271])" office:value-type="float" office:value="6" calcext:value-type="float">
            <text:p>6</text:p>
          </table:table-cell>
          <table:table-cell table:formula="of:=IF([.E270]&lt;&gt;[.E271]; IF(OR([.E271]=7; [.E271]=1); 5000; [.$M$2]); 0)" office:value-type="float" office:value="0" calcext:value-type="float">
            <text:p>0</text:p>
          </table:table-cell>
          <table:table-cell table:formula="of:=[.H270]+[.F271]" office:value-type="float" office:value="83935" calcext:value-type="float">
            <text:p>83935</text:p>
          </table:table-cell>
          <table:table-cell table:formula="of:=IF([.G271]-[.D271] &lt; 0; [.G271]; [.G271]-[.D271])" office:value-type="float" office:value="83075" calcext:value-type="float">
            <text:p>83075</text:p>
          </table:table-cell>
          <table:table-cell table:formula="of:=IF([.H271]=[.G2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formula="of:=WEEKDAY([.B272])" office:value-type="float" office:value="7" calcext:value-type="float">
            <text:p>7</text:p>
          </table:table-cell>
          <table:table-cell table:formula="of:=IF([.E271]&lt;&gt;[.E272]; IF(OR([.E272]=7; [.E272]=1); 5000; [.$M$2]); 0)" office:value-type="float" office:value="5000" calcext:value-type="float">
            <text:p>5000</text:p>
          </table:table-cell>
          <table:table-cell table:formula="of:=[.H271]+[.F272]" office:value-type="float" office:value="88075" calcext:value-type="float">
            <text:p>88075</text:p>
          </table:table-cell>
          <table:table-cell table:formula="of:=IF([.G272]-[.D272] &lt; 0; [.G272]; [.G272]-[.D272])" office:value-type="float" office:value="85725" calcext:value-type="float">
            <text:p>85725</text:p>
          </table:table-cell>
          <table:table-cell table:formula="of:=IF([.H272]=[.G2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formula="of:=WEEKDAY([.B273])" office:value-type="float" office:value="7" calcext:value-type="float">
            <text:p>7</text:p>
          </table:table-cell>
          <table:table-cell table:formula="of:=IF([.E272]&lt;&gt;[.E273]; IF(OR([.E273]=7; [.E273]=1); 5000; [.$M$2]); 0)" office:value-type="float" office:value="0" calcext:value-type="float">
            <text:p>0</text:p>
          </table:table-cell>
          <table:table-cell table:formula="of:=[.H272]+[.F273]" office:value-type="float" office:value="85725" calcext:value-type="float">
            <text:p>85725</text:p>
          </table:table-cell>
          <table:table-cell table:formula="of:=IF([.G273]-[.D273] &lt; 0; [.G273]; [.G273]-[.D273])" office:value-type="float" office:value="76495" calcext:value-type="float">
            <text:p>76495</text:p>
          </table:table-cell>
          <table:table-cell table:formula="of:=IF([.H273]=[.G2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WEEKDAY([.B274])" office:value-type="float" office:value="1" calcext:value-type="float">
            <text:p>1</text:p>
          </table:table-cell>
          <table:table-cell table:formula="of:=IF([.E273]&lt;&gt;[.E274]; IF(OR([.E274]=7; [.E274]=1); 5000; [.$M$2]); 0)" office:value-type="float" office:value="5000" calcext:value-type="float">
            <text:p>5000</text:p>
          </table:table-cell>
          <table:table-cell table:formula="of:=[.H273]+[.F274]" office:value-type="float" office:value="81495" calcext:value-type="float">
            <text:p>81495</text:p>
          </table:table-cell>
          <table:table-cell table:formula="of:=IF([.G274]-[.D274] &lt; 0; [.G274]; [.G274]-[.D274])" office:value-type="float" office:value="80295" calcext:value-type="float">
            <text:p>80295</text:p>
          </table:table-cell>
          <table:table-cell table:formula="of:=IF([.H274]=[.G2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formula="of:=WEEKDAY([.B275])" office:value-type="float" office:value="1" calcext:value-type="float">
            <text:p>1</text:p>
          </table:table-cell>
          <table:table-cell table:formula="of:=IF([.E274]&lt;&gt;[.E275]; IF(OR([.E275]=7; [.E275]=1); 5000; [.$M$2]); 0)" office:value-type="float" office:value="0" calcext:value-type="float">
            <text:p>0</text:p>
          </table:table-cell>
          <table:table-cell table:formula="of:=[.H274]+[.F275]" office:value-type="float" office:value="80295" calcext:value-type="float">
            <text:p>80295</text:p>
          </table:table-cell>
          <table:table-cell table:formula="of:=IF([.G275]-[.D275] &lt; 0; [.G275]; [.G275]-[.D275])" office:value-type="float" office:value="72925" calcext:value-type="float">
            <text:p>72925</text:p>
          </table:table-cell>
          <table:table-cell table:formula="of:=IF([.H275]=[.G2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WEEKDAY([.B276])" office:value-type="float" office:value="2" calcext:value-type="float">
            <text:p>2</text:p>
          </table:table-cell>
          <table:table-cell table:formula="of:=IF([.E275]&lt;&gt;[.E276]; IF(OR([.E276]=7; [.E276]=1); 5000; [.$M$2]); 0)" office:value-type="float" office:value="13179" calcext:value-type="float">
            <text:p>13179</text:p>
          </table:table-cell>
          <table:table-cell table:formula="of:=[.H275]+[.F276]" office:value-type="float" office:value="86104" calcext:value-type="float">
            <text:p>86104</text:p>
          </table:table-cell>
          <table:table-cell table:formula="of:=IF([.G276]-[.D276] &lt; 0; [.G276]; [.G276]-[.D276])" office:value-type="float" office:value="83894" calcext:value-type="float">
            <text:p>83894</text:p>
          </table:table-cell>
          <table:table-cell table:formula="of:=IF([.H276]=[.G2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WEEKDAY([.B277])" office:value-type="float" office:value="3" calcext:value-type="float">
            <text:p>3</text:p>
          </table:table-cell>
          <table:table-cell table:formula="of:=IF([.E276]&lt;&gt;[.E277]; IF(OR([.E277]=7; [.E277]=1); 5000; [.$M$2]); 0)" office:value-type="float" office:value="13179" calcext:value-type="float">
            <text:p>13179</text:p>
          </table:table-cell>
          <table:table-cell table:formula="of:=[.H276]+[.F277]" office:value-type="float" office:value="97073" calcext:value-type="float">
            <text:p>97073</text:p>
          </table:table-cell>
          <table:table-cell table:formula="of:=IF([.G277]-[.D277] &lt; 0; [.G277]; [.G277]-[.D277])" office:value-type="float" office:value="95903" calcext:value-type="float">
            <text:p>95903</text:p>
          </table:table-cell>
          <table:table-cell table:formula="of:=IF([.H277]=[.G2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formula="of:=WEEKDAY([.B278])" office:value-type="float" office:value="3" calcext:value-type="float">
            <text:p>3</text:p>
          </table:table-cell>
          <table:table-cell table:formula="of:=IF([.E277]&lt;&gt;[.E278]; IF(OR([.E278]=7; [.E278]=1); 5000; [.$M$2]); 0)" office:value-type="float" office:value="0" calcext:value-type="float">
            <text:p>0</text:p>
          </table:table-cell>
          <table:table-cell table:formula="of:=[.H277]+[.F278]" office:value-type="float" office:value="95903" calcext:value-type="float">
            <text:p>95903</text:p>
          </table:table-cell>
          <table:table-cell table:formula="of:=IF([.G278]-[.D278] &lt; 0; [.G278]; [.G278]-[.D278])" office:value-type="float" office:value="91733" calcext:value-type="float">
            <text:p>91733</text:p>
          </table:table-cell>
          <table:table-cell table:formula="of:=IF([.H278]=[.G2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formula="of:=WEEKDAY([.B279])" office:value-type="float" office:value="3" calcext:value-type="float">
            <text:p>3</text:p>
          </table:table-cell>
          <table:table-cell table:formula="of:=IF([.E278]&lt;&gt;[.E279]; IF(OR([.E279]=7; [.E279]=1); 5000; [.$M$2]); 0)" office:value-type="float" office:value="0" calcext:value-type="float">
            <text:p>0</text:p>
          </table:table-cell>
          <table:table-cell table:formula="of:=[.H278]+[.F279]" office:value-type="float" office:value="91733" calcext:value-type="float">
            <text:p>91733</text:p>
          </table:table-cell>
          <table:table-cell table:formula="of:=IF([.G279]-[.D279] &lt; 0; [.G279]; [.G279]-[.D279])" office:value-type="float" office:value="84403" calcext:value-type="float">
            <text:p>84403</text:p>
          </table:table-cell>
          <table:table-cell table:formula="of:=IF([.H279]=[.G2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formula="of:=WEEKDAY([.B280])" office:value-type="float" office:value="4" calcext:value-type="float">
            <text:p>4</text:p>
          </table:table-cell>
          <table:table-cell table:formula="of:=IF([.E279]&lt;&gt;[.E280]; IF(OR([.E280]=7; [.E280]=1); 5000; [.$M$2]); 0)" office:value-type="float" office:value="13179" calcext:value-type="float">
            <text:p>13179</text:p>
          </table:table-cell>
          <table:table-cell table:formula="of:=[.H279]+[.F280]" office:value-type="float" office:value="97582" calcext:value-type="float">
            <text:p>97582</text:p>
          </table:table-cell>
          <table:table-cell table:formula="of:=IF([.G280]-[.D280] &lt; 0; [.G280]; [.G280]-[.D280])" office:value-type="float" office:value="91412" calcext:value-type="float">
            <text:p>91412</text:p>
          </table:table-cell>
          <table:table-cell table:formula="of:=IF([.H280]=[.G2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formula="of:=WEEKDAY([.B281])" office:value-type="float" office:value="4" calcext:value-type="float">
            <text:p>4</text:p>
          </table:table-cell>
          <table:table-cell table:formula="of:=IF([.E280]&lt;&gt;[.E281]; IF(OR([.E281]=7; [.E281]=1); 5000; [.$M$2]); 0)" office:value-type="float" office:value="0" calcext:value-type="float">
            <text:p>0</text:p>
          </table:table-cell>
          <table:table-cell table:formula="of:=[.H280]+[.F281]" office:value-type="float" office:value="91412" calcext:value-type="float">
            <text:p>91412</text:p>
          </table:table-cell>
          <table:table-cell table:formula="of:=IF([.G281]-[.D281] &lt; 0; [.G281]; [.G281]-[.D281])" office:value-type="float" office:value="86392" calcext:value-type="float">
            <text:p>86392</text:p>
          </table:table-cell>
          <table:table-cell table:formula="of:=IF([.H281]=[.G2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WEEKDAY([.B282])" office:value-type="float" office:value="4" calcext:value-type="float">
            <text:p>4</text:p>
          </table:table-cell>
          <table:table-cell table:formula="of:=IF([.E281]&lt;&gt;[.E282]; IF(OR([.E282]=7; [.E282]=1); 5000; [.$M$2]); 0)" office:value-type="float" office:value="0" calcext:value-type="float">
            <text:p>0</text:p>
          </table:table-cell>
          <table:table-cell table:formula="of:=[.H281]+[.F282]" office:value-type="float" office:value="86392" calcext:value-type="float">
            <text:p>86392</text:p>
          </table:table-cell>
          <table:table-cell table:formula="of:=IF([.G282]-[.D282] &lt; 0; [.G282]; [.G282]-[.D282])" office:value-type="float" office:value="81922" calcext:value-type="float">
            <text:p>81922</text:p>
          </table:table-cell>
          <table:table-cell table:formula="of:=IF([.H282]=[.G2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formula="of:=WEEKDAY([.B283])" office:value-type="float" office:value="4" calcext:value-type="float">
            <text:p>4</text:p>
          </table:table-cell>
          <table:table-cell table:formula="of:=IF([.E282]&lt;&gt;[.E283]; IF(OR([.E283]=7; [.E283]=1); 5000; [.$M$2]); 0)" office:value-type="float" office:value="0" calcext:value-type="float">
            <text:p>0</text:p>
          </table:table-cell>
          <table:table-cell table:formula="of:=[.H282]+[.F283]" office:value-type="float" office:value="81922" calcext:value-type="float">
            <text:p>81922</text:p>
          </table:table-cell>
          <table:table-cell table:formula="of:=IF([.G283]-[.D283] &lt; 0; [.G283]; [.G283]-[.D283])" office:value-type="float" office:value="73472" calcext:value-type="float">
            <text:p>73472</text:p>
          </table:table-cell>
          <table:table-cell table:formula="of:=IF([.H283]=[.G2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WEEKDAY([.B284])" office:value-type="float" office:value="5" calcext:value-type="float">
            <text:p>5</text:p>
          </table:table-cell>
          <table:table-cell table:formula="of:=IF([.E283]&lt;&gt;[.E284]; IF(OR([.E284]=7; [.E284]=1); 5000; [.$M$2]); 0)" office:value-type="float" office:value="13179" calcext:value-type="float">
            <text:p>13179</text:p>
          </table:table-cell>
          <table:table-cell table:formula="of:=[.H283]+[.F284]" office:value-type="float" office:value="86651" calcext:value-type="float">
            <text:p>86651</text:p>
          </table:table-cell>
          <table:table-cell table:formula="of:=IF([.G284]-[.D284] &lt; 0; [.G284]; [.G284]-[.D284])" office:value-type="float" office:value="84401" calcext:value-type="float">
            <text:p>84401</text:p>
          </table:table-cell>
          <table:table-cell table:formula="of:=IF([.H284]=[.G2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formula="of:=WEEKDAY([.B285])" office:value-type="float" office:value="5" calcext:value-type="float">
            <text:p>5</text:p>
          </table:table-cell>
          <table:table-cell table:formula="of:=IF([.E284]&lt;&gt;[.E285]; IF(OR([.E285]=7; [.E285]=1); 5000; [.$M$2]); 0)" office:value-type="float" office:value="0" calcext:value-type="float">
            <text:p>0</text:p>
          </table:table-cell>
          <table:table-cell table:formula="of:=[.H284]+[.F285]" office:value-type="float" office:value="84401" calcext:value-type="float">
            <text:p>84401</text:p>
          </table:table-cell>
          <table:table-cell table:formula="of:=IF([.G285]-[.D285] &lt; 0; [.G285]; [.G285]-[.D285])" office:value-type="float" office:value="78351" calcext:value-type="float">
            <text:p>78351</text:p>
          </table:table-cell>
          <table:table-cell table:formula="of:=IF([.H285]=[.G2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formula="of:=WEEKDAY([.B286])" office:value-type="float" office:value="6" calcext:value-type="float">
            <text:p>6</text:p>
          </table:table-cell>
          <table:table-cell table:formula="of:=IF([.E285]&lt;&gt;[.E286]; IF(OR([.E286]=7; [.E286]=1); 5000; [.$M$2]); 0)" office:value-type="float" office:value="13179" calcext:value-type="float">
            <text:p>13179</text:p>
          </table:table-cell>
          <table:table-cell table:formula="of:=[.H285]+[.F286]" office:value-type="float" office:value="91530" calcext:value-type="float">
            <text:p>91530</text:p>
          </table:table-cell>
          <table:table-cell table:formula="of:=IF([.G286]-[.D286] &lt; 0; [.G286]; [.G286]-[.D286])" office:value-type="float" office:value="86040" calcext:value-type="float">
            <text:p>86040</text:p>
          </table:table-cell>
          <table:table-cell table:formula="of:=IF([.H286]=[.G2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formula="of:=WEEKDAY([.B287])" office:value-type="float" office:value="7" calcext:value-type="float">
            <text:p>7</text:p>
          </table:table-cell>
          <table:table-cell table:formula="of:=IF([.E286]&lt;&gt;[.E287]; IF(OR([.E287]=7; [.E287]=1); 5000; [.$M$2]); 0)" office:value-type="float" office:value="5000" calcext:value-type="float">
            <text:p>5000</text:p>
          </table:table-cell>
          <table:table-cell table:formula="of:=[.H286]+[.F287]" office:value-type="float" office:value="91040" calcext:value-type="float">
            <text:p>91040</text:p>
          </table:table-cell>
          <table:table-cell table:formula="of:=IF([.G287]-[.D287] &lt; 0; [.G287]; [.G287]-[.D287])" office:value-type="float" office:value="88040" calcext:value-type="float">
            <text:p>88040</text:p>
          </table:table-cell>
          <table:table-cell table:formula="of:=IF([.H287]=[.G2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formula="of:=WEEKDAY([.B288])" office:value-type="float" office:value="7" calcext:value-type="float">
            <text:p>7</text:p>
          </table:table-cell>
          <table:table-cell table:formula="of:=IF([.E287]&lt;&gt;[.E288]; IF(OR([.E288]=7; [.E288]=1); 5000; [.$M$2]); 0)" office:value-type="float" office:value="0" calcext:value-type="float">
            <text:p>0</text:p>
          </table:table-cell>
          <table:table-cell table:formula="of:=[.H287]+[.F288]" office:value-type="float" office:value="88040" calcext:value-type="float">
            <text:p>88040</text:p>
          </table:table-cell>
          <table:table-cell table:formula="of:=IF([.G288]-[.D288] &lt; 0; [.G288]; [.G288]-[.D288])" office:value-type="float" office:value="78370" calcext:value-type="float">
            <text:p>78370</text:p>
          </table:table-cell>
          <table:table-cell table:formula="of:=IF([.H288]=[.G2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formula="of:=WEEKDAY([.B289])" office:value-type="float" office:value="1" calcext:value-type="float">
            <text:p>1</text:p>
          </table:table-cell>
          <table:table-cell table:formula="of:=IF([.E288]&lt;&gt;[.E289]; IF(OR([.E289]=7; [.E289]=1); 5000; [.$M$2]); 0)" office:value-type="float" office:value="5000" calcext:value-type="float">
            <text:p>5000</text:p>
          </table:table-cell>
          <table:table-cell table:formula="of:=[.H288]+[.F289]" office:value-type="float" office:value="83370" calcext:value-type="float">
            <text:p>83370</text:p>
          </table:table-cell>
          <table:table-cell table:formula="of:=IF([.G289]-[.D289] &lt; 0; [.G289]; [.G289]-[.D289])" office:value-type="float" office:value="79660" calcext:value-type="float">
            <text:p>79660</text:p>
          </table:table-cell>
          <table:table-cell table:formula="of:=IF([.H289]=[.G2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formula="of:=WEEKDAY([.B290])" office:value-type="float" office:value="1" calcext:value-type="float">
            <text:p>1</text:p>
          </table:table-cell>
          <table:table-cell table:formula="of:=IF([.E289]&lt;&gt;[.E290]; IF(OR([.E290]=7; [.E290]=1); 5000; [.$M$2]); 0)" office:value-type="float" office:value="0" calcext:value-type="float">
            <text:p>0</text:p>
          </table:table-cell>
          <table:table-cell table:formula="of:=[.H289]+[.F290]" office:value-type="float" office:value="79660" calcext:value-type="float">
            <text:p>79660</text:p>
          </table:table-cell>
          <table:table-cell table:formula="of:=IF([.G290]-[.D290] &lt; 0; [.G290]; [.G290]-[.D290])" office:value-type="float" office:value="76980" calcext:value-type="float">
            <text:p>76980</text:p>
          </table:table-cell>
          <table:table-cell table:formula="of:=IF([.H290]=[.G2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WEEKDAY([.B291])" office:value-type="float" office:value="1" calcext:value-type="float">
            <text:p>1</text:p>
          </table:table-cell>
          <table:table-cell table:formula="of:=IF([.E290]&lt;&gt;[.E291]; IF(OR([.E291]=7; [.E291]=1); 5000; [.$M$2]); 0)" office:value-type="float" office:value="0" calcext:value-type="float">
            <text:p>0</text:p>
          </table:table-cell>
          <table:table-cell table:formula="of:=[.H290]+[.F291]" office:value-type="float" office:value="76980" calcext:value-type="float">
            <text:p>76980</text:p>
          </table:table-cell>
          <table:table-cell table:formula="of:=IF([.G291]-[.D291] &lt; 0; [.G291]; [.G291]-[.D291])" office:value-type="float" office:value="72280" calcext:value-type="float">
            <text:p>72280</text:p>
          </table:table-cell>
          <table:table-cell table:formula="of:=IF([.H291]=[.G2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WEEKDAY([.B292])" office:value-type="float" office:value="2" calcext:value-type="float">
            <text:p>2</text:p>
          </table:table-cell>
          <table:table-cell table:formula="of:=IF([.E291]&lt;&gt;[.E292]; IF(OR([.E292]=7; [.E292]=1); 5000; [.$M$2]); 0)" office:value-type="float" office:value="13179" calcext:value-type="float">
            <text:p>13179</text:p>
          </table:table-cell>
          <table:table-cell table:formula="of:=[.H291]+[.F292]" office:value-type="float" office:value="85459" calcext:value-type="float">
            <text:p>85459</text:p>
          </table:table-cell>
          <table:table-cell table:formula="of:=IF([.G292]-[.D292] &lt; 0; [.G292]; [.G292]-[.D292])" office:value-type="float" office:value="83629" calcext:value-type="float">
            <text:p>83629</text:p>
          </table:table-cell>
          <table:table-cell table:formula="of:=IF([.H292]=[.G2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WEEKDAY([.B293])" office:value-type="float" office:value="2" calcext:value-type="float">
            <text:p>2</text:p>
          </table:table-cell>
          <table:table-cell table:formula="of:=IF([.E292]&lt;&gt;[.E293]; IF(OR([.E293]=7; [.E293]=1); 5000; [.$M$2]); 0)" office:value-type="float" office:value="0" calcext:value-type="float">
            <text:p>0</text:p>
          </table:table-cell>
          <table:table-cell table:formula="of:=[.H292]+[.F293]" office:value-type="float" office:value="83629" calcext:value-type="float">
            <text:p>83629</text:p>
          </table:table-cell>
          <table:table-cell table:formula="of:=IF([.G293]-[.D293] &lt; 0; [.G293]; [.G293]-[.D293])" office:value-type="float" office:value="79529" calcext:value-type="float">
            <text:p>79529</text:p>
          </table:table-cell>
          <table:table-cell table:formula="of:=IF([.H293]=[.G2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WEEKDAY([.B294])" office:value-type="float" office:value="3" calcext:value-type="float">
            <text:p>3</text:p>
          </table:table-cell>
          <table:table-cell table:formula="of:=IF([.E293]&lt;&gt;[.E294]; IF(OR([.E294]=7; [.E294]=1); 5000; [.$M$2]); 0)" office:value-type="float" office:value="13179" calcext:value-type="float">
            <text:p>13179</text:p>
          </table:table-cell>
          <table:table-cell table:formula="of:=[.H293]+[.F294]" office:value-type="float" office:value="92708" calcext:value-type="float">
            <text:p>92708</text:p>
          </table:table-cell>
          <table:table-cell table:formula="of:=IF([.G294]-[.D294] &lt; 0; [.G294]; [.G294]-[.D294])" office:value-type="float" office:value="84838" calcext:value-type="float">
            <text:p>84838</text:p>
          </table:table-cell>
          <table:table-cell table:formula="of:=IF([.H294]=[.G2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formula="of:=WEEKDAY([.B295])" office:value-type="float" office:value="3" calcext:value-type="float">
            <text:p>3</text:p>
          </table:table-cell>
          <table:table-cell table:formula="of:=IF([.E294]&lt;&gt;[.E295]; IF(OR([.E295]=7; [.E295]=1); 5000; [.$M$2]); 0)" office:value-type="float" office:value="0" calcext:value-type="float">
            <text:p>0</text:p>
          </table:table-cell>
          <table:table-cell table:formula="of:=[.H294]+[.F295]" office:value-type="float" office:value="84838" calcext:value-type="float">
            <text:p>84838</text:p>
          </table:table-cell>
          <table:table-cell table:formula="of:=IF([.G295]-[.D295] &lt; 0; [.G295]; [.G295]-[.D295])" office:value-type="float" office:value="77678" calcext:value-type="float">
            <text:p>77678</text:p>
          </table:table-cell>
          <table:table-cell table:formula="of:=IF([.H295]=[.G2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formula="of:=WEEKDAY([.B296])" office:value-type="float" office:value="3" calcext:value-type="float">
            <text:p>3</text:p>
          </table:table-cell>
          <table:table-cell table:formula="of:=IF([.E295]&lt;&gt;[.E296]; IF(OR([.E296]=7; [.E296]=1); 5000; [.$M$2]); 0)" office:value-type="float" office:value="0" calcext:value-type="float">
            <text:p>0</text:p>
          </table:table-cell>
          <table:table-cell table:formula="of:=[.H295]+[.F296]" office:value-type="float" office:value="77678" calcext:value-type="float">
            <text:p>77678</text:p>
          </table:table-cell>
          <table:table-cell table:formula="of:=IF([.G296]-[.D296] &lt; 0; [.G296]; [.G296]-[.D296])" office:value-type="float" office:value="68478" calcext:value-type="float">
            <text:p>68478</text:p>
          </table:table-cell>
          <table:table-cell table:formula="of:=IF([.H296]=[.G2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formula="of:=WEEKDAY([.B297])" office:value-type="float" office:value="4" calcext:value-type="float">
            <text:p>4</text:p>
          </table:table-cell>
          <table:table-cell table:formula="of:=IF([.E296]&lt;&gt;[.E297]; IF(OR([.E297]=7; [.E297]=1); 5000; [.$M$2]); 0)" office:value-type="float" office:value="13179" calcext:value-type="float">
            <text:p>13179</text:p>
          </table:table-cell>
          <table:table-cell table:formula="of:=[.H296]+[.F297]" office:value-type="float" office:value="81657" calcext:value-type="float">
            <text:p>81657</text:p>
          </table:table-cell>
          <table:table-cell table:formula="of:=IF([.G297]-[.D297] &lt; 0; [.G297]; [.G297]-[.D297])" office:value-type="float" office:value="74267" calcext:value-type="float">
            <text:p>74267</text:p>
          </table:table-cell>
          <table:table-cell table:formula="of:=IF([.H297]=[.G2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WEEKDAY([.B298])" office:value-type="float" office:value="4" calcext:value-type="float">
            <text:p>4</text:p>
          </table:table-cell>
          <table:table-cell table:formula="of:=IF([.E297]&lt;&gt;[.E298]; IF(OR([.E298]=7; [.E298]=1); 5000; [.$M$2]); 0)" office:value-type="float" office:value="0" calcext:value-type="float">
            <text:p>0</text:p>
          </table:table-cell>
          <table:table-cell table:formula="of:=[.H297]+[.F298]" office:value-type="float" office:value="74267" calcext:value-type="float">
            <text:p>74267</text:p>
          </table:table-cell>
          <table:table-cell table:formula="of:=IF([.G298]-[.D298] &lt; 0; [.G298]; [.G298]-[.D298])" office:value-type="float" office:value="69707" calcext:value-type="float">
            <text:p>69707</text:p>
          </table:table-cell>
          <table:table-cell table:formula="of:=IF([.H298]=[.G2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WEEKDAY([.B299])" office:value-type="float" office:value="5" calcext:value-type="float">
            <text:p>5</text:p>
          </table:table-cell>
          <table:table-cell table:formula="of:=IF([.E298]&lt;&gt;[.E299]; IF(OR([.E299]=7; [.E299]=1); 5000; [.$M$2]); 0)" office:value-type="float" office:value="13179" calcext:value-type="float">
            <text:p>13179</text:p>
          </table:table-cell>
          <table:table-cell table:formula="of:=[.H298]+[.F299]" office:value-type="float" office:value="82886" calcext:value-type="float">
            <text:p>82886</text:p>
          </table:table-cell>
          <table:table-cell table:formula="of:=IF([.G299]-[.D299] &lt; 0; [.G299]; [.G299]-[.D299])" office:value-type="float" office:value="74206" calcext:value-type="float">
            <text:p>74206</text:p>
          </table:table-cell>
          <table:table-cell table:formula="of:=IF([.H299]=[.G2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WEEKDAY([.B300])" office:value-type="float" office:value="5" calcext:value-type="float">
            <text:p>5</text:p>
          </table:table-cell>
          <table:table-cell table:formula="of:=IF([.E299]&lt;&gt;[.E300]; IF(OR([.E300]=7; [.E300]=1); 5000; [.$M$2]); 0)" office:value-type="float" office:value="0" calcext:value-type="float">
            <text:p>0</text:p>
          </table:table-cell>
          <table:table-cell table:formula="of:=[.H299]+[.F300]" office:value-type="float" office:value="74206" calcext:value-type="float">
            <text:p>74206</text:p>
          </table:table-cell>
          <table:table-cell table:formula="of:=IF([.G300]-[.D300] &lt; 0; [.G300]; [.G300]-[.D300])" office:value-type="float" office:value="71096" calcext:value-type="float">
            <text:p>71096</text:p>
          </table:table-cell>
          <table:table-cell table:formula="of:=IF([.H300]=[.G3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formula="of:=WEEKDAY([.B301])" office:value-type="float" office:value="5" calcext:value-type="float">
            <text:p>5</text:p>
          </table:table-cell>
          <table:table-cell table:formula="of:=IF([.E300]&lt;&gt;[.E301]; IF(OR([.E301]=7; [.E301]=1); 5000; [.$M$2]); 0)" office:value-type="float" office:value="0" calcext:value-type="float">
            <text:p>0</text:p>
          </table:table-cell>
          <table:table-cell table:formula="of:=[.H300]+[.F301]" office:value-type="float" office:value="71096" calcext:value-type="float">
            <text:p>71096</text:p>
          </table:table-cell>
          <table:table-cell table:formula="of:=IF([.G301]-[.D301] &lt; 0; [.G301]; [.G301]-[.D301])" office:value-type="float" office:value="62326" calcext:value-type="float">
            <text:p>62326</text:p>
          </table:table-cell>
          <table:table-cell table:formula="of:=IF([.H301]=[.G3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formula="of:=WEEKDAY([.B302])" office:value-type="float" office:value="6" calcext:value-type="float">
            <text:p>6</text:p>
          </table:table-cell>
          <table:table-cell table:formula="of:=IF([.E301]&lt;&gt;[.E302]; IF(OR([.E302]=7; [.E302]=1); 5000; [.$M$2]); 0)" office:value-type="float" office:value="13179" calcext:value-type="float">
            <text:p>13179</text:p>
          </table:table-cell>
          <table:table-cell table:formula="of:=[.H301]+[.F302]" office:value-type="float" office:value="75505" calcext:value-type="float">
            <text:p>75505</text:p>
          </table:table-cell>
          <table:table-cell table:formula="of:=IF([.G302]-[.D302] &lt; 0; [.G302]; [.G302]-[.D302])" office:value-type="float" office:value="68605" calcext:value-type="float">
            <text:p>68605</text:p>
          </table:table-cell>
          <table:table-cell table:formula="of:=IF([.H302]=[.G3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WEEKDAY([.B303])" office:value-type="float" office:value="6" calcext:value-type="float">
            <text:p>6</text:p>
          </table:table-cell>
          <table:table-cell table:formula="of:=IF([.E302]&lt;&gt;[.E303]; IF(OR([.E303]=7; [.E303]=1); 5000; [.$M$2]); 0)" office:value-type="float" office:value="0" calcext:value-type="float">
            <text:p>0</text:p>
          </table:table-cell>
          <table:table-cell table:formula="of:=[.H302]+[.F303]" office:value-type="float" office:value="68605" calcext:value-type="float">
            <text:p>68605</text:p>
          </table:table-cell>
          <table:table-cell table:formula="of:=IF([.G303]-[.D303] &lt; 0; [.G303]; [.G303]-[.D303])" office:value-type="float" office:value="59385" calcext:value-type="float">
            <text:p>59385</text:p>
          </table:table-cell>
          <table:table-cell table:formula="of:=IF([.H303]=[.G3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WEEKDAY([.B304])" office:value-type="float" office:value="7" calcext:value-type="float">
            <text:p>7</text:p>
          </table:table-cell>
          <table:table-cell table:formula="of:=IF([.E303]&lt;&gt;[.E304]; IF(OR([.E304]=7; [.E304]=1); 5000; [.$M$2]); 0)" office:value-type="float" office:value="5000" calcext:value-type="float">
            <text:p>5000</text:p>
          </table:table-cell>
          <table:table-cell table:formula="of:=[.H303]+[.F304]" office:value-type="float" office:value="64385" calcext:value-type="float">
            <text:p>64385</text:p>
          </table:table-cell>
          <table:table-cell table:formula="of:=IF([.G304]-[.D304] &lt; 0; [.G304]; [.G304]-[.D304])" office:value-type="float" office:value="54645" calcext:value-type="float">
            <text:p>54645</text:p>
          </table:table-cell>
          <table:table-cell table:formula="of:=IF([.H304]=[.G3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WEEKDAY([.B305])" office:value-type="float" office:value="1" calcext:value-type="float">
            <text:p>1</text:p>
          </table:table-cell>
          <table:table-cell table:formula="of:=IF([.E304]&lt;&gt;[.E305]; IF(OR([.E305]=7; [.E305]=1); 5000; [.$M$2]); 0)" office:value-type="float" office:value="5000" calcext:value-type="float">
            <text:p>5000</text:p>
          </table:table-cell>
          <table:table-cell table:formula="of:=[.H304]+[.F305]" office:value-type="float" office:value="59645" calcext:value-type="float">
            <text:p>59645</text:p>
          </table:table-cell>
          <table:table-cell table:formula="of:=IF([.G305]-[.D305] &lt; 0; [.G305]; [.G305]-[.D305])" office:value-type="float" office:value="55145" calcext:value-type="float">
            <text:p>55145</text:p>
          </table:table-cell>
          <table:table-cell table:formula="of:=IF([.H305]=[.G3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formula="of:=WEEKDAY([.B306])" office:value-type="float" office:value="1" calcext:value-type="float">
            <text:p>1</text:p>
          </table:table-cell>
          <table:table-cell table:formula="of:=IF([.E305]&lt;&gt;[.E306]; IF(OR([.E306]=7; [.E306]=1); 5000; [.$M$2]); 0)" office:value-type="float" office:value="0" calcext:value-type="float">
            <text:p>0</text:p>
          </table:table-cell>
          <table:table-cell table:formula="of:=[.H305]+[.F306]" office:value-type="float" office:value="55145" calcext:value-type="float">
            <text:p>55145</text:p>
          </table:table-cell>
          <table:table-cell table:formula="of:=IF([.G306]-[.D306] &lt; 0; [.G306]; [.G306]-[.D306])" office:value-type="float" office:value="45195" calcext:value-type="float">
            <text:p>45195</text:p>
          </table:table-cell>
          <table:table-cell table:formula="of:=IF([.H306]=[.G3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WEEKDAY([.B307])" office:value-type="float" office:value="2" calcext:value-type="float">
            <text:p>2</text:p>
          </table:table-cell>
          <table:table-cell table:formula="of:=IF([.E306]&lt;&gt;[.E307]; IF(OR([.E307]=7; [.E307]=1); 5000; [.$M$2]); 0)" office:value-type="float" office:value="13179" calcext:value-type="float">
            <text:p>13179</text:p>
          </table:table-cell>
          <table:table-cell table:formula="of:=[.H306]+[.F307]" office:value-type="float" office:value="58374" calcext:value-type="float">
            <text:p>58374</text:p>
          </table:table-cell>
          <table:table-cell table:formula="of:=IF([.G307]-[.D307] &lt; 0; [.G307]; [.G307]-[.D307])" office:value-type="float" office:value="48414" calcext:value-type="float">
            <text:p>48414</text:p>
          </table:table-cell>
          <table:table-cell table:formula="of:=IF([.H307]=[.G3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WEEKDAY([.B308])" office:value-type="float" office:value="2" calcext:value-type="float">
            <text:p>2</text:p>
          </table:table-cell>
          <table:table-cell table:formula="of:=IF([.E307]&lt;&gt;[.E308]; IF(OR([.E308]=7; [.E308]=1); 5000; [.$M$2]); 0)" office:value-type="float" office:value="0" calcext:value-type="float">
            <text:p>0</text:p>
          </table:table-cell>
          <table:table-cell table:formula="of:=[.H307]+[.F308]" office:value-type="float" office:value="48414" calcext:value-type="float">
            <text:p>48414</text:p>
          </table:table-cell>
          <table:table-cell table:formula="of:=IF([.G308]-[.D308] &lt; 0; [.G308]; [.G308]-[.D308])" office:value-type="float" office:value="39534" calcext:value-type="float">
            <text:p>39534</text:p>
          </table:table-cell>
          <table:table-cell table:formula="of:=IF([.H308]=[.G3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formula="of:=WEEKDAY([.B309])" office:value-type="float" office:value="2" calcext:value-type="float">
            <text:p>2</text:p>
          </table:table-cell>
          <table:table-cell table:formula="of:=IF([.E308]&lt;&gt;[.E309]; IF(OR([.E309]=7; [.E309]=1); 5000; [.$M$2]); 0)" office:value-type="float" office:value="0" calcext:value-type="float">
            <text:p>0</text:p>
          </table:table-cell>
          <table:table-cell table:formula="of:=[.H308]+[.F309]" office:value-type="float" office:value="39534" calcext:value-type="float">
            <text:p>39534</text:p>
          </table:table-cell>
          <table:table-cell table:formula="of:=IF([.G309]-[.D309] &lt; 0; [.G309]; [.G309]-[.D309])" office:value-type="float" office:value="35374" calcext:value-type="float">
            <text:p>35374</text:p>
          </table:table-cell>
          <table:table-cell table:formula="of:=IF([.H309]=[.G3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formula="of:=WEEKDAY([.B310])" office:value-type="float" office:value="3" calcext:value-type="float">
            <text:p>3</text:p>
          </table:table-cell>
          <table:table-cell table:formula="of:=IF([.E309]&lt;&gt;[.E310]; IF(OR([.E310]=7; [.E310]=1); 5000; [.$M$2]); 0)" office:value-type="float" office:value="13179" calcext:value-type="float">
            <text:p>13179</text:p>
          </table:table-cell>
          <table:table-cell table:formula="of:=[.H309]+[.F310]" office:value-type="float" office:value="48553" calcext:value-type="float">
            <text:p>48553</text:p>
          </table:table-cell>
          <table:table-cell table:formula="of:=IF([.G310]-[.D310] &lt; 0; [.G310]; [.G310]-[.D310])" office:value-type="float" office:value="42253" calcext:value-type="float">
            <text:p>42253</text:p>
          </table:table-cell>
          <table:table-cell table:formula="of:=IF([.H310]=[.G3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formula="of:=WEEKDAY([.B311])" office:value-type="float" office:value="3" calcext:value-type="float">
            <text:p>3</text:p>
          </table:table-cell>
          <table:table-cell table:formula="of:=IF([.E310]&lt;&gt;[.E311]; IF(OR([.E311]=7; [.E311]=1); 5000; [.$M$2]); 0)" office:value-type="float" office:value="0" calcext:value-type="float">
            <text:p>0</text:p>
          </table:table-cell>
          <table:table-cell table:formula="of:=[.H310]+[.F311]" office:value-type="float" office:value="42253" calcext:value-type="float">
            <text:p>42253</text:p>
          </table:table-cell>
          <table:table-cell table:formula="of:=IF([.G311]-[.D311] &lt; 0; [.G311]; [.G311]-[.D311])" office:value-type="float" office:value="33213" calcext:value-type="float">
            <text:p>33213</text:p>
          </table:table-cell>
          <table:table-cell table:formula="of:=IF([.H311]=[.G3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06/02/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formula="of:=WEEKDAY([.B312])" office:value-type="float" office:value="4" calcext:value-type="float">
            <text:p>4</text:p>
          </table:table-cell>
          <table:table-cell table:formula="of:=IF([.E311]&lt;&gt;[.E312]; IF(OR([.E312]=7; [.E312]=1); 5000; [.$M$2]); 0)" office:value-type="float" office:value="13179" calcext:value-type="float">
            <text:p>13179</text:p>
          </table:table-cell>
          <table:table-cell table:formula="of:=[.H311]+[.F312]" office:value-type="float" office:value="46392" calcext:value-type="float">
            <text:p>46392</text:p>
          </table:table-cell>
          <table:table-cell table:formula="of:=IF([.G312]-[.D312] &lt; 0; [.G312]; [.G312]-[.D312])" office:value-type="float" office:value="37512" calcext:value-type="float">
            <text:p>37512</text:p>
          </table:table-cell>
          <table:table-cell table:formula="of:=IF([.H312]=[.G3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WEEKDAY([.B313])" office:value-type="float" office:value="5" calcext:value-type="float">
            <text:p>5</text:p>
          </table:table-cell>
          <table:table-cell table:formula="of:=IF([.E312]&lt;&gt;[.E313]; IF(OR([.E313]=7; [.E313]=1); 5000; [.$M$2]); 0)" office:value-type="float" office:value="13179" calcext:value-type="float">
            <text:p>13179</text:p>
          </table:table-cell>
          <table:table-cell table:formula="of:=[.H312]+[.F313]" office:value-type="float" office:value="50691" calcext:value-type="float">
            <text:p>50691</text:p>
          </table:table-cell>
          <table:table-cell table:formula="of:=IF([.G313]-[.D313] &lt; 0; [.G313]; [.G313]-[.D313])" office:value-type="float" office:value="45661" calcext:value-type="float">
            <text:p>45661</text:p>
          </table:table-cell>
          <table:table-cell table:formula="of:=IF([.H313]=[.G3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WEEKDAY([.B314])" office:value-type="float" office:value="5" calcext:value-type="float">
            <text:p>5</text:p>
          </table:table-cell>
          <table:table-cell table:formula="of:=IF([.E313]&lt;&gt;[.E314]; IF(OR([.E314]=7; [.E314]=1); 5000; [.$M$2]); 0)" office:value-type="float" office:value="0" calcext:value-type="float">
            <text:p>0</text:p>
          </table:table-cell>
          <table:table-cell table:formula="of:=[.H313]+[.F314]" office:value-type="float" office:value="45661" calcext:value-type="float">
            <text:p>45661</text:p>
          </table:table-cell>
          <table:table-cell table:formula="of:=IF([.G314]-[.D314] &lt; 0; [.G314]; [.G314]-[.D314])" office:value-type="float" office:value="39651" calcext:value-type="float">
            <text:p>39651</text:p>
          </table:table-cell>
          <table:table-cell table:formula="of:=IF([.H314]=[.G3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formula="of:=WEEKDAY([.B315])" office:value-type="float" office:value="6" calcext:value-type="float">
            <text:p>6</text:p>
          </table:table-cell>
          <table:table-cell table:formula="of:=IF([.E314]&lt;&gt;[.E315]; IF(OR([.E315]=7; [.E315]=1); 5000; [.$M$2]); 0)" office:value-type="float" office:value="13179" calcext:value-type="float">
            <text:p>13179</text:p>
          </table:table-cell>
          <table:table-cell table:formula="of:=[.H314]+[.F315]" office:value-type="float" office:value="52830" calcext:value-type="float">
            <text:p>52830</text:p>
          </table:table-cell>
          <table:table-cell table:formula="of:=IF([.G315]-[.D315] &lt; 0; [.G315]; [.G315]-[.D315])" office:value-type="float" office:value="43950" calcext:value-type="float">
            <text:p>43950</text:p>
          </table:table-cell>
          <table:table-cell table:formula="of:=IF([.H315]=[.G3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WEEKDAY([.B316])" office:value-type="float" office:value="7" calcext:value-type="float">
            <text:p>7</text:p>
          </table:table-cell>
          <table:table-cell table:formula="of:=IF([.E315]&lt;&gt;[.E316]; IF(OR([.E316]=7; [.E316]=1); 5000; [.$M$2]); 0)" office:value-type="float" office:value="5000" calcext:value-type="float">
            <text:p>5000</text:p>
          </table:table-cell>
          <table:table-cell table:formula="of:=[.H315]+[.F316]" office:value-type="float" office:value="48950" calcext:value-type="float">
            <text:p>48950</text:p>
          </table:table-cell>
          <table:table-cell table:formula="of:=IF([.G316]-[.D316] &lt; 0; [.G316]; [.G316]-[.D316])" office:value-type="float" office:value="43460" calcext:value-type="float">
            <text:p>43460</text:p>
          </table:table-cell>
          <table:table-cell table:formula="of:=IF([.H316]=[.G3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formula="of:=WEEKDAY([.B317])" office:value-type="float" office:value="1" calcext:value-type="float">
            <text:p>1</text:p>
          </table:table-cell>
          <table:table-cell table:formula="of:=IF([.E316]&lt;&gt;[.E317]; IF(OR([.E317]=7; [.E317]=1); 5000; [.$M$2]); 0)" office:value-type="float" office:value="5000" calcext:value-type="float">
            <text:p>5000</text:p>
          </table:table-cell>
          <table:table-cell table:formula="of:=[.H316]+[.F317]" office:value-type="float" office:value="48460" calcext:value-type="float">
            <text:p>48460</text:p>
          </table:table-cell>
          <table:table-cell table:formula="of:=IF([.G317]-[.D317] &lt; 0; [.G317]; [.G317]-[.D317])" office:value-type="float" office:value="39090" calcext:value-type="float">
            <text:p>39090</text:p>
          </table:table-cell>
          <table:table-cell table:formula="of:=IF([.H317]=[.G3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WEEKDAY([.B318])" office:value-type="float" office:value="1" calcext:value-type="float">
            <text:p>1</text:p>
          </table:table-cell>
          <table:table-cell table:formula="of:=IF([.E317]&lt;&gt;[.E318]; IF(OR([.E318]=7; [.E318]=1); 5000; [.$M$2]); 0)" office:value-type="float" office:value="0" calcext:value-type="float">
            <text:p>0</text:p>
          </table:table-cell>
          <table:table-cell table:formula="of:=[.H317]+[.F318]" office:value-type="float" office:value="39090" calcext:value-type="float">
            <text:p>39090</text:p>
          </table:table-cell>
          <table:table-cell table:formula="of:=IF([.G318]-[.D318] &lt; 0; [.G318]; [.G318]-[.D318])" office:value-type="float" office:value="32300" calcext:value-type="float">
            <text:p>32300</text:p>
          </table:table-cell>
          <table:table-cell table:formula="of:=IF([.H318]=[.G3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WEEKDAY([.B319])" office:value-type="float" office:value="2" calcext:value-type="float">
            <text:p>2</text:p>
          </table:table-cell>
          <table:table-cell table:formula="of:=IF([.E318]&lt;&gt;[.E319]; IF(OR([.E319]=7; [.E319]=1); 5000; [.$M$2]); 0)" office:value-type="float" office:value="13179" calcext:value-type="float">
            <text:p>13179</text:p>
          </table:table-cell>
          <table:table-cell table:formula="of:=[.H318]+[.F319]" office:value-type="float" office:value="45479" calcext:value-type="float">
            <text:p>45479</text:p>
          </table:table-cell>
          <table:table-cell table:formula="of:=IF([.G319]-[.D319] &lt; 0; [.G319]; [.G319]-[.D319])" office:value-type="float" office:value="42939" calcext:value-type="float">
            <text:p>42939</text:p>
          </table:table-cell>
          <table:table-cell table:formula="of:=IF([.H319]=[.G3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WEEKDAY([.B320])" office:value-type="float" office:value="2" calcext:value-type="float">
            <text:p>2</text:p>
          </table:table-cell>
          <table:table-cell table:formula="of:=IF([.E319]&lt;&gt;[.E320]; IF(OR([.E320]=7; [.E320]=1); 5000; [.$M$2]); 0)" office:value-type="float" office:value="0" calcext:value-type="float">
            <text:p>0</text:p>
          </table:table-cell>
          <table:table-cell table:formula="of:=[.H319]+[.F320]" office:value-type="float" office:value="42939" calcext:value-type="float">
            <text:p>42939</text:p>
          </table:table-cell>
          <table:table-cell table:formula="of:=IF([.G320]-[.D320] &lt; 0; [.G320]; [.G320]-[.D320])" office:value-type="float" office:value="37409" calcext:value-type="float">
            <text:p>37409</text:p>
          </table:table-cell>
          <table:table-cell table:formula="of:=IF([.H320]=[.G3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formula="of:=WEEKDAY([.B321])" office:value-type="float" office:value="2" calcext:value-type="float">
            <text:p>2</text:p>
          </table:table-cell>
          <table:table-cell table:formula="of:=IF([.E320]&lt;&gt;[.E321]; IF(OR([.E321]=7; [.E321]=1); 5000; [.$M$2]); 0)" office:value-type="float" office:value="0" calcext:value-type="float">
            <text:p>0</text:p>
          </table:table-cell>
          <table:table-cell table:formula="of:=[.H320]+[.F321]" office:value-type="float" office:value="37409" calcext:value-type="float">
            <text:p>37409</text:p>
          </table:table-cell>
          <table:table-cell table:formula="of:=IF([.G321]-[.D321] &lt; 0; [.G321]; [.G321]-[.D321])" office:value-type="float" office:value="30389" calcext:value-type="float">
            <text:p>30389</text:p>
          </table:table-cell>
          <table:table-cell table:formula="of:=IF([.H321]=[.G3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06/08/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formula="of:=WEEKDAY([.B322])" office:value-type="float" office:value="3" calcext:value-type="float">
            <text:p>3</text:p>
          </table:table-cell>
          <table:table-cell table:formula="of:=IF([.E321]&lt;&gt;[.E322]; IF(OR([.E322]=7; [.E322]=1); 5000; [.$M$2]); 0)" office:value-type="float" office:value="13179" calcext:value-type="float">
            <text:p>13179</text:p>
          </table:table-cell>
          <table:table-cell table:formula="of:=[.H321]+[.F322]" office:value-type="float" office:value="43568" calcext:value-type="float">
            <text:p>43568</text:p>
          </table:table-cell>
          <table:table-cell table:formula="of:=IF([.G322]-[.D322] &lt; 0; [.G322]; [.G322]-[.D322])" office:value-type="float" office:value="41238" calcext:value-type="float">
            <text:p>41238</text:p>
          </table:table-cell>
          <table:table-cell table:formula="of:=IF([.H322]=[.G3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WEEKDAY([.B323])" office:value-type="float" office:value="4" calcext:value-type="float">
            <text:p>4</text:p>
          </table:table-cell>
          <table:table-cell table:formula="of:=IF([.E322]&lt;&gt;[.E323]; IF(OR([.E323]=7; [.E323]=1); 5000; [.$M$2]); 0)" office:value-type="float" office:value="13179" calcext:value-type="float">
            <text:p>13179</text:p>
          </table:table-cell>
          <table:table-cell table:formula="of:=[.H322]+[.F323]" office:value-type="float" office:value="54417" calcext:value-type="float">
            <text:p>54417</text:p>
          </table:table-cell>
          <table:table-cell table:formula="of:=IF([.G323]-[.D323] &lt; 0; [.G323]; [.G323]-[.D323])" office:value-type="float" office:value="48867" calcext:value-type="float">
            <text:p>48867</text:p>
          </table:table-cell>
          <table:table-cell table:formula="of:=IF([.H323]=[.G3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formula="of:=WEEKDAY([.B324])" office:value-type="float" office:value="4" calcext:value-type="float">
            <text:p>4</text:p>
          </table:table-cell>
          <table:table-cell table:formula="of:=IF([.E323]&lt;&gt;[.E324]; IF(OR([.E324]=7; [.E324]=1); 5000; [.$M$2]); 0)" office:value-type="float" office:value="0" calcext:value-type="float">
            <text:p>0</text:p>
          </table:table-cell>
          <table:table-cell table:formula="of:=[.H323]+[.F324]" office:value-type="float" office:value="48867" calcext:value-type="float">
            <text:p>48867</text:p>
          </table:table-cell>
          <table:table-cell table:formula="of:=IF([.G324]-[.D324] &lt; 0; [.G324]; [.G324]-[.D324])" office:value-type="float" office:value="42717" calcext:value-type="float">
            <text:p>42717</text:p>
          </table:table-cell>
          <table:table-cell table:formula="of:=IF([.H324]=[.G3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formula="of:=WEEKDAY([.B325])" office:value-type="float" office:value="5" calcext:value-type="float">
            <text:p>5</text:p>
          </table:table-cell>
          <table:table-cell table:formula="of:=IF([.E324]&lt;&gt;[.E325]; IF(OR([.E325]=7; [.E325]=1); 5000; [.$M$2]); 0)" office:value-type="float" office:value="13179" calcext:value-type="float">
            <text:p>13179</text:p>
          </table:table-cell>
          <table:table-cell table:formula="of:=[.H324]+[.F325]" office:value-type="float" office:value="55896" calcext:value-type="float">
            <text:p>55896</text:p>
          </table:table-cell>
          <table:table-cell table:formula="of:=IF([.G325]-[.D325] &lt; 0; [.G325]; [.G325]-[.D325])" office:value-type="float" office:value="52676" calcext:value-type="float">
            <text:p>52676</text:p>
          </table:table-cell>
          <table:table-cell table:formula="of:=IF([.H325]=[.G3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WEEKDAY([.B326])" office:value-type="float" office:value="5" calcext:value-type="float">
            <text:p>5</text:p>
          </table:table-cell>
          <table:table-cell table:formula="of:=IF([.E325]&lt;&gt;[.E326]; IF(OR([.E326]=7; [.E326]=1); 5000; [.$M$2]); 0)" office:value-type="float" office:value="0" calcext:value-type="float">
            <text:p>0</text:p>
          </table:table-cell>
          <table:table-cell table:formula="of:=[.H325]+[.F326]" office:value-type="float" office:value="52676" calcext:value-type="float">
            <text:p>52676</text:p>
          </table:table-cell>
          <table:table-cell table:formula="of:=IF([.G326]-[.D326] &lt; 0; [.G326]; [.G326]-[.D326])" office:value-type="float" office:value="48346" calcext:value-type="float">
            <text:p>48346</text:p>
          </table:table-cell>
          <table:table-cell table:formula="of:=IF([.H326]=[.G3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formula="of:=WEEKDAY([.B327])" office:value-type="float" office:value="5" calcext:value-type="float">
            <text:p>5</text:p>
          </table:table-cell>
          <table:table-cell table:formula="of:=IF([.E326]&lt;&gt;[.E327]; IF(OR([.E327]=7; [.E327]=1); 5000; [.$M$2]); 0)" office:value-type="float" office:value="0" calcext:value-type="float">
            <text:p>0</text:p>
          </table:table-cell>
          <table:table-cell table:formula="of:=[.H326]+[.F327]" office:value-type="float" office:value="48346" calcext:value-type="float">
            <text:p>48346</text:p>
          </table:table-cell>
          <table:table-cell table:formula="of:=IF([.G327]-[.D327] &lt; 0; [.G327]; [.G327]-[.D327])" office:value-type="float" office:value="44346" calcext:value-type="float">
            <text:p>44346</text:p>
          </table:table-cell>
          <table:table-cell table:formula="of:=IF([.H327]=[.G3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formula="of:=WEEKDAY([.B328])" office:value-type="float" office:value="6" calcext:value-type="float">
            <text:p>6</text:p>
          </table:table-cell>
          <table:table-cell table:formula="of:=IF([.E327]&lt;&gt;[.E328]; IF(OR([.E328]=7; [.E328]=1); 5000; [.$M$2]); 0)" office:value-type="float" office:value="13179" calcext:value-type="float">
            <text:p>13179</text:p>
          </table:table-cell>
          <table:table-cell table:formula="of:=[.H327]+[.F328]" office:value-type="float" office:value="57525" calcext:value-type="float">
            <text:p>57525</text:p>
          </table:table-cell>
          <table:table-cell table:formula="of:=IF([.G328]-[.D328] &lt; 0; [.G328]; [.G328]-[.D328])" office:value-type="float" office:value="52555" calcext:value-type="float">
            <text:p>52555</text:p>
          </table:table-cell>
          <table:table-cell table:formula="of:=IF([.H328]=[.G3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formula="of:=WEEKDAY([.B329])" office:value-type="float" office:value="6" calcext:value-type="float">
            <text:p>6</text:p>
          </table:table-cell>
          <table:table-cell table:formula="of:=IF([.E328]&lt;&gt;[.E329]; IF(OR([.E329]=7; [.E329]=1); 5000; [.$M$2]); 0)" office:value-type="float" office:value="0" calcext:value-type="float">
            <text:p>0</text:p>
          </table:table-cell>
          <table:table-cell table:formula="of:=[.H328]+[.F329]" office:value-type="float" office:value="52555" calcext:value-type="float">
            <text:p>52555</text:p>
          </table:table-cell>
          <table:table-cell table:formula="of:=IF([.G329]-[.D329] &lt; 0; [.G329]; [.G329]-[.D329])" office:value-type="float" office:value="43655" calcext:value-type="float">
            <text:p>43655</text:p>
          </table:table-cell>
          <table:table-cell table:formula="of:=IF([.H329]=[.G3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formula="of:=WEEKDAY([.B330])" office:value-type="float" office:value="7" calcext:value-type="float">
            <text:p>7</text:p>
          </table:table-cell>
          <table:table-cell table:formula="of:=IF([.E329]&lt;&gt;[.E330]; IF(OR([.E330]=7; [.E330]=1); 5000; [.$M$2]); 0)" office:value-type="float" office:value="5000" calcext:value-type="float">
            <text:p>5000</text:p>
          </table:table-cell>
          <table:table-cell table:formula="of:=[.H329]+[.F330]" office:value-type="float" office:value="48655" calcext:value-type="float">
            <text:p>48655</text:p>
          </table:table-cell>
          <table:table-cell table:formula="of:=IF([.G330]-[.D330] &lt; 0; [.G330]; [.G330]-[.D330])" office:value-type="float" office:value="43315" calcext:value-type="float">
            <text:p>43315</text:p>
          </table:table-cell>
          <table:table-cell table:formula="of:=IF([.H330]=[.G3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WEEKDAY([.B331])" office:value-type="float" office:value="7" calcext:value-type="float">
            <text:p>7</text:p>
          </table:table-cell>
          <table:table-cell table:formula="of:=IF([.E330]&lt;&gt;[.E331]; IF(OR([.E331]=7; [.E331]=1); 5000; [.$M$2]); 0)" office:value-type="float" office:value="0" calcext:value-type="float">
            <text:p>0</text:p>
          </table:table-cell>
          <table:table-cell table:formula="of:=[.H330]+[.F331]" office:value-type="float" office:value="43315" calcext:value-type="float">
            <text:p>43315</text:p>
          </table:table-cell>
          <table:table-cell table:formula="of:=IF([.G331]-[.D331] &lt; 0; [.G331]; [.G331]-[.D331])" office:value-type="float" office:value="41075" calcext:value-type="float">
            <text:p>41075</text:p>
          </table:table-cell>
          <table:table-cell table:formula="of:=IF([.H331]=[.G3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WEEKDAY([.B332])" office:value-type="float" office:value="1" calcext:value-type="float">
            <text:p>1</text:p>
          </table:table-cell>
          <table:table-cell table:formula="of:=IF([.E331]&lt;&gt;[.E332]; IF(OR([.E332]=7; [.E332]=1); 5000; [.$M$2]); 0)" office:value-type="float" office:value="5000" calcext:value-type="float">
            <text:p>5000</text:p>
          </table:table-cell>
          <table:table-cell table:formula="of:=[.H331]+[.F332]" office:value-type="float" office:value="46075" calcext:value-type="float">
            <text:p>46075</text:p>
          </table:table-cell>
          <table:table-cell table:formula="of:=IF([.G332]-[.D332] &lt; 0; [.G332]; [.G332]-[.D332])" office:value-type="float" office:value="44265" calcext:value-type="float">
            <text:p>44265</text:p>
          </table:table-cell>
          <table:table-cell table:formula="of:=IF([.H332]=[.G3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formula="of:=WEEKDAY([.B333])" office:value-type="float" office:value="1" calcext:value-type="float">
            <text:p>1</text:p>
          </table:table-cell>
          <table:table-cell table:formula="of:=IF([.E332]&lt;&gt;[.E333]; IF(OR([.E333]=7; [.E333]=1); 5000; [.$M$2]); 0)" office:value-type="float" office:value="0" calcext:value-type="float">
            <text:p>0</text:p>
          </table:table-cell>
          <table:table-cell table:formula="of:=[.H332]+[.F333]" office:value-type="float" office:value="44265" calcext:value-type="float">
            <text:p>44265</text:p>
          </table:table-cell>
          <table:table-cell table:formula="of:=IF([.G333]-[.D333] &lt; 0; [.G333]; [.G333]-[.D333])" office:value-type="float" office:value="36305" calcext:value-type="float">
            <text:p>36305</text:p>
          </table:table-cell>
          <table:table-cell table:formula="of:=IF([.H333]=[.G3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formula="of:=WEEKDAY([.B334])" office:value-type="float" office:value="1" calcext:value-type="float">
            <text:p>1</text:p>
          </table:table-cell>
          <table:table-cell table:formula="of:=IF([.E333]&lt;&gt;[.E334]; IF(OR([.E334]=7; [.E334]=1); 5000; [.$M$2]); 0)" office:value-type="float" office:value="0" calcext:value-type="float">
            <text:p>0</text:p>
          </table:table-cell>
          <table:table-cell table:formula="of:=[.H333]+[.F334]" office:value-type="float" office:value="36305" calcext:value-type="float">
            <text:p>36305</text:p>
          </table:table-cell>
          <table:table-cell table:formula="of:=IF([.G334]-[.D334] &lt; 0; [.G334]; [.G334]-[.D334])" office:value-type="float" office:value="26905" calcext:value-type="float">
            <text:p>26905</text:p>
          </table:table-cell>
          <table:table-cell table:formula="of:=IF([.H334]=[.G3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formula="of:=WEEKDAY([.B335])" office:value-type="float" office:value="2" calcext:value-type="float">
            <text:p>2</text:p>
          </table:table-cell>
          <table:table-cell table:formula="of:=IF([.E334]&lt;&gt;[.E335]; IF(OR([.E335]=7; [.E335]=1); 5000; [.$M$2]); 0)" office:value-type="float" office:value="13179" calcext:value-type="float">
            <text:p>13179</text:p>
          </table:table-cell>
          <table:table-cell table:formula="of:=[.H334]+[.F335]" office:value-type="float" office:value="40084" calcext:value-type="float">
            <text:p>40084</text:p>
          </table:table-cell>
          <table:table-cell table:formula="of:=IF([.G335]-[.D335] &lt; 0; [.G335]; [.G335]-[.D335])" office:value-type="float" office:value="34704" calcext:value-type="float">
            <text:p>34704</text:p>
          </table:table-cell>
          <table:table-cell table:formula="of:=IF([.H335]=[.G3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formula="of:=WEEKDAY([.B336])" office:value-type="float" office:value="2" calcext:value-type="float">
            <text:p>2</text:p>
          </table:table-cell>
          <table:table-cell table:formula="of:=IF([.E335]&lt;&gt;[.E336]; IF(OR([.E336]=7; [.E336]=1); 5000; [.$M$2]); 0)" office:value-type="float" office:value="0" calcext:value-type="float">
            <text:p>0</text:p>
          </table:table-cell>
          <table:table-cell table:formula="of:=[.H335]+[.F336]" office:value-type="float" office:value="34704" calcext:value-type="float">
            <text:p>34704</text:p>
          </table:table-cell>
          <table:table-cell table:formula="of:=IF([.G336]-[.D336] &lt; 0; [.G336]; [.G336]-[.D336])" office:value-type="float" office:value="30484" calcext:value-type="float">
            <text:p>30484</text:p>
          </table:table-cell>
          <table:table-cell table:formula="of:=IF([.H336]=[.G3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WEEKDAY([.B337])" office:value-type="float" office:value="2" calcext:value-type="float">
            <text:p>2</text:p>
          </table:table-cell>
          <table:table-cell table:formula="of:=IF([.E336]&lt;&gt;[.E337]; IF(OR([.E337]=7; [.E337]=1); 5000; [.$M$2]); 0)" office:value-type="float" office:value="0" calcext:value-type="float">
            <text:p>0</text:p>
          </table:table-cell>
          <table:table-cell table:formula="of:=[.H336]+[.F337]" office:value-type="float" office:value="30484" calcext:value-type="float">
            <text:p>30484</text:p>
          </table:table-cell>
          <table:table-cell table:formula="of:=IF([.G337]-[.D337] &lt; 0; [.G337]; [.G337]-[.D337])" office:value-type="float" office:value="29254" calcext:value-type="float">
            <text:p>29254</text:p>
          </table:table-cell>
          <table:table-cell table:formula="of:=IF([.H337]=[.G3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WEEKDAY([.B338])" office:value-type="float" office:value="3" calcext:value-type="float">
            <text:p>3</text:p>
          </table:table-cell>
          <table:table-cell table:formula="of:=IF([.E337]&lt;&gt;[.E338]; IF(OR([.E338]=7; [.E338]=1); 5000; [.$M$2]); 0)" office:value-type="float" office:value="13179" calcext:value-type="float">
            <text:p>13179</text:p>
          </table:table-cell>
          <table:table-cell table:formula="of:=[.H337]+[.F338]" office:value-type="float" office:value="42433" calcext:value-type="float">
            <text:p>42433</text:p>
          </table:table-cell>
          <table:table-cell table:formula="of:=IF([.G338]-[.D338] &lt; 0; [.G338]; [.G338]-[.D338])" office:value-type="float" office:value="40513" calcext:value-type="float">
            <text:p>40513</text:p>
          </table:table-cell>
          <table:table-cell table:formula="of:=IF([.H338]=[.G3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formula="of:=WEEKDAY([.B339])" office:value-type="float" office:value="3" calcext:value-type="float">
            <text:p>3</text:p>
          </table:table-cell>
          <table:table-cell table:formula="of:=IF([.E338]&lt;&gt;[.E339]; IF(OR([.E339]=7; [.E339]=1); 5000; [.$M$2]); 0)" office:value-type="float" office:value="0" calcext:value-type="float">
            <text:p>0</text:p>
          </table:table-cell>
          <table:table-cell table:formula="of:=[.H338]+[.F339]" office:value-type="float" office:value="40513" calcext:value-type="float">
            <text:p>40513</text:p>
          </table:table-cell>
          <table:table-cell table:formula="of:=IF([.G339]-[.D339] &lt; 0; [.G339]; [.G339]-[.D339])" office:value-type="float" office:value="33723" calcext:value-type="float">
            <text:p>33723</text:p>
          </table:table-cell>
          <table:table-cell table:formula="of:=IF([.H339]=[.G3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formula="of:=WEEKDAY([.B340])" office:value-type="float" office:value="3" calcext:value-type="float">
            <text:p>3</text:p>
          </table:table-cell>
          <table:table-cell table:formula="of:=IF([.E339]&lt;&gt;[.E340]; IF(OR([.E340]=7; [.E340]=1); 5000; [.$M$2]); 0)" office:value-type="float" office:value="0" calcext:value-type="float">
            <text:p>0</text:p>
          </table:table-cell>
          <table:table-cell table:formula="of:=[.H339]+[.F340]" office:value-type="float" office:value="33723" calcext:value-type="float">
            <text:p>33723</text:p>
          </table:table-cell>
          <table:table-cell table:formula="of:=IF([.G340]-[.D340] &lt; 0; [.G340]; [.G340]-[.D340])" office:value-type="float" office:value="25773" calcext:value-type="float">
            <text:p>25773</text:p>
          </table:table-cell>
          <table:table-cell table:formula="of:=IF([.H340]=[.G3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WEEKDAY([.B341])" office:value-type="float" office:value="4" calcext:value-type="float">
            <text:p>4</text:p>
          </table:table-cell>
          <table:table-cell table:formula="of:=IF([.E340]&lt;&gt;[.E341]; IF(OR([.E341]=7; [.E341]=1); 5000; [.$M$2]); 0)" office:value-type="float" office:value="13179" calcext:value-type="float">
            <text:p>13179</text:p>
          </table:table-cell>
          <table:table-cell table:formula="of:=[.H340]+[.F341]" office:value-type="float" office:value="38952" calcext:value-type="float">
            <text:p>38952</text:p>
          </table:table-cell>
          <table:table-cell table:formula="of:=IF([.G341]-[.D341] &lt; 0; [.G341]; [.G341]-[.D341])" office:value-type="float" office:value="35932" calcext:value-type="float">
            <text:p>35932</text:p>
          </table:table-cell>
          <table:table-cell table:formula="of:=IF([.H341]=[.G3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formula="of:=WEEKDAY([.B342])" office:value-type="float" office:value="5" calcext:value-type="float">
            <text:p>5</text:p>
          </table:table-cell>
          <table:table-cell table:formula="of:=IF([.E341]&lt;&gt;[.E342]; IF(OR([.E342]=7; [.E342]=1); 5000; [.$M$2]); 0)" office:value-type="float" office:value="13179" calcext:value-type="float">
            <text:p>13179</text:p>
          </table:table-cell>
          <table:table-cell table:formula="of:=[.H341]+[.F342]" office:value-type="float" office:value="49111" calcext:value-type="float">
            <text:p>49111</text:p>
          </table:table-cell>
          <table:table-cell table:formula="of:=IF([.G342]-[.D342] &lt; 0; [.G342]; [.G342]-[.D342])" office:value-type="float" office:value="41121" calcext:value-type="float">
            <text:p>41121</text:p>
          </table:table-cell>
          <table:table-cell table:formula="of:=IF([.H342]=[.G3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formula="of:=WEEKDAY([.B343])" office:value-type="float" office:value="5" calcext:value-type="float">
            <text:p>5</text:p>
          </table:table-cell>
          <table:table-cell table:formula="of:=IF([.E342]&lt;&gt;[.E343]; IF(OR([.E343]=7; [.E343]=1); 5000; [.$M$2]); 0)" office:value-type="float" office:value="0" calcext:value-type="float">
            <text:p>0</text:p>
          </table:table-cell>
          <table:table-cell table:formula="of:=[.H342]+[.F343]" office:value-type="float" office:value="41121" calcext:value-type="float">
            <text:p>41121</text:p>
          </table:table-cell>
          <table:table-cell table:formula="of:=IF([.G343]-[.D343] &lt; 0; [.G343]; [.G343]-[.D343])" office:value-type="float" office:value="34731" calcext:value-type="float">
            <text:p>34731</text:p>
          </table:table-cell>
          <table:table-cell table:formula="of:=IF([.H343]=[.G3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WEEKDAY([.B344])" office:value-type="float" office:value="5" calcext:value-type="float">
            <text:p>5</text:p>
          </table:table-cell>
          <table:table-cell table:formula="of:=IF([.E343]&lt;&gt;[.E344]; IF(OR([.E344]=7; [.E344]=1); 5000; [.$M$2]); 0)" office:value-type="float" office:value="0" calcext:value-type="float">
            <text:p>0</text:p>
          </table:table-cell>
          <table:table-cell table:formula="of:=[.H343]+[.F344]" office:value-type="float" office:value="34731" calcext:value-type="float">
            <text:p>34731</text:p>
          </table:table-cell>
          <table:table-cell table:formula="of:=IF([.G344]-[.D344] &lt; 0; [.G344]; [.G344]-[.D344])" office:value-type="float" office:value="30551" calcext:value-type="float">
            <text:p>30551</text:p>
          </table:table-cell>
          <table:table-cell table:formula="of:=IF([.H344]=[.G3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formula="of:=WEEKDAY([.B345])" office:value-type="float" office:value="6" calcext:value-type="float">
            <text:p>6</text:p>
          </table:table-cell>
          <table:table-cell table:formula="of:=IF([.E344]&lt;&gt;[.E345]; IF(OR([.E345]=7; [.E345]=1); 5000; [.$M$2]); 0)" office:value-type="float" office:value="13179" calcext:value-type="float">
            <text:p>13179</text:p>
          </table:table-cell>
          <table:table-cell table:formula="of:=[.H344]+[.F345]" office:value-type="float" office:value="43730" calcext:value-type="float">
            <text:p>43730</text:p>
          </table:table-cell>
          <table:table-cell table:formula="of:=IF([.G345]-[.D345] &lt; 0; [.G345]; [.G345]-[.D345])" office:value-type="float" office:value="35790" calcext:value-type="float">
            <text:p>35790</text:p>
          </table:table-cell>
          <table:table-cell table:formula="of:=IF([.H345]=[.G3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formula="of:=WEEKDAY([.B346])" office:value-type="float" office:value="6" calcext:value-type="float">
            <text:p>6</text:p>
          </table:table-cell>
          <table:table-cell table:formula="of:=IF([.E345]&lt;&gt;[.E346]; IF(OR([.E346]=7; [.E346]=1); 5000; [.$M$2]); 0)" office:value-type="float" office:value="0" calcext:value-type="float">
            <text:p>0</text:p>
          </table:table-cell>
          <table:table-cell table:formula="of:=[.H345]+[.F346]" office:value-type="float" office:value="35790" calcext:value-type="float">
            <text:p>35790</text:p>
          </table:table-cell>
          <table:table-cell table:formula="of:=IF([.G346]-[.D346] &lt; 0; [.G346]; [.G346]-[.D346])" office:value-type="float" office:value="27720" calcext:value-type="float">
            <text:p>27720</text:p>
          </table:table-cell>
          <table:table-cell table:formula="of:=IF([.H346]=[.G3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formula="of:=WEEKDAY([.B347])" office:value-type="float" office:value="6" calcext:value-type="float">
            <text:p>6</text:p>
          </table:table-cell>
          <table:table-cell table:formula="of:=IF([.E346]&lt;&gt;[.E347]; IF(OR([.E347]=7; [.E347]=1); 5000; [.$M$2]); 0)" office:value-type="float" office:value="0" calcext:value-type="float">
            <text:p>0</text:p>
          </table:table-cell>
          <table:table-cell table:formula="of:=[.H346]+[.F347]" office:value-type="float" office:value="27720" calcext:value-type="float">
            <text:p>27720</text:p>
          </table:table-cell>
          <table:table-cell table:formula="of:=IF([.G347]-[.D347] &lt; 0; [.G347]; [.G347]-[.D347])" office:value-type="float" office:value="21660" calcext:value-type="float">
            <text:p>21660</text:p>
          </table:table-cell>
          <table:table-cell table:formula="of:=IF([.H347]=[.G3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WEEKDAY([.B348])" office:value-type="float" office:value="6" calcext:value-type="float">
            <text:p>6</text:p>
          </table:table-cell>
          <table:table-cell table:formula="of:=IF([.E347]&lt;&gt;[.E348]; IF(OR([.E348]=7; [.E348]=1); 5000; [.$M$2]); 0)" office:value-type="float" office:value="0" calcext:value-type="float">
            <text:p>0</text:p>
          </table:table-cell>
          <table:table-cell table:formula="of:=[.H347]+[.F348]" office:value-type="float" office:value="21660" calcext:value-type="float">
            <text:p>21660</text:p>
          </table:table-cell>
          <table:table-cell table:formula="of:=IF([.G348]-[.D348] &lt; 0; [.G348]; [.G348]-[.D348])" office:value-type="float" office:value="12240" calcext:value-type="float">
            <text:p>12240</text:p>
          </table:table-cell>
          <table:table-cell table:formula="of:=IF([.H348]=[.G3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06/19/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formula="of:=WEEKDAY([.B349])" office:value-type="float" office:value="7" calcext:value-type="float">
            <text:p>7</text:p>
          </table:table-cell>
          <table:table-cell table:formula="of:=IF([.E348]&lt;&gt;[.E349]; IF(OR([.E349]=7; [.E349]=1); 5000; [.$M$2]); 0)" office:value-type="float" office:value="5000" calcext:value-type="float">
            <text:p>5000</text:p>
          </table:table-cell>
          <table:table-cell table:formula="of:=[.H348]+[.F349]" office:value-type="float" office:value="17240" calcext:value-type="float">
            <text:p>17240</text:p>
          </table:table-cell>
          <table:table-cell table:formula="of:=IF([.G349]-[.D349] &lt; 0; [.G349]; [.G349]-[.D349])" office:value-type="float" office:value="12800" calcext:value-type="float">
            <text:p>12800</text:p>
          </table:table-cell>
          <table:table-cell table:formula="of:=IF([.H349]=[.G3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formula="of:=WEEKDAY([.B350])" office:value-type="float" office:value="1" calcext:value-type="float">
            <text:p>1</text:p>
          </table:table-cell>
          <table:table-cell table:formula="of:=IF([.E349]&lt;&gt;[.E350]; IF(OR([.E350]=7; [.E350]=1); 5000; [.$M$2]); 0)" office:value-type="float" office:value="5000" calcext:value-type="float">
            <text:p>5000</text:p>
          </table:table-cell>
          <table:table-cell table:formula="of:=[.H349]+[.F350]" office:value-type="float" office:value="17800" calcext:value-type="float">
            <text:p>17800</text:p>
          </table:table-cell>
          <table:table-cell table:formula="of:=IF([.G350]-[.D350] &lt; 0; [.G350]; [.G350]-[.D350])" office:value-type="float" office:value="14790" calcext:value-type="float">
            <text:p>14790</text:p>
          </table:table-cell>
          <table:table-cell table:formula="of:=IF([.H350]=[.G3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WEEKDAY([.B351])" office:value-type="float" office:value="1" calcext:value-type="float">
            <text:p>1</text:p>
          </table:table-cell>
          <table:table-cell table:formula="of:=IF([.E350]&lt;&gt;[.E351]; IF(OR([.E351]=7; [.E351]=1); 5000; [.$M$2]); 0)" office:value-type="float" office:value="0" calcext:value-type="float">
            <text:p>0</text:p>
          </table:table-cell>
          <table:table-cell table:formula="of:=[.H350]+[.F351]" office:value-type="float" office:value="14790" calcext:value-type="float">
            <text:p>14790</text:p>
          </table:table-cell>
          <table:table-cell table:formula="of:=IF([.G351]-[.D351] &lt; 0; [.G351]; [.G351]-[.D351])" office:value-type="float" office:value="13730" calcext:value-type="float">
            <text:p>13730</text:p>
          </table:table-cell>
          <table:table-cell table:formula="of:=IF([.H351]=[.G3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formula="of:=WEEKDAY([.B352])" office:value-type="float" office:value="2" calcext:value-type="float">
            <text:p>2</text:p>
          </table:table-cell>
          <table:table-cell table:formula="of:=IF([.E351]&lt;&gt;[.E352]; IF(OR([.E352]=7; [.E352]=1); 5000; [.$M$2]); 0)" office:value-type="float" office:value="13179" calcext:value-type="float">
            <text:p>13179</text:p>
          </table:table-cell>
          <table:table-cell table:formula="of:=[.H351]+[.F352]" office:value-type="float" office:value="26909" calcext:value-type="float">
            <text:p>26909</text:p>
          </table:table-cell>
          <table:table-cell table:formula="of:=IF([.G352]-[.D352] &lt; 0; [.G352]; [.G352]-[.D352])" office:value-type="float" office:value="20939" calcext:value-type="float">
            <text:p>20939</text:p>
          </table:table-cell>
          <table:table-cell table:formula="of:=IF([.H352]=[.G3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formula="of:=WEEKDAY([.B353])" office:value-type="float" office:value="2" calcext:value-type="float">
            <text:p>2</text:p>
          </table:table-cell>
          <table:table-cell table:formula="of:=IF([.E352]&lt;&gt;[.E353]; IF(OR([.E353]=7; [.E353]=1); 5000; [.$M$2]); 0)" office:value-type="float" office:value="0" calcext:value-type="float">
            <text:p>0</text:p>
          </table:table-cell>
          <table:table-cell table:formula="of:=[.H352]+[.F353]" office:value-type="float" office:value="20939" calcext:value-type="float">
            <text:p>20939</text:p>
          </table:table-cell>
          <table:table-cell table:formula="of:=IF([.G353]-[.D353] &lt; 0; [.G353]; [.G353]-[.D353])" office:value-type="float" office:value="19759" calcext:value-type="float">
            <text:p>19759</text:p>
          </table:table-cell>
          <table:table-cell table:formula="of:=IF([.H353]=[.G3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06/2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WEEKDAY([.B354])" office:value-type="float" office:value="3" calcext:value-type="float">
            <text:p>3</text:p>
          </table:table-cell>
          <table:table-cell table:formula="of:=IF([.E353]&lt;&gt;[.E354]; IF(OR([.E354]=7; [.E354]=1); 5000; [.$M$2]); 0)" office:value-type="float" office:value="13179" calcext:value-type="float">
            <text:p>13179</text:p>
          </table:table-cell>
          <table:table-cell table:formula="of:=[.H353]+[.F354]" office:value-type="float" office:value="32938" calcext:value-type="float">
            <text:p>32938</text:p>
          </table:table-cell>
          <table:table-cell table:formula="of:=IF([.G354]-[.D354] &lt; 0; [.G354]; [.G354]-[.D354])" office:value-type="float" office:value="31428" calcext:value-type="float">
            <text:p>31428</text:p>
          </table:table-cell>
          <table:table-cell table:formula="of:=IF([.H354]=[.G3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formula="of:=WEEKDAY([.B355])" office:value-type="float" office:value="4" calcext:value-type="float">
            <text:p>4</text:p>
          </table:table-cell>
          <table:table-cell table:formula="of:=IF([.E354]&lt;&gt;[.E355]; IF(OR([.E355]=7; [.E355]=1); 5000; [.$M$2]); 0)" office:value-type="float" office:value="13179" calcext:value-type="float">
            <text:p>13179</text:p>
          </table:table-cell>
          <table:table-cell table:formula="of:=[.H354]+[.F355]" office:value-type="float" office:value="44607" calcext:value-type="float">
            <text:p>44607</text:p>
          </table:table-cell>
          <table:table-cell table:formula="of:=IF([.G355]-[.D355] &lt; 0; [.G355]; [.G355]-[.D355])" office:value-type="float" office:value="38997" calcext:value-type="float">
            <text:p>38997</text:p>
          </table:table-cell>
          <table:table-cell table:formula="of:=IF([.H355]=[.G3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WEEKDAY([.B356])" office:value-type="float" office:value="4" calcext:value-type="float">
            <text:p>4</text:p>
          </table:table-cell>
          <table:table-cell table:formula="of:=IF([.E355]&lt;&gt;[.E356]; IF(OR([.E356]=7; [.E356]=1); 5000; [.$M$2]); 0)" office:value-type="float" office:value="0" calcext:value-type="float">
            <text:p>0</text:p>
          </table:table-cell>
          <table:table-cell table:formula="of:=[.H355]+[.F356]" office:value-type="float" office:value="38997" calcext:value-type="float">
            <text:p>38997</text:p>
          </table:table-cell>
          <table:table-cell table:formula="of:=IF([.G356]-[.D356] &lt; 0; [.G356]; [.G356]-[.D356])" office:value-type="float" office:value="34147" calcext:value-type="float">
            <text:p>34147</text:p>
          </table:table-cell>
          <table:table-cell table:formula="of:=IF([.H356]=[.G3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06/24/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formula="of:=WEEKDAY([.B357])" office:value-type="float" office:value="5" calcext:value-type="float">
            <text:p>5</text:p>
          </table:table-cell>
          <table:table-cell table:formula="of:=IF([.E356]&lt;&gt;[.E357]; IF(OR([.E357]=7; [.E357]=1); 5000; [.$M$2]); 0)" office:value-type="float" office:value="13179" calcext:value-type="float">
            <text:p>13179</text:p>
          </table:table-cell>
          <table:table-cell table:formula="of:=[.H356]+[.F357]" office:value-type="float" office:value="47326" calcext:value-type="float">
            <text:p>47326</text:p>
          </table:table-cell>
          <table:table-cell table:formula="of:=IF([.G357]-[.D357] &lt; 0; [.G357]; [.G357]-[.D357])" office:value-type="float" office:value="43686" calcext:value-type="float">
            <text:p>43686</text:p>
          </table:table-cell>
          <table:table-cell table:formula="of:=IF([.H357]=[.G3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formula="of:=WEEKDAY([.B358])" office:value-type="float" office:value="6" calcext:value-type="float">
            <text:p>6</text:p>
          </table:table-cell>
          <table:table-cell table:formula="of:=IF([.E357]&lt;&gt;[.E358]; IF(OR([.E358]=7; [.E358]=1); 5000; [.$M$2]); 0)" office:value-type="float" office:value="13179" calcext:value-type="float">
            <text:p>13179</text:p>
          </table:table-cell>
          <table:table-cell table:formula="of:=[.H357]+[.F358]" office:value-type="float" office:value="56865" calcext:value-type="float">
            <text:p>56865</text:p>
          </table:table-cell>
          <table:table-cell table:formula="of:=IF([.G358]-[.D358] &lt; 0; [.G358]; [.G358]-[.D358])" office:value-type="float" office:value="49915" calcext:value-type="float">
            <text:p>49915</text:p>
          </table:table-cell>
          <table:table-cell table:formula="of:=IF([.H358]=[.G3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formula="of:=WEEKDAY([.B359])" office:value-type="float" office:value="6" calcext:value-type="float">
            <text:p>6</text:p>
          </table:table-cell>
          <table:table-cell table:formula="of:=IF([.E358]&lt;&gt;[.E359]; IF(OR([.E359]=7; [.E359]=1); 5000; [.$M$2]); 0)" office:value-type="float" office:value="0" calcext:value-type="float">
            <text:p>0</text:p>
          </table:table-cell>
          <table:table-cell table:formula="of:=[.H358]+[.F359]" office:value-type="float" office:value="49915" calcext:value-type="float">
            <text:p>49915</text:p>
          </table:table-cell>
          <table:table-cell table:formula="of:=IF([.G359]-[.D359] &lt; 0; [.G359]; [.G359]-[.D359])" office:value-type="float" office:value="46125" calcext:value-type="float">
            <text:p>46125</text:p>
          </table:table-cell>
          <table:table-cell table:formula="of:=IF([.H359]=[.G3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06/26/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formula="of:=WEEKDAY([.B360])" office:value-type="float" office:value="7" calcext:value-type="float">
            <text:p>7</text:p>
          </table:table-cell>
          <table:table-cell table:formula="of:=IF([.E359]&lt;&gt;[.E360]; IF(OR([.E360]=7; [.E360]=1); 5000; [.$M$2]); 0)" office:value-type="float" office:value="5000" calcext:value-type="float">
            <text:p>5000</text:p>
          </table:table-cell>
          <table:table-cell table:formula="of:=[.H359]+[.F360]" office:value-type="float" office:value="51125" calcext:value-type="float">
            <text:p>51125</text:p>
          </table:table-cell>
          <table:table-cell table:formula="of:=IF([.G360]-[.D360] &lt; 0; [.G360]; [.G360]-[.D360])" office:value-type="float" office:value="44555" calcext:value-type="float">
            <text:p>44555</text:p>
          </table:table-cell>
          <table:table-cell table:formula="of:=IF([.H360]=[.G3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formula="of:=WEEKDAY([.B361])" office:value-type="float" office:value="1" calcext:value-type="float">
            <text:p>1</text:p>
          </table:table-cell>
          <table:table-cell table:formula="of:=IF([.E360]&lt;&gt;[.E361]; IF(OR([.E361]=7; [.E361]=1); 5000; [.$M$2]); 0)" office:value-type="float" office:value="5000" calcext:value-type="float">
            <text:p>5000</text:p>
          </table:table-cell>
          <table:table-cell table:formula="of:=[.H360]+[.F361]" office:value-type="float" office:value="49555" calcext:value-type="float">
            <text:p>49555</text:p>
          </table:table-cell>
          <table:table-cell table:formula="of:=IF([.G361]-[.D361] &lt; 0; [.G361]; [.G361]-[.D361])" office:value-type="float" office:value="43355" calcext:value-type="float">
            <text:p>43355</text:p>
          </table:table-cell>
          <table:table-cell table:formula="of:=IF([.H361]=[.G3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WEEKDAY([.B362])" office:value-type="float" office:value="1" calcext:value-type="float">
            <text:p>1</text:p>
          </table:table-cell>
          <table:table-cell table:formula="of:=IF([.E361]&lt;&gt;[.E362]; IF(OR([.E362]=7; [.E362]=1); 5000; [.$M$2]); 0)" office:value-type="float" office:value="0" calcext:value-type="float">
            <text:p>0</text:p>
          </table:table-cell>
          <table:table-cell table:formula="of:=[.H361]+[.F362]" office:value-type="float" office:value="43355" calcext:value-type="float">
            <text:p>43355</text:p>
          </table:table-cell>
          <table:table-cell table:formula="of:=IF([.G362]-[.D362] &lt; 0; [.G362]; [.G362]-[.D362])" office:value-type="float" office:value="34345" calcext:value-type="float">
            <text:p>34345</text:p>
          </table:table-cell>
          <table:table-cell table:formula="of:=IF([.H362]=[.G3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06/28/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formula="of:=WEEKDAY([.B363])" office:value-type="float" office:value="2" calcext:value-type="float">
            <text:p>2</text:p>
          </table:table-cell>
          <table:table-cell table:formula="of:=IF([.E362]&lt;&gt;[.E363]; IF(OR([.E363]=7; [.E363]=1); 5000; [.$M$2]); 0)" office:value-type="float" office:value="13179" calcext:value-type="float">
            <text:p>13179</text:p>
          </table:table-cell>
          <table:table-cell table:formula="of:=[.H362]+[.F363]" office:value-type="float" office:value="47524" calcext:value-type="float">
            <text:p>47524</text:p>
          </table:table-cell>
          <table:table-cell table:formula="of:=IF([.G363]-[.D363] &lt; 0; [.G363]; [.G363]-[.D363])" office:value-type="float" office:value="46014" calcext:value-type="float">
            <text:p>46014</text:p>
          </table:table-cell>
          <table:table-cell table:formula="of:=IF([.H363]=[.G3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WEEKDAY([.B364])" office:value-type="float" office:value="3" calcext:value-type="float">
            <text:p>3</text:p>
          </table:table-cell>
          <table:table-cell table:formula="of:=IF([.E363]&lt;&gt;[.E364]; IF(OR([.E364]=7; [.E364]=1); 5000; [.$M$2]); 0)" office:value-type="float" office:value="13179" calcext:value-type="float">
            <text:p>13179</text:p>
          </table:table-cell>
          <table:table-cell table:formula="of:=[.H363]+[.F364]" office:value-type="float" office:value="59193" calcext:value-type="float">
            <text:p>59193</text:p>
          </table:table-cell>
          <table:table-cell table:formula="of:=IF([.G364]-[.D364] &lt; 0; [.G364]; [.G364]-[.D364])" office:value-type="float" office:value="56283" calcext:value-type="float">
            <text:p>56283</text:p>
          </table:table-cell>
          <table:table-cell table:formula="of:=IF([.H364]=[.G3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formula="of:=WEEKDAY([.B365])" office:value-type="float" office:value="3" calcext:value-type="float">
            <text:p>3</text:p>
          </table:table-cell>
          <table:table-cell table:formula="of:=IF([.E364]&lt;&gt;[.E365]; IF(OR([.E365]=7; [.E365]=1); 5000; [.$M$2]); 0)" office:value-type="float" office:value="0" calcext:value-type="float">
            <text:p>0</text:p>
          </table:table-cell>
          <table:table-cell table:formula="of:=[.H364]+[.F365]" office:value-type="float" office:value="56283" calcext:value-type="float">
            <text:p>56283</text:p>
          </table:table-cell>
          <table:table-cell table:formula="of:=IF([.G365]-[.D365] &lt; 0; [.G365]; [.G365]-[.D365])" office:value-type="float" office:value="49973" calcext:value-type="float">
            <text:p>49973</text:p>
          </table:table-cell>
          <table:table-cell table:formula="of:=IF([.H365]=[.G3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formula="of:=WEEKDAY([.B366])" office:value-type="float" office:value="4" calcext:value-type="float">
            <text:p>4</text:p>
          </table:table-cell>
          <table:table-cell table:formula="of:=IF([.E365]&lt;&gt;[.E366]; IF(OR([.E366]=7; [.E366]=1); 5000; [.$M$2]); 0)" office:value-type="float" office:value="13179" calcext:value-type="float">
            <text:p>13179</text:p>
          </table:table-cell>
          <table:table-cell table:formula="of:=[.H365]+[.F366]" office:value-type="float" office:value="63152" calcext:value-type="float">
            <text:p>63152</text:p>
          </table:table-cell>
          <table:table-cell table:formula="of:=IF([.G366]-[.D366] &lt; 0; [.G366]; [.G366]-[.D366])" office:value-type="float" office:value="56042" calcext:value-type="float">
            <text:p>56042</text:p>
          </table:table-cell>
          <table:table-cell table:formula="of:=IF([.H366]=[.G3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WEEKDAY([.B367])" office:value-type="float" office:value="4" calcext:value-type="float">
            <text:p>4</text:p>
          </table:table-cell>
          <table:table-cell table:formula="of:=IF([.E366]&lt;&gt;[.E367]; IF(OR([.E367]=7; [.E367]=1); 5000; [.$M$2]); 0)" office:value-type="float" office:value="0" calcext:value-type="float">
            <text:p>0</text:p>
          </table:table-cell>
          <table:table-cell table:formula="of:=[.H366]+[.F367]" office:value-type="float" office:value="56042" calcext:value-type="float">
            <text:p>56042</text:p>
          </table:table-cell>
          <table:table-cell table:formula="of:=IF([.G367]-[.D367] &lt; 0; [.G367]; [.G367]-[.D367])" office:value-type="float" office:value="53502" calcext:value-type="float">
            <text:p>53502</text:p>
          </table:table-cell>
          <table:table-cell table:formula="of:=IF([.H367]=[.G3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formula="of:=WEEKDAY([.B368])" office:value-type="float" office:value="4" calcext:value-type="float">
            <text:p>4</text:p>
          </table:table-cell>
          <table:table-cell table:formula="of:=IF([.E367]&lt;&gt;[.E368]; IF(OR([.E368]=7; [.E368]=1); 5000; [.$M$2]); 0)" office:value-type="float" office:value="0" calcext:value-type="float">
            <text:p>0</text:p>
          </table:table-cell>
          <table:table-cell table:formula="of:=[.H367]+[.F368]" office:value-type="float" office:value="53502" calcext:value-type="float">
            <text:p>53502</text:p>
          </table:table-cell>
          <table:table-cell table:formula="of:=IF([.G368]-[.D368] &lt; 0; [.G368]; [.G368]-[.D368])" office:value-type="float" office:value="45362" calcext:value-type="float">
            <text:p>45362</text:p>
          </table:table-cell>
          <table:table-cell table:formula="of:=IF([.H368]=[.G3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WEEKDAY([.B369])" office:value-type="float" office:value="5" calcext:value-type="float">
            <text:p>5</text:p>
          </table:table-cell>
          <table:table-cell table:formula="of:=IF([.E368]&lt;&gt;[.E369]; IF(OR([.E369]=7; [.E369]=1); 5000; [.$M$2]); 0)" office:value-type="float" office:value="13179" calcext:value-type="float">
            <text:p>13179</text:p>
          </table:table-cell>
          <table:table-cell table:formula="of:=[.H368]+[.F369]" office:value-type="float" office:value="58541" calcext:value-type="float">
            <text:p>58541</text:p>
          </table:table-cell>
          <table:table-cell table:formula="of:=IF([.G369]-[.D369] &lt; 0; [.G369]; [.G369]-[.D369])" office:value-type="float" office:value="56801" calcext:value-type="float">
            <text:p>56801</text:p>
          </table:table-cell>
          <table:table-cell table:formula="of:=IF([.H369]=[.G3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formula="of:=WEEKDAY([.B370])" office:value-type="float" office:value="5" calcext:value-type="float">
            <text:p>5</text:p>
          </table:table-cell>
          <table:table-cell table:formula="of:=IF([.E369]&lt;&gt;[.E370]; IF(OR([.E370]=7; [.E370]=1); 5000; [.$M$2]); 0)" office:value-type="float" office:value="0" calcext:value-type="float">
            <text:p>0</text:p>
          </table:table-cell>
          <table:table-cell table:formula="of:=[.H369]+[.F370]" office:value-type="float" office:value="56801" calcext:value-type="float">
            <text:p>56801</text:p>
          </table:table-cell>
          <table:table-cell table:formula="of:=IF([.G370]-[.D370] &lt; 0; [.G370]; [.G370]-[.D370])" office:value-type="float" office:value="50961" calcext:value-type="float">
            <text:p>50961</text:p>
          </table:table-cell>
          <table:table-cell table:formula="of:=IF([.H370]=[.G3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formula="of:=WEEKDAY([.B371])" office:value-type="float" office:value="6" calcext:value-type="float">
            <text:p>6</text:p>
          </table:table-cell>
          <table:table-cell table:formula="of:=IF([.E370]&lt;&gt;[.E371]; IF(OR([.E371]=7; [.E371]=1); 5000; [.$M$2]); 0)" office:value-type="float" office:value="13179" calcext:value-type="float">
            <text:p>13179</text:p>
          </table:table-cell>
          <table:table-cell table:formula="of:=[.H370]+[.F371]" office:value-type="float" office:value="64140" calcext:value-type="float">
            <text:p>64140</text:p>
          </table:table-cell>
          <table:table-cell table:formula="of:=IF([.G371]-[.D371] &lt; 0; [.G371]; [.G371]-[.D371])" office:value-type="float" office:value="60970" calcext:value-type="float">
            <text:p>60970</text:p>
          </table:table-cell>
          <table:table-cell table:formula="of:=IF([.H371]=[.G3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formula="of:=WEEKDAY([.B372])" office:value-type="float" office:value="6" calcext:value-type="float">
            <text:p>6</text:p>
          </table:table-cell>
          <table:table-cell table:formula="of:=IF([.E371]&lt;&gt;[.E372]; IF(OR([.E372]=7; [.E372]=1); 5000; [.$M$2]); 0)" office:value-type="float" office:value="0" calcext:value-type="float">
            <text:p>0</text:p>
          </table:table-cell>
          <table:table-cell table:formula="of:=[.H371]+[.F372]" office:value-type="float" office:value="60970" calcext:value-type="float">
            <text:p>60970</text:p>
          </table:table-cell>
          <table:table-cell table:formula="of:=IF([.G372]-[.D372] &lt; 0; [.G372]; [.G372]-[.D372])" office:value-type="float" office:value="56970" calcext:value-type="float">
            <text:p>56970</text:p>
          </table:table-cell>
          <table:table-cell table:formula="of:=IF([.H372]=[.G3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WEEKDAY([.B373])" office:value-type="float" office:value="7" calcext:value-type="float">
            <text:p>7</text:p>
          </table:table-cell>
          <table:table-cell table:formula="of:=IF([.E372]&lt;&gt;[.E373]; IF(OR([.E373]=7; [.E373]=1); 5000; [.$M$2]); 0)" office:value-type="float" office:value="5000" calcext:value-type="float">
            <text:p>5000</text:p>
          </table:table-cell>
          <table:table-cell table:formula="of:=[.H372]+[.F373]" office:value-type="float" office:value="61970" calcext:value-type="float">
            <text:p>61970</text:p>
          </table:table-cell>
          <table:table-cell table:formula="of:=IF([.G373]-[.D373] &lt; 0; [.G373]; [.G373]-[.D373])" office:value-type="float" office:value="57370" calcext:value-type="float">
            <text:p>57370</text:p>
          </table:table-cell>
          <table:table-cell table:formula="of:=IF([.H373]=[.G3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formula="of:=WEEKDAY([.B374])" office:value-type="float" office:value="7" calcext:value-type="float">
            <text:p>7</text:p>
          </table:table-cell>
          <table:table-cell table:formula="of:=IF([.E373]&lt;&gt;[.E374]; IF(OR([.E374]=7; [.E374]=1); 5000; [.$M$2]); 0)" office:value-type="float" office:value="0" calcext:value-type="float">
            <text:p>0</text:p>
          </table:table-cell>
          <table:table-cell table:formula="of:=[.H373]+[.F374]" office:value-type="float" office:value="57370" calcext:value-type="float">
            <text:p>57370</text:p>
          </table:table-cell>
          <table:table-cell table:formula="of:=IF([.G374]-[.D374] &lt; 0; [.G374]; [.G374]-[.D374])" office:value-type="float" office:value="47500" calcext:value-type="float">
            <text:p>47500</text:p>
          </table:table-cell>
          <table:table-cell table:formula="of:=IF([.H374]=[.G3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formula="of:=WEEKDAY([.B375])" office:value-type="float" office:value="1" calcext:value-type="float">
            <text:p>1</text:p>
          </table:table-cell>
          <table:table-cell table:formula="of:=IF([.E374]&lt;&gt;[.E375]; IF(OR([.E375]=7; [.E375]=1); 5000; [.$M$2]); 0)" office:value-type="float" office:value="5000" calcext:value-type="float">
            <text:p>5000</text:p>
          </table:table-cell>
          <table:table-cell table:formula="of:=[.H374]+[.F375]" office:value-type="float" office:value="52500" calcext:value-type="float">
            <text:p>52500</text:p>
          </table:table-cell>
          <table:table-cell table:formula="of:=IF([.G375]-[.D375] &lt; 0; [.G375]; [.G375]-[.D375])" office:value-type="float" office:value="43110" calcext:value-type="float">
            <text:p>43110</text:p>
          </table:table-cell>
          <table:table-cell table:formula="of:=IF([.H375]=[.G3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formula="of:=WEEKDAY([.B376])" office:value-type="float" office:value="2" calcext:value-type="float">
            <text:p>2</text:p>
          </table:table-cell>
          <table:table-cell table:formula="of:=IF([.E375]&lt;&gt;[.E376]; IF(OR([.E376]=7; [.E376]=1); 5000; [.$M$2]); 0)" office:value-type="float" office:value="13179" calcext:value-type="float">
            <text:p>13179</text:p>
          </table:table-cell>
          <table:table-cell table:formula="of:=[.H375]+[.F376]" office:value-type="float" office:value="56289" calcext:value-type="float">
            <text:p>56289</text:p>
          </table:table-cell>
          <table:table-cell table:formula="of:=IF([.G376]-[.D376] &lt; 0; [.G376]; [.G376]-[.D376])" office:value-type="float" office:value="54989" calcext:value-type="float">
            <text:p>54989</text:p>
          </table:table-cell>
          <table:table-cell table:formula="of:=IF([.H376]=[.G3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WEEKDAY([.B377])" office:value-type="float" office:value="2" calcext:value-type="float">
            <text:p>2</text:p>
          </table:table-cell>
          <table:table-cell table:formula="of:=IF([.E376]&lt;&gt;[.E377]; IF(OR([.E377]=7; [.E377]=1); 5000; [.$M$2]); 0)" office:value-type="float" office:value="0" calcext:value-type="float">
            <text:p>0</text:p>
          </table:table-cell>
          <table:table-cell table:formula="of:=[.H376]+[.F377]" office:value-type="float" office:value="54989" calcext:value-type="float">
            <text:p>54989</text:p>
          </table:table-cell>
          <table:table-cell table:formula="of:=IF([.G377]-[.D377] &lt; 0; [.G377]; [.G377]-[.D377])" office:value-type="float" office:value="52339" calcext:value-type="float">
            <text:p>52339</text:p>
          </table:table-cell>
          <table:table-cell table:formula="of:=IF([.H377]=[.G3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formula="of:=WEEKDAY([.B378])" office:value-type="float" office:value="3" calcext:value-type="float">
            <text:p>3</text:p>
          </table:table-cell>
          <table:table-cell table:formula="of:=IF([.E377]&lt;&gt;[.E378]; IF(OR([.E378]=7; [.E378]=1); 5000; [.$M$2]); 0)" office:value-type="float" office:value="13179" calcext:value-type="float">
            <text:p>13179</text:p>
          </table:table-cell>
          <table:table-cell table:formula="of:=[.H377]+[.F378]" office:value-type="float" office:value="65518" calcext:value-type="float">
            <text:p>65518</text:p>
          </table:table-cell>
          <table:table-cell table:formula="of:=IF([.G378]-[.D378] &lt; 0; [.G378]; [.G378]-[.D378])" office:value-type="float" office:value="61458" calcext:value-type="float">
            <text:p>61458</text:p>
          </table:table-cell>
          <table:table-cell table:formula="of:=IF([.H378]=[.G3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WEEKDAY([.B379])" office:value-type="float" office:value="3" calcext:value-type="float">
            <text:p>3</text:p>
          </table:table-cell>
          <table:table-cell table:formula="of:=IF([.E378]&lt;&gt;[.E379]; IF(OR([.E379]=7; [.E379]=1); 5000; [.$M$2]); 0)" office:value-type="float" office:value="0" calcext:value-type="float">
            <text:p>0</text:p>
          </table:table-cell>
          <table:table-cell table:formula="of:=[.H378]+[.F379]" office:value-type="float" office:value="61458" calcext:value-type="float">
            <text:p>61458</text:p>
          </table:table-cell>
          <table:table-cell table:formula="of:=IF([.G379]-[.D379] &lt; 0; [.G379]; [.G379]-[.D379])" office:value-type="float" office:value="56998" calcext:value-type="float">
            <text:p>56998</text:p>
          </table:table-cell>
          <table:table-cell table:formula="of:=IF([.H379]=[.G3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formula="of:=WEEKDAY([.B380])" office:value-type="float" office:value="4" calcext:value-type="float">
            <text:p>4</text:p>
          </table:table-cell>
          <table:table-cell table:formula="of:=IF([.E379]&lt;&gt;[.E380]; IF(OR([.E380]=7; [.E380]=1); 5000; [.$M$2]); 0)" office:value-type="float" office:value="13179" calcext:value-type="float">
            <text:p>13179</text:p>
          </table:table-cell>
          <table:table-cell table:formula="of:=[.H379]+[.F380]" office:value-type="float" office:value="70177" calcext:value-type="float">
            <text:p>70177</text:p>
          </table:table-cell>
          <table:table-cell table:formula="of:=IF([.G380]-[.D380] &lt; 0; [.G380]; [.G380]-[.D380])" office:value-type="float" office:value="60787" calcext:value-type="float">
            <text:p>60787</text:p>
          </table:table-cell>
          <table:table-cell table:formula="of:=IF([.H380]=[.G3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WEEKDAY([.B381])" office:value-type="float" office:value="4" calcext:value-type="float">
            <text:p>4</text:p>
          </table:table-cell>
          <table:table-cell table:formula="of:=IF([.E380]&lt;&gt;[.E381]; IF(OR([.E381]=7; [.E381]=1); 5000; [.$M$2]); 0)" office:value-type="float" office:value="0" calcext:value-type="float">
            <text:p>0</text:p>
          </table:table-cell>
          <table:table-cell table:formula="of:=[.H380]+[.F381]" office:value-type="float" office:value="60787" calcext:value-type="float">
            <text:p>60787</text:p>
          </table:table-cell>
          <table:table-cell table:formula="of:=IF([.G381]-[.D381] &lt; 0; [.G381]; [.G381]-[.D381])" office:value-type="float" office:value="51117" calcext:value-type="float">
            <text:p>51117</text:p>
          </table:table-cell>
          <table:table-cell table:formula="of:=IF([.H381]=[.G3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formula="of:=WEEKDAY([.B382])" office:value-type="float" office:value="4" calcext:value-type="float">
            <text:p>4</text:p>
          </table:table-cell>
          <table:table-cell table:formula="of:=IF([.E381]&lt;&gt;[.E382]; IF(OR([.E382]=7; [.E382]=1); 5000; [.$M$2]); 0)" office:value-type="float" office:value="0" calcext:value-type="float">
            <text:p>0</text:p>
          </table:table-cell>
          <table:table-cell table:formula="of:=[.H381]+[.F382]" office:value-type="float" office:value="51117" calcext:value-type="float">
            <text:p>51117</text:p>
          </table:table-cell>
          <table:table-cell table:formula="of:=IF([.G382]-[.D382] &lt; 0; [.G382]; [.G382]-[.D382])" office:value-type="float" office:value="47657" calcext:value-type="float">
            <text:p>47657</text:p>
          </table:table-cell>
          <table:table-cell table:formula="of:=IF([.H382]=[.G3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WEEKDAY([.B383])" office:value-type="float" office:value="5" calcext:value-type="float">
            <text:p>5</text:p>
          </table:table-cell>
          <table:table-cell table:formula="of:=IF([.E382]&lt;&gt;[.E383]; IF(OR([.E383]=7; [.E383]=1); 5000; [.$M$2]); 0)" office:value-type="float" office:value="13179" calcext:value-type="float">
            <text:p>13179</text:p>
          </table:table-cell>
          <table:table-cell table:formula="of:=[.H382]+[.F383]" office:value-type="float" office:value="60836" calcext:value-type="float">
            <text:p>60836</text:p>
          </table:table-cell>
          <table:table-cell table:formula="of:=IF([.G383]-[.D383] &lt; 0; [.G383]; [.G383]-[.D383])" office:value-type="float" office:value="58806" calcext:value-type="float">
            <text:p>58806</text:p>
          </table:table-cell>
          <table:table-cell table:formula="of:=IF([.H383]=[.G3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formula="of:=WEEKDAY([.B384])" office:value-type="float" office:value="5" calcext:value-type="float">
            <text:p>5</text:p>
          </table:table-cell>
          <table:table-cell table:formula="of:=IF([.E383]&lt;&gt;[.E384]; IF(OR([.E384]=7; [.E384]=1); 5000; [.$M$2]); 0)" office:value-type="float" office:value="0" calcext:value-type="float">
            <text:p>0</text:p>
          </table:table-cell>
          <table:table-cell table:formula="of:=[.H383]+[.F384]" office:value-type="float" office:value="58806" calcext:value-type="float">
            <text:p>58806</text:p>
          </table:table-cell>
          <table:table-cell table:formula="of:=IF([.G384]-[.D384] &lt; 0; [.G384]; [.G384]-[.D384])" office:value-type="float" office:value="54946" calcext:value-type="float">
            <text:p>54946</text:p>
          </table:table-cell>
          <table:table-cell table:formula="of:=IF([.H384]=[.G3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formula="of:=WEEKDAY([.B385])" office:value-type="float" office:value="5" calcext:value-type="float">
            <text:p>5</text:p>
          </table:table-cell>
          <table:table-cell table:formula="of:=IF([.E384]&lt;&gt;[.E385]; IF(OR([.E385]=7; [.E385]=1); 5000; [.$M$2]); 0)" office:value-type="float" office:value="0" calcext:value-type="float">
            <text:p>0</text:p>
          </table:table-cell>
          <table:table-cell table:formula="of:=[.H384]+[.F385]" office:value-type="float" office:value="54946" calcext:value-type="float">
            <text:p>54946</text:p>
          </table:table-cell>
          <table:table-cell table:formula="of:=IF([.G385]-[.D385] &lt; 0; [.G385]; [.G385]-[.D385])" office:value-type="float" office:value="51176" calcext:value-type="float">
            <text:p>51176</text:p>
          </table:table-cell>
          <table:table-cell table:formula="of:=IF([.H385]=[.G3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formula="of:=WEEKDAY([.B386])" office:value-type="float" office:value="6" calcext:value-type="float">
            <text:p>6</text:p>
          </table:table-cell>
          <table:table-cell table:formula="of:=IF([.E385]&lt;&gt;[.E386]; IF(OR([.E386]=7; [.E386]=1); 5000; [.$M$2]); 0)" office:value-type="float" office:value="13179" calcext:value-type="float">
            <text:p>13179</text:p>
          </table:table-cell>
          <table:table-cell table:formula="of:=[.H385]+[.F386]" office:value-type="float" office:value="64355" calcext:value-type="float">
            <text:p>64355</text:p>
          </table:table-cell>
          <table:table-cell table:formula="of:=IF([.G386]-[.D386] &lt; 0; [.G386]; [.G386]-[.D386])" office:value-type="float" office:value="60385" calcext:value-type="float">
            <text:p>60385</text:p>
          </table:table-cell>
          <table:table-cell table:formula="of:=IF([.H386]=[.G3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WEEKDAY([.B387])" office:value-type="float" office:value="6" calcext:value-type="float">
            <text:p>6</text:p>
          </table:table-cell>
          <table:table-cell table:formula="of:=IF([.E386]&lt;&gt;[.E387]; IF(OR([.E387]=7; [.E387]=1); 5000; [.$M$2]); 0)" office:value-type="float" office:value="0" calcext:value-type="float">
            <text:p>0</text:p>
          </table:table-cell>
          <table:table-cell table:formula="of:=[.H386]+[.F387]" office:value-type="float" office:value="60385" calcext:value-type="float">
            <text:p>60385</text:p>
          </table:table-cell>
          <table:table-cell table:formula="of:=IF([.G387]-[.D387] &lt; 0; [.G387]; [.G387]-[.D387])" office:value-type="float" office:value="51105" calcext:value-type="float">
            <text:p>51105</text:p>
          </table:table-cell>
          <table:table-cell table:formula="of:=IF([.H387]=[.G3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WEEKDAY([.B388])" office:value-type="float" office:value="7" calcext:value-type="float">
            <text:p>7</text:p>
          </table:table-cell>
          <table:table-cell table:formula="of:=IF([.E387]&lt;&gt;[.E388]; IF(OR([.E388]=7; [.E388]=1); 5000; [.$M$2]); 0)" office:value-type="float" office:value="5000" calcext:value-type="float">
            <text:p>5000</text:p>
          </table:table-cell>
          <table:table-cell table:formula="of:=[.H387]+[.F388]" office:value-type="float" office:value="56105" calcext:value-type="float">
            <text:p>56105</text:p>
          </table:table-cell>
          <table:table-cell table:formula="of:=IF([.G388]-[.D388] &lt; 0; [.G388]; [.G388]-[.D388])" office:value-type="float" office:value="49175" calcext:value-type="float">
            <text:p>49175</text:p>
          </table:table-cell>
          <table:table-cell table:formula="of:=IF([.H388]=[.G3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formula="of:=WEEKDAY([.B389])" office:value-type="float" office:value="1" calcext:value-type="float">
            <text:p>1</text:p>
          </table:table-cell>
          <table:table-cell table:formula="of:=IF([.E388]&lt;&gt;[.E389]; IF(OR([.E389]=7; [.E389]=1); 5000; [.$M$2]); 0)" office:value-type="float" office:value="5000" calcext:value-type="float">
            <text:p>5000</text:p>
          </table:table-cell>
          <table:table-cell table:formula="of:=[.H388]+[.F389]" office:value-type="float" office:value="54175" calcext:value-type="float">
            <text:p>54175</text:p>
          </table:table-cell>
          <table:table-cell table:formula="of:=IF([.G389]-[.D389] &lt; 0; [.G389]; [.G389]-[.D389])" office:value-type="float" office:value="51325" calcext:value-type="float">
            <text:p>51325</text:p>
          </table:table-cell>
          <table:table-cell table:formula="of:=IF([.H389]=[.G3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formula="of:=WEEKDAY([.B390])" office:value-type="float" office:value="1" calcext:value-type="float">
            <text:p>1</text:p>
          </table:table-cell>
          <table:table-cell table:formula="of:=IF([.E389]&lt;&gt;[.E390]; IF(OR([.E390]=7; [.E390]=1); 5000; [.$M$2]); 0)" office:value-type="float" office:value="0" calcext:value-type="float">
            <text:p>0</text:p>
          </table:table-cell>
          <table:table-cell table:formula="of:=[.H389]+[.F390]" office:value-type="float" office:value="51325" calcext:value-type="float">
            <text:p>51325</text:p>
          </table:table-cell>
          <table:table-cell table:formula="of:=IF([.G390]-[.D390] &lt; 0; [.G390]; [.G390]-[.D390])" office:value-type="float" office:value="43845" calcext:value-type="float">
            <text:p>43845</text:p>
          </table:table-cell>
          <table:table-cell table:formula="of:=IF([.H390]=[.G3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WEEKDAY([.B391])" office:value-type="float" office:value="1" calcext:value-type="float">
            <text:p>1</text:p>
          </table:table-cell>
          <table:table-cell table:formula="of:=IF([.E390]&lt;&gt;[.E391]; IF(OR([.E391]=7; [.E391]=1); 5000; [.$M$2]); 0)" office:value-type="float" office:value="0" calcext:value-type="float">
            <text:p>0</text:p>
          </table:table-cell>
          <table:table-cell table:formula="of:=[.H390]+[.F391]" office:value-type="float" office:value="43845" calcext:value-type="float">
            <text:p>43845</text:p>
          </table:table-cell>
          <table:table-cell table:formula="of:=IF([.G391]-[.D391] &lt; 0; [.G391]; [.G391]-[.D391])" office:value-type="float" office:value="39675" calcext:value-type="float">
            <text:p>39675</text:p>
          </table:table-cell>
          <table:table-cell table:formula="of:=IF([.H391]=[.G3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WEEKDAY([.B392])" office:value-type="float" office:value="2" calcext:value-type="float">
            <text:p>2</text:p>
          </table:table-cell>
          <table:table-cell table:formula="of:=IF([.E391]&lt;&gt;[.E392]; IF(OR([.E392]=7; [.E392]=1); 5000; [.$M$2]); 0)" office:value-type="float" office:value="13179" calcext:value-type="float">
            <text:p>13179</text:p>
          </table:table-cell>
          <table:table-cell table:formula="of:=[.H391]+[.F392]" office:value-type="float" office:value="52854" calcext:value-type="float">
            <text:p>52854</text:p>
          </table:table-cell>
          <table:table-cell table:formula="of:=IF([.G392]-[.D392] &lt; 0; [.G392]; [.G392]-[.D392])" office:value-type="float" office:value="46744" calcext:value-type="float">
            <text:p>46744</text:p>
          </table:table-cell>
          <table:table-cell table:formula="of:=IF([.H392]=[.G3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formula="of:=WEEKDAY([.B393])" office:value-type="float" office:value="2" calcext:value-type="float">
            <text:p>2</text:p>
          </table:table-cell>
          <table:table-cell table:formula="of:=IF([.E392]&lt;&gt;[.E393]; IF(OR([.E393]=7; [.E393]=1); 5000; [.$M$2]); 0)" office:value-type="float" office:value="0" calcext:value-type="float">
            <text:p>0</text:p>
          </table:table-cell>
          <table:table-cell table:formula="of:=[.H392]+[.F393]" office:value-type="float" office:value="46744" calcext:value-type="float">
            <text:p>46744</text:p>
          </table:table-cell>
          <table:table-cell table:formula="of:=IF([.G393]-[.D393] &lt; 0; [.G393]; [.G393]-[.D393])" office:value-type="float" office:value="43494" calcext:value-type="float">
            <text:p>43494</text:p>
          </table:table-cell>
          <table:table-cell table:formula="of:=IF([.H393]=[.G3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WEEKDAY([.B394])" office:value-type="float" office:value="3" calcext:value-type="float">
            <text:p>3</text:p>
          </table:table-cell>
          <table:table-cell table:formula="of:=IF([.E393]&lt;&gt;[.E394]; IF(OR([.E394]=7; [.E394]=1); 5000; [.$M$2]); 0)" office:value-type="float" office:value="13179" calcext:value-type="float">
            <text:p>13179</text:p>
          </table:table-cell>
          <table:table-cell table:formula="of:=[.H393]+[.F394]" office:value-type="float" office:value="56673" calcext:value-type="float">
            <text:p>56673</text:p>
          </table:table-cell>
          <table:table-cell table:formula="of:=IF([.G394]-[.D394] &lt; 0; [.G394]; [.G394]-[.D394])" office:value-type="float" office:value="49743" calcext:value-type="float">
            <text:p>49743</text:p>
          </table:table-cell>
          <table:table-cell table:formula="of:=IF([.H394]=[.G3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formula="of:=WEEKDAY([.B395])" office:value-type="float" office:value="3" calcext:value-type="float">
            <text:p>3</text:p>
          </table:table-cell>
          <table:table-cell table:formula="of:=IF([.E394]&lt;&gt;[.E395]; IF(OR([.E395]=7; [.E395]=1); 5000; [.$M$2]); 0)" office:value-type="float" office:value="0" calcext:value-type="float">
            <text:p>0</text:p>
          </table:table-cell>
          <table:table-cell table:formula="of:=[.H394]+[.F395]" office:value-type="float" office:value="49743" calcext:value-type="float">
            <text:p>49743</text:p>
          </table:table-cell>
          <table:table-cell table:formula="of:=IF([.G395]-[.D395] &lt; 0; [.G395]; [.G395]-[.D395])" office:value-type="float" office:value="44953" calcext:value-type="float">
            <text:p>44953</text:p>
          </table:table-cell>
          <table:table-cell table:formula="of:=IF([.H395]=[.G3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formula="of:=WEEKDAY([.B396])" office:value-type="float" office:value="3" calcext:value-type="float">
            <text:p>3</text:p>
          </table:table-cell>
          <table:table-cell table:formula="of:=IF([.E395]&lt;&gt;[.E396]; IF(OR([.E396]=7; [.E396]=1); 5000; [.$M$2]); 0)" office:value-type="float" office:value="0" calcext:value-type="float">
            <text:p>0</text:p>
          </table:table-cell>
          <table:table-cell table:formula="of:=[.H395]+[.F396]" office:value-type="float" office:value="44953" calcext:value-type="float">
            <text:p>44953</text:p>
          </table:table-cell>
          <table:table-cell table:formula="of:=IF([.G396]-[.D396] &lt; 0; [.G396]; [.G396]-[.D396])" office:value-type="float" office:value="41843" calcext:value-type="float">
            <text:p>41843</text:p>
          </table:table-cell>
          <table:table-cell table:formula="of:=IF([.H396]=[.G3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07/14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WEEKDAY([.B397])" office:value-type="float" office:value="4" calcext:value-type="float">
            <text:p>4</text:p>
          </table:table-cell>
          <table:table-cell table:formula="of:=IF([.E396]&lt;&gt;[.E397]; IF(OR([.E397]=7; [.E397]=1); 5000; [.$M$2]); 0)" office:value-type="float" office:value="13179" calcext:value-type="float">
            <text:p>13179</text:p>
          </table:table-cell>
          <table:table-cell table:formula="of:=[.H396]+[.F397]" office:value-type="float" office:value="55022" calcext:value-type="float">
            <text:p>55022</text:p>
          </table:table-cell>
          <table:table-cell table:formula="of:=IF([.G397]-[.D397] &lt; 0; [.G397]; [.G397]-[.D397])" office:value-type="float" office:value="48092" calcext:value-type="float">
            <text:p>48092</text:p>
          </table:table-cell>
          <table:table-cell table:formula="of:=IF([.H397]=[.G3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formula="of:=WEEKDAY([.B398])" office:value-type="float" office:value="5" calcext:value-type="float">
            <text:p>5</text:p>
          </table:table-cell>
          <table:table-cell table:formula="of:=IF([.E397]&lt;&gt;[.E398]; IF(OR([.E398]=7; [.E398]=1); 5000; [.$M$2]); 0)" office:value-type="float" office:value="13179" calcext:value-type="float">
            <text:p>13179</text:p>
          </table:table-cell>
          <table:table-cell table:formula="of:=[.H397]+[.F398]" office:value-type="float" office:value="61271" calcext:value-type="float">
            <text:p>61271</text:p>
          </table:table-cell>
          <table:table-cell table:formula="of:=IF([.G398]-[.D398] &lt; 0; [.G398]; [.G398]-[.D398])" office:value-type="float" office:value="53171" calcext:value-type="float">
            <text:p>53171</text:p>
          </table:table-cell>
          <table:table-cell table:formula="of:=IF([.H398]=[.G3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WEEKDAY([.B399])" office:value-type="float" office:value="5" calcext:value-type="float">
            <text:p>5</text:p>
          </table:table-cell>
          <table:table-cell table:formula="of:=IF([.E398]&lt;&gt;[.E399]; IF(OR([.E399]=7; [.E399]=1); 5000; [.$M$2]); 0)" office:value-type="float" office:value="0" calcext:value-type="float">
            <text:p>0</text:p>
          </table:table-cell>
          <table:table-cell table:formula="of:=[.H398]+[.F399]" office:value-type="float" office:value="53171" calcext:value-type="float">
            <text:p>53171</text:p>
          </table:table-cell>
          <table:table-cell table:formula="of:=IF([.G399]-[.D399] &lt; 0; [.G399]; [.G399]-[.D399])" office:value-type="float" office:value="46571" calcext:value-type="float">
            <text:p>46571</text:p>
          </table:table-cell>
          <table:table-cell table:formula="of:=IF([.H399]=[.G3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WEEKDAY([.B400])" office:value-type="float" office:value="5" calcext:value-type="float">
            <text:p>5</text:p>
          </table:table-cell>
          <table:table-cell table:formula="of:=IF([.E399]&lt;&gt;[.E400]; IF(OR([.E400]=7; [.E400]=1); 5000; [.$M$2]); 0)" office:value-type="float" office:value="0" calcext:value-type="float">
            <text:p>0</text:p>
          </table:table-cell>
          <table:table-cell table:formula="of:=[.H399]+[.F400]" office:value-type="float" office:value="46571" calcext:value-type="float">
            <text:p>46571</text:p>
          </table:table-cell>
          <table:table-cell table:formula="of:=IF([.G400]-[.D400] &lt; 0; [.G400]; [.G400]-[.D400])" office:value-type="float" office:value="36721" calcext:value-type="float">
            <text:p>36721</text:p>
          </table:table-cell>
          <table:table-cell table:formula="of:=IF([.H400]=[.G4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WEEKDAY([.B401])" office:value-type="float" office:value="6" calcext:value-type="float">
            <text:p>6</text:p>
          </table:table-cell>
          <table:table-cell table:formula="of:=IF([.E400]&lt;&gt;[.E401]; IF(OR([.E401]=7; [.E401]=1); 5000; [.$M$2]); 0)" office:value-type="float" office:value="13179" calcext:value-type="float">
            <text:p>13179</text:p>
          </table:table-cell>
          <table:table-cell table:formula="of:=[.H400]+[.F401]" office:value-type="float" office:value="49900" calcext:value-type="float">
            <text:p>49900</text:p>
          </table:table-cell>
          <table:table-cell table:formula="of:=IF([.G401]-[.D401] &lt; 0; [.G401]; [.G401]-[.D401])" office:value-type="float" office:value="40950" calcext:value-type="float">
            <text:p>40950</text:p>
          </table:table-cell>
          <table:table-cell table:formula="of:=IF([.H401]=[.G4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formula="of:=WEEKDAY([.B402])" office:value-type="float" office:value="7" calcext:value-type="float">
            <text:p>7</text:p>
          </table:table-cell>
          <table:table-cell table:formula="of:=IF([.E401]&lt;&gt;[.E402]; IF(OR([.E402]=7; [.E402]=1); 5000; [.$M$2]); 0)" office:value-type="float" office:value="5000" calcext:value-type="float">
            <text:p>5000</text:p>
          </table:table-cell>
          <table:table-cell table:formula="of:=[.H401]+[.F402]" office:value-type="float" office:value="45950" calcext:value-type="float">
            <text:p>45950</text:p>
          </table:table-cell>
          <table:table-cell table:formula="of:=IF([.G402]-[.D402] &lt; 0; [.G402]; [.G402]-[.D402])" office:value-type="float" office:value="42670" calcext:value-type="float">
            <text:p>42670</text:p>
          </table:table-cell>
          <table:table-cell table:formula="of:=IF([.H402]=[.G4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WEEKDAY([.B403])" office:value-type="float" office:value="7" calcext:value-type="float">
            <text:p>7</text:p>
          </table:table-cell>
          <table:table-cell table:formula="of:=IF([.E402]&lt;&gt;[.E403]; IF(OR([.E403]=7; [.E403]=1); 5000; [.$M$2]); 0)" office:value-type="float" office:value="0" calcext:value-type="float">
            <text:p>0</text:p>
          </table:table-cell>
          <table:table-cell table:formula="of:=[.H402]+[.F403]" office:value-type="float" office:value="42670" calcext:value-type="float">
            <text:p>42670</text:p>
          </table:table-cell>
          <table:table-cell table:formula="of:=IF([.G403]-[.D403] &lt; 0; [.G403]; [.G403]-[.D403])" office:value-type="float" office:value="37990" calcext:value-type="float">
            <text:p>37990</text:p>
          </table:table-cell>
          <table:table-cell table:formula="of:=IF([.H403]=[.G4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formula="of:=WEEKDAY([.B404])" office:value-type="float" office:value="1" calcext:value-type="float">
            <text:p>1</text:p>
          </table:table-cell>
          <table:table-cell table:formula="of:=IF([.E403]&lt;&gt;[.E404]; IF(OR([.E404]=7; [.E404]=1); 5000; [.$M$2]); 0)" office:value-type="float" office:value="5000" calcext:value-type="float">
            <text:p>5000</text:p>
          </table:table-cell>
          <table:table-cell table:formula="of:=[.H403]+[.F404]" office:value-type="float" office:value="42990" calcext:value-type="float">
            <text:p>42990</text:p>
          </table:table-cell>
          <table:table-cell table:formula="of:=IF([.G404]-[.D404] &lt; 0; [.G404]; [.G404]-[.D404])" office:value-type="float" office:value="37240" calcext:value-type="float">
            <text:p>37240</text:p>
          </table:table-cell>
          <table:table-cell table:formula="of:=IF([.H404]=[.G4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WEEKDAY([.B405])" office:value-type="float" office:value="1" calcext:value-type="float">
            <text:p>1</text:p>
          </table:table-cell>
          <table:table-cell table:formula="of:=IF([.E404]&lt;&gt;[.E405]; IF(OR([.E405]=7; [.E405]=1); 5000; [.$M$2]); 0)" office:value-type="float" office:value="0" calcext:value-type="float">
            <text:p>0</text:p>
          </table:table-cell>
          <table:table-cell table:formula="of:=[.H404]+[.F405]" office:value-type="float" office:value="37240" calcext:value-type="float">
            <text:p>37240</text:p>
          </table:table-cell>
          <table:table-cell table:formula="of:=IF([.G405]-[.D405] &lt; 0; [.G405]; [.G405]-[.D405])" office:value-type="float" office:value="30240" calcext:value-type="float">
            <text:p>30240</text:p>
          </table:table-cell>
          <table:table-cell table:formula="of:=IF([.H405]=[.G4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WEEKDAY([.B406])" office:value-type="float" office:value="2" calcext:value-type="float">
            <text:p>2</text:p>
          </table:table-cell>
          <table:table-cell table:formula="of:=IF([.E405]&lt;&gt;[.E406]; IF(OR([.E406]=7; [.E406]=1); 5000; [.$M$2]); 0)" office:value-type="float" office:value="13179" calcext:value-type="float">
            <text:p>13179</text:p>
          </table:table-cell>
          <table:table-cell table:formula="of:=[.H405]+[.F406]" office:value-type="float" office:value="43419" calcext:value-type="float">
            <text:p>43419</text:p>
          </table:table-cell>
          <table:table-cell table:formula="of:=IF([.G406]-[.D406] &lt; 0; [.G406]; [.G406]-[.D406])" office:value-type="float" office:value="37549" calcext:value-type="float">
            <text:p>37549</text:p>
          </table:table-cell>
          <table:table-cell table:formula="of:=IF([.H406]=[.G4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formula="of:=WEEKDAY([.B407])" office:value-type="float" office:value="2" calcext:value-type="float">
            <text:p>2</text:p>
          </table:table-cell>
          <table:table-cell table:formula="of:=IF([.E406]&lt;&gt;[.E407]; IF(OR([.E407]=7; [.E407]=1); 5000; [.$M$2]); 0)" office:value-type="float" office:value="0" calcext:value-type="float">
            <text:p>0</text:p>
          </table:table-cell>
          <table:table-cell table:formula="of:=[.H406]+[.F407]" office:value-type="float" office:value="37549" calcext:value-type="float">
            <text:p>37549</text:p>
          </table:table-cell>
          <table:table-cell table:formula="of:=IF([.G407]-[.D407] &lt; 0; [.G407]; [.G407]-[.D407])" office:value-type="float" office:value="31479" calcext:value-type="float">
            <text:p>31479</text:p>
          </table:table-cell>
          <table:table-cell table:formula="of:=IF([.H407]=[.G4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WEEKDAY([.B408])" office:value-type="float" office:value="3" calcext:value-type="float">
            <text:p>3</text:p>
          </table:table-cell>
          <table:table-cell table:formula="of:=IF([.E407]&lt;&gt;[.E408]; IF(OR([.E408]=7; [.E408]=1); 5000; [.$M$2]); 0)" office:value-type="float" office:value="13179" calcext:value-type="float">
            <text:p>13179</text:p>
          </table:table-cell>
          <table:table-cell table:formula="of:=[.H407]+[.F408]" office:value-type="float" office:value="44658" calcext:value-type="float">
            <text:p>44658</text:p>
          </table:table-cell>
          <table:table-cell table:formula="of:=IF([.G408]-[.D408] &lt; 0; [.G408]; [.G408]-[.D408])" office:value-type="float" office:value="43158" calcext:value-type="float">
            <text:p>43158</text:p>
          </table:table-cell>
          <table:table-cell table:formula="of:=IF([.H408]=[.G4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WEEKDAY([.B409])" office:value-type="float" office:value="3" calcext:value-type="float">
            <text:p>3</text:p>
          </table:table-cell>
          <table:table-cell table:formula="of:=IF([.E408]&lt;&gt;[.E409]; IF(OR([.E409]=7; [.E409]=1); 5000; [.$M$2]); 0)" office:value-type="float" office:value="0" calcext:value-type="float">
            <text:p>0</text:p>
          </table:table-cell>
          <table:table-cell table:formula="of:=[.H408]+[.F409]" office:value-type="float" office:value="43158" calcext:value-type="float">
            <text:p>43158</text:p>
          </table:table-cell>
          <table:table-cell table:formula="of:=IF([.G409]-[.D409] &lt; 0; [.G409]; [.G409]-[.D409])" office:value-type="float" office:value="36338" calcext:value-type="float">
            <text:p>36338</text:p>
          </table:table-cell>
          <table:table-cell table:formula="of:=IF([.H409]=[.G4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WEEKDAY([.B410])" office:value-type="float" office:value="4" calcext:value-type="float">
            <text:p>4</text:p>
          </table:table-cell>
          <table:table-cell table:formula="of:=IF([.E409]&lt;&gt;[.E410]; IF(OR([.E410]=7; [.E410]=1); 5000; [.$M$2]); 0)" office:value-type="float" office:value="13179" calcext:value-type="float">
            <text:p>13179</text:p>
          </table:table-cell>
          <table:table-cell table:formula="of:=[.H409]+[.F410]" office:value-type="float" office:value="49517" calcext:value-type="float">
            <text:p>49517</text:p>
          </table:table-cell>
          <table:table-cell table:formula="of:=IF([.G410]-[.D410] &lt; 0; [.G410]; [.G410]-[.D410])" office:value-type="float" office:value="47367" calcext:value-type="float">
            <text:p>47367</text:p>
          </table:table-cell>
          <table:table-cell table:formula="of:=IF([.H410]=[.G4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WEEKDAY([.B411])" office:value-type="float" office:value="5" calcext:value-type="float">
            <text:p>5</text:p>
          </table:table-cell>
          <table:table-cell table:formula="of:=IF([.E410]&lt;&gt;[.E411]; IF(OR([.E411]=7; [.E411]=1); 5000; [.$M$2]); 0)" office:value-type="float" office:value="13179" calcext:value-type="float">
            <text:p>13179</text:p>
          </table:table-cell>
          <table:table-cell table:formula="of:=[.H410]+[.F411]" office:value-type="float" office:value="60546" calcext:value-type="float">
            <text:p>60546</text:p>
          </table:table-cell>
          <table:table-cell table:formula="of:=IF([.G411]-[.D411] &lt; 0; [.G411]; [.G411]-[.D411])" office:value-type="float" office:value="53946" calcext:value-type="float">
            <text:p>53946</text:p>
          </table:table-cell>
          <table:table-cell table:formula="of:=IF([.H411]=[.G4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formula="of:=WEEKDAY([.B412])" office:value-type="float" office:value="5" calcext:value-type="float">
            <text:p>5</text:p>
          </table:table-cell>
          <table:table-cell table:formula="of:=IF([.E411]&lt;&gt;[.E412]; IF(OR([.E412]=7; [.E412]=1); 5000; [.$M$2]); 0)" office:value-type="float" office:value="0" calcext:value-type="float">
            <text:p>0</text:p>
          </table:table-cell>
          <table:table-cell table:formula="of:=[.H411]+[.F412]" office:value-type="float" office:value="53946" calcext:value-type="float">
            <text:p>53946</text:p>
          </table:table-cell>
          <table:table-cell table:formula="of:=IF([.G412]-[.D412] &lt; 0; [.G412]; [.G412]-[.D412])" office:value-type="float" office:value="46676" calcext:value-type="float">
            <text:p>46676</text:p>
          </table:table-cell>
          <table:table-cell table:formula="of:=IF([.H412]=[.G4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WEEKDAY([.B413])" office:value-type="float" office:value="5" calcext:value-type="float">
            <text:p>5</text:p>
          </table:table-cell>
          <table:table-cell table:formula="of:=IF([.E412]&lt;&gt;[.E413]; IF(OR([.E413]=7; [.E413]=1); 5000; [.$M$2]); 0)" office:value-type="float" office:value="0" calcext:value-type="float">
            <text:p>0</text:p>
          </table:table-cell>
          <table:table-cell table:formula="of:=[.H412]+[.F413]" office:value-type="float" office:value="46676" calcext:value-type="float">
            <text:p>46676</text:p>
          </table:table-cell>
          <table:table-cell table:formula="of:=IF([.G413]-[.D413] &lt; 0; [.G413]; [.G413]-[.D413])" office:value-type="float" office:value="45116" calcext:value-type="float">
            <text:p>45116</text:p>
          </table:table-cell>
          <table:table-cell table:formula="of:=IF([.H413]=[.G4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formula="of:=WEEKDAY([.B414])" office:value-type="float" office:value="5" calcext:value-type="float">
            <text:p>5</text:p>
          </table:table-cell>
          <table:table-cell table:formula="of:=IF([.E413]&lt;&gt;[.E414]; IF(OR([.E414]=7; [.E414]=1); 5000; [.$M$2]); 0)" office:value-type="float" office:value="0" calcext:value-type="float">
            <text:p>0</text:p>
          </table:table-cell>
          <table:table-cell table:formula="of:=[.H413]+[.F414]" office:value-type="float" office:value="45116" calcext:value-type="float">
            <text:p>45116</text:p>
          </table:table-cell>
          <table:table-cell table:formula="of:=IF([.G414]-[.D414] &lt; 0; [.G414]; [.G414]-[.D414])" office:value-type="float" office:value="38076" calcext:value-type="float">
            <text:p>38076</text:p>
          </table:table-cell>
          <table:table-cell table:formula="of:=IF([.H414]=[.G4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formula="of:=WEEKDAY([.B415])" office:value-type="float" office:value="6" calcext:value-type="float">
            <text:p>6</text:p>
          </table:table-cell>
          <table:table-cell table:formula="of:=IF([.E414]&lt;&gt;[.E415]; IF(OR([.E415]=7; [.E415]=1); 5000; [.$M$2]); 0)" office:value-type="float" office:value="13179" calcext:value-type="float">
            <text:p>13179</text:p>
          </table:table-cell>
          <table:table-cell table:formula="of:=[.H414]+[.F415]" office:value-type="float" office:value="51255" calcext:value-type="float">
            <text:p>51255</text:p>
          </table:table-cell>
          <table:table-cell table:formula="of:=IF([.G415]-[.D415] &lt; 0; [.G415]; [.G415]-[.D415])" office:value-type="float" office:value="48785" calcext:value-type="float">
            <text:p>48785</text:p>
          </table:table-cell>
          <table:table-cell table:formula="of:=IF([.H415]=[.G4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WEEKDAY([.B416])" office:value-type="float" office:value="6" calcext:value-type="float">
            <text:p>6</text:p>
          </table:table-cell>
          <table:table-cell table:formula="of:=IF([.E415]&lt;&gt;[.E416]; IF(OR([.E416]=7; [.E416]=1); 5000; [.$M$2]); 0)" office:value-type="float" office:value="0" calcext:value-type="float">
            <text:p>0</text:p>
          </table:table-cell>
          <table:table-cell table:formula="of:=[.H415]+[.F416]" office:value-type="float" office:value="48785" calcext:value-type="float">
            <text:p>48785</text:p>
          </table:table-cell>
          <table:table-cell table:formula="of:=IF([.G416]-[.D416] &lt; 0; [.G416]; [.G416]-[.D416])" office:value-type="float" office:value="40235" calcext:value-type="float">
            <text:p>40235</text:p>
          </table:table-cell>
          <table:table-cell table:formula="of:=IF([.H416]=[.G4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formula="of:=WEEKDAY([.B417])" office:value-type="float" office:value="6" calcext:value-type="float">
            <text:p>6</text:p>
          </table:table-cell>
          <table:table-cell table:formula="of:=IF([.E416]&lt;&gt;[.E417]; IF(OR([.E417]=7; [.E417]=1); 5000; [.$M$2]); 0)" office:value-type="float" office:value="0" calcext:value-type="float">
            <text:p>0</text:p>
          </table:table-cell>
          <table:table-cell table:formula="of:=[.H416]+[.F417]" office:value-type="float" office:value="40235" calcext:value-type="float">
            <text:p>40235</text:p>
          </table:table-cell>
          <table:table-cell table:formula="of:=IF([.G417]-[.D417] &lt; 0; [.G417]; [.G417]-[.D417])" office:value-type="float" office:value="34075" calcext:value-type="float">
            <text:p>34075</text:p>
          </table:table-cell>
          <table:table-cell table:formula="of:=IF([.H417]=[.G4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formula="of:=WEEKDAY([.B418])" office:value-type="float" office:value="7" calcext:value-type="float">
            <text:p>7</text:p>
          </table:table-cell>
          <table:table-cell table:formula="of:=IF([.E417]&lt;&gt;[.E418]; IF(OR([.E418]=7; [.E418]=1); 5000; [.$M$2]); 0)" office:value-type="float" office:value="5000" calcext:value-type="float">
            <text:p>5000</text:p>
          </table:table-cell>
          <table:table-cell table:formula="of:=[.H417]+[.F418]" office:value-type="float" office:value="39075" calcext:value-type="float">
            <text:p>39075</text:p>
          </table:table-cell>
          <table:table-cell table:formula="of:=IF([.G418]-[.D418] &lt; 0; [.G418]; [.G418]-[.D418])" office:value-type="float" office:value="30065" calcext:value-type="float">
            <text:p>30065</text:p>
          </table:table-cell>
          <table:table-cell table:formula="of:=IF([.H418]=[.G4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formula="of:=WEEKDAY([.B419])" office:value-type="float" office:value="7" calcext:value-type="float">
            <text:p>7</text:p>
          </table:table-cell>
          <table:table-cell table:formula="of:=IF([.E418]&lt;&gt;[.E419]; IF(OR([.E419]=7; [.E419]=1); 5000; [.$M$2]); 0)" office:value-type="float" office:value="0" calcext:value-type="float">
            <text:p>0</text:p>
          </table:table-cell>
          <table:table-cell table:formula="of:=[.H418]+[.F419]" office:value-type="float" office:value="30065" calcext:value-type="float">
            <text:p>30065</text:p>
          </table:table-cell>
          <table:table-cell table:formula="of:=IF([.G419]-[.D419] &lt; 0; [.G419]; [.G419]-[.D419])" office:value-type="float" office:value="28665" calcext:value-type="float">
            <text:p>28665</text:p>
          </table:table-cell>
          <table:table-cell table:formula="of:=IF([.H419]=[.G4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formula="of:=WEEKDAY([.B420])" office:value-type="float" office:value="7" calcext:value-type="float">
            <text:p>7</text:p>
          </table:table-cell>
          <table:table-cell table:formula="of:=IF([.E419]&lt;&gt;[.E420]; IF(OR([.E420]=7; [.E420]=1); 5000; [.$M$2]); 0)" office:value-type="float" office:value="0" calcext:value-type="float">
            <text:p>0</text:p>
          </table:table-cell>
          <table:table-cell table:formula="of:=[.H419]+[.F420]" office:value-type="float" office:value="28665" calcext:value-type="float">
            <text:p>28665</text:p>
          </table:table-cell>
          <table:table-cell table:formula="of:=IF([.G420]-[.D420] &lt; 0; [.G420]; [.G420]-[.D420])" office:value-type="float" office:value="20935" calcext:value-type="float">
            <text:p>20935</text:p>
          </table:table-cell>
          <table:table-cell table:formula="of:=IF([.H420]=[.G4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WEEKDAY([.B421])" office:value-type="float" office:value="7" calcext:value-type="float">
            <text:p>7</text:p>
          </table:table-cell>
          <table:table-cell table:formula="of:=IF([.E420]&lt;&gt;[.E421]; IF(OR([.E421]=7; [.E421]=1); 5000; [.$M$2]); 0)" office:value-type="float" office:value="0" calcext:value-type="float">
            <text:p>0</text:p>
          </table:table-cell>
          <table:table-cell table:formula="of:=[.H420]+[.F421]" office:value-type="float" office:value="20935" calcext:value-type="float">
            <text:p>20935</text:p>
          </table:table-cell>
          <table:table-cell table:formula="of:=IF([.G421]-[.D421] &lt; 0; [.G421]; [.G421]-[.D421])" office:value-type="float" office:value="12915" calcext:value-type="float">
            <text:p>12915</text:p>
          </table:table-cell>
          <table:table-cell table:formula="of:=IF([.H421]=[.G4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WEEKDAY([.B422])" office:value-type="float" office:value="1" calcext:value-type="float">
            <text:p>1</text:p>
          </table:table-cell>
          <table:table-cell table:formula="of:=IF([.E421]&lt;&gt;[.E422]; IF(OR([.E422]=7; [.E422]=1); 5000; [.$M$2]); 0)" office:value-type="float" office:value="5000" calcext:value-type="float">
            <text:p>5000</text:p>
          </table:table-cell>
          <table:table-cell table:formula="of:=[.H421]+[.F422]" office:value-type="float" office:value="17915" calcext:value-type="float">
            <text:p>17915</text:p>
          </table:table-cell>
          <table:table-cell table:formula="of:=IF([.G422]-[.D422] &lt; 0; [.G422]; [.G422]-[.D422])" office:value-type="float" office:value="15185" calcext:value-type="float">
            <text:p>15185</text:p>
          </table:table-cell>
          <table:table-cell table:formula="of:=IF([.H422]=[.G4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07/26/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formula="of:=WEEKDAY([.B423])" office:value-type="float" office:value="2" calcext:value-type="float">
            <text:p>2</text:p>
          </table:table-cell>
          <table:table-cell table:formula="of:=IF([.E422]&lt;&gt;[.E423]; IF(OR([.E423]=7; [.E423]=1); 5000; [.$M$2]); 0)" office:value-type="float" office:value="13179" calcext:value-type="float">
            <text:p>13179</text:p>
          </table:table-cell>
          <table:table-cell table:formula="of:=[.H422]+[.F423]" office:value-type="float" office:value="28364" calcext:value-type="float">
            <text:p>28364</text:p>
          </table:table-cell>
          <table:table-cell table:formula="of:=IF([.G423]-[.D423] &lt; 0; [.G423]; [.G423]-[.D423])" office:value-type="float" office:value="20024" calcext:value-type="float">
            <text:p>20024</text:p>
          </table:table-cell>
          <table:table-cell table:formula="of:=IF([.H423]=[.G4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formula="of:=WEEKDAY([.B424])" office:value-type="float" office:value="3" calcext:value-type="float">
            <text:p>3</text:p>
          </table:table-cell>
          <table:table-cell table:formula="of:=IF([.E423]&lt;&gt;[.E424]; IF(OR([.E424]=7; [.E424]=1); 5000; [.$M$2]); 0)" office:value-type="float" office:value="13179" calcext:value-type="float">
            <text:p>13179</text:p>
          </table:table-cell>
          <table:table-cell table:formula="of:=[.H423]+[.F424]" office:value-type="float" office:value="33203" calcext:value-type="float">
            <text:p>33203</text:p>
          </table:table-cell>
          <table:table-cell table:formula="of:=IF([.G424]-[.D424] &lt; 0; [.G424]; [.G424]-[.D424])" office:value-type="float" office:value="32353" calcext:value-type="float">
            <text:p>32353</text:p>
          </table:table-cell>
          <table:table-cell table:formula="of:=IF([.H424]=[.G4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formula="of:=WEEKDAY([.B425])" office:value-type="float" office:value="3" calcext:value-type="float">
            <text:p>3</text:p>
          </table:table-cell>
          <table:table-cell table:formula="of:=IF([.E424]&lt;&gt;[.E425]; IF(OR([.E425]=7; [.E425]=1); 5000; [.$M$2]); 0)" office:value-type="float" office:value="0" calcext:value-type="float">
            <text:p>0</text:p>
          </table:table-cell>
          <table:table-cell table:formula="of:=[.H424]+[.F425]" office:value-type="float" office:value="32353" calcext:value-type="float">
            <text:p>32353</text:p>
          </table:table-cell>
          <table:table-cell table:formula="of:=IF([.G425]-[.D425] &lt; 0; [.G425]; [.G425]-[.D425])" office:value-type="float" office:value="23613" calcext:value-type="float">
            <text:p>23613</text:p>
          </table:table-cell>
          <table:table-cell table:formula="of:=IF([.H425]=[.G4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formula="of:=WEEKDAY([.B426])" office:value-type="float" office:value="4" calcext:value-type="float">
            <text:p>4</text:p>
          </table:table-cell>
          <table:table-cell table:formula="of:=IF([.E425]&lt;&gt;[.E426]; IF(OR([.E426]=7; [.E426]=1); 5000; [.$M$2]); 0)" office:value-type="float" office:value="13179" calcext:value-type="float">
            <text:p>13179</text:p>
          </table:table-cell>
          <table:table-cell table:formula="of:=[.H425]+[.F426]" office:value-type="float" office:value="36792" calcext:value-type="float">
            <text:p>36792</text:p>
          </table:table-cell>
          <table:table-cell table:formula="of:=IF([.G426]-[.D426] &lt; 0; [.G426]; [.G426]-[.D426])" office:value-type="float" office:value="30072" calcext:value-type="float">
            <text:p>30072</text:p>
          </table:table-cell>
          <table:table-cell table:formula="of:=IF([.H426]=[.G4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WEEKDAY([.B427])" office:value-type="float" office:value="4" calcext:value-type="float">
            <text:p>4</text:p>
          </table:table-cell>
          <table:table-cell table:formula="of:=IF([.E426]&lt;&gt;[.E427]; IF(OR([.E427]=7; [.E427]=1); 5000; [.$M$2]); 0)" office:value-type="float" office:value="0" calcext:value-type="float">
            <text:p>0</text:p>
          </table:table-cell>
          <table:table-cell table:formula="of:=[.H426]+[.F427]" office:value-type="float" office:value="30072" calcext:value-type="float">
            <text:p>30072</text:p>
          </table:table-cell>
          <table:table-cell table:formula="of:=IF([.G427]-[.D427] &lt; 0; [.G427]; [.G427]-[.D427])" office:value-type="float" office:value="29292" calcext:value-type="float">
            <text:p>29292</text:p>
          </table:table-cell>
          <table:table-cell table:formula="of:=IF([.H427]=[.G4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formula="of:=WEEKDAY([.B428])" office:value-type="float" office:value="4" calcext:value-type="float">
            <text:p>4</text:p>
          </table:table-cell>
          <table:table-cell table:formula="of:=IF([.E427]&lt;&gt;[.E428]; IF(OR([.E428]=7; [.E428]=1); 5000; [.$M$2]); 0)" office:value-type="float" office:value="0" calcext:value-type="float">
            <text:p>0</text:p>
          </table:table-cell>
          <table:table-cell table:formula="of:=[.H427]+[.F428]" office:value-type="float" office:value="29292" calcext:value-type="float">
            <text:p>29292</text:p>
          </table:table-cell>
          <table:table-cell table:formula="of:=IF([.G428]-[.D428] &lt; 0; [.G428]; [.G428]-[.D428])" office:value-type="float" office:value="28272" calcext:value-type="float">
            <text:p>28272</text:p>
          </table:table-cell>
          <table:table-cell table:formula="of:=IF([.H428]=[.G4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formula="of:=WEEKDAY([.B429])" office:value-type="float" office:value="5" calcext:value-type="float">
            <text:p>5</text:p>
          </table:table-cell>
          <table:table-cell table:formula="of:=IF([.E428]&lt;&gt;[.E429]; IF(OR([.E429]=7; [.E429]=1); 5000; [.$M$2]); 0)" office:value-type="float" office:value="13179" calcext:value-type="float">
            <text:p>13179</text:p>
          </table:table-cell>
          <table:table-cell table:formula="of:=[.H428]+[.F429]" office:value-type="float" office:value="41451" calcext:value-type="float">
            <text:p>41451</text:p>
          </table:table-cell>
          <table:table-cell table:formula="of:=IF([.G429]-[.D429] &lt; 0; [.G429]; [.G429]-[.D429])" office:value-type="float" office:value="36581" calcext:value-type="float">
            <text:p>36581</text:p>
          </table:table-cell>
          <table:table-cell table:formula="of:=IF([.H429]=[.G4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WEEKDAY([.B430])" office:value-type="float" office:value="5" calcext:value-type="float">
            <text:p>5</text:p>
          </table:table-cell>
          <table:table-cell table:formula="of:=IF([.E429]&lt;&gt;[.E430]; IF(OR([.E430]=7; [.E430]=1); 5000; [.$M$2]); 0)" office:value-type="float" office:value="0" calcext:value-type="float">
            <text:p>0</text:p>
          </table:table-cell>
          <table:table-cell table:formula="of:=[.H429]+[.F430]" office:value-type="float" office:value="36581" calcext:value-type="float">
            <text:p>36581</text:p>
          </table:table-cell>
          <table:table-cell table:formula="of:=IF([.G430]-[.D430] &lt; 0; [.G430]; [.G430]-[.D430])" office:value-type="float" office:value="29331" calcext:value-type="float">
            <text:p>29331</text:p>
          </table:table-cell>
          <table:table-cell table:formula="of:=IF([.H430]=[.G4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WEEKDAY([.B431])" office:value-type="float" office:value="5" calcext:value-type="float">
            <text:p>5</text:p>
          </table:table-cell>
          <table:table-cell table:formula="of:=IF([.E430]&lt;&gt;[.E431]; IF(OR([.E431]=7; [.E431]=1); 5000; [.$M$2]); 0)" office:value-type="float" office:value="0" calcext:value-type="float">
            <text:p>0</text:p>
          </table:table-cell>
          <table:table-cell table:formula="of:=[.H430]+[.F431]" office:value-type="float" office:value="29331" calcext:value-type="float">
            <text:p>29331</text:p>
          </table:table-cell>
          <table:table-cell table:formula="of:=IF([.G431]-[.D431] &lt; 0; [.G431]; [.G431]-[.D431])" office:value-type="float" office:value="29001" calcext:value-type="float">
            <text:p>29001</text:p>
          </table:table-cell>
          <table:table-cell table:formula="of:=IF([.H431]=[.G4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formula="of:=WEEKDAY([.B432])" office:value-type="float" office:value="6" calcext:value-type="float">
            <text:p>6</text:p>
          </table:table-cell>
          <table:table-cell table:formula="of:=IF([.E431]&lt;&gt;[.E432]; IF(OR([.E432]=7; [.E432]=1); 5000; [.$M$2]); 0)" office:value-type="float" office:value="13179" calcext:value-type="float">
            <text:p>13179</text:p>
          </table:table-cell>
          <table:table-cell table:formula="of:=[.H431]+[.F432]" office:value-type="float" office:value="42180" calcext:value-type="float">
            <text:p>42180</text:p>
          </table:table-cell>
          <table:table-cell table:formula="of:=IF([.G432]-[.D432] &lt; 0; [.G432]; [.G432]-[.D432])" office:value-type="float" office:value="38890" calcext:value-type="float">
            <text:p>38890</text:p>
          </table:table-cell>
          <table:table-cell table:formula="of:=IF([.H432]=[.G4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formula="of:=WEEKDAY([.B433])" office:value-type="float" office:value="6" calcext:value-type="float">
            <text:p>6</text:p>
          </table:table-cell>
          <table:table-cell table:formula="of:=IF([.E432]&lt;&gt;[.E433]; IF(OR([.E433]=7; [.E433]=1); 5000; [.$M$2]); 0)" office:value-type="float" office:value="0" calcext:value-type="float">
            <text:p>0</text:p>
          </table:table-cell>
          <table:table-cell table:formula="of:=[.H432]+[.F433]" office:value-type="float" office:value="38890" calcext:value-type="float">
            <text:p>38890</text:p>
          </table:table-cell>
          <table:table-cell table:formula="of:=IF([.G433]-[.D433] &lt; 0; [.G433]; [.G433]-[.D433])" office:value-type="float" office:value="35070" calcext:value-type="float">
            <text:p>35070</text:p>
          </table:table-cell>
          <table:table-cell table:formula="of:=IF([.H433]=[.G4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WEEKDAY([.B434])" office:value-type="float" office:value="6" calcext:value-type="float">
            <text:p>6</text:p>
          </table:table-cell>
          <table:table-cell table:formula="of:=IF([.E433]&lt;&gt;[.E434]; IF(OR([.E434]=7; [.E434]=1); 5000; [.$M$2]); 0)" office:value-type="float" office:value="0" calcext:value-type="float">
            <text:p>0</text:p>
          </table:table-cell>
          <table:table-cell table:formula="of:=[.H433]+[.F434]" office:value-type="float" office:value="35070" calcext:value-type="float">
            <text:p>35070</text:p>
          </table:table-cell>
          <table:table-cell table:formula="of:=IF([.G434]-[.D434] &lt; 0; [.G434]; [.G434]-[.D434])" office:value-type="float" office:value="29410" calcext:value-type="float">
            <text:p>29410</text:p>
          </table:table-cell>
          <table:table-cell table:formula="of:=IF([.H434]=[.G4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WEEKDAY([.B435])" office:value-type="float" office:value="7" calcext:value-type="float">
            <text:p>7</text:p>
          </table:table-cell>
          <table:table-cell table:formula="of:=IF([.E434]&lt;&gt;[.E435]; IF(OR([.E435]=7; [.E435]=1); 5000; [.$M$2]); 0)" office:value-type="float" office:value="5000" calcext:value-type="float">
            <text:p>5000</text:p>
          </table:table-cell>
          <table:table-cell table:formula="of:=[.H434]+[.F435]" office:value-type="float" office:value="34410" calcext:value-type="float">
            <text:p>34410</text:p>
          </table:table-cell>
          <table:table-cell table:formula="of:=IF([.G435]-[.D435] &lt; 0; [.G435]; [.G435]-[.D435])" office:value-type="float" office:value="30210" calcext:value-type="float">
            <text:p>30210</text:p>
          </table:table-cell>
          <table:table-cell table:formula="of:=IF([.H435]=[.G4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formula="of:=WEEKDAY([.B436])" office:value-type="float" office:value="7" calcext:value-type="float">
            <text:p>7</text:p>
          </table:table-cell>
          <table:table-cell table:formula="of:=IF([.E435]&lt;&gt;[.E436]; IF(OR([.E436]=7; [.E436]=1); 5000; [.$M$2]); 0)" office:value-type="float" office:value="0" calcext:value-type="float">
            <text:p>0</text:p>
          </table:table-cell>
          <table:table-cell table:formula="of:=[.H435]+[.F436]" office:value-type="float" office:value="30210" calcext:value-type="float">
            <text:p>30210</text:p>
          </table:table-cell>
          <table:table-cell table:formula="of:=IF([.G436]-[.D436] &lt; 0; [.G436]; [.G436]-[.D436])" office:value-type="float" office:value="24340" calcext:value-type="float">
            <text:p>24340</text:p>
          </table:table-cell>
          <table:table-cell table:formula="of:=IF([.H436]=[.G4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formula="of:=WEEKDAY([.B437])" office:value-type="float" office:value="7" calcext:value-type="float">
            <text:p>7</text:p>
          </table:table-cell>
          <table:table-cell table:formula="of:=IF([.E436]&lt;&gt;[.E437]; IF(OR([.E437]=7; [.E437]=1); 5000; [.$M$2]); 0)" office:value-type="float" office:value="0" calcext:value-type="float">
            <text:p>0</text:p>
          </table:table-cell>
          <table:table-cell table:formula="of:=[.H436]+[.F437]" office:value-type="float" office:value="24340" calcext:value-type="float">
            <text:p>24340</text:p>
          </table:table-cell>
          <table:table-cell table:formula="of:=IF([.G437]-[.D437] &lt; 0; [.G437]; [.G437]-[.D437])" office:value-type="float" office:value="22670" calcext:value-type="float">
            <text:p>22670</text:p>
          </table:table-cell>
          <table:table-cell table:formula="of:=IF([.H437]=[.G4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WEEKDAY([.B438])" office:value-type="float" office:value="7" calcext:value-type="float">
            <text:p>7</text:p>
          </table:table-cell>
          <table:table-cell table:formula="of:=IF([.E437]&lt;&gt;[.E438]; IF(OR([.E438]=7; [.E438]=1); 5000; [.$M$2]); 0)" office:value-type="float" office:value="0" calcext:value-type="float">
            <text:p>0</text:p>
          </table:table-cell>
          <table:table-cell table:formula="of:=[.H437]+[.F438]" office:value-type="float" office:value="22670" calcext:value-type="float">
            <text:p>22670</text:p>
          </table:table-cell>
          <table:table-cell table:formula="of:=IF([.G438]-[.D438] &lt; 0; [.G438]; [.G438]-[.D438])" office:value-type="float" office:value="18710" calcext:value-type="float">
            <text:p>18710</text:p>
          </table:table-cell>
          <table:table-cell table:formula="of:=IF([.H438]=[.G4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WEEKDAY([.B439])" office:value-type="float" office:value="1" calcext:value-type="float">
            <text:p>1</text:p>
          </table:table-cell>
          <table:table-cell table:formula="of:=IF([.E438]&lt;&gt;[.E439]; IF(OR([.E439]=7; [.E439]=1); 5000; [.$M$2]); 0)" office:value-type="float" office:value="5000" calcext:value-type="float">
            <text:p>5000</text:p>
          </table:table-cell>
          <table:table-cell table:formula="of:=[.H438]+[.F439]" office:value-type="float" office:value="23710" calcext:value-type="float">
            <text:p>23710</text:p>
          </table:table-cell>
          <table:table-cell table:formula="of:=IF([.G439]-[.D439] &lt; 0; [.G439]; [.G439]-[.D439])" office:value-type="float" office:value="19510" calcext:value-type="float">
            <text:p>19510</text:p>
          </table:table-cell>
          <table:table-cell table:formula="of:=IF([.H439]=[.G4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WEEKDAY([.B440])" office:value-type="float" office:value="2" calcext:value-type="float">
            <text:p>2</text:p>
          </table:table-cell>
          <table:table-cell table:formula="of:=IF([.E439]&lt;&gt;[.E440]; IF(OR([.E440]=7; [.E440]=1); 5000; [.$M$2]); 0)" office:value-type="float" office:value="13179" calcext:value-type="float">
            <text:p>13179</text:p>
          </table:table-cell>
          <table:table-cell table:formula="of:=[.H439]+[.F440]" office:value-type="float" office:value="32689" calcext:value-type="float">
            <text:p>32689</text:p>
          </table:table-cell>
          <table:table-cell table:formula="of:=IF([.G440]-[.D440] &lt; 0; [.G440]; [.G440]-[.D440])" office:value-type="float" office:value="24709" calcext:value-type="float">
            <text:p>24709</text:p>
          </table:table-cell>
          <table:table-cell table:formula="of:=IF([.H440]=[.G4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WEEKDAY([.B441])" office:value-type="float" office:value="2" calcext:value-type="float">
            <text:p>2</text:p>
          </table:table-cell>
          <table:table-cell table:formula="of:=IF([.E440]&lt;&gt;[.E441]; IF(OR([.E441]=7; [.E441]=1); 5000; [.$M$2]); 0)" office:value-type="float" office:value="0" calcext:value-type="float">
            <text:p>0</text:p>
          </table:table-cell>
          <table:table-cell table:formula="of:=[.H440]+[.F441]" office:value-type="float" office:value="24709" calcext:value-type="float">
            <text:p>24709</text:p>
          </table:table-cell>
          <table:table-cell table:formula="of:=IF([.G441]-[.D441] &lt; 0; [.G441]; [.G441]-[.D441])" office:value-type="float" office:value="18599" calcext:value-type="float">
            <text:p>18599</text:p>
          </table:table-cell>
          <table:table-cell table:formula="of:=IF([.H441]=[.G4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formula="of:=WEEKDAY([.B442])" office:value-type="float" office:value="3" calcext:value-type="float">
            <text:p>3</text:p>
          </table:table-cell>
          <table:table-cell table:formula="of:=IF([.E441]&lt;&gt;[.E442]; IF(OR([.E442]=7; [.E442]=1); 5000; [.$M$2]); 0)" office:value-type="float" office:value="13179" calcext:value-type="float">
            <text:p>13179</text:p>
          </table:table-cell>
          <table:table-cell table:formula="of:=[.H441]+[.F442]" office:value-type="float" office:value="31778" calcext:value-type="float">
            <text:p>31778</text:p>
          </table:table-cell>
          <table:table-cell table:formula="of:=IF([.G442]-[.D442] &lt; 0; [.G442]; [.G442]-[.D442])" office:value-type="float" office:value="24028" calcext:value-type="float">
            <text:p>24028</text:p>
          </table:table-cell>
          <table:table-cell table:formula="of:=IF([.H442]=[.G4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formula="of:=WEEKDAY([.B443])" office:value-type="float" office:value="3" calcext:value-type="float">
            <text:p>3</text:p>
          </table:table-cell>
          <table:table-cell table:formula="of:=IF([.E442]&lt;&gt;[.E443]; IF(OR([.E443]=7; [.E443]=1); 5000; [.$M$2]); 0)" office:value-type="float" office:value="0" calcext:value-type="float">
            <text:p>0</text:p>
          </table:table-cell>
          <table:table-cell table:formula="of:=[.H442]+[.F443]" office:value-type="float" office:value="24028" calcext:value-type="float">
            <text:p>24028</text:p>
          </table:table-cell>
          <table:table-cell table:formula="of:=IF([.G443]-[.D443] &lt; 0; [.G443]; [.G443]-[.D443])" office:value-type="float" office:value="16578" calcext:value-type="float">
            <text:p>16578</text:p>
          </table:table-cell>
          <table:table-cell table:formula="of:=IF([.H443]=[.G4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formula="of:=WEEKDAY([.B444])" office:value-type="float" office:value="4" calcext:value-type="float">
            <text:p>4</text:p>
          </table:table-cell>
          <table:table-cell table:formula="of:=IF([.E443]&lt;&gt;[.E444]; IF(OR([.E444]=7; [.E444]=1); 5000; [.$M$2]); 0)" office:value-type="float" office:value="13179" calcext:value-type="float">
            <text:p>13179</text:p>
          </table:table-cell>
          <table:table-cell table:formula="of:=[.H443]+[.F444]" office:value-type="float" office:value="29757" calcext:value-type="float">
            <text:p>29757</text:p>
          </table:table-cell>
          <table:table-cell table:formula="of:=IF([.G444]-[.D444] &lt; 0; [.G444]; [.G444]-[.D444])" office:value-type="float" office:value="26357" calcext:value-type="float">
            <text:p>26357</text:p>
          </table:table-cell>
          <table:table-cell table:formula="of:=IF([.H444]=[.G4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formula="of:=WEEKDAY([.B445])" office:value-type="float" office:value="4" calcext:value-type="float">
            <text:p>4</text:p>
          </table:table-cell>
          <table:table-cell table:formula="of:=IF([.E444]&lt;&gt;[.E445]; IF(OR([.E445]=7; [.E445]=1); 5000; [.$M$2]); 0)" office:value-type="float" office:value="0" calcext:value-type="float">
            <text:p>0</text:p>
          </table:table-cell>
          <table:table-cell table:formula="of:=[.H444]+[.F445]" office:value-type="float" office:value="26357" calcext:value-type="float">
            <text:p>26357</text:p>
          </table:table-cell>
          <table:table-cell table:formula="of:=IF([.G445]-[.D445] &lt; 0; [.G445]; [.G445]-[.D445])" office:value-type="float" office:value="17797" calcext:value-type="float">
            <text:p>17797</text:p>
          </table:table-cell>
          <table:table-cell table:formula="of:=IF([.H445]=[.G4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08/05/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formula="of:=WEEKDAY([.B446])" office:value-type="float" office:value="5" calcext:value-type="float">
            <text:p>5</text:p>
          </table:table-cell>
          <table:table-cell table:formula="of:=IF([.E445]&lt;&gt;[.E446]; IF(OR([.E446]=7; [.E446]=1); 5000; [.$M$2]); 0)" office:value-type="float" office:value="13179" calcext:value-type="float">
            <text:p>13179</text:p>
          </table:table-cell>
          <table:table-cell table:formula="of:=[.H445]+[.F446]" office:value-type="float" office:value="30976" calcext:value-type="float">
            <text:p>30976</text:p>
          </table:table-cell>
          <table:table-cell table:formula="of:=IF([.G446]-[.D446] &lt; 0; [.G446]; [.G446]-[.D446])" office:value-type="float" office:value="23786" calcext:value-type="float">
            <text:p>23786</text:p>
          </table:table-cell>
          <table:table-cell table:formula="of:=IF([.H446]=[.G4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08/06/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formula="of:=WEEKDAY([.B447])" office:value-type="float" office:value="6" calcext:value-type="float">
            <text:p>6</text:p>
          </table:table-cell>
          <table:table-cell table:formula="of:=IF([.E446]&lt;&gt;[.E447]; IF(OR([.E447]=7; [.E447]=1); 5000; [.$M$2]); 0)" office:value-type="float" office:value="13179" calcext:value-type="float">
            <text:p>13179</text:p>
          </table:table-cell>
          <table:table-cell table:formula="of:=[.H446]+[.F447]" office:value-type="float" office:value="36965" calcext:value-type="float">
            <text:p>36965</text:p>
          </table:table-cell>
          <table:table-cell table:formula="of:=IF([.G447]-[.D447] &lt; 0; [.G447]; [.G447]-[.D447])" office:value-type="float" office:value="32375" calcext:value-type="float">
            <text:p>32375</text:p>
          </table:table-cell>
          <table:table-cell table:formula="of:=IF([.H447]=[.G4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formula="of:=WEEKDAY([.B448])" office:value-type="float" office:value="7" calcext:value-type="float">
            <text:p>7</text:p>
          </table:table-cell>
          <table:table-cell table:formula="of:=IF([.E447]&lt;&gt;[.E448]; IF(OR([.E448]=7; [.E448]=1); 5000; [.$M$2]); 0)" office:value-type="float" office:value="5000" calcext:value-type="float">
            <text:p>5000</text:p>
          </table:table-cell>
          <table:table-cell table:formula="of:=[.H447]+[.F448]" office:value-type="float" office:value="37375" calcext:value-type="float">
            <text:p>37375</text:p>
          </table:table-cell>
          <table:table-cell table:formula="of:=IF([.G448]-[.D448] &lt; 0; [.G448]; [.G448]-[.D448])" office:value-type="float" office:value="33325" calcext:value-type="float">
            <text:p>33325</text:p>
          </table:table-cell>
          <table:table-cell table:formula="of:=IF([.H448]=[.G4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WEEKDAY([.B449])" office:value-type="float" office:value="7" calcext:value-type="float">
            <text:p>7</text:p>
          </table:table-cell>
          <table:table-cell table:formula="of:=IF([.E448]&lt;&gt;[.E449]; IF(OR([.E449]=7; [.E449]=1); 5000; [.$M$2]); 0)" office:value-type="float" office:value="0" calcext:value-type="float">
            <text:p>0</text:p>
          </table:table-cell>
          <table:table-cell table:formula="of:=[.H448]+[.F449]" office:value-type="float" office:value="33325" calcext:value-type="float">
            <text:p>33325</text:p>
          </table:table-cell>
          <table:table-cell table:formula="of:=IF([.G449]-[.D449] &lt; 0; [.G449]; [.G449]-[.D449])" office:value-type="float" office:value="29015" calcext:value-type="float">
            <text:p>29015</text:p>
          </table:table-cell>
          <table:table-cell table:formula="of:=IF([.H449]=[.G4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formula="of:=WEEKDAY([.B450])" office:value-type="float" office:value="1" calcext:value-type="float">
            <text:p>1</text:p>
          </table:table-cell>
          <table:table-cell table:formula="of:=IF([.E449]&lt;&gt;[.E450]; IF(OR([.E450]=7; [.E450]=1); 5000; [.$M$2]); 0)" office:value-type="float" office:value="5000" calcext:value-type="float">
            <text:p>5000</text:p>
          </table:table-cell>
          <table:table-cell table:formula="of:=[.H449]+[.F450]" office:value-type="float" office:value="34015" calcext:value-type="float">
            <text:p>34015</text:p>
          </table:table-cell>
          <table:table-cell table:formula="of:=IF([.G450]-[.D450] &lt; 0; [.G450]; [.G450]-[.D450])" office:value-type="float" office:value="26915" calcext:value-type="float">
            <text:p>26915</text:p>
          </table:table-cell>
          <table:table-cell table:formula="of:=IF([.H450]=[.G4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WEEKDAY([.B451])" office:value-type="float" office:value="1" calcext:value-type="float">
            <text:p>1</text:p>
          </table:table-cell>
          <table:table-cell table:formula="of:=IF([.E450]&lt;&gt;[.E451]; IF(OR([.E451]=7; [.E451]=1); 5000; [.$M$2]); 0)" office:value-type="float" office:value="0" calcext:value-type="float">
            <text:p>0</text:p>
          </table:table-cell>
          <table:table-cell table:formula="of:=[.H450]+[.F451]" office:value-type="float" office:value="26915" calcext:value-type="float">
            <text:p>26915</text:p>
          </table:table-cell>
          <table:table-cell table:formula="of:=IF([.G451]-[.D451] &lt; 0; [.G451]; [.G451]-[.D451])" office:value-type="float" office:value="21635" calcext:value-type="float">
            <text:p>21635</text:p>
          </table:table-cell>
          <table:table-cell table:formula="of:=IF([.H451]=[.G4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formula="of:=WEEKDAY([.B452])" office:value-type="float" office:value="1" calcext:value-type="float">
            <text:p>1</text:p>
          </table:table-cell>
          <table:table-cell table:formula="of:=IF([.E451]&lt;&gt;[.E452]; IF(OR([.E452]=7; [.E452]=1); 5000; [.$M$2]); 0)" office:value-type="float" office:value="0" calcext:value-type="float">
            <text:p>0</text:p>
          </table:table-cell>
          <table:table-cell table:formula="of:=[.H451]+[.F452]" office:value-type="float" office:value="21635" calcext:value-type="float">
            <text:p>21635</text:p>
          </table:table-cell>
          <table:table-cell table:formula="of:=IF([.G452]-[.D452] &lt; 0; [.G452]; [.G452]-[.D452])" office:value-type="float" office:value="18285" calcext:value-type="float">
            <text:p>18285</text:p>
          </table:table-cell>
          <table:table-cell table:formula="of:=IF([.H452]=[.G4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formula="of:=WEEKDAY([.B453])" office:value-type="float" office:value="2" calcext:value-type="float">
            <text:p>2</text:p>
          </table:table-cell>
          <table:table-cell table:formula="of:=IF([.E452]&lt;&gt;[.E453]; IF(OR([.E453]=7; [.E453]=1); 5000; [.$M$2]); 0)" office:value-type="float" office:value="13179" calcext:value-type="float">
            <text:p>13179</text:p>
          </table:table-cell>
          <table:table-cell table:formula="of:=[.H452]+[.F453]" office:value-type="float" office:value="31464" calcext:value-type="float">
            <text:p>31464</text:p>
          </table:table-cell>
          <table:table-cell table:formula="of:=IF([.G453]-[.D453] &lt; 0; [.G453]; [.G453]-[.D453])" office:value-type="float" office:value="23644" calcext:value-type="float">
            <text:p>23644</text:p>
          </table:table-cell>
          <table:table-cell table:formula="of:=IF([.H453]=[.G4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formula="of:=WEEKDAY([.B454])" office:value-type="float" office:value="3" calcext:value-type="float">
            <text:p>3</text:p>
          </table:table-cell>
          <table:table-cell table:formula="of:=IF([.E453]&lt;&gt;[.E454]; IF(OR([.E454]=7; [.E454]=1); 5000; [.$M$2]); 0)" office:value-type="float" office:value="13179" calcext:value-type="float">
            <text:p>13179</text:p>
          </table:table-cell>
          <table:table-cell table:formula="of:=[.H453]+[.F454]" office:value-type="float" office:value="36823" calcext:value-type="float">
            <text:p>36823</text:p>
          </table:table-cell>
          <table:table-cell table:formula="of:=IF([.G454]-[.D454] &lt; 0; [.G454]; [.G454]-[.D454])" office:value-type="float" office:value="28913" calcext:value-type="float">
            <text:p>28913</text:p>
          </table:table-cell>
          <table:table-cell table:formula="of:=IF([.H454]=[.G4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formula="of:=WEEKDAY([.B455])" office:value-type="float" office:value="3" calcext:value-type="float">
            <text:p>3</text:p>
          </table:table-cell>
          <table:table-cell table:formula="of:=IF([.E454]&lt;&gt;[.E455]; IF(OR([.E455]=7; [.E455]=1); 5000; [.$M$2]); 0)" office:value-type="float" office:value="0" calcext:value-type="float">
            <text:p>0</text:p>
          </table:table-cell>
          <table:table-cell table:formula="of:=[.H454]+[.F455]" office:value-type="float" office:value="28913" calcext:value-type="float">
            <text:p>28913</text:p>
          </table:table-cell>
          <table:table-cell table:formula="of:=IF([.G455]-[.D455] &lt; 0; [.G455]; [.G455]-[.D455])" office:value-type="float" office:value="19913" calcext:value-type="float">
            <text:p>19913</text:p>
          </table:table-cell>
          <table:table-cell table:formula="of:=IF([.H455]=[.G4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formula="of:=WEEKDAY([.B456])" office:value-type="float" office:value="4" calcext:value-type="float">
            <text:p>4</text:p>
          </table:table-cell>
          <table:table-cell table:formula="of:=IF([.E455]&lt;&gt;[.E456]; IF(OR([.E456]=7; [.E456]=1); 5000; [.$M$2]); 0)" office:value-type="float" office:value="13179" calcext:value-type="float">
            <text:p>13179</text:p>
          </table:table-cell>
          <table:table-cell table:formula="of:=[.H455]+[.F456]" office:value-type="float" office:value="33092" calcext:value-type="float">
            <text:p>33092</text:p>
          </table:table-cell>
          <table:table-cell table:formula="of:=IF([.G456]-[.D456] &lt; 0; [.G456]; [.G456]-[.D456])" office:value-type="float" office:value="29852" calcext:value-type="float">
            <text:p>29852</text:p>
          </table:table-cell>
          <table:table-cell table:formula="of:=IF([.H456]=[.G4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WEEKDAY([.B457])" office:value-type="float" office:value="4" calcext:value-type="float">
            <text:p>4</text:p>
          </table:table-cell>
          <table:table-cell table:formula="of:=IF([.E456]&lt;&gt;[.E457]; IF(OR([.E457]=7; [.E457]=1); 5000; [.$M$2]); 0)" office:value-type="float" office:value="0" calcext:value-type="float">
            <text:p>0</text:p>
          </table:table-cell>
          <table:table-cell table:formula="of:=[.H456]+[.F457]" office:value-type="float" office:value="29852" calcext:value-type="float">
            <text:p>29852</text:p>
          </table:table-cell>
          <table:table-cell table:formula="of:=IF([.G457]-[.D457] &lt; 0; [.G457]; [.G457]-[.D457])" office:value-type="float" office:value="21152" calcext:value-type="float">
            <text:p>21152</text:p>
          </table:table-cell>
          <table:table-cell table:formula="of:=IF([.H457]=[.G4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WEEKDAY([.B458])" office:value-type="float" office:value="4" calcext:value-type="float">
            <text:p>4</text:p>
          </table:table-cell>
          <table:table-cell table:formula="of:=IF([.E457]&lt;&gt;[.E458]; IF(OR([.E458]=7; [.E458]=1); 5000; [.$M$2]); 0)" office:value-type="float" office:value="0" calcext:value-type="float">
            <text:p>0</text:p>
          </table:table-cell>
          <table:table-cell table:formula="of:=[.H457]+[.F458]" office:value-type="float" office:value="21152" calcext:value-type="float">
            <text:p>21152</text:p>
          </table:table-cell>
          <table:table-cell table:formula="of:=IF([.G458]-[.D458] &lt; 0; [.G458]; [.G458]-[.D458])" office:value-type="float" office:value="13042" calcext:value-type="float">
            <text:p>13042</text:p>
          </table:table-cell>
          <table:table-cell table:formula="of:=IF([.H458]=[.G4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formula="of:=WEEKDAY([.B459])" office:value-type="float" office:value="5" calcext:value-type="float">
            <text:p>5</text:p>
          </table:table-cell>
          <table:table-cell table:formula="of:=IF([.E458]&lt;&gt;[.E459]; IF(OR([.E459]=7; [.E459]=1); 5000; [.$M$2]); 0)" office:value-type="float" office:value="13179" calcext:value-type="float">
            <text:p>13179</text:p>
          </table:table-cell>
          <table:table-cell table:formula="of:=[.H458]+[.F459]" office:value-type="float" office:value="26221" calcext:value-type="float">
            <text:p>26221</text:p>
          </table:table-cell>
          <table:table-cell table:formula="of:=IF([.G459]-[.D459] &lt; 0; [.G459]; [.G459]-[.D459])" office:value-type="float" office:value="19711" calcext:value-type="float">
            <text:p>19711</text:p>
          </table:table-cell>
          <table:table-cell table:formula="of:=IF([.H459]=[.G4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formula="of:=WEEKDAY([.B460])" office:value-type="float" office:value="6" calcext:value-type="float">
            <text:p>6</text:p>
          </table:table-cell>
          <table:table-cell table:formula="of:=IF([.E459]&lt;&gt;[.E460]; IF(OR([.E460]=7; [.E460]=1); 5000; [.$M$2]); 0)" office:value-type="float" office:value="13179" calcext:value-type="float">
            <text:p>13179</text:p>
          </table:table-cell>
          <table:table-cell table:formula="of:=[.H459]+[.F460]" office:value-type="float" office:value="32890" calcext:value-type="float">
            <text:p>32890</text:p>
          </table:table-cell>
          <table:table-cell table:formula="of:=IF([.G460]-[.D460] &lt; 0; [.G460]; [.G460]-[.D460])" office:value-type="float" office:value="31740" calcext:value-type="float">
            <text:p>31740</text:p>
          </table:table-cell>
          <table:table-cell table:formula="of:=IF([.H460]=[.G4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formula="of:=WEEKDAY([.B461])" office:value-type="float" office:value="7" calcext:value-type="float">
            <text:p>7</text:p>
          </table:table-cell>
          <table:table-cell table:formula="of:=IF([.E460]&lt;&gt;[.E461]; IF(OR([.E461]=7; [.E461]=1); 5000; [.$M$2]); 0)" office:value-type="float" office:value="5000" calcext:value-type="float">
            <text:p>5000</text:p>
          </table:table-cell>
          <table:table-cell table:formula="of:=[.H460]+[.F461]" office:value-type="float" office:value="36740" calcext:value-type="float">
            <text:p>36740</text:p>
          </table:table-cell>
          <table:table-cell table:formula="of:=IF([.G461]-[.D461] &lt; 0; [.G461]; [.G461]-[.D461])" office:value-type="float" office:value="27310" calcext:value-type="float">
            <text:p>27310</text:p>
          </table:table-cell>
          <table:table-cell table:formula="of:=IF([.H461]=[.G4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WEEKDAY([.B462])" office:value-type="float" office:value="7" calcext:value-type="float">
            <text:p>7</text:p>
          </table:table-cell>
          <table:table-cell table:formula="of:=IF([.E461]&lt;&gt;[.E462]; IF(OR([.E462]=7; [.E462]=1); 5000; [.$M$2]); 0)" office:value-type="float" office:value="0" calcext:value-type="float">
            <text:p>0</text:p>
          </table:table-cell>
          <table:table-cell table:formula="of:=[.H461]+[.F462]" office:value-type="float" office:value="27310" calcext:value-type="float">
            <text:p>27310</text:p>
          </table:table-cell>
          <table:table-cell table:formula="of:=IF([.G462]-[.D462] &lt; 0; [.G462]; [.G462]-[.D462])" office:value-type="float" office:value="20810" calcext:value-type="float">
            <text:p>20810</text:p>
          </table:table-cell>
          <table:table-cell table:formula="of:=IF([.H462]=[.G4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formula="of:=WEEKDAY([.B463])" office:value-type="float" office:value="7" calcext:value-type="float">
            <text:p>7</text:p>
          </table:table-cell>
          <table:table-cell table:formula="of:=IF([.E462]&lt;&gt;[.E463]; IF(OR([.E463]=7; [.E463]=1); 5000; [.$M$2]); 0)" office:value-type="float" office:value="0" calcext:value-type="float">
            <text:p>0</text:p>
          </table:table-cell>
          <table:table-cell table:formula="of:=[.H462]+[.F463]" office:value-type="float" office:value="20810" calcext:value-type="float">
            <text:p>20810</text:p>
          </table:table-cell>
          <table:table-cell table:formula="of:=IF([.G463]-[.D463] &lt; 0; [.G463]; [.G463]-[.D463])" office:value-type="float" office:value="14400" calcext:value-type="float">
            <text:p>14400</text:p>
          </table:table-cell>
          <table:table-cell table:formula="of:=IF([.H463]=[.G4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formula="of:=WEEKDAY([.B464])" office:value-type="float" office:value="1" calcext:value-type="float">
            <text:p>1</text:p>
          </table:table-cell>
          <table:table-cell table:formula="of:=IF([.E463]&lt;&gt;[.E464]; IF(OR([.E464]=7; [.E464]=1); 5000; [.$M$2]); 0)" office:value-type="float" office:value="5000" calcext:value-type="float">
            <text:p>5000</text:p>
          </table:table-cell>
          <table:table-cell table:formula="of:=[.H463]+[.F464]" office:value-type="float" office:value="19400" calcext:value-type="float">
            <text:p>19400</text:p>
          </table:table-cell>
          <table:table-cell table:formula="of:=IF([.G464]-[.D464] &lt; 0; [.G464]; [.G464]-[.D464])" office:value-type="float" office:value="14100" calcext:value-type="float">
            <text:p>14100</text:p>
          </table:table-cell>
          <table:table-cell table:formula="of:=IF([.H464]=[.G4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WEEKDAY([.B465])" office:value-type="float" office:value="1" calcext:value-type="float">
            <text:p>1</text:p>
          </table:table-cell>
          <table:table-cell table:formula="of:=IF([.E464]&lt;&gt;[.E465]; IF(OR([.E465]=7; [.E465]=1); 5000; [.$M$2]); 0)" office:value-type="float" office:value="0" calcext:value-type="float">
            <text:p>0</text:p>
          </table:table-cell>
          <table:table-cell table:formula="of:=[.H464]+[.F465]" office:value-type="float" office:value="14100" calcext:value-type="float">
            <text:p>14100</text:p>
          </table:table-cell>
          <table:table-cell table:formula="of:=IF([.G465]-[.D465] &lt; 0; [.G465]; [.G465]-[.D465])" office:value-type="float" office:value="8670" calcext:value-type="float">
            <text:p>8670</text:p>
          </table:table-cell>
          <table:table-cell table:formula="of:=IF([.H465]=[.G4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formula="of:=WEEKDAY([.B466])" office:value-type="float" office:value="1" calcext:value-type="float">
            <text:p>1</text:p>
          </table:table-cell>
          <table:table-cell table:formula="of:=IF([.E465]&lt;&gt;[.E466]; IF(OR([.E466]=7; [.E466]=1); 5000; [.$M$2]); 0)" office:value-type="float" office:value="0" calcext:value-type="float">
            <text:p>0</text:p>
          </table:table-cell>
          <table:table-cell table:formula="of:=[.H465]+[.F466]" office:value-type="float" office:value="8670" calcext:value-type="float">
            <text:p>8670</text:p>
          </table:table-cell>
          <table:table-cell table:formula="of:=IF([.G466]-[.D466] &lt; 0; [.G466]; [.G466]-[.D466])" office:value-type="float" office:value="5010" calcext:value-type="float">
            <text:p>5010</text:p>
          </table:table-cell>
          <table:table-cell table:formula="of:=IF([.H466]=[.G4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WEEKDAY([.B467])" office:value-type="float" office:value="2" calcext:value-type="float">
            <text:p>2</text:p>
          </table:table-cell>
          <table:table-cell table:formula="of:=IF([.E466]&lt;&gt;[.E467]; IF(OR([.E467]=7; [.E467]=1); 5000; [.$M$2]); 0)" office:value-type="float" office:value="13179" calcext:value-type="float">
            <text:p>13179</text:p>
          </table:table-cell>
          <table:table-cell table:formula="of:=[.H466]+[.F467]" office:value-type="float" office:value="18189" calcext:value-type="float">
            <text:p>18189</text:p>
          </table:table-cell>
          <table:table-cell table:formula="of:=IF([.G467]-[.D467] &lt; 0; [.G467]; [.G467]-[.D467])" office:value-type="float" office:value="15189" calcext:value-type="float">
            <text:p>15189</text:p>
          </table:table-cell>
          <table:table-cell table:formula="of:=IF([.H467]=[.G4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formula="of:=WEEKDAY([.B468])" office:value-type="float" office:value="2" calcext:value-type="float">
            <text:p>2</text:p>
          </table:table-cell>
          <table:table-cell table:formula="of:=IF([.E467]&lt;&gt;[.E468]; IF(OR([.E468]=7; [.E468]=1); 5000; [.$M$2]); 0)" office:value-type="float" office:value="0" calcext:value-type="float">
            <text:p>0</text:p>
          </table:table-cell>
          <table:table-cell table:formula="of:=[.H467]+[.F468]" office:value-type="float" office:value="15189" calcext:value-type="float">
            <text:p>15189</text:p>
          </table:table-cell>
          <table:table-cell table:formula="of:=IF([.G468]-[.D468] &lt; 0; [.G468]; [.G468]-[.D468])" office:value-type="float" office:value="9069" calcext:value-type="float">
            <text:p>9069</text:p>
          </table:table-cell>
          <table:table-cell table:formula="of:=IF([.H468]=[.G4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formula="of:=WEEKDAY([.B469])" office:value-type="float" office:value="2" calcext:value-type="float">
            <text:p>2</text:p>
          </table:table-cell>
          <table:table-cell table:formula="of:=IF([.E468]&lt;&gt;[.E469]; IF(OR([.E469]=7; [.E469]=1); 5000; [.$M$2]); 0)" office:value-type="float" office:value="0" calcext:value-type="float">
            <text:p>0</text:p>
          </table:table-cell>
          <table:table-cell table:formula="of:=[.H468]+[.F469]" office:value-type="float" office:value="9069" calcext:value-type="float">
            <text:p>9069</text:p>
          </table:table-cell>
          <table:table-cell table:formula="of:=IF([.G469]-[.D469] &lt; 0; [.G469]; [.G469]-[.D469])" office:value-type="float" office:value="3219" calcext:value-type="float">
            <text:p>3219</text:p>
          </table:table-cell>
          <table:table-cell table:formula="of:=IF([.H469]=[.G4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formula="of:=WEEKDAY([.B470])" office:value-type="float" office:value="3" calcext:value-type="float">
            <text:p>3</text:p>
          </table:table-cell>
          <table:table-cell table:formula="of:=IF([.E469]&lt;&gt;[.E470]; IF(OR([.E470]=7; [.E470]=1); 5000; [.$M$2]); 0)" office:value-type="float" office:value="13179" calcext:value-type="float">
            <text:p>13179</text:p>
          </table:table-cell>
          <table:table-cell table:formula="of:=[.H469]+[.F470]" office:value-type="float" office:value="16398" calcext:value-type="float">
            <text:p>16398</text:p>
          </table:table-cell>
          <table:table-cell table:formula="of:=IF([.G470]-[.D470] &lt; 0; [.G470]; [.G470]-[.D470])" office:value-type="float" office:value="9708" calcext:value-type="float">
            <text:p>9708</text:p>
          </table:table-cell>
          <table:table-cell table:formula="of:=IF([.H470]=[.G4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WEEKDAY([.B471])" office:value-type="float" office:value="3" calcext:value-type="float">
            <text:p>3</text:p>
          </table:table-cell>
          <table:table-cell table:formula="of:=IF([.E470]&lt;&gt;[.E471]; IF(OR([.E471]=7; [.E471]=1); 5000; [.$M$2]); 0)" office:value-type="float" office:value="0" calcext:value-type="float">
            <text:p>0</text:p>
          </table:table-cell>
          <table:table-cell table:formula="of:=[.H470]+[.F471]" office:value-type="float" office:value="9708" calcext:value-type="float">
            <text:p>9708</text:p>
          </table:table-cell>
          <table:table-cell table:formula="of:=IF([.G471]-[.D471] &lt; 0; [.G471]; [.G471]-[.D471])" office:value-type="float" office:value="7198" calcext:value-type="float">
            <text:p>7198</text:p>
          </table:table-cell>
          <table:table-cell table:formula="of:=IF([.H471]=[.G4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08/18/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formula="of:=WEEKDAY([.B472])" office:value-type="float" office:value="4" calcext:value-type="float">
            <text:p>4</text:p>
          </table:table-cell>
          <table:table-cell table:formula="of:=IF([.E471]&lt;&gt;[.E472]; IF(OR([.E472]=7; [.E472]=1); 5000; [.$M$2]); 0)" office:value-type="float" office:value="13179" calcext:value-type="float">
            <text:p>13179</text:p>
          </table:table-cell>
          <table:table-cell table:formula="of:=[.H471]+[.F472]" office:value-type="float" office:value="20377" calcext:value-type="float">
            <text:p>20377</text:p>
          </table:table-cell>
          <table:table-cell table:formula="of:=IF([.G472]-[.D472] &lt; 0; [.G472]; [.G472]-[.D472])" office:value-type="float" office:value="16287" calcext:value-type="float">
            <text:p>16287</text:p>
          </table:table-cell>
          <table:table-cell table:formula="of:=IF([.H472]=[.G4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08/19/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formula="of:=WEEKDAY([.B473])" office:value-type="float" office:value="5" calcext:value-type="float">
            <text:p>5</text:p>
          </table:table-cell>
          <table:table-cell table:formula="of:=IF([.E472]&lt;&gt;[.E473]; IF(OR([.E473]=7; [.E473]=1); 5000; [.$M$2]); 0)" office:value-type="float" office:value="13179" calcext:value-type="float">
            <text:p>13179</text:p>
          </table:table-cell>
          <table:table-cell table:formula="of:=[.H472]+[.F473]" office:value-type="float" office:value="29466" calcext:value-type="float">
            <text:p>29466</text:p>
          </table:table-cell>
          <table:table-cell table:formula="of:=IF([.G473]-[.D473] &lt; 0; [.G473]; [.G473]-[.D473])" office:value-type="float" office:value="24886" calcext:value-type="float">
            <text:p>24886</text:p>
          </table:table-cell>
          <table:table-cell table:formula="of:=IF([.H473]=[.G4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WEEKDAY([.B474])" office:value-type="float" office:value="6" calcext:value-type="float">
            <text:p>6</text:p>
          </table:table-cell>
          <table:table-cell table:formula="of:=IF([.E473]&lt;&gt;[.E474]; IF(OR([.E474]=7; [.E474]=1); 5000; [.$M$2]); 0)" office:value-type="float" office:value="13179" calcext:value-type="float">
            <text:p>13179</text:p>
          </table:table-cell>
          <table:table-cell table:formula="of:=[.H473]+[.F474]" office:value-type="float" office:value="38065" calcext:value-type="float">
            <text:p>38065</text:p>
          </table:table-cell>
          <table:table-cell table:formula="of:=IF([.G474]-[.D474] &lt; 0; [.G474]; [.G474]-[.D474])" office:value-type="float" office:value="31475" calcext:value-type="float">
            <text:p>31475</text:p>
          </table:table-cell>
          <table:table-cell table:formula="of:=IF([.H474]=[.G4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WEEKDAY([.B475])" office:value-type="float" office:value="6" calcext:value-type="float">
            <text:p>6</text:p>
          </table:table-cell>
          <table:table-cell table:formula="of:=IF([.E474]&lt;&gt;[.E475]; IF(OR([.E475]=7; [.E475]=1); 5000; [.$M$2]); 0)" office:value-type="float" office:value="0" calcext:value-type="float">
            <text:p>0</text:p>
          </table:table-cell>
          <table:table-cell table:formula="of:=[.H474]+[.F475]" office:value-type="float" office:value="31475" calcext:value-type="float">
            <text:p>31475</text:p>
          </table:table-cell>
          <table:table-cell table:formula="of:=IF([.G475]-[.D475] &lt; 0; [.G475]; [.G475]-[.D475])" office:value-type="float" office:value="28415" calcext:value-type="float">
            <text:p>28415</text:p>
          </table:table-cell>
          <table:table-cell table:formula="of:=IF([.H475]=[.G4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WEEKDAY([.B476])" office:value-type="float" office:value="6" calcext:value-type="float">
            <text:p>6</text:p>
          </table:table-cell>
          <table:table-cell table:formula="of:=IF([.E475]&lt;&gt;[.E476]; IF(OR([.E476]=7; [.E476]=1); 5000; [.$M$2]); 0)" office:value-type="float" office:value="0" calcext:value-type="float">
            <text:p>0</text:p>
          </table:table-cell>
          <table:table-cell table:formula="of:=[.H475]+[.F476]" office:value-type="float" office:value="28415" calcext:value-type="float">
            <text:p>28415</text:p>
          </table:table-cell>
          <table:table-cell table:formula="of:=IF([.G476]-[.D476] &lt; 0; [.G476]; [.G476]-[.D476])" office:value-type="float" office:value="27195" calcext:value-type="float">
            <text:p>27195</text:p>
          </table:table-cell>
          <table:table-cell table:formula="of:=IF([.H476]=[.G4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formula="of:=WEEKDAY([.B477])" office:value-type="float" office:value="7" calcext:value-type="float">
            <text:p>7</text:p>
          </table:table-cell>
          <table:table-cell table:formula="of:=IF([.E476]&lt;&gt;[.E477]; IF(OR([.E477]=7; [.E477]=1); 5000; [.$M$2]); 0)" office:value-type="float" office:value="5000" calcext:value-type="float">
            <text:p>5000</text:p>
          </table:table-cell>
          <table:table-cell table:formula="of:=[.H476]+[.F477]" office:value-type="float" office:value="32195" calcext:value-type="float">
            <text:p>32195</text:p>
          </table:table-cell>
          <table:table-cell table:formula="of:=IF([.G477]-[.D477] &lt; 0; [.G477]; [.G477]-[.D477])" office:value-type="float" office:value="25605" calcext:value-type="float">
            <text:p>25605</text:p>
          </table:table-cell>
          <table:table-cell table:formula="of:=IF([.H477]=[.G4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WEEKDAY([.B478])" office:value-type="float" office:value="1" calcext:value-type="float">
            <text:p>1</text:p>
          </table:table-cell>
          <table:table-cell table:formula="of:=IF([.E477]&lt;&gt;[.E478]; IF(OR([.E478]=7; [.E478]=1); 5000; [.$M$2]); 0)" office:value-type="float" office:value="5000" calcext:value-type="float">
            <text:p>5000</text:p>
          </table:table-cell>
          <table:table-cell table:formula="of:=[.H477]+[.F478]" office:value-type="float" office:value="30605" calcext:value-type="float">
            <text:p>30605</text:p>
          </table:table-cell>
          <table:table-cell table:formula="of:=IF([.G478]-[.D478] &lt; 0; [.G478]; [.G478]-[.D478])" office:value-type="float" office:value="23605" calcext:value-type="float">
            <text:p>23605</text:p>
          </table:table-cell>
          <table:table-cell table:formula="of:=IF([.H478]=[.G4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WEEKDAY([.B479])" office:value-type="float" office:value="1" calcext:value-type="float">
            <text:p>1</text:p>
          </table:table-cell>
          <table:table-cell table:formula="of:=IF([.E478]&lt;&gt;[.E479]; IF(OR([.E479]=7; [.E479]=1); 5000; [.$M$2]); 0)" office:value-type="float" office:value="0" calcext:value-type="float">
            <text:p>0</text:p>
          </table:table-cell>
          <table:table-cell table:formula="of:=[.H478]+[.F479]" office:value-type="float" office:value="23605" calcext:value-type="float">
            <text:p>23605</text:p>
          </table:table-cell>
          <table:table-cell table:formula="of:=IF([.G479]-[.D479] &lt; 0; [.G479]; [.G479]-[.D479])" office:value-type="float" office:value="19075" calcext:value-type="float">
            <text:p>19075</text:p>
          </table:table-cell>
          <table:table-cell table:formula="of:=IF([.H479]=[.G4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formula="of:=WEEKDAY([.B480])" office:value-type="float" office:value="1" calcext:value-type="float">
            <text:p>1</text:p>
          </table:table-cell>
          <table:table-cell table:formula="of:=IF([.E479]&lt;&gt;[.E480]; IF(OR([.E480]=7; [.E480]=1); 5000; [.$M$2]); 0)" office:value-type="float" office:value="0" calcext:value-type="float">
            <text:p>0</text:p>
          </table:table-cell>
          <table:table-cell table:formula="of:=[.H479]+[.F480]" office:value-type="float" office:value="19075" calcext:value-type="float">
            <text:p>19075</text:p>
          </table:table-cell>
          <table:table-cell table:formula="of:=IF([.G480]-[.D480] &lt; 0; [.G480]; [.G480]-[.D480])" office:value-type="float" office:value="13595" calcext:value-type="float">
            <text:p>13595</text:p>
          </table:table-cell>
          <table:table-cell table:formula="of:=IF([.H480]=[.G4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WEEKDAY([.B481])" office:value-type="float" office:value="2" calcext:value-type="float">
            <text:p>2</text:p>
          </table:table-cell>
          <table:table-cell table:formula="of:=IF([.E480]&lt;&gt;[.E481]; IF(OR([.E481]=7; [.E481]=1); 5000; [.$M$2]); 0)" office:value-type="float" office:value="13179" calcext:value-type="float">
            <text:p>13179</text:p>
          </table:table-cell>
          <table:table-cell table:formula="of:=[.H480]+[.F481]" office:value-type="float" office:value="26774" calcext:value-type="float">
            <text:p>26774</text:p>
          </table:table-cell>
          <table:table-cell table:formula="of:=IF([.G481]-[.D481] &lt; 0; [.G481]; [.G481]-[.D481])" office:value-type="float" office:value="20374" calcext:value-type="float">
            <text:p>20374</text:p>
          </table:table-cell>
          <table:table-cell table:formula="of:=IF([.H481]=[.G4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formula="of:=WEEKDAY([.B482])" office:value-type="float" office:value="2" calcext:value-type="float">
            <text:p>2</text:p>
          </table:table-cell>
          <table:table-cell table:formula="of:=IF([.E481]&lt;&gt;[.E482]; IF(OR([.E482]=7; [.E482]=1); 5000; [.$M$2]); 0)" office:value-type="float" office:value="0" calcext:value-type="float">
            <text:p>0</text:p>
          </table:table-cell>
          <table:table-cell table:formula="of:=[.H481]+[.F482]" office:value-type="float" office:value="20374" calcext:value-type="float">
            <text:p>20374</text:p>
          </table:table-cell>
          <table:table-cell table:formula="of:=IF([.G482]-[.D482] &lt; 0; [.G482]; [.G482]-[.D482])" office:value-type="float" office:value="12504" calcext:value-type="float">
            <text:p>12504</text:p>
          </table:table-cell>
          <table:table-cell table:formula="of:=IF([.H482]=[.G4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formula="of:=WEEKDAY([.B483])" office:value-type="float" office:value="2" calcext:value-type="float">
            <text:p>2</text:p>
          </table:table-cell>
          <table:table-cell table:formula="of:=IF([.E482]&lt;&gt;[.E483]; IF(OR([.E483]=7; [.E483]=1); 5000; [.$M$2]); 0)" office:value-type="float" office:value="0" calcext:value-type="float">
            <text:p>0</text:p>
          </table:table-cell>
          <table:table-cell table:formula="of:=[.H482]+[.F483]" office:value-type="float" office:value="12504" calcext:value-type="float">
            <text:p>12504</text:p>
          </table:table-cell>
          <table:table-cell table:formula="of:=IF([.G483]-[.D483] &lt; 0; [.G483]; [.G483]-[.D483])" office:value-type="float" office:value="5014" calcext:value-type="float">
            <text:p>5014</text:p>
          </table:table-cell>
          <table:table-cell table:formula="of:=IF([.H483]=[.G4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formula="of:=WEEKDAY([.B484])" office:value-type="float" office:value="3" calcext:value-type="float">
            <text:p>3</text:p>
          </table:table-cell>
          <table:table-cell table:formula="of:=IF([.E483]&lt;&gt;[.E484]; IF(OR([.E484]=7; [.E484]=1); 5000; [.$M$2]); 0)" office:value-type="float" office:value="13179" calcext:value-type="float">
            <text:p>13179</text:p>
          </table:table-cell>
          <table:table-cell table:formula="of:=[.H483]+[.F484]" office:value-type="float" office:value="18193" calcext:value-type="float">
            <text:p>18193</text:p>
          </table:table-cell>
          <table:table-cell table:formula="of:=IF([.G484]-[.D484] &lt; 0; [.G484]; [.G484]-[.D484])" office:value-type="float" office:value="11293" calcext:value-type="float">
            <text:p>11293</text:p>
          </table:table-cell>
          <table:table-cell table:formula="of:=IF([.H484]=[.G4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formula="of:=WEEKDAY([.B485])" office:value-type="float" office:value="3" calcext:value-type="float">
            <text:p>3</text:p>
          </table:table-cell>
          <table:table-cell table:formula="of:=IF([.E484]&lt;&gt;[.E485]; IF(OR([.E485]=7; [.E485]=1); 5000; [.$M$2]); 0)" office:value-type="float" office:value="0" calcext:value-type="float">
            <text:p>0</text:p>
          </table:table-cell>
          <table:table-cell table:formula="of:=[.H484]+[.F485]" office:value-type="float" office:value="11293" calcext:value-type="float">
            <text:p>11293</text:p>
          </table:table-cell>
          <table:table-cell table:formula="of:=IF([.G485]-[.D485] &lt; 0; [.G485]; [.G485]-[.D485])" office:value-type="float" office:value="6113" calcext:value-type="float">
            <text:p>6113</text:p>
          </table:table-cell>
          <table:table-cell table:formula="of:=IF([.H485]=[.G4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WEEKDAY([.B486])" office:value-type="float" office:value="3" calcext:value-type="float">
            <text:p>3</text:p>
          </table:table-cell>
          <table:table-cell table:formula="of:=IF([.E485]&lt;&gt;[.E486]; IF(OR([.E486]=7; [.E486]=1); 5000; [.$M$2]); 0)" office:value-type="float" office:value="0" calcext:value-type="float">
            <text:p>0</text:p>
          </table:table-cell>
          <table:table-cell table:formula="of:=[.H485]+[.F486]" office:value-type="float" office:value="6113" calcext:value-type="float">
            <text:p>6113</text:p>
          </table:table-cell>
          <table:table-cell table:formula="of:=IF([.G486]-[.D486] &lt; 0; [.G486]; [.G486]-[.D486])" office:value-type="float" office:value="4243" calcext:value-type="float">
            <text:p>4243</text:p>
          </table:table-cell>
          <table:table-cell table:formula="of:=IF([.H486]=[.G4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formula="of:=WEEKDAY([.B487])" office:value-type="float" office:value="4" calcext:value-type="float">
            <text:p>4</text:p>
          </table:table-cell>
          <table:table-cell table:formula="of:=IF([.E486]&lt;&gt;[.E487]; IF(OR([.E487]=7; [.E487]=1); 5000; [.$M$2]); 0)" office:value-type="float" office:value="13179" calcext:value-type="float">
            <text:p>13179</text:p>
          </table:table-cell>
          <table:table-cell table:formula="of:=[.H486]+[.F487]" office:value-type="float" office:value="17422" calcext:value-type="float">
            <text:p>17422</text:p>
          </table:table-cell>
          <table:table-cell table:formula="of:=IF([.G487]-[.D487] &lt; 0; [.G487]; [.G487]-[.D487])" office:value-type="float" office:value="14902" calcext:value-type="float">
            <text:p>14902</text:p>
          </table:table-cell>
          <table:table-cell table:formula="of:=IF([.H487]=[.G4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formula="of:=WEEKDAY([.B488])" office:value-type="float" office:value="4" calcext:value-type="float">
            <text:p>4</text:p>
          </table:table-cell>
          <table:table-cell table:formula="of:=IF([.E487]&lt;&gt;[.E488]; IF(OR([.E488]=7; [.E488]=1); 5000; [.$M$2]); 0)" office:value-type="float" office:value="0" calcext:value-type="float">
            <text:p>0</text:p>
          </table:table-cell>
          <table:table-cell table:formula="of:=[.H487]+[.F488]" office:value-type="float" office:value="14902" calcext:value-type="float">
            <text:p>14902</text:p>
          </table:table-cell>
          <table:table-cell table:formula="of:=IF([.G488]-[.D488] &lt; 0; [.G488]; [.G488]-[.D488])" office:value-type="float" office:value="8542" calcext:value-type="float">
            <text:p>8542</text:p>
          </table:table-cell>
          <table:table-cell table:formula="of:=IF([.H488]=[.G4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WEEKDAY([.B489])" office:value-type="float" office:value="5" calcext:value-type="float">
            <text:p>5</text:p>
          </table:table-cell>
          <table:table-cell table:formula="of:=IF([.E488]&lt;&gt;[.E489]; IF(OR([.E489]=7; [.E489]=1); 5000; [.$M$2]); 0)" office:value-type="float" office:value="13179" calcext:value-type="float">
            <text:p>13179</text:p>
          </table:table-cell>
          <table:table-cell table:formula="of:=[.H488]+[.F489]" office:value-type="float" office:value="21721" calcext:value-type="float">
            <text:p>21721</text:p>
          </table:table-cell>
          <table:table-cell table:formula="of:=IF([.G489]-[.D489] &lt; 0; [.G489]; [.G489]-[.D489])" office:value-type="float" office:value="12831" calcext:value-type="float">
            <text:p>12831</text:p>
          </table:table-cell>
          <table:table-cell table:formula="of:=IF([.H489]=[.G4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formula="of:=WEEKDAY([.B490])" office:value-type="float" office:value="6" calcext:value-type="float">
            <text:p>6</text:p>
          </table:table-cell>
          <table:table-cell table:formula="of:=IF([.E489]&lt;&gt;[.E490]; IF(OR([.E490]=7; [.E490]=1); 5000; [.$M$2]); 0)" office:value-type="float" office:value="13179" calcext:value-type="float">
            <text:p>13179</text:p>
          </table:table-cell>
          <table:table-cell table:formula="of:=[.H489]+[.F490]" office:value-type="float" office:value="26010" calcext:value-type="float">
            <text:p>26010</text:p>
          </table:table-cell>
          <table:table-cell table:formula="of:=IF([.G490]-[.D490] &lt; 0; [.G490]; [.G490]-[.D490])" office:value-type="float" office:value="24540" calcext:value-type="float">
            <text:p>24540</text:p>
          </table:table-cell>
          <table:table-cell table:formula="of:=IF([.H490]=[.G4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formula="of:=WEEKDAY([.B491])" office:value-type="float" office:value="7" calcext:value-type="float">
            <text:p>7</text:p>
          </table:table-cell>
          <table:table-cell table:formula="of:=IF([.E490]&lt;&gt;[.E491]; IF(OR([.E491]=7; [.E491]=1); 5000; [.$M$2]); 0)" office:value-type="float" office:value="5000" calcext:value-type="float">
            <text:p>5000</text:p>
          </table:table-cell>
          <table:table-cell table:formula="of:=[.H490]+[.F491]" office:value-type="float" office:value="29540" calcext:value-type="float">
            <text:p>29540</text:p>
          </table:table-cell>
          <table:table-cell table:formula="of:=IF([.G491]-[.D491] &lt; 0; [.G491]; [.G491]-[.D491])" office:value-type="float" office:value="26590" calcext:value-type="float">
            <text:p>26590</text:p>
          </table:table-cell>
          <table:table-cell table:formula="of:=IF([.H491]=[.G4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WEEKDAY([.B492])" office:value-type="float" office:value="7" calcext:value-type="float">
            <text:p>7</text:p>
          </table:table-cell>
          <table:table-cell table:formula="of:=IF([.E491]&lt;&gt;[.E492]; IF(OR([.E492]=7; [.E492]=1); 5000; [.$M$2]); 0)" office:value-type="float" office:value="0" calcext:value-type="float">
            <text:p>0</text:p>
          </table:table-cell>
          <table:table-cell table:formula="of:=[.H491]+[.F492]" office:value-type="float" office:value="26590" calcext:value-type="float">
            <text:p>26590</text:p>
          </table:table-cell>
          <table:table-cell table:formula="of:=IF([.G492]-[.D492] &lt; 0; [.G492]; [.G492]-[.D492])" office:value-type="float" office:value="19860" calcext:value-type="float">
            <text:p>19860</text:p>
          </table:table-cell>
          <table:table-cell table:formula="of:=IF([.H492]=[.G4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formula="of:=WEEKDAY([.B493])" office:value-type="float" office:value="1" calcext:value-type="float">
            <text:p>1</text:p>
          </table:table-cell>
          <table:table-cell table:formula="of:=IF([.E492]&lt;&gt;[.E493]; IF(OR([.E493]=7; [.E493]=1); 5000; [.$M$2]); 0)" office:value-type="float" office:value="5000" calcext:value-type="float">
            <text:p>5000</text:p>
          </table:table-cell>
          <table:table-cell table:formula="of:=[.H492]+[.F493]" office:value-type="float" office:value="24860" calcext:value-type="float">
            <text:p>24860</text:p>
          </table:table-cell>
          <table:table-cell table:formula="of:=IF([.G493]-[.D493] &lt; 0; [.G493]; [.G493]-[.D493])" office:value-type="float" office:value="19330" calcext:value-type="float">
            <text:p>19330</text:p>
          </table:table-cell>
          <table:table-cell table:formula="of:=IF([.H493]=[.G4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WEEKDAY([.B494])" office:value-type="float" office:value="1" calcext:value-type="float">
            <text:p>1</text:p>
          </table:table-cell>
          <table:table-cell table:formula="of:=IF([.E493]&lt;&gt;[.E494]; IF(OR([.E494]=7; [.E494]=1); 5000; [.$M$2]); 0)" office:value-type="float" office:value="0" calcext:value-type="float">
            <text:p>0</text:p>
          </table:table-cell>
          <table:table-cell table:formula="of:=[.H493]+[.F494]" office:value-type="float" office:value="19330" calcext:value-type="float">
            <text:p>19330</text:p>
          </table:table-cell>
          <table:table-cell table:formula="of:=IF([.G494]-[.D494] &lt; 0; [.G494]; [.G494]-[.D494])" office:value-type="float" office:value="12730" calcext:value-type="float">
            <text:p>12730</text:p>
          </table:table-cell>
          <table:table-cell table:formula="of:=IF([.H494]=[.G4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formula="of:=WEEKDAY([.B495])" office:value-type="float" office:value="2" calcext:value-type="float">
            <text:p>2</text:p>
          </table:table-cell>
          <table:table-cell table:formula="of:=IF([.E494]&lt;&gt;[.E495]; IF(OR([.E495]=7; [.E495]=1); 5000; [.$M$2]); 0)" office:value-type="float" office:value="13179" calcext:value-type="float">
            <text:p>13179</text:p>
          </table:table-cell>
          <table:table-cell table:formula="of:=[.H494]+[.F495]" office:value-type="float" office:value="25909" calcext:value-type="float">
            <text:p>25909</text:p>
          </table:table-cell>
          <table:table-cell table:formula="of:=IF([.G495]-[.D495] &lt; 0; [.G495]; [.G495]-[.D495])" office:value-type="float" office:value="18169" calcext:value-type="float">
            <text:p>18169</text:p>
          </table:table-cell>
          <table:table-cell table:formula="of:=IF([.H495]=[.G4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formula="of:=WEEKDAY([.B496])" office:value-type="float" office:value="2" calcext:value-type="float">
            <text:p>2</text:p>
          </table:table-cell>
          <table:table-cell table:formula="of:=IF([.E495]&lt;&gt;[.E496]; IF(OR([.E496]=7; [.E496]=1); 5000; [.$M$2]); 0)" office:value-type="float" office:value="0" calcext:value-type="float">
            <text:p>0</text:p>
          </table:table-cell>
          <table:table-cell table:formula="of:=[.H495]+[.F496]" office:value-type="float" office:value="18169" calcext:value-type="float">
            <text:p>18169</text:p>
          </table:table-cell>
          <table:table-cell table:formula="of:=IF([.G496]-[.D496] &lt; 0; [.G496]; [.G496]-[.D496])" office:value-type="float" office:value="14369" calcext:value-type="float">
            <text:p>14369</text:p>
          </table:table-cell>
          <table:table-cell table:formula="of:=IF([.H496]=[.G4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WEEKDAY([.B497])" office:value-type="float" office:value="2" calcext:value-type="float">
            <text:p>2</text:p>
          </table:table-cell>
          <table:table-cell table:formula="of:=IF([.E496]&lt;&gt;[.E497]; IF(OR([.E497]=7; [.E497]=1); 5000; [.$M$2]); 0)" office:value-type="float" office:value="0" calcext:value-type="float">
            <text:p>0</text:p>
          </table:table-cell>
          <table:table-cell table:formula="of:=[.H496]+[.F497]" office:value-type="float" office:value="14369" calcext:value-type="float">
            <text:p>14369</text:p>
          </table:table-cell>
          <table:table-cell table:formula="of:=IF([.G497]-[.D497] &lt; 0; [.G497]; [.G497]-[.D497])" office:value-type="float" office:value="7309" calcext:value-type="float">
            <text:p>7309</text:p>
          </table:table-cell>
          <table:table-cell table:formula="of:=IF([.H497]=[.G4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WEEKDAY([.B498])" office:value-type="float" office:value="3" calcext:value-type="float">
            <text:p>3</text:p>
          </table:table-cell>
          <table:table-cell table:formula="of:=IF([.E497]&lt;&gt;[.E498]; IF(OR([.E498]=7; [.E498]=1); 5000; [.$M$2]); 0)" office:value-type="float" office:value="13179" calcext:value-type="float">
            <text:p>13179</text:p>
          </table:table-cell>
          <table:table-cell table:formula="of:=[.H497]+[.F498]" office:value-type="float" office:value="20488" calcext:value-type="float">
            <text:p>20488</text:p>
          </table:table-cell>
          <table:table-cell table:formula="of:=IF([.G498]-[.D498] &lt; 0; [.G498]; [.G498]-[.D498])" office:value-type="float" office:value="15928" calcext:value-type="float">
            <text:p>15928</text:p>
          </table:table-cell>
          <table:table-cell table:formula="of:=IF([.H498]=[.G4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WEEKDAY([.B499])" office:value-type="float" office:value="4" calcext:value-type="float">
            <text:p>4</text:p>
          </table:table-cell>
          <table:table-cell table:formula="of:=IF([.E498]&lt;&gt;[.E499]; IF(OR([.E499]=7; [.E499]=1); 5000; [.$M$2]); 0)" office:value-type="float" office:value="13179" calcext:value-type="float">
            <text:p>13179</text:p>
          </table:table-cell>
          <table:table-cell table:formula="of:=[.H498]+[.F499]" office:value-type="float" office:value="29107" calcext:value-type="float">
            <text:p>29107</text:p>
          </table:table-cell>
          <table:table-cell table:formula="of:=IF([.G499]-[.D499] &lt; 0; [.G499]; [.G499]-[.D499])" office:value-type="float" office:value="24487" calcext:value-type="float">
            <text:p>24487</text:p>
          </table:table-cell>
          <table:table-cell table:formula="of:=IF([.H499]=[.G4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formula="of:=WEEKDAY([.B500])" office:value-type="float" office:value="4" calcext:value-type="float">
            <text:p>4</text:p>
          </table:table-cell>
          <table:table-cell table:formula="of:=IF([.E499]&lt;&gt;[.E500]; IF(OR([.E500]=7; [.E500]=1); 5000; [.$M$2]); 0)" office:value-type="float" office:value="0" calcext:value-type="float">
            <text:p>0</text:p>
          </table:table-cell>
          <table:table-cell table:formula="of:=[.H499]+[.F500]" office:value-type="float" office:value="24487" calcext:value-type="float">
            <text:p>24487</text:p>
          </table:table-cell>
          <table:table-cell table:formula="of:=IF([.G500]-[.D500] &lt; 0; [.G500]; [.G500]-[.D500])" office:value-type="float" office:value="22957" calcext:value-type="float">
            <text:p>22957</text:p>
          </table:table-cell>
          <table:table-cell table:formula="of:=IF([.H500]=[.G5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WEEKDAY([.B501])" office:value-type="float" office:value="5" calcext:value-type="float">
            <text:p>5</text:p>
          </table:table-cell>
          <table:table-cell table:formula="of:=IF([.E500]&lt;&gt;[.E501]; IF(OR([.E501]=7; [.E501]=1); 5000; [.$M$2]); 0)" office:value-type="float" office:value="13179" calcext:value-type="float">
            <text:p>13179</text:p>
          </table:table-cell>
          <table:table-cell table:formula="of:=[.H500]+[.F501]" office:value-type="float" office:value="36136" calcext:value-type="float">
            <text:p>36136</text:p>
          </table:table-cell>
          <table:table-cell table:formula="of:=IF([.G501]-[.D501] &lt; 0; [.G501]; [.G501]-[.D501])" office:value-type="float" office:value="29216" calcext:value-type="float">
            <text:p>29216</text:p>
          </table:table-cell>
          <table:table-cell table:formula="of:=IF([.H501]=[.G5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formula="of:=WEEKDAY([.B502])" office:value-type="float" office:value="5" calcext:value-type="float">
            <text:p>5</text:p>
          </table:table-cell>
          <table:table-cell table:formula="of:=IF([.E501]&lt;&gt;[.E502]; IF(OR([.E502]=7; [.E502]=1); 5000; [.$M$2]); 0)" office:value-type="float" office:value="0" calcext:value-type="float">
            <text:p>0</text:p>
          </table:table-cell>
          <table:table-cell table:formula="of:=[.H501]+[.F502]" office:value-type="float" office:value="29216" calcext:value-type="float">
            <text:p>29216</text:p>
          </table:table-cell>
          <table:table-cell table:formula="of:=IF([.G502]-[.D502] &lt; 0; [.G502]; [.G502]-[.D502])" office:value-type="float" office:value="25116" calcext:value-type="float">
            <text:p>25116</text:p>
          </table:table-cell>
          <table:table-cell table:formula="of:=IF([.H502]=[.G5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formula="of:=WEEKDAY([.B503])" office:value-type="float" office:value="6" calcext:value-type="float">
            <text:p>6</text:p>
          </table:table-cell>
          <table:table-cell table:formula="of:=IF([.E502]&lt;&gt;[.E503]; IF(OR([.E503]=7; [.E503]=1); 5000; [.$M$2]); 0)" office:value-type="float" office:value="13179" calcext:value-type="float">
            <text:p>13179</text:p>
          </table:table-cell>
          <table:table-cell table:formula="of:=[.H502]+[.F503]" office:value-type="float" office:value="38295" calcext:value-type="float">
            <text:p>38295</text:p>
          </table:table-cell>
          <table:table-cell table:formula="of:=IF([.G503]-[.D503] &lt; 0; [.G503]; [.G503]-[.D503])" office:value-type="float" office:value="35425" calcext:value-type="float">
            <text:p>35425</text:p>
          </table:table-cell>
          <table:table-cell table:formula="of:=IF([.H503]=[.G5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WEEKDAY([.B504])" office:value-type="float" office:value="6" calcext:value-type="float">
            <text:p>6</text:p>
          </table:table-cell>
          <table:table-cell table:formula="of:=IF([.E503]&lt;&gt;[.E504]; IF(OR([.E504]=7; [.E504]=1); 5000; [.$M$2]); 0)" office:value-type="float" office:value="0" calcext:value-type="float">
            <text:p>0</text:p>
          </table:table-cell>
          <table:table-cell table:formula="of:=[.H503]+[.F504]" office:value-type="float" office:value="35425" calcext:value-type="float">
            <text:p>35425</text:p>
          </table:table-cell>
          <table:table-cell table:formula="of:=IF([.G504]-[.D504] &lt; 0; [.G504]; [.G504]-[.D504])" office:value-type="float" office:value="34265" calcext:value-type="float">
            <text:p>34265</text:p>
          </table:table-cell>
          <table:table-cell table:formula="of:=IF([.H504]=[.G5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formula="of:=WEEKDAY([.B505])" office:value-type="float" office:value="6" calcext:value-type="float">
            <text:p>6</text:p>
          </table:table-cell>
          <table:table-cell table:formula="of:=IF([.E504]&lt;&gt;[.E505]; IF(OR([.E505]=7; [.E505]=1); 5000; [.$M$2]); 0)" office:value-type="float" office:value="0" calcext:value-type="float">
            <text:p>0</text:p>
          </table:table-cell>
          <table:table-cell table:formula="of:=[.H504]+[.F505]" office:value-type="float" office:value="34265" calcext:value-type="float">
            <text:p>34265</text:p>
          </table:table-cell>
          <table:table-cell table:formula="of:=IF([.G505]-[.D505] &lt; 0; [.G505]; [.G505]-[.D505])" office:value-type="float" office:value="25805" calcext:value-type="float">
            <text:p>25805</text:p>
          </table:table-cell>
          <table:table-cell table:formula="of:=IF([.H505]=[.G5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09/04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WEEKDAY([.B506])" office:value-type="float" office:value="7" calcext:value-type="float">
            <text:p>7</text:p>
          </table:table-cell>
          <table:table-cell table:formula="of:=IF([.E505]&lt;&gt;[.E506]; IF(OR([.E506]=7; [.E506]=1); 5000; [.$M$2]); 0)" office:value-type="float" office:value="5000" calcext:value-type="float">
            <text:p>5000</text:p>
          </table:table-cell>
          <table:table-cell table:formula="of:=[.H505]+[.F506]" office:value-type="float" office:value="30805" calcext:value-type="float">
            <text:p>30805</text:p>
          </table:table-cell>
          <table:table-cell table:formula="of:=IF([.G506]-[.D506] &lt; 0; [.G506]; [.G506]-[.D506])" office:value-type="float" office:value="23925" calcext:value-type="float">
            <text:p>23925</text:p>
          </table:table-cell>
          <table:table-cell table:formula="of:=IF([.H506]=[.G5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09/05/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formula="of:=WEEKDAY([.B507])" office:value-type="float" office:value="1" calcext:value-type="float">
            <text:p>1</text:p>
          </table:table-cell>
          <table:table-cell table:formula="of:=IF([.E506]&lt;&gt;[.E507]; IF(OR([.E507]=7; [.E507]=1); 5000; [.$M$2]); 0)" office:value-type="float" office:value="5000" calcext:value-type="float">
            <text:p>5000</text:p>
          </table:table-cell>
          <table:table-cell table:formula="of:=[.H506]+[.F507]" office:value-type="float" office:value="28925" calcext:value-type="float">
            <text:p>28925</text:p>
          </table:table-cell>
          <table:table-cell table:formula="of:=IF([.G507]-[.D507] &lt; 0; [.G507]; [.G507]-[.D507])" office:value-type="float" office:value="25315" calcext:value-type="float">
            <text:p>25315</text:p>
          </table:table-cell>
          <table:table-cell table:formula="of:=IF([.H507]=[.G5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09/06/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formula="of:=WEEKDAY([.B508])" office:value-type="float" office:value="2" calcext:value-type="float">
            <text:p>2</text:p>
          </table:table-cell>
          <table:table-cell table:formula="of:=IF([.E507]&lt;&gt;[.E508]; IF(OR([.E508]=7; [.E508]=1); 5000; [.$M$2]); 0)" office:value-type="float" office:value="13179" calcext:value-type="float">
            <text:p>13179</text:p>
          </table:table-cell>
          <table:table-cell table:formula="of:=[.H507]+[.F508]" office:value-type="float" office:value="38494" calcext:value-type="float">
            <text:p>38494</text:p>
          </table:table-cell>
          <table:table-cell table:formula="of:=IF([.G508]-[.D508] &lt; 0; [.G508]; [.G508]-[.D508])" office:value-type="float" office:value="36094" calcext:value-type="float">
            <text:p>36094</text:p>
          </table:table-cell>
          <table:table-cell table:formula="of:=IF([.H508]=[.G5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09/07/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formula="of:=WEEKDAY([.B509])" office:value-type="float" office:value="3" calcext:value-type="float">
            <text:p>3</text:p>
          </table:table-cell>
          <table:table-cell table:formula="of:=IF([.E508]&lt;&gt;[.E509]; IF(OR([.E509]=7; [.E509]=1); 5000; [.$M$2]); 0)" office:value-type="float" office:value="13179" calcext:value-type="float">
            <text:p>13179</text:p>
          </table:table-cell>
          <table:table-cell table:formula="of:=[.H508]+[.F509]" office:value-type="float" office:value="49273" calcext:value-type="float">
            <text:p>49273</text:p>
          </table:table-cell>
          <table:table-cell table:formula="of:=IF([.G509]-[.D509] &lt; 0; [.G509]; [.G509]-[.D509])" office:value-type="float" office:value="46613" calcext:value-type="float">
            <text:p>46613</text:p>
          </table:table-cell>
          <table:table-cell table:formula="of:=IF([.H509]=[.G5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formula="of:=WEEKDAY([.B510])" office:value-type="float" office:value="4" calcext:value-type="float">
            <text:p>4</text:p>
          </table:table-cell>
          <table:table-cell table:formula="of:=IF([.E509]&lt;&gt;[.E510]; IF(OR([.E510]=7; [.E510]=1); 5000; [.$M$2]); 0)" office:value-type="float" office:value="13179" calcext:value-type="float">
            <text:p>13179</text:p>
          </table:table-cell>
          <table:table-cell table:formula="of:=[.H509]+[.F510]" office:value-type="float" office:value="59792" calcext:value-type="float">
            <text:p>59792</text:p>
          </table:table-cell>
          <table:table-cell table:formula="of:=IF([.G510]-[.D510] &lt; 0; [.G510]; [.G510]-[.D510])" office:value-type="float" office:value="50482" calcext:value-type="float">
            <text:p>50482</text:p>
          </table:table-cell>
          <table:table-cell table:formula="of:=IF([.H510]=[.G5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WEEKDAY([.B511])" office:value-type="float" office:value="4" calcext:value-type="float">
            <text:p>4</text:p>
          </table:table-cell>
          <table:table-cell table:formula="of:=IF([.E510]&lt;&gt;[.E511]; IF(OR([.E511]=7; [.E511]=1); 5000; [.$M$2]); 0)" office:value-type="float" office:value="0" calcext:value-type="float">
            <text:p>0</text:p>
          </table:table-cell>
          <table:table-cell table:formula="of:=[.H510]+[.F511]" office:value-type="float" office:value="50482" calcext:value-type="float">
            <text:p>50482</text:p>
          </table:table-cell>
          <table:table-cell table:formula="of:=IF([.G511]-[.D511] &lt; 0; [.G511]; [.G511]-[.D511])" office:value-type="float" office:value="46502" calcext:value-type="float">
            <text:p>46502</text:p>
          </table:table-cell>
          <table:table-cell table:formula="of:=IF([.H511]=[.G5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formula="of:=WEEKDAY([.B512])" office:value-type="float" office:value="5" calcext:value-type="float">
            <text:p>5</text:p>
          </table:table-cell>
          <table:table-cell table:formula="of:=IF([.E511]&lt;&gt;[.E512]; IF(OR([.E512]=7; [.E512]=1); 5000; [.$M$2]); 0)" office:value-type="float" office:value="13179" calcext:value-type="float">
            <text:p>13179</text:p>
          </table:table-cell>
          <table:table-cell table:formula="of:=[.H511]+[.F512]" office:value-type="float" office:value="59681" calcext:value-type="float">
            <text:p>59681</text:p>
          </table:table-cell>
          <table:table-cell table:formula="of:=IF([.G512]-[.D512] &lt; 0; [.G512]; [.G512]-[.D512])" office:value-type="float" office:value="52681" calcext:value-type="float">
            <text:p>52681</text:p>
          </table:table-cell>
          <table:table-cell table:formula="of:=IF([.H512]=[.G5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formula="of:=WEEKDAY([.B513])" office:value-type="float" office:value="5" calcext:value-type="float">
            <text:p>5</text:p>
          </table:table-cell>
          <table:table-cell table:formula="of:=IF([.E512]&lt;&gt;[.E513]; IF(OR([.E513]=7; [.E513]=1); 5000; [.$M$2]); 0)" office:value-type="float" office:value="0" calcext:value-type="float">
            <text:p>0</text:p>
          </table:table-cell>
          <table:table-cell table:formula="of:=[.H512]+[.F513]" office:value-type="float" office:value="52681" calcext:value-type="float">
            <text:p>52681</text:p>
          </table:table-cell>
          <table:table-cell table:formula="of:=IF([.G513]-[.D513] &lt; 0; [.G513]; [.G513]-[.D513])" office:value-type="float" office:value="48021" calcext:value-type="float">
            <text:p>48021</text:p>
          </table:table-cell>
          <table:table-cell table:formula="of:=IF([.H513]=[.G5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WEEKDAY([.B514])" office:value-type="float" office:value="5" calcext:value-type="float">
            <text:p>5</text:p>
          </table:table-cell>
          <table:table-cell table:formula="of:=IF([.E513]&lt;&gt;[.E514]; IF(OR([.E514]=7; [.E514]=1); 5000; [.$M$2]); 0)" office:value-type="float" office:value="0" calcext:value-type="float">
            <text:p>0</text:p>
          </table:table-cell>
          <table:table-cell table:formula="of:=[.H513]+[.F514]" office:value-type="float" office:value="48021" calcext:value-type="float">
            <text:p>48021</text:p>
          </table:table-cell>
          <table:table-cell table:formula="of:=IF([.G514]-[.D514] &lt; 0; [.G514]; [.G514]-[.D514])" office:value-type="float" office:value="41401" calcext:value-type="float">
            <text:p>41401</text:p>
          </table:table-cell>
          <table:table-cell table:formula="of:=IF([.H514]=[.G5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formula="of:=WEEKDAY([.B515])" office:value-type="float" office:value="6" calcext:value-type="float">
            <text:p>6</text:p>
          </table:table-cell>
          <table:table-cell table:formula="of:=IF([.E514]&lt;&gt;[.E515]; IF(OR([.E515]=7; [.E515]=1); 5000; [.$M$2]); 0)" office:value-type="float" office:value="13179" calcext:value-type="float">
            <text:p>13179</text:p>
          </table:table-cell>
          <table:table-cell table:formula="of:=[.H514]+[.F515]" office:value-type="float" office:value="54580" calcext:value-type="float">
            <text:p>54580</text:p>
          </table:table-cell>
          <table:table-cell table:formula="of:=IF([.G515]-[.D515] &lt; 0; [.G515]; [.G515]-[.D515])" office:value-type="float" office:value="52890" calcext:value-type="float">
            <text:p>52890</text:p>
          </table:table-cell>
          <table:table-cell table:formula="of:=IF([.H515]=[.G5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formula="of:=WEEKDAY([.B516])" office:value-type="float" office:value="6" calcext:value-type="float">
            <text:p>6</text:p>
          </table:table-cell>
          <table:table-cell table:formula="of:=IF([.E515]&lt;&gt;[.E516]; IF(OR([.E516]=7; [.E516]=1); 5000; [.$M$2]); 0)" office:value-type="float" office:value="0" calcext:value-type="float">
            <text:p>0</text:p>
          </table:table-cell>
          <table:table-cell table:formula="of:=[.H515]+[.F516]" office:value-type="float" office:value="52890" calcext:value-type="float">
            <text:p>52890</text:p>
          </table:table-cell>
          <table:table-cell table:formula="of:=IF([.G516]-[.D516] &lt; 0; [.G516]; [.G516]-[.D516])" office:value-type="float" office:value="46810" calcext:value-type="float">
            <text:p>46810</text:p>
          </table:table-cell>
          <table:table-cell table:formula="of:=IF([.H516]=[.G5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WEEKDAY([.B517])" office:value-type="float" office:value="7" calcext:value-type="float">
            <text:p>7</text:p>
          </table:table-cell>
          <table:table-cell table:formula="of:=IF([.E516]&lt;&gt;[.E517]; IF(OR([.E517]=7; [.E517]=1); 5000; [.$M$2]); 0)" office:value-type="float" office:value="5000" calcext:value-type="float">
            <text:p>5000</text:p>
          </table:table-cell>
          <table:table-cell table:formula="of:=[.H516]+[.F517]" office:value-type="float" office:value="51810" calcext:value-type="float">
            <text:p>51810</text:p>
          </table:table-cell>
          <table:table-cell table:formula="of:=IF([.G517]-[.D517] &lt; 0; [.G517]; [.G517]-[.D517])" office:value-type="float" office:value="49840" calcext:value-type="float">
            <text:p>49840</text:p>
          </table:table-cell>
          <table:table-cell table:formula="of:=IF([.H517]=[.G5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formula="of:=WEEKDAY([.B518])" office:value-type="float" office:value="7" calcext:value-type="float">
            <text:p>7</text:p>
          </table:table-cell>
          <table:table-cell table:formula="of:=IF([.E517]&lt;&gt;[.E518]; IF(OR([.E518]=7; [.E518]=1); 5000; [.$M$2]); 0)" office:value-type="float" office:value="0" calcext:value-type="float">
            <text:p>0</text:p>
          </table:table-cell>
          <table:table-cell table:formula="of:=[.H517]+[.F518]" office:value-type="float" office:value="49840" calcext:value-type="float">
            <text:p>49840</text:p>
          </table:table-cell>
          <table:table-cell table:formula="of:=IF([.G518]-[.D518] &lt; 0; [.G518]; [.G518]-[.D518])" office:value-type="float" office:value="45520" calcext:value-type="float">
            <text:p>45520</text:p>
          </table:table-cell>
          <table:table-cell table:formula="of:=IF([.H518]=[.G5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formula="of:=WEEKDAY([.B519])" office:value-type="float" office:value="7" calcext:value-type="float">
            <text:p>7</text:p>
          </table:table-cell>
          <table:table-cell table:formula="of:=IF([.E518]&lt;&gt;[.E519]; IF(OR([.E519]=7; [.E519]=1); 5000; [.$M$2]); 0)" office:value-type="float" office:value="0" calcext:value-type="float">
            <text:p>0</text:p>
          </table:table-cell>
          <table:table-cell table:formula="of:=[.H518]+[.F519]" office:value-type="float" office:value="45520" calcext:value-type="float">
            <text:p>45520</text:p>
          </table:table-cell>
          <table:table-cell table:formula="of:=IF([.G519]-[.D519] &lt; 0; [.G519]; [.G519]-[.D519])" office:value-type="float" office:value="42210" calcext:value-type="float">
            <text:p>42210</text:p>
          </table:table-cell>
          <table:table-cell table:formula="of:=IF([.H519]=[.G5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WEEKDAY([.B520])" office:value-type="float" office:value="1" calcext:value-type="float">
            <text:p>1</text:p>
          </table:table-cell>
          <table:table-cell table:formula="of:=IF([.E519]&lt;&gt;[.E520]; IF(OR([.E520]=7; [.E520]=1); 5000; [.$M$2]); 0)" office:value-type="float" office:value="5000" calcext:value-type="float">
            <text:p>5000</text:p>
          </table:table-cell>
          <table:table-cell table:formula="of:=[.H519]+[.F520]" office:value-type="float" office:value="47210" calcext:value-type="float">
            <text:p>47210</text:p>
          </table:table-cell>
          <table:table-cell table:formula="of:=IF([.G520]-[.D520] &lt; 0; [.G520]; [.G520]-[.D520])" office:value-type="float" office:value="43660" calcext:value-type="float">
            <text:p>43660</text:p>
          </table:table-cell>
          <table:table-cell table:formula="of:=IF([.H520]=[.G5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WEEKDAY([.B521])" office:value-type="float" office:value="1" calcext:value-type="float">
            <text:p>1</text:p>
          </table:table-cell>
          <table:table-cell table:formula="of:=IF([.E520]&lt;&gt;[.E521]; IF(OR([.E521]=7; [.E521]=1); 5000; [.$M$2]); 0)" office:value-type="float" office:value="0" calcext:value-type="float">
            <text:p>0</text:p>
          </table:table-cell>
          <table:table-cell table:formula="of:=[.H520]+[.F521]" office:value-type="float" office:value="43660" calcext:value-type="float">
            <text:p>43660</text:p>
          </table:table-cell>
          <table:table-cell table:formula="of:=IF([.G521]-[.D521] &lt; 0; [.G521]; [.G521]-[.D521])" office:value-type="float" office:value="38450" calcext:value-type="float">
            <text:p>38450</text:p>
          </table:table-cell>
          <table:table-cell table:formula="of:=IF([.H521]=[.G5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formula="of:=WEEKDAY([.B522])" office:value-type="float" office:value="1" calcext:value-type="float">
            <text:p>1</text:p>
          </table:table-cell>
          <table:table-cell table:formula="of:=IF([.E521]&lt;&gt;[.E522]; IF(OR([.E522]=7; [.E522]=1); 5000; [.$M$2]); 0)" office:value-type="float" office:value="0" calcext:value-type="float">
            <text:p>0</text:p>
          </table:table-cell>
          <table:table-cell table:formula="of:=[.H521]+[.F522]" office:value-type="float" office:value="38450" calcext:value-type="float">
            <text:p>38450</text:p>
          </table:table-cell>
          <table:table-cell table:formula="of:=IF([.G522]-[.D522] &lt; 0; [.G522]; [.G522]-[.D522])" office:value-type="float" office:value="35460" calcext:value-type="float">
            <text:p>35460</text:p>
          </table:table-cell>
          <table:table-cell table:formula="of:=IF([.H522]=[.G5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formula="of:=WEEKDAY([.B523])" office:value-type="float" office:value="2" calcext:value-type="float">
            <text:p>2</text:p>
          </table:table-cell>
          <table:table-cell table:formula="of:=IF([.E522]&lt;&gt;[.E523]; IF(OR([.E523]=7; [.E523]=1); 5000; [.$M$2]); 0)" office:value-type="float" office:value="13179" calcext:value-type="float">
            <text:p>13179</text:p>
          </table:table-cell>
          <table:table-cell table:formula="of:=[.H522]+[.F523]" office:value-type="float" office:value="48639" calcext:value-type="float">
            <text:p>48639</text:p>
          </table:table-cell>
          <table:table-cell table:formula="of:=IF([.G523]-[.D523] &lt; 0; [.G523]; [.G523]-[.D523])" office:value-type="float" office:value="40749" calcext:value-type="float">
            <text:p>40749</text:p>
          </table:table-cell>
          <table:table-cell table:formula="of:=IF([.H523]=[.G5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formula="of:=WEEKDAY([.B524])" office:value-type="float" office:value="2" calcext:value-type="float">
            <text:p>2</text:p>
          </table:table-cell>
          <table:table-cell table:formula="of:=IF([.E523]&lt;&gt;[.E524]; IF(OR([.E524]=7; [.E524]=1); 5000; [.$M$2]); 0)" office:value-type="float" office:value="0" calcext:value-type="float">
            <text:p>0</text:p>
          </table:table-cell>
          <table:table-cell table:formula="of:=[.H523]+[.F524]" office:value-type="float" office:value="40749" calcext:value-type="float">
            <text:p>40749</text:p>
          </table:table-cell>
          <table:table-cell table:formula="of:=IF([.G524]-[.D524] &lt; 0; [.G524]; [.G524]-[.D524])" office:value-type="float" office:value="37309" calcext:value-type="float">
            <text:p>37309</text:p>
          </table:table-cell>
          <table:table-cell table:formula="of:=IF([.H524]=[.G5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formula="of:=WEEKDAY([.B525])" office:value-type="float" office:value="2" calcext:value-type="float">
            <text:p>2</text:p>
          </table:table-cell>
          <table:table-cell table:formula="of:=IF([.E524]&lt;&gt;[.E525]; IF(OR([.E525]=7; [.E525]=1); 5000; [.$M$2]); 0)" office:value-type="float" office:value="0" calcext:value-type="float">
            <text:p>0</text:p>
          </table:table-cell>
          <table:table-cell table:formula="of:=[.H524]+[.F525]" office:value-type="float" office:value="37309" calcext:value-type="float">
            <text:p>37309</text:p>
          </table:table-cell>
          <table:table-cell table:formula="of:=IF([.G525]-[.D525] &lt; 0; [.G525]; [.G525]-[.D525])" office:value-type="float" office:value="31139" calcext:value-type="float">
            <text:p>31139</text:p>
          </table:table-cell>
          <table:table-cell table:formula="of:=IF([.H525]=[.G5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WEEKDAY([.B526])" office:value-type="float" office:value="3" calcext:value-type="float">
            <text:p>3</text:p>
          </table:table-cell>
          <table:table-cell table:formula="of:=IF([.E525]&lt;&gt;[.E526]; IF(OR([.E526]=7; [.E526]=1); 5000; [.$M$2]); 0)" office:value-type="float" office:value="13179" calcext:value-type="float">
            <text:p>13179</text:p>
          </table:table-cell>
          <table:table-cell table:formula="of:=[.H525]+[.F526]" office:value-type="float" office:value="44318" calcext:value-type="float">
            <text:p>44318</text:p>
          </table:table-cell>
          <table:table-cell table:formula="of:=IF([.G526]-[.D526] &lt; 0; [.G526]; [.G526]-[.D526])" office:value-type="float" office:value="36088" calcext:value-type="float">
            <text:p>36088</text:p>
          </table:table-cell>
          <table:table-cell table:formula="of:=IF([.H526]=[.G5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formula="of:=WEEKDAY([.B527])" office:value-type="float" office:value="4" calcext:value-type="float">
            <text:p>4</text:p>
          </table:table-cell>
          <table:table-cell table:formula="of:=IF([.E526]&lt;&gt;[.E527]; IF(OR([.E527]=7; [.E527]=1); 5000; [.$M$2]); 0)" office:value-type="float" office:value="13179" calcext:value-type="float">
            <text:p>13179</text:p>
          </table:table-cell>
          <table:table-cell table:formula="of:=[.H526]+[.F527]" office:value-type="float" office:value="49267" calcext:value-type="float">
            <text:p>49267</text:p>
          </table:table-cell>
          <table:table-cell table:formula="of:=IF([.G527]-[.D527] &lt; 0; [.G527]; [.G527]-[.D527])" office:value-type="float" office:value="44557" calcext:value-type="float">
            <text:p>44557</text:p>
          </table:table-cell>
          <table:table-cell table:formula="of:=IF([.H527]=[.G5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WEEKDAY([.B528])" office:value-type="float" office:value="4" calcext:value-type="float">
            <text:p>4</text:p>
          </table:table-cell>
          <table:table-cell table:formula="of:=IF([.E527]&lt;&gt;[.E528]; IF(OR([.E528]=7; [.E528]=1); 5000; [.$M$2]); 0)" office:value-type="float" office:value="0" calcext:value-type="float">
            <text:p>0</text:p>
          </table:table-cell>
          <table:table-cell table:formula="of:=[.H527]+[.F528]" office:value-type="float" office:value="44557" calcext:value-type="float">
            <text:p>44557</text:p>
          </table:table-cell>
          <table:table-cell table:formula="of:=IF([.G528]-[.D528] &lt; 0; [.G528]; [.G528]-[.D528])" office:value-type="float" office:value="38687" calcext:value-type="float">
            <text:p>38687</text:p>
          </table:table-cell>
          <table:table-cell table:formula="of:=IF([.H528]=[.G5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formula="of:=WEEKDAY([.B529])" office:value-type="float" office:value="4" calcext:value-type="float">
            <text:p>4</text:p>
          </table:table-cell>
          <table:table-cell table:formula="of:=IF([.E528]&lt;&gt;[.E529]; IF(OR([.E529]=7; [.E529]=1); 5000; [.$M$2]); 0)" office:value-type="float" office:value="0" calcext:value-type="float">
            <text:p>0</text:p>
          </table:table-cell>
          <table:table-cell table:formula="of:=[.H528]+[.F529]" office:value-type="float" office:value="38687" calcext:value-type="float">
            <text:p>38687</text:p>
          </table:table-cell>
          <table:table-cell table:formula="of:=IF([.G529]-[.D529] &lt; 0; [.G529]; [.G529]-[.D529])" office:value-type="float" office:value="34287" calcext:value-type="float">
            <text:p>34287</text:p>
          </table:table-cell>
          <table:table-cell table:formula="of:=IF([.H529]=[.G5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WEEKDAY([.B530])" office:value-type="float" office:value="5" calcext:value-type="float">
            <text:p>5</text:p>
          </table:table-cell>
          <table:table-cell table:formula="of:=IF([.E529]&lt;&gt;[.E530]; IF(OR([.E530]=7; [.E530]=1); 5000; [.$M$2]); 0)" office:value-type="float" office:value="13179" calcext:value-type="float">
            <text:p>13179</text:p>
          </table:table-cell>
          <table:table-cell table:formula="of:=[.H529]+[.F530]" office:value-type="float" office:value="47466" calcext:value-type="float">
            <text:p>47466</text:p>
          </table:table-cell>
          <table:table-cell table:formula="of:=IF([.G530]-[.D530] &lt; 0; [.G530]; [.G530]-[.D530])" office:value-type="float" office:value="37886" calcext:value-type="float">
            <text:p>37886</text:p>
          </table:table-cell>
          <table:table-cell table:formula="of:=IF([.H530]=[.G5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formula="of:=WEEKDAY([.B531])" office:value-type="float" office:value="6" calcext:value-type="float">
            <text:p>6</text:p>
          </table:table-cell>
          <table:table-cell table:formula="of:=IF([.E530]&lt;&gt;[.E531]; IF(OR([.E531]=7; [.E531]=1); 5000; [.$M$2]); 0)" office:value-type="float" office:value="13179" calcext:value-type="float">
            <text:p>13179</text:p>
          </table:table-cell>
          <table:table-cell table:formula="of:=[.H530]+[.F531]" office:value-type="float" office:value="51065" calcext:value-type="float">
            <text:p>51065</text:p>
          </table:table-cell>
          <table:table-cell table:formula="of:=IF([.G531]-[.D531] &lt; 0; [.G531]; [.G531]-[.D531])" office:value-type="float" office:value="44335" calcext:value-type="float">
            <text:p>44335</text:p>
          </table:table-cell>
          <table:table-cell table:formula="of:=IF([.H531]=[.G5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formula="of:=WEEKDAY([.B532])" office:value-type="float" office:value="6" calcext:value-type="float">
            <text:p>6</text:p>
          </table:table-cell>
          <table:table-cell table:formula="of:=IF([.E531]&lt;&gt;[.E532]; IF(OR([.E532]=7; [.E532]=1); 5000; [.$M$2]); 0)" office:value-type="float" office:value="0" calcext:value-type="float">
            <text:p>0</text:p>
          </table:table-cell>
          <table:table-cell table:formula="of:=[.H531]+[.F532]" office:value-type="float" office:value="44335" calcext:value-type="float">
            <text:p>44335</text:p>
          </table:table-cell>
          <table:table-cell table:formula="of:=IF([.G532]-[.D532] &lt; 0; [.G532]; [.G532]-[.D532])" office:value-type="float" office:value="41015" calcext:value-type="float">
            <text:p>41015</text:p>
          </table:table-cell>
          <table:table-cell table:formula="of:=IF([.H532]=[.G5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WEEKDAY([.B533])" office:value-type="float" office:value="6" calcext:value-type="float">
            <text:p>6</text:p>
          </table:table-cell>
          <table:table-cell table:formula="of:=IF([.E532]&lt;&gt;[.E533]; IF(OR([.E533]=7; [.E533]=1); 5000; [.$M$2]); 0)" office:value-type="float" office:value="0" calcext:value-type="float">
            <text:p>0</text:p>
          </table:table-cell>
          <table:table-cell table:formula="of:=[.H532]+[.F533]" office:value-type="float" office:value="41015" calcext:value-type="float">
            <text:p>41015</text:p>
          </table:table-cell>
          <table:table-cell table:formula="of:=IF([.G533]-[.D533] &lt; 0; [.G533]; [.G533]-[.D533])" office:value-type="float" office:value="33435" calcext:value-type="float">
            <text:p>33435</text:p>
          </table:table-cell>
          <table:table-cell table:formula="of:=IF([.H533]=[.G5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WEEKDAY([.B534])" office:value-type="float" office:value="7" calcext:value-type="float">
            <text:p>7</text:p>
          </table:table-cell>
          <table:table-cell table:formula="of:=IF([.E533]&lt;&gt;[.E534]; IF(OR([.E534]=7; [.E534]=1); 5000; [.$M$2]); 0)" office:value-type="float" office:value="5000" calcext:value-type="float">
            <text:p>5000</text:p>
          </table:table-cell>
          <table:table-cell table:formula="of:=[.H533]+[.F534]" office:value-type="float" office:value="38435" calcext:value-type="float">
            <text:p>38435</text:p>
          </table:table-cell>
          <table:table-cell table:formula="of:=IF([.G534]-[.D534] &lt; 0; [.G534]; [.G534]-[.D534])" office:value-type="float" office:value="30785" calcext:value-type="float">
            <text:p>30785</text:p>
          </table:table-cell>
          <table:table-cell table:formula="of:=IF([.H534]=[.G5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formula="of:=WEEKDAY([.B535])" office:value-type="float" office:value="7" calcext:value-type="float">
            <text:p>7</text:p>
          </table:table-cell>
          <table:table-cell table:formula="of:=IF([.E534]&lt;&gt;[.E535]; IF(OR([.E535]=7; [.E535]=1); 5000; [.$M$2]); 0)" office:value-type="float" office:value="0" calcext:value-type="float">
            <text:p>0</text:p>
          </table:table-cell>
          <table:table-cell table:formula="of:=[.H534]+[.F535]" office:value-type="float" office:value="30785" calcext:value-type="float">
            <text:p>30785</text:p>
          </table:table-cell>
          <table:table-cell table:formula="of:=IF([.G535]-[.D535] &lt; 0; [.G535]; [.G535]-[.D535])" office:value-type="float" office:value="28145" calcext:value-type="float">
            <text:p>28145</text:p>
          </table:table-cell>
          <table:table-cell table:formula="of:=IF([.H535]=[.G5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formula="of:=WEEKDAY([.B536])" office:value-type="float" office:value="1" calcext:value-type="float">
            <text:p>1</text:p>
          </table:table-cell>
          <table:table-cell table:formula="of:=IF([.E535]&lt;&gt;[.E536]; IF(OR([.E536]=7; [.E536]=1); 5000; [.$M$2]); 0)" office:value-type="float" office:value="5000" calcext:value-type="float">
            <text:p>5000</text:p>
          </table:table-cell>
          <table:table-cell table:formula="of:=[.H535]+[.F536]" office:value-type="float" office:value="33145" calcext:value-type="float">
            <text:p>33145</text:p>
          </table:table-cell>
          <table:table-cell table:formula="of:=IF([.G536]-[.D536] &lt; 0; [.G536]; [.G536]-[.D536])" office:value-type="float" office:value="23395" calcext:value-type="float">
            <text:p>23395</text:p>
          </table:table-cell>
          <table:table-cell table:formula="of:=IF([.H536]=[.G5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formula="of:=WEEKDAY([.B537])" office:value-type="float" office:value="1" calcext:value-type="float">
            <text:p>1</text:p>
          </table:table-cell>
          <table:table-cell table:formula="of:=IF([.E536]&lt;&gt;[.E537]; IF(OR([.E537]=7; [.E537]=1); 5000; [.$M$2]); 0)" office:value-type="float" office:value="0" calcext:value-type="float">
            <text:p>0</text:p>
          </table:table-cell>
          <table:table-cell table:formula="of:=[.H536]+[.F537]" office:value-type="float" office:value="23395" calcext:value-type="float">
            <text:p>23395</text:p>
          </table:table-cell>
          <table:table-cell table:formula="of:=IF([.G537]-[.D537] &lt; 0; [.G537]; [.G537]-[.D537])" office:value-type="float" office:value="13535" calcext:value-type="float">
            <text:p>13535</text:p>
          </table:table-cell>
          <table:table-cell table:formula="of:=IF([.H537]=[.G5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formula="of:=WEEKDAY([.B538])" office:value-type="float" office:value="1" calcext:value-type="float">
            <text:p>1</text:p>
          </table:table-cell>
          <table:table-cell table:formula="of:=IF([.E537]&lt;&gt;[.E538]; IF(OR([.E538]=7; [.E538]=1); 5000; [.$M$2]); 0)" office:value-type="float" office:value="0" calcext:value-type="float">
            <text:p>0</text:p>
          </table:table-cell>
          <table:table-cell table:formula="of:=[.H537]+[.F538]" office:value-type="float" office:value="13535" calcext:value-type="float">
            <text:p>13535</text:p>
          </table:table-cell>
          <table:table-cell table:formula="of:=IF([.G538]-[.D538] &lt; 0; [.G538]; [.G538]-[.D538])" office:value-type="float" office:value="5375" calcext:value-type="float">
            <text:p>5375</text:p>
          </table:table-cell>
          <table:table-cell table:formula="of:=IF([.H538]=[.G5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WEEKDAY([.B539])" office:value-type="float" office:value="2" calcext:value-type="float">
            <text:p>2</text:p>
          </table:table-cell>
          <table:table-cell table:formula="of:=IF([.E538]&lt;&gt;[.E539]; IF(OR([.E539]=7; [.E539]=1); 5000; [.$M$2]); 0)" office:value-type="float" office:value="13179" calcext:value-type="float">
            <text:p>13179</text:p>
          </table:table-cell>
          <table:table-cell table:formula="of:=[.H538]+[.F539]" office:value-type="float" office:value="18554" calcext:value-type="float">
            <text:p>18554</text:p>
          </table:table-cell>
          <table:table-cell table:formula="of:=IF([.G539]-[.D539] &lt; 0; [.G539]; [.G539]-[.D539])" office:value-type="float" office:value="12274" calcext:value-type="float">
            <text:p>12274</text:p>
          </table:table-cell>
          <table:table-cell table:formula="of:=IF([.H539]=[.G5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formula="of:=WEEKDAY([.B540])" office:value-type="float" office:value="2" calcext:value-type="float">
            <text:p>2</text:p>
          </table:table-cell>
          <table:table-cell table:formula="of:=IF([.E539]&lt;&gt;[.E540]; IF(OR([.E540]=7; [.E540]=1); 5000; [.$M$2]); 0)" office:value-type="float" office:value="0" calcext:value-type="float">
            <text:p>0</text:p>
          </table:table-cell>
          <table:table-cell table:formula="of:=[.H539]+[.F540]" office:value-type="float" office:value="12274" calcext:value-type="float">
            <text:p>12274</text:p>
          </table:table-cell>
          <table:table-cell table:formula="of:=IF([.G540]-[.D540] &lt; 0; [.G540]; [.G540]-[.D540])" office:value-type="float" office:value="5784" calcext:value-type="float">
            <text:p>5784</text:p>
          </table:table-cell>
          <table:table-cell table:formula="of:=IF([.H540]=[.G5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WEEKDAY([.B541])" office:value-type="float" office:value="3" calcext:value-type="float">
            <text:p>3</text:p>
          </table:table-cell>
          <table:table-cell table:formula="of:=IF([.E540]&lt;&gt;[.E541]; IF(OR([.E541]=7; [.E541]=1); 5000; [.$M$2]); 0)" office:value-type="float" office:value="13179" calcext:value-type="float">
            <text:p>13179</text:p>
          </table:table-cell>
          <table:table-cell table:formula="of:=[.H540]+[.F541]" office:value-type="float" office:value="18963" calcext:value-type="float">
            <text:p>18963</text:p>
          </table:table-cell>
          <table:table-cell table:formula="of:=IF([.G541]-[.D541] &lt; 0; [.G541]; [.G541]-[.D541])" office:value-type="float" office:value="14853" calcext:value-type="float">
            <text:p>14853</text:p>
          </table:table-cell>
          <table:table-cell table:formula="of:=IF([.H541]=[.G5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formula="of:=WEEKDAY([.B542])" office:value-type="float" office:value="3" calcext:value-type="float">
            <text:p>3</text:p>
          </table:table-cell>
          <table:table-cell table:formula="of:=IF([.E541]&lt;&gt;[.E542]; IF(OR([.E542]=7; [.E542]=1); 5000; [.$M$2]); 0)" office:value-type="float" office:value="0" calcext:value-type="float">
            <text:p>0</text:p>
          </table:table-cell>
          <table:table-cell table:formula="of:=[.H541]+[.F542]" office:value-type="float" office:value="14853" calcext:value-type="float">
            <text:p>14853</text:p>
          </table:table-cell>
          <table:table-cell table:formula="of:=IF([.G542]-[.D542] &lt; 0; [.G542]; [.G542]-[.D542])" office:value-type="float" office:value="11713" calcext:value-type="float">
            <text:p>11713</text:p>
          </table:table-cell>
          <table:table-cell table:formula="of:=IF([.H542]=[.G5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WEEKDAY([.B543])" office:value-type="float" office:value="4" calcext:value-type="float">
            <text:p>4</text:p>
          </table:table-cell>
          <table:table-cell table:formula="of:=IF([.E542]&lt;&gt;[.E543]; IF(OR([.E543]=7; [.E543]=1); 5000; [.$M$2]); 0)" office:value-type="float" office:value="13179" calcext:value-type="float">
            <text:p>13179</text:p>
          </table:table-cell>
          <table:table-cell table:formula="of:=[.H542]+[.F543]" office:value-type="float" office:value="24892" calcext:value-type="float">
            <text:p>24892</text:p>
          </table:table-cell>
          <table:table-cell table:formula="of:=IF([.G543]-[.D543] &lt; 0; [.G543]; [.G543]-[.D543])" office:value-type="float" office:value="21342" calcext:value-type="float">
            <text:p>21342</text:p>
          </table:table-cell>
          <table:table-cell table:formula="of:=IF([.H543]=[.G5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WEEKDAY([.B544])" office:value-type="float" office:value="4" calcext:value-type="float">
            <text:p>4</text:p>
          </table:table-cell>
          <table:table-cell table:formula="of:=IF([.E543]&lt;&gt;[.E544]; IF(OR([.E544]=7; [.E544]=1); 5000; [.$M$2]); 0)" office:value-type="float" office:value="0" calcext:value-type="float">
            <text:p>0</text:p>
          </table:table-cell>
          <table:table-cell table:formula="of:=[.H543]+[.F544]" office:value-type="float" office:value="21342" calcext:value-type="float">
            <text:p>21342</text:p>
          </table:table-cell>
          <table:table-cell table:formula="of:=IF([.G544]-[.D544] &lt; 0; [.G544]; [.G544]-[.D544])" office:value-type="float" office:value="20062" calcext:value-type="float">
            <text:p>20062</text:p>
          </table:table-cell>
          <table:table-cell table:formula="of:=IF([.H544]=[.G5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09/23/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formula="of:=WEEKDAY([.B545])" office:value-type="float" office:value="5" calcext:value-type="float">
            <text:p>5</text:p>
          </table:table-cell>
          <table:table-cell table:formula="of:=IF([.E544]&lt;&gt;[.E545]; IF(OR([.E545]=7; [.E545]=1); 5000; [.$M$2]); 0)" office:value-type="float" office:value="13179" calcext:value-type="float">
            <text:p>13179</text:p>
          </table:table-cell>
          <table:table-cell table:formula="of:=[.H544]+[.F545]" office:value-type="float" office:value="33241" calcext:value-type="float">
            <text:p>33241</text:p>
          </table:table-cell>
          <table:table-cell table:formula="of:=IF([.G545]-[.D545] &lt; 0; [.G545]; [.G545]-[.D545])" office:value-type="float" office:value="24881" calcext:value-type="float">
            <text:p>24881</text:p>
          </table:table-cell>
          <table:table-cell table:formula="of:=IF([.H545]=[.G5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formula="of:=WEEKDAY([.B546])" office:value-type="float" office:value="6" calcext:value-type="float">
            <text:p>6</text:p>
          </table:table-cell>
          <table:table-cell table:formula="of:=IF([.E545]&lt;&gt;[.E546]; IF(OR([.E546]=7; [.E546]=1); 5000; [.$M$2]); 0)" office:value-type="float" office:value="13179" calcext:value-type="float">
            <text:p>13179</text:p>
          </table:table-cell>
          <table:table-cell table:formula="of:=[.H545]+[.F546]" office:value-type="float" office:value="38060" calcext:value-type="float">
            <text:p>38060</text:p>
          </table:table-cell>
          <table:table-cell table:formula="of:=IF([.G546]-[.D546] &lt; 0; [.G546]; [.G546]-[.D546])" office:value-type="float" office:value="35130" calcext:value-type="float">
            <text:p>35130</text:p>
          </table:table-cell>
          <table:table-cell table:formula="of:=IF([.H546]=[.G5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formula="of:=WEEKDAY([.B547])" office:value-type="float" office:value="6" calcext:value-type="float">
            <text:p>6</text:p>
          </table:table-cell>
          <table:table-cell table:formula="of:=IF([.E546]&lt;&gt;[.E547]; IF(OR([.E547]=7; [.E547]=1); 5000; [.$M$2]); 0)" office:value-type="float" office:value="0" calcext:value-type="float">
            <text:p>0</text:p>
          </table:table-cell>
          <table:table-cell table:formula="of:=[.H546]+[.F547]" office:value-type="float" office:value="35130" calcext:value-type="float">
            <text:p>35130</text:p>
          </table:table-cell>
          <table:table-cell table:formula="of:=IF([.G547]-[.D547] &lt; 0; [.G547]; [.G547]-[.D547])" office:value-type="float" office:value="25210" calcext:value-type="float">
            <text:p>25210</text:p>
          </table:table-cell>
          <table:table-cell table:formula="of:=IF([.H547]=[.G5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09/25/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formula="of:=WEEKDAY([.B548])" office:value-type="float" office:value="7" calcext:value-type="float">
            <text:p>7</text:p>
          </table:table-cell>
          <table:table-cell table:formula="of:=IF([.E547]&lt;&gt;[.E548]; IF(OR([.E548]=7; [.E548]=1); 5000; [.$M$2]); 0)" office:value-type="float" office:value="5000" calcext:value-type="float">
            <text:p>5000</text:p>
          </table:table-cell>
          <table:table-cell table:formula="of:=[.H547]+[.F548]" office:value-type="float" office:value="30210" calcext:value-type="float">
            <text:p>30210</text:p>
          </table:table-cell>
          <table:table-cell table:formula="of:=IF([.G548]-[.D548] &lt; 0; [.G548]; [.G548]-[.D548])" office:value-type="float" office:value="27070" calcext:value-type="float">
            <text:p>27070</text:p>
          </table:table-cell>
          <table:table-cell table:formula="of:=IF([.H548]=[.G5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WEEKDAY([.B549])" office:value-type="float" office:value="1" calcext:value-type="float">
            <text:p>1</text:p>
          </table:table-cell>
          <table:table-cell table:formula="of:=IF([.E548]&lt;&gt;[.E549]; IF(OR([.E549]=7; [.E549]=1); 5000; [.$M$2]); 0)" office:value-type="float" office:value="5000" calcext:value-type="float">
            <text:p>5000</text:p>
          </table:table-cell>
          <table:table-cell table:formula="of:=[.H548]+[.F549]" office:value-type="float" office:value="32070" calcext:value-type="float">
            <text:p>32070</text:p>
          </table:table-cell>
          <table:table-cell table:formula="of:=IF([.G549]-[.D549] &lt; 0; [.G549]; [.G549]-[.D549])" office:value-type="float" office:value="31060" calcext:value-type="float">
            <text:p>31060</text:p>
          </table:table-cell>
          <table:table-cell table:formula="of:=IF([.H549]=[.G5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formula="of:=WEEKDAY([.B550])" office:value-type="float" office:value="2" calcext:value-type="float">
            <text:p>2</text:p>
          </table:table-cell>
          <table:table-cell table:formula="of:=IF([.E549]&lt;&gt;[.E550]; IF(OR([.E550]=7; [.E550]=1); 5000; [.$M$2]); 0)" office:value-type="float" office:value="13179" calcext:value-type="float">
            <text:p>13179</text:p>
          </table:table-cell>
          <table:table-cell table:formula="of:=[.H549]+[.F550]" office:value-type="float" office:value="44239" calcext:value-type="float">
            <text:p>44239</text:p>
          </table:table-cell>
          <table:table-cell table:formula="of:=IF([.G550]-[.D550] &lt; 0; [.G550]; [.G550]-[.D550])" office:value-type="float" office:value="35029" calcext:value-type="float">
            <text:p>35029</text:p>
          </table:table-cell>
          <table:table-cell table:formula="of:=IF([.H550]=[.G5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formula="of:=WEEKDAY([.B551])" office:value-type="float" office:value="2" calcext:value-type="float">
            <text:p>2</text:p>
          </table:table-cell>
          <table:table-cell table:formula="of:=IF([.E550]&lt;&gt;[.E551]; IF(OR([.E551]=7; [.E551]=1); 5000; [.$M$2]); 0)" office:value-type="float" office:value="0" calcext:value-type="float">
            <text:p>0</text:p>
          </table:table-cell>
          <table:table-cell table:formula="of:=[.H550]+[.F551]" office:value-type="float" office:value="35029" calcext:value-type="float">
            <text:p>35029</text:p>
          </table:table-cell>
          <table:table-cell table:formula="of:=IF([.G551]-[.D551] &lt; 0; [.G551]; [.G551]-[.D551])" office:value-type="float" office:value="33149" calcext:value-type="float">
            <text:p>33149</text:p>
          </table:table-cell>
          <table:table-cell table:formula="of:=IF([.H551]=[.G5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formula="of:=WEEKDAY([.B552])" office:value-type="float" office:value="3" calcext:value-type="float">
            <text:p>3</text:p>
          </table:table-cell>
          <table:table-cell table:formula="of:=IF([.E551]&lt;&gt;[.E552]; IF(OR([.E552]=7; [.E552]=1); 5000; [.$M$2]); 0)" office:value-type="float" office:value="13179" calcext:value-type="float">
            <text:p>13179</text:p>
          </table:table-cell>
          <table:table-cell table:formula="of:=[.H551]+[.F552]" office:value-type="float" office:value="46328" calcext:value-type="float">
            <text:p>46328</text:p>
          </table:table-cell>
          <table:table-cell table:formula="of:=IF([.G552]-[.D552] &lt; 0; [.G552]; [.G552]-[.D552])" office:value-type="float" office:value="41248" calcext:value-type="float">
            <text:p>41248</text:p>
          </table:table-cell>
          <table:table-cell table:formula="of:=IF([.H552]=[.G5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formula="of:=WEEKDAY([.B553])" office:value-type="float" office:value="3" calcext:value-type="float">
            <text:p>3</text:p>
          </table:table-cell>
          <table:table-cell table:formula="of:=IF([.E552]&lt;&gt;[.E553]; IF(OR([.E553]=7; [.E553]=1); 5000; [.$M$2]); 0)" office:value-type="float" office:value="0" calcext:value-type="float">
            <text:p>0</text:p>
          </table:table-cell>
          <table:table-cell table:formula="of:=[.H552]+[.F553]" office:value-type="float" office:value="41248" calcext:value-type="float">
            <text:p>41248</text:p>
          </table:table-cell>
          <table:table-cell table:formula="of:=IF([.G553]-[.D553] &lt; 0; [.G553]; [.G553]-[.D553])" office:value-type="float" office:value="34708" calcext:value-type="float">
            <text:p>34708</text:p>
          </table:table-cell>
          <table:table-cell table:formula="of:=IF([.H553]=[.G5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09/29/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formula="of:=WEEKDAY([.B554])" office:value-type="float" office:value="4" calcext:value-type="float">
            <text:p>4</text:p>
          </table:table-cell>
          <table:table-cell table:formula="of:=IF([.E553]&lt;&gt;[.E554]; IF(OR([.E554]=7; [.E554]=1); 5000; [.$M$2]); 0)" office:value-type="float" office:value="13179" calcext:value-type="float">
            <text:p>13179</text:p>
          </table:table-cell>
          <table:table-cell table:formula="of:=[.H553]+[.F554]" office:value-type="float" office:value="47887" calcext:value-type="float">
            <text:p>47887</text:p>
          </table:table-cell>
          <table:table-cell table:formula="of:=IF([.G554]-[.D554] &lt; 0; [.G554]; [.G554]-[.D554])" office:value-type="float" office:value="44637" calcext:value-type="float">
            <text:p>44637</text:p>
          </table:table-cell>
          <table:table-cell table:formula="of:=IF([.H554]=[.G5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WEEKDAY([.B555])" office:value-type="float" office:value="5" calcext:value-type="float">
            <text:p>5</text:p>
          </table:table-cell>
          <table:table-cell table:formula="of:=IF([.E554]&lt;&gt;[.E555]; IF(OR([.E555]=7; [.E555]=1); 5000; [.$M$2]); 0)" office:value-type="float" office:value="13179" calcext:value-type="float">
            <text:p>13179</text:p>
          </table:table-cell>
          <table:table-cell table:formula="of:=[.H554]+[.F555]" office:value-type="float" office:value="57816" calcext:value-type="float">
            <text:p>57816</text:p>
          </table:table-cell>
          <table:table-cell table:formula="of:=IF([.G555]-[.D555] &lt; 0; [.G555]; [.G555]-[.D555])" office:value-type="float" office:value="52736" calcext:value-type="float">
            <text:p>52736</text:p>
          </table:table-cell>
          <table:table-cell table:formula="of:=IF([.H555]=[.G5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formula="of:=WEEKDAY([.B556])" office:value-type="float" office:value="5" calcext:value-type="float">
            <text:p>5</text:p>
          </table:table-cell>
          <table:table-cell table:formula="of:=IF([.E555]&lt;&gt;[.E556]; IF(OR([.E556]=7; [.E556]=1); 5000; [.$M$2]); 0)" office:value-type="float" office:value="0" calcext:value-type="float">
            <text:p>0</text:p>
          </table:table-cell>
          <table:table-cell table:formula="of:=[.H555]+[.F556]" office:value-type="float" office:value="52736" calcext:value-type="float">
            <text:p>52736</text:p>
          </table:table-cell>
          <table:table-cell table:formula="of:=IF([.G556]-[.D556] &lt; 0; [.G556]; [.G556]-[.D556])" office:value-type="float" office:value="45076" calcext:value-type="float">
            <text:p>45076</text:p>
          </table:table-cell>
          <table:table-cell table:formula="of:=IF([.H556]=[.G5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WEEKDAY([.B557])" office:value-type="float" office:value="6" calcext:value-type="float">
            <text:p>6</text:p>
          </table:table-cell>
          <table:table-cell table:formula="of:=IF([.E556]&lt;&gt;[.E557]; IF(OR([.E557]=7; [.E557]=1); 5000; [.$M$2]); 0)" office:value-type="float" office:value="13179" calcext:value-type="float">
            <text:p>13179</text:p>
          </table:table-cell>
          <table:table-cell table:formula="of:=[.H556]+[.F557]" office:value-type="float" office:value="58255" calcext:value-type="float">
            <text:p>58255</text:p>
          </table:table-cell>
          <table:table-cell table:formula="of:=IF([.G557]-[.D557] &lt; 0; [.G557]; [.G557]-[.D557])" office:value-type="float" office:value="50415" calcext:value-type="float">
            <text:p>50415</text:p>
          </table:table-cell>
          <table:table-cell table:formula="of:=IF([.H557]=[.G5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formula="of:=WEEKDAY([.B558])" office:value-type="float" office:value="6" calcext:value-type="float">
            <text:p>6</text:p>
          </table:table-cell>
          <table:table-cell table:formula="of:=IF([.E557]&lt;&gt;[.E558]; IF(OR([.E558]=7; [.E558]=1); 5000; [.$M$2]); 0)" office:value-type="float" office:value="0" calcext:value-type="float">
            <text:p>0</text:p>
          </table:table-cell>
          <table:table-cell table:formula="of:=[.H557]+[.F558]" office:value-type="float" office:value="50415" calcext:value-type="float">
            <text:p>50415</text:p>
          </table:table-cell>
          <table:table-cell table:formula="of:=IF([.G558]-[.D558] &lt; 0; [.G558]; [.G558]-[.D558])" office:value-type="float" office:value="48355" calcext:value-type="float">
            <text:p>48355</text:p>
          </table:table-cell>
          <table:table-cell table:formula="of:=IF([.H558]=[.G5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10/02/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formula="of:=WEEKDAY([.B559])" office:value-type="float" office:value="7" calcext:value-type="float">
            <text:p>7</text:p>
          </table:table-cell>
          <table:table-cell table:formula="of:=IF([.E558]&lt;&gt;[.E559]; IF(OR([.E559]=7; [.E559]=1); 5000; [.$M$2]); 0)" office:value-type="float" office:value="5000" calcext:value-type="float">
            <text:p>5000</text:p>
          </table:table-cell>
          <table:table-cell table:formula="of:=[.H558]+[.F559]" office:value-type="float" office:value="53355" calcext:value-type="float">
            <text:p>53355</text:p>
          </table:table-cell>
          <table:table-cell table:formula="of:=IF([.G559]-[.D559] &lt; 0; [.G559]; [.G559]-[.D559])" office:value-type="float" office:value="52345" calcext:value-type="float">
            <text:p>52345</text:p>
          </table:table-cell>
          <table:table-cell table:formula="of:=IF([.H559]=[.G5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formula="of:=WEEKDAY([.B560])" office:value-type="float" office:value="1" calcext:value-type="float">
            <text:p>1</text:p>
          </table:table-cell>
          <table:table-cell table:formula="of:=IF([.E559]&lt;&gt;[.E560]; IF(OR([.E560]=7; [.E560]=1); 5000; [.$M$2]); 0)" office:value-type="float" office:value="5000" calcext:value-type="float">
            <text:p>5000</text:p>
          </table:table-cell>
          <table:table-cell table:formula="of:=[.H559]+[.F560]" office:value-type="float" office:value="57345" calcext:value-type="float">
            <text:p>57345</text:p>
          </table:table-cell>
          <table:table-cell table:formula="of:=IF([.G560]-[.D560] &lt; 0; [.G560]; [.G560]-[.D560])" office:value-type="float" office:value="49805" calcext:value-type="float">
            <text:p>49805</text:p>
          </table:table-cell>
          <table:table-cell table:formula="of:=IF([.H560]=[.G5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formula="of:=WEEKDAY([.B561])" office:value-type="float" office:value="1" calcext:value-type="float">
            <text:p>1</text:p>
          </table:table-cell>
          <table:table-cell table:formula="of:=IF([.E560]&lt;&gt;[.E561]; IF(OR([.E561]=7; [.E561]=1); 5000; [.$M$2]); 0)" office:value-type="float" office:value="0" calcext:value-type="float">
            <text:p>0</text:p>
          </table:table-cell>
          <table:table-cell table:formula="of:=[.H560]+[.F561]" office:value-type="float" office:value="49805" calcext:value-type="float">
            <text:p>49805</text:p>
          </table:table-cell>
          <table:table-cell table:formula="of:=IF([.G561]-[.D561] &lt; 0; [.G561]; [.G561]-[.D561])" office:value-type="float" office:value="43455" calcext:value-type="float">
            <text:p>43455</text:p>
          </table:table-cell>
          <table:table-cell table:formula="of:=IF([.H561]=[.G5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WEEKDAY([.B562])" office:value-type="float" office:value="1" calcext:value-type="float">
            <text:p>1</text:p>
          </table:table-cell>
          <table:table-cell table:formula="of:=IF([.E561]&lt;&gt;[.E562]; IF(OR([.E562]=7; [.E562]=1); 5000; [.$M$2]); 0)" office:value-type="float" office:value="0" calcext:value-type="float">
            <text:p>0</text:p>
          </table:table-cell>
          <table:table-cell table:formula="of:=[.H561]+[.F562]" office:value-type="float" office:value="43455" calcext:value-type="float">
            <text:p>43455</text:p>
          </table:table-cell>
          <table:table-cell table:formula="of:=IF([.G562]-[.D562] &lt; 0; [.G562]; [.G562]-[.D562])" office:value-type="float" office:value="34295" calcext:value-type="float">
            <text:p>34295</text:p>
          </table:table-cell>
          <table:table-cell table:formula="of:=IF([.H562]=[.G5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formula="of:=WEEKDAY([.B563])" office:value-type="float" office:value="2" calcext:value-type="float">
            <text:p>2</text:p>
          </table:table-cell>
          <table:table-cell table:formula="of:=IF([.E562]&lt;&gt;[.E563]; IF(OR([.E563]=7; [.E563]=1); 5000; [.$M$2]); 0)" office:value-type="float" office:value="13179" calcext:value-type="float">
            <text:p>13179</text:p>
          </table:table-cell>
          <table:table-cell table:formula="of:=[.H562]+[.F563]" office:value-type="float" office:value="47474" calcext:value-type="float">
            <text:p>47474</text:p>
          </table:table-cell>
          <table:table-cell table:formula="of:=IF([.G563]-[.D563] &lt; 0; [.G563]; [.G563]-[.D563])" office:value-type="float" office:value="37674" calcext:value-type="float">
            <text:p>37674</text:p>
          </table:table-cell>
          <table:table-cell table:formula="of:=IF([.H563]=[.G5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formula="of:=WEEKDAY([.B564])" office:value-type="float" office:value="2" calcext:value-type="float">
            <text:p>2</text:p>
          </table:table-cell>
          <table:table-cell table:formula="of:=IF([.E563]&lt;&gt;[.E564]; IF(OR([.E564]=7; [.E564]=1); 5000; [.$M$2]); 0)" office:value-type="float" office:value="0" calcext:value-type="float">
            <text:p>0</text:p>
          </table:table-cell>
          <table:table-cell table:formula="of:=[.H563]+[.F564]" office:value-type="float" office:value="37674" calcext:value-type="float">
            <text:p>37674</text:p>
          </table:table-cell>
          <table:table-cell table:formula="of:=IF([.G564]-[.D564] &lt; 0; [.G564]; [.G564]-[.D564])" office:value-type="float" office:value="32684" calcext:value-type="float">
            <text:p>32684</text:p>
          </table:table-cell>
          <table:table-cell table:formula="of:=IF([.H564]=[.G5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formula="of:=WEEKDAY([.B565])" office:value-type="float" office:value="3" calcext:value-type="float">
            <text:p>3</text:p>
          </table:table-cell>
          <table:table-cell table:formula="of:=IF([.E564]&lt;&gt;[.E565]; IF(OR([.E565]=7; [.E565]=1); 5000; [.$M$2]); 0)" office:value-type="float" office:value="13179" calcext:value-type="float">
            <text:p>13179</text:p>
          </table:table-cell>
          <table:table-cell table:formula="of:=[.H564]+[.F565]" office:value-type="float" office:value="45863" calcext:value-type="float">
            <text:p>45863</text:p>
          </table:table-cell>
          <table:table-cell table:formula="of:=IF([.G565]-[.D565] &lt; 0; [.G565]; [.G565]-[.D565])" office:value-type="float" office:value="40643" calcext:value-type="float">
            <text:p>40643</text:p>
          </table:table-cell>
          <table:table-cell table:formula="of:=IF([.H565]=[.G5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WEEKDAY([.B566])" office:value-type="float" office:value="3" calcext:value-type="float">
            <text:p>3</text:p>
          </table:table-cell>
          <table:table-cell table:formula="of:=IF([.E565]&lt;&gt;[.E566]; IF(OR([.E566]=7; [.E566]=1); 5000; [.$M$2]); 0)" office:value-type="float" office:value="0" calcext:value-type="float">
            <text:p>0</text:p>
          </table:table-cell>
          <table:table-cell table:formula="of:=[.H565]+[.F566]" office:value-type="float" office:value="40643" calcext:value-type="float">
            <text:p>40643</text:p>
          </table:table-cell>
          <table:table-cell table:formula="of:=IF([.G566]-[.D566] &lt; 0; [.G566]; [.G566]-[.D566])" office:value-type="float" office:value="37033" calcext:value-type="float">
            <text:p>37033</text:p>
          </table:table-cell>
          <table:table-cell table:formula="of:=IF([.H566]=[.G5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formula="of:=WEEKDAY([.B567])" office:value-type="float" office:value="3" calcext:value-type="float">
            <text:p>3</text:p>
          </table:table-cell>
          <table:table-cell table:formula="of:=IF([.E566]&lt;&gt;[.E567]; IF(OR([.E567]=7; [.E567]=1); 5000; [.$M$2]); 0)" office:value-type="float" office:value="0" calcext:value-type="float">
            <text:p>0</text:p>
          </table:table-cell>
          <table:table-cell table:formula="of:=[.H566]+[.F567]" office:value-type="float" office:value="37033" calcext:value-type="float">
            <text:p>37033</text:p>
          </table:table-cell>
          <table:table-cell table:formula="of:=IF([.G567]-[.D567] &lt; 0; [.G567]; [.G567]-[.D567])" office:value-type="float" office:value="31883" calcext:value-type="float">
            <text:p>31883</text:p>
          </table:table-cell>
          <table:table-cell table:formula="of:=IF([.H567]=[.G5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formula="of:=WEEKDAY([.B568])" office:value-type="float" office:value="4" calcext:value-type="float">
            <text:p>4</text:p>
          </table:table-cell>
          <table:table-cell table:formula="of:=IF([.E567]&lt;&gt;[.E568]; IF(OR([.E568]=7; [.E568]=1); 5000; [.$M$2]); 0)" office:value-type="float" office:value="13179" calcext:value-type="float">
            <text:p>13179</text:p>
          </table:table-cell>
          <table:table-cell table:formula="of:=[.H567]+[.F568]" office:value-type="float" office:value="45062" calcext:value-type="float">
            <text:p>45062</text:p>
          </table:table-cell>
          <table:table-cell table:formula="of:=IF([.G568]-[.D568] &lt; 0; [.G568]; [.G568]-[.D568])" office:value-type="float" office:value="42562" calcext:value-type="float">
            <text:p>42562</text:p>
          </table:table-cell>
          <table:table-cell table:formula="of:=IF([.H568]=[.G5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formula="of:=WEEKDAY([.B569])" office:value-type="float" office:value="4" calcext:value-type="float">
            <text:p>4</text:p>
          </table:table-cell>
          <table:table-cell table:formula="of:=IF([.E568]&lt;&gt;[.E569]; IF(OR([.E569]=7; [.E569]=1); 5000; [.$M$2]); 0)" office:value-type="float" office:value="0" calcext:value-type="float">
            <text:p>0</text:p>
          </table:table-cell>
          <table:table-cell table:formula="of:=[.H568]+[.F569]" office:value-type="float" office:value="42562" calcext:value-type="float">
            <text:p>42562</text:p>
          </table:table-cell>
          <table:table-cell table:formula="of:=IF([.G569]-[.D569] &lt; 0; [.G569]; [.G569]-[.D569])" office:value-type="float" office:value="33662" calcext:value-type="float">
            <text:p>33662</text:p>
          </table:table-cell>
          <table:table-cell table:formula="of:=IF([.H569]=[.G5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formula="of:=WEEKDAY([.B570])" office:value-type="float" office:value="4" calcext:value-type="float">
            <text:p>4</text:p>
          </table:table-cell>
          <table:table-cell table:formula="of:=IF([.E569]&lt;&gt;[.E570]; IF(OR([.E570]=7; [.E570]=1); 5000; [.$M$2]); 0)" office:value-type="float" office:value="0" calcext:value-type="float">
            <text:p>0</text:p>
          </table:table-cell>
          <table:table-cell table:formula="of:=[.H569]+[.F570]" office:value-type="float" office:value="33662" calcext:value-type="float">
            <text:p>33662</text:p>
          </table:table-cell>
          <table:table-cell table:formula="of:=IF([.G570]-[.D570] &lt; 0; [.G570]; [.G570]-[.D570])" office:value-type="float" office:value="31622" calcext:value-type="float">
            <text:p>31622</text:p>
          </table:table-cell>
          <table:table-cell table:formula="of:=IF([.H570]=[.G5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WEEKDAY([.B571])" office:value-type="float" office:value="5" calcext:value-type="float">
            <text:p>5</text:p>
          </table:table-cell>
          <table:table-cell table:formula="of:=IF([.E570]&lt;&gt;[.E571]; IF(OR([.E571]=7; [.E571]=1); 5000; [.$M$2]); 0)" office:value-type="float" office:value="13179" calcext:value-type="float">
            <text:p>13179</text:p>
          </table:table-cell>
          <table:table-cell table:formula="of:=[.H570]+[.F571]" office:value-type="float" office:value="44801" calcext:value-type="float">
            <text:p>44801</text:p>
          </table:table-cell>
          <table:table-cell table:formula="of:=IF([.G571]-[.D571] &lt; 0; [.G571]; [.G571]-[.D571])" office:value-type="float" office:value="35871" calcext:value-type="float">
            <text:p>35871</text:p>
          </table:table-cell>
          <table:table-cell table:formula="of:=IF([.H571]=[.G5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formula="of:=WEEKDAY([.B572])" office:value-type="float" office:value="6" calcext:value-type="float">
            <text:p>6</text:p>
          </table:table-cell>
          <table:table-cell table:formula="of:=IF([.E571]&lt;&gt;[.E572]; IF(OR([.E572]=7; [.E572]=1); 5000; [.$M$2]); 0)" office:value-type="float" office:value="13179" calcext:value-type="float">
            <text:p>13179</text:p>
          </table:table-cell>
          <table:table-cell table:formula="of:=[.H571]+[.F572]" office:value-type="float" office:value="49050" calcext:value-type="float">
            <text:p>49050</text:p>
          </table:table-cell>
          <table:table-cell table:formula="of:=IF([.G572]-[.D572] &lt; 0; [.G572]; [.G572]-[.D572])" office:value-type="float" office:value="44070" calcext:value-type="float">
            <text:p>44070</text:p>
          </table:table-cell>
          <table:table-cell table:formula="of:=IF([.H572]=[.G5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formula="of:=WEEKDAY([.B573])" office:value-type="float" office:value="6" calcext:value-type="float">
            <text:p>6</text:p>
          </table:table-cell>
          <table:table-cell table:formula="of:=IF([.E572]&lt;&gt;[.E573]; IF(OR([.E573]=7; [.E573]=1); 5000; [.$M$2]); 0)" office:value-type="float" office:value="0" calcext:value-type="float">
            <text:p>0</text:p>
          </table:table-cell>
          <table:table-cell table:formula="of:=[.H572]+[.F573]" office:value-type="float" office:value="44070" calcext:value-type="float">
            <text:p>44070</text:p>
          </table:table-cell>
          <table:table-cell table:formula="of:=IF([.G573]-[.D573] &lt; 0; [.G573]; [.G573]-[.D573])" office:value-type="float" office:value="36950" calcext:value-type="float">
            <text:p>36950</text:p>
          </table:table-cell>
          <table:table-cell table:formula="of:=IF([.H573]=[.G5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WEEKDAY([.B574])" office:value-type="float" office:value="6" calcext:value-type="float">
            <text:p>6</text:p>
          </table:table-cell>
          <table:table-cell table:formula="of:=IF([.E573]&lt;&gt;[.E574]; IF(OR([.E574]=7; [.E574]=1); 5000; [.$M$2]); 0)" office:value-type="float" office:value="0" calcext:value-type="float">
            <text:p>0</text:p>
          </table:table-cell>
          <table:table-cell table:formula="of:=[.H573]+[.F574]" office:value-type="float" office:value="36950" calcext:value-type="float">
            <text:p>36950</text:p>
          </table:table-cell>
          <table:table-cell table:formula="of:=IF([.G574]-[.D574] &lt; 0; [.G574]; [.G574]-[.D574])" office:value-type="float" office:value="35170" calcext:value-type="float">
            <text:p>35170</text:p>
          </table:table-cell>
          <table:table-cell table:formula="of:=IF([.H574]=[.G5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formula="of:=WEEKDAY([.B575])" office:value-type="float" office:value="7" calcext:value-type="float">
            <text:p>7</text:p>
          </table:table-cell>
          <table:table-cell table:formula="of:=IF([.E574]&lt;&gt;[.E575]; IF(OR([.E575]=7; [.E575]=1); 5000; [.$M$2]); 0)" office:value-type="float" office:value="5000" calcext:value-type="float">
            <text:p>5000</text:p>
          </table:table-cell>
          <table:table-cell table:formula="of:=[.H574]+[.F575]" office:value-type="float" office:value="40170" calcext:value-type="float">
            <text:p>40170</text:p>
          </table:table-cell>
          <table:table-cell table:formula="of:=IF([.G575]-[.D575] &lt; 0; [.G575]; [.G575]-[.D575])" office:value-type="float" office:value="31810" calcext:value-type="float">
            <text:p>31810</text:p>
          </table:table-cell>
          <table:table-cell table:formula="of:=IF([.H575]=[.G5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WEEKDAY([.B576])" office:value-type="float" office:value="7" calcext:value-type="float">
            <text:p>7</text:p>
          </table:table-cell>
          <table:table-cell table:formula="of:=IF([.E575]&lt;&gt;[.E576]; IF(OR([.E576]=7; [.E576]=1); 5000; [.$M$2]); 0)" office:value-type="float" office:value="0" calcext:value-type="float">
            <text:p>0</text:p>
          </table:table-cell>
          <table:table-cell table:formula="of:=[.H575]+[.F576]" office:value-type="float" office:value="31810" calcext:value-type="float">
            <text:p>31810</text:p>
          </table:table-cell>
          <table:table-cell table:formula="of:=IF([.G576]-[.D576] &lt; 0; [.G576]; [.G576]-[.D576])" office:value-type="float" office:value="26570" calcext:value-type="float">
            <text:p>26570</text:p>
          </table:table-cell>
          <table:table-cell table:formula="of:=IF([.H576]=[.G5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formula="of:=WEEKDAY([.B577])" office:value-type="float" office:value="7" calcext:value-type="float">
            <text:p>7</text:p>
          </table:table-cell>
          <table:table-cell table:formula="of:=IF([.E576]&lt;&gt;[.E577]; IF(OR([.E577]=7; [.E577]=1); 5000; [.$M$2]); 0)" office:value-type="float" office:value="0" calcext:value-type="float">
            <text:p>0</text:p>
          </table:table-cell>
          <table:table-cell table:formula="of:=[.H576]+[.F577]" office:value-type="float" office:value="26570" calcext:value-type="float">
            <text:p>26570</text:p>
          </table:table-cell>
          <table:table-cell table:formula="of:=IF([.G577]-[.D577] &lt; 0; [.G577]; [.G577]-[.D577])" office:value-type="float" office:value="21150" calcext:value-type="float">
            <text:p>21150</text:p>
          </table:table-cell>
          <table:table-cell table:formula="of:=IF([.H577]=[.G5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formula="of:=WEEKDAY([.B578])" office:value-type="float" office:value="1" calcext:value-type="float">
            <text:p>1</text:p>
          </table:table-cell>
          <table:table-cell table:formula="of:=IF([.E577]&lt;&gt;[.E578]; IF(OR([.E578]=7; [.E578]=1); 5000; [.$M$2]); 0)" office:value-type="float" office:value="5000" calcext:value-type="float">
            <text:p>5000</text:p>
          </table:table-cell>
          <table:table-cell table:formula="of:=[.H577]+[.F578]" office:value-type="float" office:value="26150" calcext:value-type="float">
            <text:p>26150</text:p>
          </table:table-cell>
          <table:table-cell table:formula="of:=IF([.G578]-[.D578] &lt; 0; [.G578]; [.G578]-[.D578])" office:value-type="float" office:value="16760" calcext:value-type="float">
            <text:p>16760</text:p>
          </table:table-cell>
          <table:table-cell table:formula="of:=IF([.H578]=[.G5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WEEKDAY([.B579])" office:value-type="float" office:value="1" calcext:value-type="float">
            <text:p>1</text:p>
          </table:table-cell>
          <table:table-cell table:formula="of:=IF([.E578]&lt;&gt;[.E579]; IF(OR([.E579]=7; [.E579]=1); 5000; [.$M$2]); 0)" office:value-type="float" office:value="0" calcext:value-type="float">
            <text:p>0</text:p>
          </table:table-cell>
          <table:table-cell table:formula="of:=[.H578]+[.F579]" office:value-type="float" office:value="16760" calcext:value-type="float">
            <text:p>16760</text:p>
          </table:table-cell>
          <table:table-cell table:formula="of:=IF([.G579]-[.D579] &lt; 0; [.G579]; [.G579]-[.D579])" office:value-type="float" office:value="14250" calcext:value-type="float">
            <text:p>14250</text:p>
          </table:table-cell>
          <table:table-cell table:formula="of:=IF([.H579]=[.G5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WEEKDAY([.B580])" office:value-type="float" office:value="2" calcext:value-type="float">
            <text:p>2</text:p>
          </table:table-cell>
          <table:table-cell table:formula="of:=IF([.E579]&lt;&gt;[.E580]; IF(OR([.E580]=7; [.E580]=1); 5000; [.$M$2]); 0)" office:value-type="float" office:value="13179" calcext:value-type="float">
            <text:p>13179</text:p>
          </table:table-cell>
          <table:table-cell table:formula="of:=[.H579]+[.F580]" office:value-type="float" office:value="27429" calcext:value-type="float">
            <text:p>27429</text:p>
          </table:table-cell>
          <table:table-cell table:formula="of:=IF([.G580]-[.D580] &lt; 0; [.G580]; [.G580]-[.D580])" office:value-type="float" office:value="19449" calcext:value-type="float">
            <text:p>19449</text:p>
          </table:table-cell>
          <table:table-cell table:formula="of:=IF([.H580]=[.G5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WEEKDAY([.B581])" office:value-type="float" office:value="2" calcext:value-type="float">
            <text:p>2</text:p>
          </table:table-cell>
          <table:table-cell table:formula="of:=IF([.E580]&lt;&gt;[.E581]; IF(OR([.E581]=7; [.E581]=1); 5000; [.$M$2]); 0)" office:value-type="float" office:value="0" calcext:value-type="float">
            <text:p>0</text:p>
          </table:table-cell>
          <table:table-cell table:formula="of:=[.H580]+[.F581]" office:value-type="float" office:value="19449" calcext:value-type="float">
            <text:p>19449</text:p>
          </table:table-cell>
          <table:table-cell table:formula="of:=IF([.G581]-[.D581] &lt; 0; [.G581]; [.G581]-[.D581])" office:value-type="float" office:value="15729" calcext:value-type="float">
            <text:p>15729</text:p>
          </table:table-cell>
          <table:table-cell table:formula="of:=IF([.H581]=[.G5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WEEKDAY([.B582])" office:value-type="float" office:value="3" calcext:value-type="float">
            <text:p>3</text:p>
          </table:table-cell>
          <table:table-cell table:formula="of:=IF([.E581]&lt;&gt;[.E582]; IF(OR([.E582]=7; [.E582]=1); 5000; [.$M$2]); 0)" office:value-type="float" office:value="13179" calcext:value-type="float">
            <text:p>13179</text:p>
          </table:table-cell>
          <table:table-cell table:formula="of:=[.H581]+[.F582]" office:value-type="float" office:value="28908" calcext:value-type="float">
            <text:p>28908</text:p>
          </table:table-cell>
          <table:table-cell table:formula="of:=IF([.G582]-[.D582] &lt; 0; [.G582]; [.G582]-[.D582])" office:value-type="float" office:value="25698" calcext:value-type="float">
            <text:p>25698</text:p>
          </table:table-cell>
          <table:table-cell table:formula="of:=IF([.H582]=[.G5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formula="of:=WEEKDAY([.B583])" office:value-type="float" office:value="4" calcext:value-type="float">
            <text:p>4</text:p>
          </table:table-cell>
          <table:table-cell table:formula="of:=IF([.E582]&lt;&gt;[.E583]; IF(OR([.E583]=7; [.E583]=1); 5000; [.$M$2]); 0)" office:value-type="float" office:value="13179" calcext:value-type="float">
            <text:p>13179</text:p>
          </table:table-cell>
          <table:table-cell table:formula="of:=[.H582]+[.F583]" office:value-type="float" office:value="38877" calcext:value-type="float">
            <text:p>38877</text:p>
          </table:table-cell>
          <table:table-cell table:formula="of:=IF([.G583]-[.D583] &lt; 0; [.G583]; [.G583]-[.D583])" office:value-type="float" office:value="31237" calcext:value-type="float">
            <text:p>31237</text:p>
          </table:table-cell>
          <table:table-cell table:formula="of:=IF([.H583]=[.G5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WEEKDAY([.B584])" office:value-type="float" office:value="4" calcext:value-type="float">
            <text:p>4</text:p>
          </table:table-cell>
          <table:table-cell table:formula="of:=IF([.E583]&lt;&gt;[.E584]; IF(OR([.E584]=7; [.E584]=1); 5000; [.$M$2]); 0)" office:value-type="float" office:value="0" calcext:value-type="float">
            <text:p>0</text:p>
          </table:table-cell>
          <table:table-cell table:formula="of:=[.H583]+[.F584]" office:value-type="float" office:value="31237" calcext:value-type="float">
            <text:p>31237</text:p>
          </table:table-cell>
          <table:table-cell table:formula="of:=IF([.G584]-[.D584] &lt; 0; [.G584]; [.G584]-[.D584])" office:value-type="float" office:value="25137" calcext:value-type="float">
            <text:p>25137</text:p>
          </table:table-cell>
          <table:table-cell table:formula="of:=IF([.H584]=[.G5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WEEKDAY([.B585])" office:value-type="float" office:value="5" calcext:value-type="float">
            <text:p>5</text:p>
          </table:table-cell>
          <table:table-cell table:formula="of:=IF([.E584]&lt;&gt;[.E585]; IF(OR([.E585]=7; [.E585]=1); 5000; [.$M$2]); 0)" office:value-type="float" office:value="13179" calcext:value-type="float">
            <text:p>13179</text:p>
          </table:table-cell>
          <table:table-cell table:formula="of:=[.H584]+[.F585]" office:value-type="float" office:value="38316" calcext:value-type="float">
            <text:p>38316</text:p>
          </table:table-cell>
          <table:table-cell table:formula="of:=IF([.G585]-[.D585] &lt; 0; [.G585]; [.G585]-[.D585])" office:value-type="float" office:value="31466" calcext:value-type="float">
            <text:p>31466</text:p>
          </table:table-cell>
          <table:table-cell table:formula="of:=IF([.H585]=[.G5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formula="of:=WEEKDAY([.B586])" office:value-type="float" office:value="5" calcext:value-type="float">
            <text:p>5</text:p>
          </table:table-cell>
          <table:table-cell table:formula="of:=IF([.E585]&lt;&gt;[.E586]; IF(OR([.E586]=7; [.E586]=1); 5000; [.$M$2]); 0)" office:value-type="float" office:value="0" calcext:value-type="float">
            <text:p>0</text:p>
          </table:table-cell>
          <table:table-cell table:formula="of:=[.H585]+[.F586]" office:value-type="float" office:value="31466" calcext:value-type="float">
            <text:p>31466</text:p>
          </table:table-cell>
          <table:table-cell table:formula="of:=IF([.G586]-[.D586] &lt; 0; [.G586]; [.G586]-[.D586])" office:value-type="float" office:value="29296" calcext:value-type="float">
            <text:p>29296</text:p>
          </table:table-cell>
          <table:table-cell table:formula="of:=IF([.H586]=[.G5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formula="of:=WEEKDAY([.B587])" office:value-type="float" office:value="6" calcext:value-type="float">
            <text:p>6</text:p>
          </table:table-cell>
          <table:table-cell table:formula="of:=IF([.E586]&lt;&gt;[.E587]; IF(OR([.E587]=7; [.E587]=1); 5000; [.$M$2]); 0)" office:value-type="float" office:value="13179" calcext:value-type="float">
            <text:p>13179</text:p>
          </table:table-cell>
          <table:table-cell table:formula="of:=[.H586]+[.F587]" office:value-type="float" office:value="42475" calcext:value-type="float">
            <text:p>42475</text:p>
          </table:table-cell>
          <table:table-cell table:formula="of:=IF([.G587]-[.D587] &lt; 0; [.G587]; [.G587]-[.D587])" office:value-type="float" office:value="36245" calcext:value-type="float">
            <text:p>36245</text:p>
          </table:table-cell>
          <table:table-cell table:formula="of:=IF([.H587]=[.G5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formula="of:=WEEKDAY([.B588])" office:value-type="float" office:value="6" calcext:value-type="float">
            <text:p>6</text:p>
          </table:table-cell>
          <table:table-cell table:formula="of:=IF([.E587]&lt;&gt;[.E588]; IF(OR([.E588]=7; [.E588]=1); 5000; [.$M$2]); 0)" office:value-type="float" office:value="0" calcext:value-type="float">
            <text:p>0</text:p>
          </table:table-cell>
          <table:table-cell table:formula="of:=[.H587]+[.F588]" office:value-type="float" office:value="36245" calcext:value-type="float">
            <text:p>36245</text:p>
          </table:table-cell>
          <table:table-cell table:formula="of:=IF([.G588]-[.D588] &lt; 0; [.G588]; [.G588]-[.D588])" office:value-type="float" office:value="33935" calcext:value-type="float">
            <text:p>33935</text:p>
          </table:table-cell>
          <table:table-cell table:formula="of:=IF([.H588]=[.G5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formula="of:=WEEKDAY([.B589])" office:value-type="float" office:value="7" calcext:value-type="float">
            <text:p>7</text:p>
          </table:table-cell>
          <table:table-cell table:formula="of:=IF([.E588]&lt;&gt;[.E589]; IF(OR([.E589]=7; [.E589]=1); 5000; [.$M$2]); 0)" office:value-type="float" office:value="5000" calcext:value-type="float">
            <text:p>5000</text:p>
          </table:table-cell>
          <table:table-cell table:formula="of:=[.H588]+[.F589]" office:value-type="float" office:value="38935" calcext:value-type="float">
            <text:p>38935</text:p>
          </table:table-cell>
          <table:table-cell table:formula="of:=IF([.G589]-[.D589] &lt; 0; [.G589]; [.G589]-[.D589])" office:value-type="float" office:value="33285" calcext:value-type="float">
            <text:p>33285</text:p>
          </table:table-cell>
          <table:table-cell table:formula="of:=IF([.H589]=[.G5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formula="of:=WEEKDAY([.B590])" office:value-type="float" office:value="7" calcext:value-type="float">
            <text:p>7</text:p>
          </table:table-cell>
          <table:table-cell table:formula="of:=IF([.E589]&lt;&gt;[.E590]; IF(OR([.E590]=7; [.E590]=1); 5000; [.$M$2]); 0)" office:value-type="float" office:value="0" calcext:value-type="float">
            <text:p>0</text:p>
          </table:table-cell>
          <table:table-cell table:formula="of:=[.H589]+[.F590]" office:value-type="float" office:value="33285" calcext:value-type="float">
            <text:p>33285</text:p>
          </table:table-cell>
          <table:table-cell table:formula="of:=IF([.G590]-[.D590] &lt; 0; [.G590]; [.G590]-[.D590])" office:value-type="float" office:value="26035" calcext:value-type="float">
            <text:p>26035</text:p>
          </table:table-cell>
          <table:table-cell table:formula="of:=IF([.H590]=[.G5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formula="of:=WEEKDAY([.B591])" office:value-type="float" office:value="1" calcext:value-type="float">
            <text:p>1</text:p>
          </table:table-cell>
          <table:table-cell table:formula="of:=IF([.E590]&lt;&gt;[.E591]; IF(OR([.E591]=7; [.E591]=1); 5000; [.$M$2]); 0)" office:value-type="float" office:value="5000" calcext:value-type="float">
            <text:p>5000</text:p>
          </table:table-cell>
          <table:table-cell table:formula="of:=[.H590]+[.F591]" office:value-type="float" office:value="31035" calcext:value-type="float">
            <text:p>31035</text:p>
          </table:table-cell>
          <table:table-cell table:formula="of:=IF([.G591]-[.D591] &lt; 0; [.G591]; [.G591]-[.D591])" office:value-type="float" office:value="27385" calcext:value-type="float">
            <text:p>27385</text:p>
          </table:table-cell>
          <table:table-cell table:formula="of:=IF([.H591]=[.G5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formula="of:=WEEKDAY([.B592])" office:value-type="float" office:value="1" calcext:value-type="float">
            <text:p>1</text:p>
          </table:table-cell>
          <table:table-cell table:formula="of:=IF([.E591]&lt;&gt;[.E592]; IF(OR([.E592]=7; [.E592]=1); 5000; [.$M$2]); 0)" office:value-type="float" office:value="0" calcext:value-type="float">
            <text:p>0</text:p>
          </table:table-cell>
          <table:table-cell table:formula="of:=[.H591]+[.F592]" office:value-type="float" office:value="27385" calcext:value-type="float">
            <text:p>27385</text:p>
          </table:table-cell>
          <table:table-cell table:formula="of:=IF([.G592]-[.D592] &lt; 0; [.G592]; [.G592]-[.D592])" office:value-type="float" office:value="23195" calcext:value-type="float">
            <text:p>23195</text:p>
          </table:table-cell>
          <table:table-cell table:formula="of:=IF([.H592]=[.G5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WEEKDAY([.B593])" office:value-type="float" office:value="1" calcext:value-type="float">
            <text:p>1</text:p>
          </table:table-cell>
          <table:table-cell table:formula="of:=IF([.E592]&lt;&gt;[.E593]; IF(OR([.E593]=7; [.E593]=1); 5000; [.$M$2]); 0)" office:value-type="float" office:value="0" calcext:value-type="float">
            <text:p>0</text:p>
          </table:table-cell>
          <table:table-cell table:formula="of:=[.H592]+[.F593]" office:value-type="float" office:value="23195" calcext:value-type="float">
            <text:p>23195</text:p>
          </table:table-cell>
          <table:table-cell table:formula="of:=IF([.G593]-[.D593] &lt; 0; [.G593]; [.G593]-[.D593])" office:value-type="float" office:value="15275" calcext:value-type="float">
            <text:p>15275</text:p>
          </table:table-cell>
          <table:table-cell table:formula="of:=IF([.H593]=[.G5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formula="of:=WEEKDAY([.B594])" office:value-type="float" office:value="2" calcext:value-type="float">
            <text:p>2</text:p>
          </table:table-cell>
          <table:table-cell table:formula="of:=IF([.E593]&lt;&gt;[.E594]; IF(OR([.E594]=7; [.E594]=1); 5000; [.$M$2]); 0)" office:value-type="float" office:value="13179" calcext:value-type="float">
            <text:p>13179</text:p>
          </table:table-cell>
          <table:table-cell table:formula="of:=[.H593]+[.F594]" office:value-type="float" office:value="28454" calcext:value-type="float">
            <text:p>28454</text:p>
          </table:table-cell>
          <table:table-cell table:formula="of:=IF([.G594]-[.D594] &lt; 0; [.G594]; [.G594]-[.D594])" office:value-type="float" office:value="22534" calcext:value-type="float">
            <text:p>22534</text:p>
          </table:table-cell>
          <table:table-cell table:formula="of:=IF([.H594]=[.G5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WEEKDAY([.B595])" office:value-type="float" office:value="2" calcext:value-type="float">
            <text:p>2</text:p>
          </table:table-cell>
          <table:table-cell table:formula="of:=IF([.E594]&lt;&gt;[.E595]; IF(OR([.E595]=7; [.E595]=1); 5000; [.$M$2]); 0)" office:value-type="float" office:value="0" calcext:value-type="float">
            <text:p>0</text:p>
          </table:table-cell>
          <table:table-cell table:formula="of:=[.H594]+[.F595]" office:value-type="float" office:value="22534" calcext:value-type="float">
            <text:p>22534</text:p>
          </table:table-cell>
          <table:table-cell table:formula="of:=IF([.G595]-[.D595] &lt; 0; [.G595]; [.G595]-[.D595])" office:value-type="float" office:value="17264" calcext:value-type="float">
            <text:p>17264</text:p>
          </table:table-cell>
          <table:table-cell table:formula="of:=IF([.H595]=[.G5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formula="of:=WEEKDAY([.B596])" office:value-type="float" office:value="3" calcext:value-type="float">
            <text:p>3</text:p>
          </table:table-cell>
          <table:table-cell table:formula="of:=IF([.E595]&lt;&gt;[.E596]; IF(OR([.E596]=7; [.E596]=1); 5000; [.$M$2]); 0)" office:value-type="float" office:value="13179" calcext:value-type="float">
            <text:p>13179</text:p>
          </table:table-cell>
          <table:table-cell table:formula="of:=[.H595]+[.F596]" office:value-type="float" office:value="30443" calcext:value-type="float">
            <text:p>30443</text:p>
          </table:table-cell>
          <table:table-cell table:formula="of:=IF([.G596]-[.D596] &lt; 0; [.G596]; [.G596]-[.D596])" office:value-type="float" office:value="22453" calcext:value-type="float">
            <text:p>22453</text:p>
          </table:table-cell>
          <table:table-cell table:formula="of:=IF([.H596]=[.G5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formula="of:=WEEKDAY([.B597])" office:value-type="float" office:value="3" calcext:value-type="float">
            <text:p>3</text:p>
          </table:table-cell>
          <table:table-cell table:formula="of:=IF([.E596]&lt;&gt;[.E597]; IF(OR([.E597]=7; [.E597]=1); 5000; [.$M$2]); 0)" office:value-type="float" office:value="0" calcext:value-type="float">
            <text:p>0</text:p>
          </table:table-cell>
          <table:table-cell table:formula="of:=[.H596]+[.F597]" office:value-type="float" office:value="22453" calcext:value-type="float">
            <text:p>22453</text:p>
          </table:table-cell>
          <table:table-cell table:formula="of:=IF([.G597]-[.D597] &lt; 0; [.G597]; [.G597]-[.D597])" office:value-type="float" office:value="17003" calcext:value-type="float">
            <text:p>17003</text:p>
          </table:table-cell>
          <table:table-cell table:formula="of:=IF([.H597]=[.G5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WEEKDAY([.B598])" office:value-type="float" office:value="4" calcext:value-type="float">
            <text:p>4</text:p>
          </table:table-cell>
          <table:table-cell table:formula="of:=IF([.E597]&lt;&gt;[.E598]; IF(OR([.E598]=7; [.E598]=1); 5000; [.$M$2]); 0)" office:value-type="float" office:value="13179" calcext:value-type="float">
            <text:p>13179</text:p>
          </table:table-cell>
          <table:table-cell table:formula="of:=[.H597]+[.F598]" office:value-type="float" office:value="30182" calcext:value-type="float">
            <text:p>30182</text:p>
          </table:table-cell>
          <table:table-cell table:formula="of:=IF([.G598]-[.D598] &lt; 0; [.G598]; [.G598]-[.D598])" office:value-type="float" office:value="27602" calcext:value-type="float">
            <text:p>27602</text:p>
          </table:table-cell>
          <table:table-cell table:formula="of:=IF([.H598]=[.G5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WEEKDAY([.B599])" office:value-type="float" office:value="5" calcext:value-type="float">
            <text:p>5</text:p>
          </table:table-cell>
          <table:table-cell table:formula="of:=IF([.E598]&lt;&gt;[.E599]; IF(OR([.E599]=7; [.E599]=1); 5000; [.$M$2]); 0)" office:value-type="float" office:value="13179" calcext:value-type="float">
            <text:p>13179</text:p>
          </table:table-cell>
          <table:table-cell table:formula="of:=[.H598]+[.F599]" office:value-type="float" office:value="40781" calcext:value-type="float">
            <text:p>40781</text:p>
          </table:table-cell>
          <table:table-cell table:formula="of:=IF([.G599]-[.D599] &lt; 0; [.G599]; [.G599]-[.D599])" office:value-type="float" office:value="32741" calcext:value-type="float">
            <text:p>32741</text:p>
          </table:table-cell>
          <table:table-cell table:formula="of:=IF([.H599]=[.G5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WEEKDAY([.B600])" office:value-type="float" office:value="5" calcext:value-type="float">
            <text:p>5</text:p>
          </table:table-cell>
          <table:table-cell table:formula="of:=IF([.E599]&lt;&gt;[.E600]; IF(OR([.E600]=7; [.E600]=1); 5000; [.$M$2]); 0)" office:value-type="float" office:value="0" calcext:value-type="float">
            <text:p>0</text:p>
          </table:table-cell>
          <table:table-cell table:formula="of:=[.H599]+[.F600]" office:value-type="float" office:value="32741" calcext:value-type="float">
            <text:p>32741</text:p>
          </table:table-cell>
          <table:table-cell table:formula="of:=IF([.G600]-[.D600] &lt; 0; [.G600]; [.G600]-[.D600])" office:value-type="float" office:value="30821" calcext:value-type="float">
            <text:p>30821</text:p>
          </table:table-cell>
          <table:table-cell table:formula="of:=IF([.H600]=[.G6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WEEKDAY([.B601])" office:value-type="float" office:value="6" calcext:value-type="float">
            <text:p>6</text:p>
          </table:table-cell>
          <table:table-cell table:formula="of:=IF([.E600]&lt;&gt;[.E601]; IF(OR([.E601]=7; [.E601]=1); 5000; [.$M$2]); 0)" office:value-type="float" office:value="13179" calcext:value-type="float">
            <text:p>13179</text:p>
          </table:table-cell>
          <table:table-cell table:formula="of:=[.H600]+[.F601]" office:value-type="float" office:value="44000" calcext:value-type="float">
            <text:p>44000</text:p>
          </table:table-cell>
          <table:table-cell table:formula="of:=IF([.G601]-[.D601] &lt; 0; [.G601]; [.G601]-[.D601])" office:value-type="float" office:value="37070" calcext:value-type="float">
            <text:p>37070</text:p>
          </table:table-cell>
          <table:table-cell table:formula="of:=IF([.H601]=[.G6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formula="of:=WEEKDAY([.B602])" office:value-type="float" office:value="6" calcext:value-type="float">
            <text:p>6</text:p>
          </table:table-cell>
          <table:table-cell table:formula="of:=IF([.E601]&lt;&gt;[.E602]; IF(OR([.E602]=7; [.E602]=1); 5000; [.$M$2]); 0)" office:value-type="float" office:value="0" calcext:value-type="float">
            <text:p>0</text:p>
          </table:table-cell>
          <table:table-cell table:formula="of:=[.H601]+[.F602]" office:value-type="float" office:value="37070" calcext:value-type="float">
            <text:p>37070</text:p>
          </table:table-cell>
          <table:table-cell table:formula="of:=IF([.G602]-[.D602] &lt; 0; [.G602]; [.G602]-[.D602])" office:value-type="float" office:value="27590" calcext:value-type="float">
            <text:p>27590</text:p>
          </table:table-cell>
          <table:table-cell table:formula="of:=IF([.H602]=[.G6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formula="of:=WEEKDAY([.B603])" office:value-type="float" office:value="6" calcext:value-type="float">
            <text:p>6</text:p>
          </table:table-cell>
          <table:table-cell table:formula="of:=IF([.E602]&lt;&gt;[.E603]; IF(OR([.E603]=7; [.E603]=1); 5000; [.$M$2]); 0)" office:value-type="float" office:value="0" calcext:value-type="float">
            <text:p>0</text:p>
          </table:table-cell>
          <table:table-cell table:formula="of:=[.H602]+[.F603]" office:value-type="float" office:value="27590" calcext:value-type="float">
            <text:p>27590</text:p>
          </table:table-cell>
          <table:table-cell table:formula="of:=IF([.G603]-[.D603] &lt; 0; [.G603]; [.G603]-[.D603])" office:value-type="float" office:value="22780" calcext:value-type="float">
            <text:p>22780</text:p>
          </table:table-cell>
          <table:table-cell table:formula="of:=IF([.H603]=[.G6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WEEKDAY([.B604])" office:value-type="float" office:value="7" calcext:value-type="float">
            <text:p>7</text:p>
          </table:table-cell>
          <table:table-cell table:formula="of:=IF([.E603]&lt;&gt;[.E604]; IF(OR([.E604]=7; [.E604]=1); 5000; [.$M$2]); 0)" office:value-type="float" office:value="5000" calcext:value-type="float">
            <text:p>5000</text:p>
          </table:table-cell>
          <table:table-cell table:formula="of:=[.H603]+[.F604]" office:value-type="float" office:value="27780" calcext:value-type="float">
            <text:p>27780</text:p>
          </table:table-cell>
          <table:table-cell table:formula="of:=IF([.G604]-[.D604] &lt; 0; [.G604]; [.G604]-[.D604])" office:value-type="float" office:value="22010" calcext:value-type="float">
            <text:p>22010</text:p>
          </table:table-cell>
          <table:table-cell table:formula="of:=IF([.H604]=[.G6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formula="of:=WEEKDAY([.B605])" office:value-type="float" office:value="7" calcext:value-type="float">
            <text:p>7</text:p>
          </table:table-cell>
          <table:table-cell table:formula="of:=IF([.E604]&lt;&gt;[.E605]; IF(OR([.E605]=7; [.E605]=1); 5000; [.$M$2]); 0)" office:value-type="float" office:value="0" calcext:value-type="float">
            <text:p>0</text:p>
          </table:table-cell>
          <table:table-cell table:formula="of:=[.H604]+[.F605]" office:value-type="float" office:value="22010" calcext:value-type="float">
            <text:p>22010</text:p>
          </table:table-cell>
          <table:table-cell table:formula="of:=IF([.G605]-[.D605] &lt; 0; [.G605]; [.G605]-[.D605])" office:value-type="float" office:value="19400" calcext:value-type="float">
            <text:p>19400</text:p>
          </table:table-cell>
          <table:table-cell table:formula="of:=IF([.H605]=[.G6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formula="of:=WEEKDAY([.B606])" office:value-type="float" office:value="1" calcext:value-type="float">
            <text:p>1</text:p>
          </table:table-cell>
          <table:table-cell table:formula="of:=IF([.E605]&lt;&gt;[.E606]; IF(OR([.E606]=7; [.E606]=1); 5000; [.$M$2]); 0)" office:value-type="float" office:value="5000" calcext:value-type="float">
            <text:p>5000</text:p>
          </table:table-cell>
          <table:table-cell table:formula="of:=[.H605]+[.F606]" office:value-type="float" office:value="24400" calcext:value-type="float">
            <text:p>24400</text:p>
          </table:table-cell>
          <table:table-cell table:formula="of:=IF([.G606]-[.D606] &lt; 0; [.G606]; [.G606]-[.D606])" office:value-type="float" office:value="21730" calcext:value-type="float">
            <text:p>21730</text:p>
          </table:table-cell>
          <table:table-cell table:formula="of:=IF([.H606]=[.G6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formula="of:=WEEKDAY([.B607])" office:value-type="float" office:value="1" calcext:value-type="float">
            <text:p>1</text:p>
          </table:table-cell>
          <table:table-cell table:formula="of:=IF([.E606]&lt;&gt;[.E607]; IF(OR([.E607]=7; [.E607]=1); 5000; [.$M$2]); 0)" office:value-type="float" office:value="0" calcext:value-type="float">
            <text:p>0</text:p>
          </table:table-cell>
          <table:table-cell table:formula="of:=[.H606]+[.F607]" office:value-type="float" office:value="21730" calcext:value-type="float">
            <text:p>21730</text:p>
          </table:table-cell>
          <table:table-cell table:formula="of:=IF([.G607]-[.D607] &lt; 0; [.G607]; [.G607]-[.D607])" office:value-type="float" office:value="20400" calcext:value-type="float">
            <text:p>20400</text:p>
          </table:table-cell>
          <table:table-cell table:formula="of:=IF([.H607]=[.G6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formula="of:=WEEKDAY([.B608])" office:value-type="float" office:value="2" calcext:value-type="float">
            <text:p>2</text:p>
          </table:table-cell>
          <table:table-cell table:formula="of:=IF([.E607]&lt;&gt;[.E608]; IF(OR([.E608]=7; [.E608]=1); 5000; [.$M$2]); 0)" office:value-type="float" office:value="13179" calcext:value-type="float">
            <text:p>13179</text:p>
          </table:table-cell>
          <table:table-cell table:formula="of:=[.H607]+[.F608]" office:value-type="float" office:value="33579" calcext:value-type="float">
            <text:p>33579</text:p>
          </table:table-cell>
          <table:table-cell table:formula="of:=IF([.G608]-[.D608] &lt; 0; [.G608]; [.G608]-[.D608])" office:value-type="float" office:value="31879" calcext:value-type="float">
            <text:p>31879</text:p>
          </table:table-cell>
          <table:table-cell table:formula="of:=IF([.H608]=[.G6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formula="of:=WEEKDAY([.B609])" office:value-type="float" office:value="2" calcext:value-type="float">
            <text:p>2</text:p>
          </table:table-cell>
          <table:table-cell table:formula="of:=IF([.E608]&lt;&gt;[.E609]; IF(OR([.E609]=7; [.E609]=1); 5000; [.$M$2]); 0)" office:value-type="float" office:value="0" calcext:value-type="float">
            <text:p>0</text:p>
          </table:table-cell>
          <table:table-cell table:formula="of:=[.H608]+[.F609]" office:value-type="float" office:value="31879" calcext:value-type="float">
            <text:p>31879</text:p>
          </table:table-cell>
          <table:table-cell table:formula="of:=IF([.G609]-[.D609] &lt; 0; [.G609]; [.G609]-[.D609])" office:value-type="float" office:value="30829" calcext:value-type="float">
            <text:p>30829</text:p>
          </table:table-cell>
          <table:table-cell table:formula="of:=IF([.H609]=[.G6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WEEKDAY([.B610])" office:value-type="float" office:value="2" calcext:value-type="float">
            <text:p>2</text:p>
          </table:table-cell>
          <table:table-cell table:formula="of:=IF([.E609]&lt;&gt;[.E610]; IF(OR([.E610]=7; [.E610]=1); 5000; [.$M$2]); 0)" office:value-type="float" office:value="0" calcext:value-type="float">
            <text:p>0</text:p>
          </table:table-cell>
          <table:table-cell table:formula="of:=[.H609]+[.F610]" office:value-type="float" office:value="30829" calcext:value-type="float">
            <text:p>30829</text:p>
          </table:table-cell>
          <table:table-cell table:formula="of:=IF([.G610]-[.D610] &lt; 0; [.G610]; [.G610]-[.D610])" office:value-type="float" office:value="29079" calcext:value-type="float">
            <text:p>29079</text:p>
          </table:table-cell>
          <table:table-cell table:formula="of:=IF([.H610]=[.G6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formula="of:=WEEKDAY([.B611])" office:value-type="float" office:value="2" calcext:value-type="float">
            <text:p>2</text:p>
          </table:table-cell>
          <table:table-cell table:formula="of:=IF([.E610]&lt;&gt;[.E611]; IF(OR([.E611]=7; [.E611]=1); 5000; [.$M$2]); 0)" office:value-type="float" office:value="0" calcext:value-type="float">
            <text:p>0</text:p>
          </table:table-cell>
          <table:table-cell table:formula="of:=[.H610]+[.F611]" office:value-type="float" office:value="29079" calcext:value-type="float">
            <text:p>29079</text:p>
          </table:table-cell>
          <table:table-cell table:formula="of:=IF([.G611]-[.D611] &lt; 0; [.G611]; [.G611]-[.D611])" office:value-type="float" office:value="22549" calcext:value-type="float">
            <text:p>22549</text:p>
          </table:table-cell>
          <table:table-cell table:formula="of:=IF([.H611]=[.G6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WEEKDAY([.B612])" office:value-type="float" office:value="3" calcext:value-type="float">
            <text:p>3</text:p>
          </table:table-cell>
          <table:table-cell table:formula="of:=IF([.E611]&lt;&gt;[.E612]; IF(OR([.E612]=7; [.E612]=1); 5000; [.$M$2]); 0)" office:value-type="float" office:value="13179" calcext:value-type="float">
            <text:p>13179</text:p>
          </table:table-cell>
          <table:table-cell table:formula="of:=[.H611]+[.F612]" office:value-type="float" office:value="35728" calcext:value-type="float">
            <text:p>35728</text:p>
          </table:table-cell>
          <table:table-cell table:formula="of:=IF([.G612]-[.D612] &lt; 0; [.G612]; [.G612]-[.D612])" office:value-type="float" office:value="28748" calcext:value-type="float">
            <text:p>28748</text:p>
          </table:table-cell>
          <table:table-cell table:formula="of:=IF([.H612]=[.G6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WEEKDAY([.B613])" office:value-type="float" office:value="3" calcext:value-type="float">
            <text:p>3</text:p>
          </table:table-cell>
          <table:table-cell table:formula="of:=IF([.E612]&lt;&gt;[.E613]; IF(OR([.E613]=7; [.E613]=1); 5000; [.$M$2]); 0)" office:value-type="float" office:value="0" calcext:value-type="float">
            <text:p>0</text:p>
          </table:table-cell>
          <table:table-cell table:formula="of:=[.H612]+[.F613]" office:value-type="float" office:value="28748" calcext:value-type="float">
            <text:p>28748</text:p>
          </table:table-cell>
          <table:table-cell table:formula="of:=IF([.G613]-[.D613] &lt; 0; [.G613]; [.G613]-[.D613])" office:value-type="float" office:value="22158" calcext:value-type="float">
            <text:p>22158</text:p>
          </table:table-cell>
          <table:table-cell table:formula="of:=IF([.H613]=[.G6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formula="of:=WEEKDAY([.B614])" office:value-type="float" office:value="3" calcext:value-type="float">
            <text:p>3</text:p>
          </table:table-cell>
          <table:table-cell table:formula="of:=IF([.E613]&lt;&gt;[.E614]; IF(OR([.E614]=7; [.E614]=1); 5000; [.$M$2]); 0)" office:value-type="float" office:value="0" calcext:value-type="float">
            <text:p>0</text:p>
          </table:table-cell>
          <table:table-cell table:formula="of:=[.H613]+[.F614]" office:value-type="float" office:value="22158" calcext:value-type="float">
            <text:p>22158</text:p>
          </table:table-cell>
          <table:table-cell table:formula="of:=IF([.G614]-[.D614] &lt; 0; [.G614]; [.G614]-[.D614])" office:value-type="float" office:value="20068" calcext:value-type="float">
            <text:p>20068</text:p>
          </table:table-cell>
          <table:table-cell table:formula="of:=IF([.H614]=[.G6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WEEKDAY([.B615])" office:value-type="float" office:value="4" calcext:value-type="float">
            <text:p>4</text:p>
          </table:table-cell>
          <table:table-cell table:formula="of:=IF([.E614]&lt;&gt;[.E615]; IF(OR([.E615]=7; [.E615]=1); 5000; [.$M$2]); 0)" office:value-type="float" office:value="13179" calcext:value-type="float">
            <text:p>13179</text:p>
          </table:table-cell>
          <table:table-cell table:formula="of:=[.H614]+[.F615]" office:value-type="float" office:value="33247" calcext:value-type="float">
            <text:p>33247</text:p>
          </table:table-cell>
          <table:table-cell table:formula="of:=IF([.G615]-[.D615] &lt; 0; [.G615]; [.G615]-[.D615])" office:value-type="float" office:value="29287" calcext:value-type="float">
            <text:p>29287</text:p>
          </table:table-cell>
          <table:table-cell table:formula="of:=IF([.H615]=[.G6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formula="of:=WEEKDAY([.B616])" office:value-type="float" office:value="4" calcext:value-type="float">
            <text:p>4</text:p>
          </table:table-cell>
          <table:table-cell table:formula="of:=IF([.E615]&lt;&gt;[.E616]; IF(OR([.E616]=7; [.E616]=1); 5000; [.$M$2]); 0)" office:value-type="float" office:value="0" calcext:value-type="float">
            <text:p>0</text:p>
          </table:table-cell>
          <table:table-cell table:formula="of:=[.H615]+[.F616]" office:value-type="float" office:value="29287" calcext:value-type="float">
            <text:p>29287</text:p>
          </table:table-cell>
          <table:table-cell table:formula="of:=IF([.G616]-[.D616] &lt; 0; [.G616]; [.G616]-[.D616])" office:value-type="float" office:value="22857" calcext:value-type="float">
            <text:p>22857</text:p>
          </table:table-cell>
          <table:table-cell table:formula="of:=IF([.H616]=[.G6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WEEKDAY([.B617])" office:value-type="float" office:value="4" calcext:value-type="float">
            <text:p>4</text:p>
          </table:table-cell>
          <table:table-cell table:formula="of:=IF([.E616]&lt;&gt;[.E617]; IF(OR([.E617]=7; [.E617]=1); 5000; [.$M$2]); 0)" office:value-type="float" office:value="0" calcext:value-type="float">
            <text:p>0</text:p>
          </table:table-cell>
          <table:table-cell table:formula="of:=[.H616]+[.F617]" office:value-type="float" office:value="22857" calcext:value-type="float">
            <text:p>22857</text:p>
          </table:table-cell>
          <table:table-cell table:formula="of:=IF([.G617]-[.D617] &lt; 0; [.G617]; [.G617]-[.D617])" office:value-type="float" office:value="12917" calcext:value-type="float">
            <text:p>12917</text:p>
          </table:table-cell>
          <table:table-cell table:formula="of:=IF([.H617]=[.G6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formula="of:=WEEKDAY([.B618])" office:value-type="float" office:value="4" calcext:value-type="float">
            <text:p>4</text:p>
          </table:table-cell>
          <table:table-cell table:formula="of:=IF([.E617]&lt;&gt;[.E618]; IF(OR([.E618]=7; [.E618]=1); 5000; [.$M$2]); 0)" office:value-type="float" office:value="0" calcext:value-type="float">
            <text:p>0</text:p>
          </table:table-cell>
          <table:table-cell table:formula="of:=[.H617]+[.F618]" office:value-type="float" office:value="12917" calcext:value-type="float">
            <text:p>12917</text:p>
          </table:table-cell>
          <table:table-cell table:formula="of:=IF([.G618]-[.D618] &lt; 0; [.G618]; [.G618]-[.D618])" office:value-type="float" office:value="8697" calcext:value-type="float">
            <text:p>8697</text:p>
          </table:table-cell>
          <table:table-cell table:formula="of:=IF([.H618]=[.G6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WEEKDAY([.B619])" office:value-type="float" office:value="5" calcext:value-type="float">
            <text:p>5</text:p>
          </table:table-cell>
          <table:table-cell table:formula="of:=IF([.E618]&lt;&gt;[.E619]; IF(OR([.E619]=7; [.E619]=1); 5000; [.$M$2]); 0)" office:value-type="float" office:value="13179" calcext:value-type="float">
            <text:p>13179</text:p>
          </table:table-cell>
          <table:table-cell table:formula="of:=[.H618]+[.F619]" office:value-type="float" office:value="21876" calcext:value-type="float">
            <text:p>21876</text:p>
          </table:table-cell>
          <table:table-cell table:formula="of:=IF([.G619]-[.D619] &lt; 0; [.G619]; [.G619]-[.D619])" office:value-type="float" office:value="19246" calcext:value-type="float">
            <text:p>19246</text:p>
          </table:table-cell>
          <table:table-cell table:formula="of:=IF([.H619]=[.G6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WEEKDAY([.B620])" office:value-type="float" office:value="5" calcext:value-type="float">
            <text:p>5</text:p>
          </table:table-cell>
          <table:table-cell table:formula="of:=IF([.E619]&lt;&gt;[.E620]; IF(OR([.E620]=7; [.E620]=1); 5000; [.$M$2]); 0)" office:value-type="float" office:value="0" calcext:value-type="float">
            <text:p>0</text:p>
          </table:table-cell>
          <table:table-cell table:formula="of:=[.H619]+[.F620]" office:value-type="float" office:value="19246" calcext:value-type="float">
            <text:p>19246</text:p>
          </table:table-cell>
          <table:table-cell table:formula="of:=IF([.G620]-[.D620] &lt; 0; [.G620]; [.G620]-[.D620])" office:value-type="float" office:value="15706" calcext:value-type="float">
            <text:p>15706</text:p>
          </table:table-cell>
          <table:table-cell table:formula="of:=IF([.H620]=[.G6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WEEKDAY([.B621])" office:value-type="float" office:value="6" calcext:value-type="float">
            <text:p>6</text:p>
          </table:table-cell>
          <table:table-cell table:formula="of:=IF([.E620]&lt;&gt;[.E621]; IF(OR([.E621]=7; [.E621]=1); 5000; [.$M$2]); 0)" office:value-type="float" office:value="13179" calcext:value-type="float">
            <text:p>13179</text:p>
          </table:table-cell>
          <table:table-cell table:formula="of:=[.H620]+[.F621]" office:value-type="float" office:value="28885" calcext:value-type="float">
            <text:p>28885</text:p>
          </table:table-cell>
          <table:table-cell table:formula="of:=IF([.G621]-[.D621] &lt; 0; [.G621]; [.G621]-[.D621])" office:value-type="float" office:value="26255" calcext:value-type="float">
            <text:p>26255</text:p>
          </table:table-cell>
          <table:table-cell table:formula="of:=IF([.H621]=[.G6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formula="of:=WEEKDAY([.B622])" office:value-type="float" office:value="7" calcext:value-type="float">
            <text:p>7</text:p>
          </table:table-cell>
          <table:table-cell table:formula="of:=IF([.E621]&lt;&gt;[.E622]; IF(OR([.E622]=7; [.E622]=1); 5000; [.$M$2]); 0)" office:value-type="float" office:value="5000" calcext:value-type="float">
            <text:p>5000</text:p>
          </table:table-cell>
          <table:table-cell table:formula="of:=[.H621]+[.F622]" office:value-type="float" office:value="31255" calcext:value-type="float">
            <text:p>31255</text:p>
          </table:table-cell>
          <table:table-cell table:formula="of:=IF([.G622]-[.D622] &lt; 0; [.G622]; [.G622]-[.D622])" office:value-type="float" office:value="27025" calcext:value-type="float">
            <text:p>27025</text:p>
          </table:table-cell>
          <table:table-cell table:formula="of:=IF([.H622]=[.G6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WEEKDAY([.B623])" office:value-type="float" office:value="7" calcext:value-type="float">
            <text:p>7</text:p>
          </table:table-cell>
          <table:table-cell table:formula="of:=IF([.E622]&lt;&gt;[.E623]; IF(OR([.E623]=7; [.E623]=1); 5000; [.$M$2]); 0)" office:value-type="float" office:value="0" calcext:value-type="float">
            <text:p>0</text:p>
          </table:table-cell>
          <table:table-cell table:formula="of:=[.H622]+[.F623]" office:value-type="float" office:value="27025" calcext:value-type="float">
            <text:p>27025</text:p>
          </table:table-cell>
          <table:table-cell table:formula="of:=IF([.G623]-[.D623] &lt; 0; [.G623]; [.G623]-[.D623])" office:value-type="float" office:value="22395" calcext:value-type="float">
            <text:p>22395</text:p>
          </table:table-cell>
          <table:table-cell table:formula="of:=IF([.H623]=[.G6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formula="of:=WEEKDAY([.B624])" office:value-type="float" office:value="1" calcext:value-type="float">
            <text:p>1</text:p>
          </table:table-cell>
          <table:table-cell table:formula="of:=IF([.E623]&lt;&gt;[.E624]; IF(OR([.E624]=7; [.E624]=1); 5000; [.$M$2]); 0)" office:value-type="float" office:value="5000" calcext:value-type="float">
            <text:p>5000</text:p>
          </table:table-cell>
          <table:table-cell table:formula="of:=[.H623]+[.F624]" office:value-type="float" office:value="27395" calcext:value-type="float">
            <text:p>27395</text:p>
          </table:table-cell>
          <table:table-cell table:formula="of:=IF([.G624]-[.D624] &lt; 0; [.G624]; [.G624]-[.D624])" office:value-type="float" office:value="25295" calcext:value-type="float">
            <text:p>25295</text:p>
          </table:table-cell>
          <table:table-cell table:formula="of:=IF([.H624]=[.G6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WEEKDAY([.B625])" office:value-type="float" office:value="2" calcext:value-type="float">
            <text:p>2</text:p>
          </table:table-cell>
          <table:table-cell table:formula="of:=IF([.E624]&lt;&gt;[.E625]; IF(OR([.E625]=7; [.E625]=1); 5000; [.$M$2]); 0)" office:value-type="float" office:value="13179" calcext:value-type="float">
            <text:p>13179</text:p>
          </table:table-cell>
          <table:table-cell table:formula="of:=[.H624]+[.F625]" office:value-type="float" office:value="38474" calcext:value-type="float">
            <text:p>38474</text:p>
          </table:table-cell>
          <table:table-cell table:formula="of:=IF([.G625]-[.D625] &lt; 0; [.G625]; [.G625]-[.D625])" office:value-type="float" office:value="34184" calcext:value-type="float">
            <text:p>34184</text:p>
          </table:table-cell>
          <table:table-cell table:formula="of:=IF([.H625]=[.G6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formula="of:=WEEKDAY([.B626])" office:value-type="float" office:value="2" calcext:value-type="float">
            <text:p>2</text:p>
          </table:table-cell>
          <table:table-cell table:formula="of:=IF([.E625]&lt;&gt;[.E626]; IF(OR([.E626]=7; [.E626]=1); 5000; [.$M$2]); 0)" office:value-type="float" office:value="0" calcext:value-type="float">
            <text:p>0</text:p>
          </table:table-cell>
          <table:table-cell table:formula="of:=[.H625]+[.F626]" office:value-type="float" office:value="34184" calcext:value-type="float">
            <text:p>34184</text:p>
          </table:table-cell>
          <table:table-cell table:formula="of:=IF([.G626]-[.D626] &lt; 0; [.G626]; [.G626]-[.D626])" office:value-type="float" office:value="31314" calcext:value-type="float">
            <text:p>31314</text:p>
          </table:table-cell>
          <table:table-cell table:formula="of:=IF([.H626]=[.G6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formula="of:=WEEKDAY([.B627])" office:value-type="float" office:value="2" calcext:value-type="float">
            <text:p>2</text:p>
          </table:table-cell>
          <table:table-cell table:formula="of:=IF([.E626]&lt;&gt;[.E627]; IF(OR([.E627]=7; [.E627]=1); 5000; [.$M$2]); 0)" office:value-type="float" office:value="0" calcext:value-type="float">
            <text:p>0</text:p>
          </table:table-cell>
          <table:table-cell table:formula="of:=[.H626]+[.F627]" office:value-type="float" office:value="31314" calcext:value-type="float">
            <text:p>31314</text:p>
          </table:table-cell>
          <table:table-cell table:formula="of:=IF([.G627]-[.D627] &lt; 0; [.G627]; [.G627]-[.D627])" office:value-type="float" office:value="27764" calcext:value-type="float">
            <text:p>27764</text:p>
          </table:table-cell>
          <table:table-cell table:formula="of:=IF([.H627]=[.G6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WEEKDAY([.B628])" office:value-type="float" office:value="3" calcext:value-type="float">
            <text:p>3</text:p>
          </table:table-cell>
          <table:table-cell table:formula="of:=IF([.E627]&lt;&gt;[.E628]; IF(OR([.E628]=7; [.E628]=1); 5000; [.$M$2]); 0)" office:value-type="float" office:value="13179" calcext:value-type="float">
            <text:p>13179</text:p>
          </table:table-cell>
          <table:table-cell table:formula="of:=[.H627]+[.F628]" office:value-type="float" office:value="40943" calcext:value-type="float">
            <text:p>40943</text:p>
          </table:table-cell>
          <table:table-cell table:formula="of:=IF([.G628]-[.D628] &lt; 0; [.G628]; [.G628]-[.D628])" office:value-type="float" office:value="32463" calcext:value-type="float">
            <text:p>32463</text:p>
          </table:table-cell>
          <table:table-cell table:formula="of:=IF([.H628]=[.G6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WEEKDAY([.B629])" office:value-type="float" office:value="4" calcext:value-type="float">
            <text:p>4</text:p>
          </table:table-cell>
          <table:table-cell table:formula="of:=IF([.E628]&lt;&gt;[.E629]; IF(OR([.E629]=7; [.E629]=1); 5000; [.$M$2]); 0)" office:value-type="float" office:value="13179" calcext:value-type="float">
            <text:p>13179</text:p>
          </table:table-cell>
          <table:table-cell table:formula="of:=[.H628]+[.F629]" office:value-type="float" office:value="45642" calcext:value-type="float">
            <text:p>45642</text:p>
          </table:table-cell>
          <table:table-cell table:formula="of:=IF([.G629]-[.D629] &lt; 0; [.G629]; [.G629]-[.D629])" office:value-type="float" office:value="40782" calcext:value-type="float">
            <text:p>40782</text:p>
          </table:table-cell>
          <table:table-cell table:formula="of:=IF([.H629]=[.G6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formula="of:=WEEKDAY([.B630])" office:value-type="float" office:value="4" calcext:value-type="float">
            <text:p>4</text:p>
          </table:table-cell>
          <table:table-cell table:formula="of:=IF([.E629]&lt;&gt;[.E630]; IF(OR([.E630]=7; [.E630]=1); 5000; [.$M$2]); 0)" office:value-type="float" office:value="0" calcext:value-type="float">
            <text:p>0</text:p>
          </table:table-cell>
          <table:table-cell table:formula="of:=[.H629]+[.F630]" office:value-type="float" office:value="40782" calcext:value-type="float">
            <text:p>40782</text:p>
          </table:table-cell>
          <table:table-cell table:formula="of:=IF([.G630]-[.D630] &lt; 0; [.G630]; [.G630]-[.D630])" office:value-type="float" office:value="32512" calcext:value-type="float">
            <text:p>32512</text:p>
          </table:table-cell>
          <table:table-cell table:formula="of:=IF([.H630]=[.G6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formula="of:=WEEKDAY([.B631])" office:value-type="float" office:value="5" calcext:value-type="float">
            <text:p>5</text:p>
          </table:table-cell>
          <table:table-cell table:formula="of:=IF([.E630]&lt;&gt;[.E631]; IF(OR([.E631]=7; [.E631]=1); 5000; [.$M$2]); 0)" office:value-type="float" office:value="13179" calcext:value-type="float">
            <text:p>13179</text:p>
          </table:table-cell>
          <table:table-cell table:formula="of:=[.H630]+[.F631]" office:value-type="float" office:value="45691" calcext:value-type="float">
            <text:p>45691</text:p>
          </table:table-cell>
          <table:table-cell table:formula="of:=IF([.G631]-[.D631] &lt; 0; [.G631]; [.G631]-[.D631])" office:value-type="float" office:value="36901" calcext:value-type="float">
            <text:p>36901</text:p>
          </table:table-cell>
          <table:table-cell table:formula="of:=IF([.H631]=[.G6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formula="of:=WEEKDAY([.B632])" office:value-type="float" office:value="5" calcext:value-type="float">
            <text:p>5</text:p>
          </table:table-cell>
          <table:table-cell table:formula="of:=IF([.E631]&lt;&gt;[.E632]; IF(OR([.E632]=7; [.E632]=1); 5000; [.$M$2]); 0)" office:value-type="float" office:value="0" calcext:value-type="float">
            <text:p>0</text:p>
          </table:table-cell>
          <table:table-cell table:formula="of:=[.H631]+[.F632]" office:value-type="float" office:value="36901" calcext:value-type="float">
            <text:p>36901</text:p>
          </table:table-cell>
          <table:table-cell table:formula="of:=IF([.G632]-[.D632] &lt; 0; [.G632]; [.G632]-[.D632])" office:value-type="float" office:value="33791" calcext:value-type="float">
            <text:p>33791</text:p>
          </table:table-cell>
          <table:table-cell table:formula="of:=IF([.H632]=[.G6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formula="of:=WEEKDAY([.B633])" office:value-type="float" office:value="5" calcext:value-type="float">
            <text:p>5</text:p>
          </table:table-cell>
          <table:table-cell table:formula="of:=IF([.E632]&lt;&gt;[.E633]; IF(OR([.E633]=7; [.E633]=1); 5000; [.$M$2]); 0)" office:value-type="float" office:value="0" calcext:value-type="float">
            <text:p>0</text:p>
          </table:table-cell>
          <table:table-cell table:formula="of:=[.H632]+[.F633]" office:value-type="float" office:value="33791" calcext:value-type="float">
            <text:p>33791</text:p>
          </table:table-cell>
          <table:table-cell table:formula="of:=IF([.G633]-[.D633] &lt; 0; [.G633]; [.G633]-[.D633])" office:value-type="float" office:value="32351" calcext:value-type="float">
            <text:p>32351</text:p>
          </table:table-cell>
          <table:table-cell table:formula="of:=IF([.H633]=[.G6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formula="of:=WEEKDAY([.B634])" office:value-type="float" office:value="6" calcext:value-type="float">
            <text:p>6</text:p>
          </table:table-cell>
          <table:table-cell table:formula="of:=IF([.E633]&lt;&gt;[.E634]; IF(OR([.E634]=7; [.E634]=1); 5000; [.$M$2]); 0)" office:value-type="float" office:value="13179" calcext:value-type="float">
            <text:p>13179</text:p>
          </table:table-cell>
          <table:table-cell table:formula="of:=[.H633]+[.F634]" office:value-type="float" office:value="45530" calcext:value-type="float">
            <text:p>45530</text:p>
          </table:table-cell>
          <table:table-cell table:formula="of:=IF([.G634]-[.D634] &lt; 0; [.G634]; [.G634]-[.D634])" office:value-type="float" office:value="40980" calcext:value-type="float">
            <text:p>40980</text:p>
          </table:table-cell>
          <table:table-cell table:formula="of:=IF([.H634]=[.G6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WEEKDAY([.B635])" office:value-type="float" office:value="6" calcext:value-type="float">
            <text:p>6</text:p>
          </table:table-cell>
          <table:table-cell table:formula="of:=IF([.E634]&lt;&gt;[.E635]; IF(OR([.E635]=7; [.E635]=1); 5000; [.$M$2]); 0)" office:value-type="float" office:value="0" calcext:value-type="float">
            <text:p>0</text:p>
          </table:table-cell>
          <table:table-cell table:formula="of:=[.H634]+[.F635]" office:value-type="float" office:value="40980" calcext:value-type="float">
            <text:p>40980</text:p>
          </table:table-cell>
          <table:table-cell table:formula="of:=IF([.G635]-[.D635] &lt; 0; [.G635]; [.G635]-[.D635])" office:value-type="float" office:value="34000" calcext:value-type="float">
            <text:p>34000</text:p>
          </table:table-cell>
          <table:table-cell table:formula="of:=IF([.H635]=[.G6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formula="of:=WEEKDAY([.B636])" office:value-type="float" office:value="7" calcext:value-type="float">
            <text:p>7</text:p>
          </table:table-cell>
          <table:table-cell table:formula="of:=IF([.E635]&lt;&gt;[.E636]; IF(OR([.E636]=7; [.E636]=1); 5000; [.$M$2]); 0)" office:value-type="float" office:value="5000" calcext:value-type="float">
            <text:p>5000</text:p>
          </table:table-cell>
          <table:table-cell table:formula="of:=[.H635]+[.F636]" office:value-type="float" office:value="39000" calcext:value-type="float">
            <text:p>39000</text:p>
          </table:table-cell>
          <table:table-cell table:formula="of:=IF([.G636]-[.D636] &lt; 0; [.G636]; [.G636]-[.D636])" office:value-type="float" office:value="35080" calcext:value-type="float">
            <text:p>35080</text:p>
          </table:table-cell>
          <table:table-cell table:formula="of:=IF([.H636]=[.G6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WEEKDAY([.B637])" office:value-type="float" office:value="1" calcext:value-type="float">
            <text:p>1</text:p>
          </table:table-cell>
          <table:table-cell table:formula="of:=IF([.E636]&lt;&gt;[.E637]; IF(OR([.E637]=7; [.E637]=1); 5000; [.$M$2]); 0)" office:value-type="float" office:value="5000" calcext:value-type="float">
            <text:p>5000</text:p>
          </table:table-cell>
          <table:table-cell table:formula="of:=[.H636]+[.F637]" office:value-type="float" office:value="40080" calcext:value-type="float">
            <text:p>40080</text:p>
          </table:table-cell>
          <table:table-cell table:formula="of:=IF([.G637]-[.D637] &lt; 0; [.G637]; [.G637]-[.D637])" office:value-type="float" office:value="33040" calcext:value-type="float">
            <text:p>33040</text:p>
          </table:table-cell>
          <table:table-cell table:formula="of:=IF([.H637]=[.G6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WEEKDAY([.B638])" office:value-type="float" office:value="1" calcext:value-type="float">
            <text:p>1</text:p>
          </table:table-cell>
          <table:table-cell table:formula="of:=IF([.E637]&lt;&gt;[.E638]; IF(OR([.E638]=7; [.E638]=1); 5000; [.$M$2]); 0)" office:value-type="float" office:value="0" calcext:value-type="float">
            <text:p>0</text:p>
          </table:table-cell>
          <table:table-cell table:formula="of:=[.H637]+[.F638]" office:value-type="float" office:value="33040" calcext:value-type="float">
            <text:p>33040</text:p>
          </table:table-cell>
          <table:table-cell table:formula="of:=IF([.G638]-[.D638] &lt; 0; [.G638]; [.G638]-[.D638])" office:value-type="float" office:value="26040" calcext:value-type="float">
            <text:p>26040</text:p>
          </table:table-cell>
          <table:table-cell table:formula="of:=IF([.H638]=[.G6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formula="of:=WEEKDAY([.B639])" office:value-type="float" office:value="2" calcext:value-type="float">
            <text:p>2</text:p>
          </table:table-cell>
          <table:table-cell table:formula="of:=IF([.E638]&lt;&gt;[.E639]; IF(OR([.E639]=7; [.E639]=1); 5000; [.$M$2]); 0)" office:value-type="float" office:value="13179" calcext:value-type="float">
            <text:p>13179</text:p>
          </table:table-cell>
          <table:table-cell table:formula="of:=[.H638]+[.F639]" office:value-type="float" office:value="39219" calcext:value-type="float">
            <text:p>39219</text:p>
          </table:table-cell>
          <table:table-cell table:formula="of:=IF([.G639]-[.D639] &lt; 0; [.G639]; [.G639]-[.D639])" office:value-type="float" office:value="37239" calcext:value-type="float">
            <text:p>37239</text:p>
          </table:table-cell>
          <table:table-cell table:formula="of:=IF([.H639]=[.G6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WEEKDAY([.B640])" office:value-type="float" office:value="2" calcext:value-type="float">
            <text:p>2</text:p>
          </table:table-cell>
          <table:table-cell table:formula="of:=IF([.E639]&lt;&gt;[.E640]; IF(OR([.E640]=7; [.E640]=1); 5000; [.$M$2]); 0)" office:value-type="float" office:value="0" calcext:value-type="float">
            <text:p>0</text:p>
          </table:table-cell>
          <table:table-cell table:formula="of:=[.H639]+[.F640]" office:value-type="float" office:value="37239" calcext:value-type="float">
            <text:p>37239</text:p>
          </table:table-cell>
          <table:table-cell table:formula="of:=IF([.G640]-[.D640] &lt; 0; [.G640]; [.G640]-[.D640])" office:value-type="float" office:value="29689" calcext:value-type="float">
            <text:p>29689</text:p>
          </table:table-cell>
          <table:table-cell table:formula="of:=IF([.H640]=[.G6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WEEKDAY([.B641])" office:value-type="float" office:value="3" calcext:value-type="float">
            <text:p>3</text:p>
          </table:table-cell>
          <table:table-cell table:formula="of:=IF([.E640]&lt;&gt;[.E641]; IF(OR([.E641]=7; [.E641]=1); 5000; [.$M$2]); 0)" office:value-type="float" office:value="13179" calcext:value-type="float">
            <text:p>13179</text:p>
          </table:table-cell>
          <table:table-cell table:formula="of:=[.H640]+[.F641]" office:value-type="float" office:value="42868" calcext:value-type="float">
            <text:p>42868</text:p>
          </table:table-cell>
          <table:table-cell table:formula="of:=IF([.G641]-[.D641] &lt; 0; [.G641]; [.G641]-[.D641])" office:value-type="float" office:value="40568" calcext:value-type="float">
            <text:p>40568</text:p>
          </table:table-cell>
          <table:table-cell table:formula="of:=IF([.H641]=[.G6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formula="of:=WEEKDAY([.B642])" office:value-type="float" office:value="3" calcext:value-type="float">
            <text:p>3</text:p>
          </table:table-cell>
          <table:table-cell table:formula="of:=IF([.E641]&lt;&gt;[.E642]; IF(OR([.E642]=7; [.E642]=1); 5000; [.$M$2]); 0)" office:value-type="float" office:value="0" calcext:value-type="float">
            <text:p>0</text:p>
          </table:table-cell>
          <table:table-cell table:formula="of:=[.H641]+[.F642]" office:value-type="float" office:value="40568" calcext:value-type="float">
            <text:p>40568</text:p>
          </table:table-cell>
          <table:table-cell table:formula="of:=IF([.G642]-[.D642] &lt; 0; [.G642]; [.G642]-[.D642])" office:value-type="float" office:value="34618" calcext:value-type="float">
            <text:p>34618</text:p>
          </table:table-cell>
          <table:table-cell table:formula="of:=IF([.H642]=[.G6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WEEKDAY([.B643])" office:value-type="float" office:value="3" calcext:value-type="float">
            <text:p>3</text:p>
          </table:table-cell>
          <table:table-cell table:formula="of:=IF([.E642]&lt;&gt;[.E643]; IF(OR([.E643]=7; [.E643]=1); 5000; [.$M$2]); 0)" office:value-type="float" office:value="0" calcext:value-type="float">
            <text:p>0</text:p>
          </table:table-cell>
          <table:table-cell table:formula="of:=[.H642]+[.F643]" office:value-type="float" office:value="34618" calcext:value-type="float">
            <text:p>34618</text:p>
          </table:table-cell>
          <table:table-cell table:formula="of:=IF([.G643]-[.D643] &lt; 0; [.G643]; [.G643]-[.D643])" office:value-type="float" office:value="29758" calcext:value-type="float">
            <text:p>29758</text:p>
          </table:table-cell>
          <table:table-cell table:formula="of:=IF([.H643]=[.G6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formula="of:=WEEKDAY([.B644])" office:value-type="float" office:value="4" calcext:value-type="float">
            <text:p>4</text:p>
          </table:table-cell>
          <table:table-cell table:formula="of:=IF([.E643]&lt;&gt;[.E644]; IF(OR([.E644]=7; [.E644]=1); 5000; [.$M$2]); 0)" office:value-type="float" office:value="13179" calcext:value-type="float">
            <text:p>13179</text:p>
          </table:table-cell>
          <table:table-cell table:formula="of:=[.H643]+[.F644]" office:value-type="float" office:value="42937" calcext:value-type="float">
            <text:p>42937</text:p>
          </table:table-cell>
          <table:table-cell table:formula="of:=IF([.G644]-[.D644] &lt; 0; [.G644]; [.G644]-[.D644])" office:value-type="float" office:value="35727" calcext:value-type="float">
            <text:p>35727</text:p>
          </table:table-cell>
          <table:table-cell table:formula="of:=IF([.H644]=[.G6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WEEKDAY([.B645])" office:value-type="float" office:value="4" calcext:value-type="float">
            <text:p>4</text:p>
          </table:table-cell>
          <table:table-cell table:formula="of:=IF([.E644]&lt;&gt;[.E645]; IF(OR([.E645]=7; [.E645]=1); 5000; [.$M$2]); 0)" office:value-type="float" office:value="0" calcext:value-type="float">
            <text:p>0</text:p>
          </table:table-cell>
          <table:table-cell table:formula="of:=[.H644]+[.F645]" office:value-type="float" office:value="35727" calcext:value-type="float">
            <text:p>35727</text:p>
          </table:table-cell>
          <table:table-cell table:formula="of:=IF([.G645]-[.D645] &lt; 0; [.G645]; [.G645]-[.D645])" office:value-type="float" office:value="29407" calcext:value-type="float">
            <text:p>29407</text:p>
          </table:table-cell>
          <table:table-cell table:formula="of:=IF([.H645]=[.G6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WEEKDAY([.B646])" office:value-type="float" office:value="4" calcext:value-type="float">
            <text:p>4</text:p>
          </table:table-cell>
          <table:table-cell table:formula="of:=IF([.E645]&lt;&gt;[.E646]; IF(OR([.E646]=7; [.E646]=1); 5000; [.$M$2]); 0)" office:value-type="float" office:value="0" calcext:value-type="float">
            <text:p>0</text:p>
          </table:table-cell>
          <table:table-cell table:formula="of:=[.H645]+[.F646]" office:value-type="float" office:value="29407" calcext:value-type="float">
            <text:p>29407</text:p>
          </table:table-cell>
          <table:table-cell table:formula="of:=IF([.G646]-[.D646] &lt; 0; [.G646]; [.G646]-[.D646])" office:value-type="float" office:value="22607" calcext:value-type="float">
            <text:p>22607</text:p>
          </table:table-cell>
          <table:table-cell table:formula="of:=IF([.H646]=[.G6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WEEKDAY([.B647])" office:value-type="float" office:value="5" calcext:value-type="float">
            <text:p>5</text:p>
          </table:table-cell>
          <table:table-cell table:formula="of:=IF([.E646]&lt;&gt;[.E647]; IF(OR([.E647]=7; [.E647]=1); 5000; [.$M$2]); 0)" office:value-type="float" office:value="13179" calcext:value-type="float">
            <text:p>13179</text:p>
          </table:table-cell>
          <table:table-cell table:formula="of:=[.H646]+[.F647]" office:value-type="float" office:value="35786" calcext:value-type="float">
            <text:p>35786</text:p>
          </table:table-cell>
          <table:table-cell table:formula="of:=IF([.G647]-[.D647] &lt; 0; [.G647]; [.G647]-[.D647])" office:value-type="float" office:value="27746" calcext:value-type="float">
            <text:p>27746</text:p>
          </table:table-cell>
          <table:table-cell table:formula="of:=IF([.H647]=[.G6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formula="of:=WEEKDAY([.B648])" office:value-type="float" office:value="5" calcext:value-type="float">
            <text:p>5</text:p>
          </table:table-cell>
          <table:table-cell table:formula="of:=IF([.E647]&lt;&gt;[.E648]; IF(OR([.E648]=7; [.E648]=1); 5000; [.$M$2]); 0)" office:value-type="float" office:value="0" calcext:value-type="float">
            <text:p>0</text:p>
          </table:table-cell>
          <table:table-cell table:formula="of:=[.H647]+[.F648]" office:value-type="float" office:value="27746" calcext:value-type="float">
            <text:p>27746</text:p>
          </table:table-cell>
          <table:table-cell table:formula="of:=IF([.G648]-[.D648] &lt; 0; [.G648]; [.G648]-[.D648])" office:value-type="float" office:value="24786" calcext:value-type="float">
            <text:p>24786</text:p>
          </table:table-cell>
          <table:table-cell table:formula="of:=IF([.H648]=[.G6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1/12/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formula="of:=WEEKDAY([.B649])" office:value-type="float" office:value="6" calcext:value-type="float">
            <text:p>6</text:p>
          </table:table-cell>
          <table:table-cell table:formula="of:=IF([.E648]&lt;&gt;[.E649]; IF(OR([.E649]=7; [.E649]=1); 5000; [.$M$2]); 0)" office:value-type="float" office:value="13179" calcext:value-type="float">
            <text:p>13179</text:p>
          </table:table-cell>
          <table:table-cell table:formula="of:=[.H648]+[.F649]" office:value-type="float" office:value="37965" calcext:value-type="float">
            <text:p>37965</text:p>
          </table:table-cell>
          <table:table-cell table:formula="of:=IF([.G649]-[.D649] &lt; 0; [.G649]; [.G649]-[.D649])" office:value-type="float" office:value="36005" calcext:value-type="float">
            <text:p>36005</text:p>
          </table:table-cell>
          <table:table-cell table:formula="of:=IF([.H649]=[.G6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WEEKDAY([.B650])" office:value-type="float" office:value="7" calcext:value-type="float">
            <text:p>7</text:p>
          </table:table-cell>
          <table:table-cell table:formula="of:=IF([.E649]&lt;&gt;[.E650]; IF(OR([.E650]=7; [.E650]=1); 5000; [.$M$2]); 0)" office:value-type="float" office:value="5000" calcext:value-type="float">
            <text:p>5000</text:p>
          </table:table-cell>
          <table:table-cell table:formula="of:=[.H649]+[.F650]" office:value-type="float" office:value="41005" calcext:value-type="float">
            <text:p>41005</text:p>
          </table:table-cell>
          <table:table-cell table:formula="of:=IF([.G650]-[.D650] &lt; 0; [.G650]; [.G650]-[.D650])" office:value-type="float" office:value="35265" calcext:value-type="float">
            <text:p>35265</text:p>
          </table:table-cell>
          <table:table-cell table:formula="of:=IF([.H650]=[.G6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formula="of:=WEEKDAY([.B651])" office:value-type="float" office:value="1" calcext:value-type="float">
            <text:p>1</text:p>
          </table:table-cell>
          <table:table-cell table:formula="of:=IF([.E650]&lt;&gt;[.E651]; IF(OR([.E651]=7; [.E651]=1); 5000; [.$M$2]); 0)" office:value-type="float" office:value="5000" calcext:value-type="float">
            <text:p>5000</text:p>
          </table:table-cell>
          <table:table-cell table:formula="of:=[.H650]+[.F651]" office:value-type="float" office:value="40265" calcext:value-type="float">
            <text:p>40265</text:p>
          </table:table-cell>
          <table:table-cell table:formula="of:=IF([.G651]-[.D651] &lt; 0; [.G651]; [.G651]-[.D651])" office:value-type="float" office:value="37655" calcext:value-type="float">
            <text:p>37655</text:p>
          </table:table-cell>
          <table:table-cell table:formula="of:=IF([.H651]=[.G6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WEEKDAY([.B652])" office:value-type="float" office:value="1" calcext:value-type="float">
            <text:p>1</text:p>
          </table:table-cell>
          <table:table-cell table:formula="of:=IF([.E651]&lt;&gt;[.E652]; IF(OR([.E652]=7; [.E652]=1); 5000; [.$M$2]); 0)" office:value-type="float" office:value="0" calcext:value-type="float">
            <text:p>0</text:p>
          </table:table-cell>
          <table:table-cell table:formula="of:=[.H651]+[.F652]" office:value-type="float" office:value="37655" calcext:value-type="float">
            <text:p>37655</text:p>
          </table:table-cell>
          <table:table-cell table:formula="of:=IF([.G652]-[.D652] &lt; 0; [.G652]; [.G652]-[.D652])" office:value-type="float" office:value="31745" calcext:value-type="float">
            <text:p>31745</text:p>
          </table:table-cell>
          <table:table-cell table:formula="of:=IF([.H652]=[.G6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formula="of:=WEEKDAY([.B653])" office:value-type="float" office:value="2" calcext:value-type="float">
            <text:p>2</text:p>
          </table:table-cell>
          <table:table-cell table:formula="of:=IF([.E652]&lt;&gt;[.E653]; IF(OR([.E653]=7; [.E653]=1); 5000; [.$M$2]); 0)" office:value-type="float" office:value="13179" calcext:value-type="float">
            <text:p>13179</text:p>
          </table:table-cell>
          <table:table-cell table:formula="of:=[.H652]+[.F653]" office:value-type="float" office:value="44924" calcext:value-type="float">
            <text:p>44924</text:p>
          </table:table-cell>
          <table:table-cell table:formula="of:=IF([.G653]-[.D653] &lt; 0; [.G653]; [.G653]-[.D653])" office:value-type="float" office:value="40514" calcext:value-type="float">
            <text:p>40514</text:p>
          </table:table-cell>
          <table:table-cell table:formula="of:=IF([.H653]=[.G6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WEEKDAY([.B654])" office:value-type="float" office:value="2" calcext:value-type="float">
            <text:p>2</text:p>
          </table:table-cell>
          <table:table-cell table:formula="of:=IF([.E653]&lt;&gt;[.E654]; IF(OR([.E654]=7; [.E654]=1); 5000; [.$M$2]); 0)" office:value-type="float" office:value="0" calcext:value-type="float">
            <text:p>0</text:p>
          </table:table-cell>
          <table:table-cell table:formula="of:=[.H653]+[.F654]" office:value-type="float" office:value="40514" calcext:value-type="float">
            <text:p>40514</text:p>
          </table:table-cell>
          <table:table-cell table:formula="of:=IF([.G654]-[.D654] &lt; 0; [.G654]; [.G654]-[.D654])" office:value-type="float" office:value="37694" calcext:value-type="float">
            <text:p>37694</text:p>
          </table:table-cell>
          <table:table-cell table:formula="of:=IF([.H654]=[.G6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formula="of:=WEEKDAY([.B655])" office:value-type="float" office:value="2" calcext:value-type="float">
            <text:p>2</text:p>
          </table:table-cell>
          <table:table-cell table:formula="of:=IF([.E654]&lt;&gt;[.E655]; IF(OR([.E655]=7; [.E655]=1); 5000; [.$M$2]); 0)" office:value-type="float" office:value="0" calcext:value-type="float">
            <text:p>0</text:p>
          </table:table-cell>
          <table:table-cell table:formula="of:=[.H654]+[.F655]" office:value-type="float" office:value="37694" calcext:value-type="float">
            <text:p>37694</text:p>
          </table:table-cell>
          <table:table-cell table:formula="of:=IF([.G655]-[.D655] &lt; 0; [.G655]; [.G655]-[.D655])" office:value-type="float" office:value="29374" calcext:value-type="float">
            <text:p>29374</text:p>
          </table:table-cell>
          <table:table-cell table:formula="of:=IF([.H655]=[.G6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formula="of:=WEEKDAY([.B656])" office:value-type="float" office:value="2" calcext:value-type="float">
            <text:p>2</text:p>
          </table:table-cell>
          <table:table-cell table:formula="of:=IF([.E655]&lt;&gt;[.E656]; IF(OR([.E656]=7; [.E656]=1); 5000; [.$M$2]); 0)" office:value-type="float" office:value="0" calcext:value-type="float">
            <text:p>0</text:p>
          </table:table-cell>
          <table:table-cell table:formula="of:=[.H655]+[.F656]" office:value-type="float" office:value="29374" calcext:value-type="float">
            <text:p>29374</text:p>
          </table:table-cell>
          <table:table-cell table:formula="of:=IF([.G656]-[.D656] &lt; 0; [.G656]; [.G656]-[.D656])" office:value-type="float" office:value="27794" calcext:value-type="float">
            <text:p>27794</text:p>
          </table:table-cell>
          <table:table-cell table:formula="of:=IF([.H656]=[.G6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formula="of:=WEEKDAY([.B657])" office:value-type="float" office:value="3" calcext:value-type="float">
            <text:p>3</text:p>
          </table:table-cell>
          <table:table-cell table:formula="of:=IF([.E656]&lt;&gt;[.E657]; IF(OR([.E657]=7; [.E657]=1); 5000; [.$M$2]); 0)" office:value-type="float" office:value="13179" calcext:value-type="float">
            <text:p>13179</text:p>
          </table:table-cell>
          <table:table-cell table:formula="of:=[.H656]+[.F657]" office:value-type="float" office:value="40973" calcext:value-type="float">
            <text:p>40973</text:p>
          </table:table-cell>
          <table:table-cell table:formula="of:=IF([.G657]-[.D657] &lt; 0; [.G657]; [.G657]-[.D657])" office:value-type="float" office:value="37503" calcext:value-type="float">
            <text:p>37503</text:p>
          </table:table-cell>
          <table:table-cell table:formula="of:=IF([.H657]=[.G65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formula="of:=WEEKDAY([.B658])" office:value-type="float" office:value="3" calcext:value-type="float">
            <text:p>3</text:p>
          </table:table-cell>
          <table:table-cell table:formula="of:=IF([.E657]&lt;&gt;[.E658]; IF(OR([.E658]=7; [.E658]=1); 5000; [.$M$2]); 0)" office:value-type="float" office:value="0" calcext:value-type="float">
            <text:p>0</text:p>
          </table:table-cell>
          <table:table-cell table:formula="of:=[.H657]+[.F658]" office:value-type="float" office:value="37503" calcext:value-type="float">
            <text:p>37503</text:p>
          </table:table-cell>
          <table:table-cell table:formula="of:=IF([.G658]-[.D658] &lt; 0; [.G658]; [.G658]-[.D658])" office:value-type="float" office:value="33083" calcext:value-type="float">
            <text:p>33083</text:p>
          </table:table-cell>
          <table:table-cell table:formula="of:=IF([.H658]=[.G65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formula="of:=WEEKDAY([.B659])" office:value-type="float" office:value="4" calcext:value-type="float">
            <text:p>4</text:p>
          </table:table-cell>
          <table:table-cell table:formula="of:=IF([.E658]&lt;&gt;[.E659]; IF(OR([.E659]=7; [.E659]=1); 5000; [.$M$2]); 0)" office:value-type="float" office:value="13179" calcext:value-type="float">
            <text:p>13179</text:p>
          </table:table-cell>
          <table:table-cell table:formula="of:=[.H658]+[.F659]" office:value-type="float" office:value="46262" calcext:value-type="float">
            <text:p>46262</text:p>
          </table:table-cell>
          <table:table-cell table:formula="of:=IF([.G659]-[.D659] &lt; 0; [.G659]; [.G659]-[.D659])" office:value-type="float" office:value="43132" calcext:value-type="float">
            <text:p>43132</text:p>
          </table:table-cell>
          <table:table-cell table:formula="of:=IF([.H659]=[.G65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formula="of:=WEEKDAY([.B660])" office:value-type="float" office:value="4" calcext:value-type="float">
            <text:p>4</text:p>
          </table:table-cell>
          <table:table-cell table:formula="of:=IF([.E659]&lt;&gt;[.E660]; IF(OR([.E660]=7; [.E660]=1); 5000; [.$M$2]); 0)" office:value-type="float" office:value="0" calcext:value-type="float">
            <text:p>0</text:p>
          </table:table-cell>
          <table:table-cell table:formula="of:=[.H659]+[.F660]" office:value-type="float" office:value="43132" calcext:value-type="float">
            <text:p>43132</text:p>
          </table:table-cell>
          <table:table-cell table:formula="of:=IF([.G660]-[.D660] &lt; 0; [.G660]; [.G660]-[.D660])" office:value-type="float" office:value="41812" calcext:value-type="float">
            <text:p>41812</text:p>
          </table:table-cell>
          <table:table-cell table:formula="of:=IF([.H660]=[.G66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WEEKDAY([.B661])" office:value-type="float" office:value="4" calcext:value-type="float">
            <text:p>4</text:p>
          </table:table-cell>
          <table:table-cell table:formula="of:=IF([.E660]&lt;&gt;[.E661]; IF(OR([.E661]=7; [.E661]=1); 5000; [.$M$2]); 0)" office:value-type="float" office:value="0" calcext:value-type="float">
            <text:p>0</text:p>
          </table:table-cell>
          <table:table-cell table:formula="of:=[.H660]+[.F661]" office:value-type="float" office:value="41812" calcext:value-type="float">
            <text:p>41812</text:p>
          </table:table-cell>
          <table:table-cell table:formula="of:=IF([.G661]-[.D661] &lt; 0; [.G661]; [.G661]-[.D661])" office:value-type="float" office:value="33342" calcext:value-type="float">
            <text:p>33342</text:p>
          </table:table-cell>
          <table:table-cell table:formula="of:=IF([.H661]=[.G66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1/18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WEEKDAY([.B662])" office:value-type="float" office:value="5" calcext:value-type="float">
            <text:p>5</text:p>
          </table:table-cell>
          <table:table-cell table:formula="of:=IF([.E661]&lt;&gt;[.E662]; IF(OR([.E662]=7; [.E662]=1); 5000; [.$M$2]); 0)" office:value-type="float" office:value="13179" calcext:value-type="float">
            <text:p>13179</text:p>
          </table:table-cell>
          <table:table-cell table:formula="of:=[.H661]+[.F662]" office:value-type="float" office:value="46521" calcext:value-type="float">
            <text:p>46521</text:p>
          </table:table-cell>
          <table:table-cell table:formula="of:=IF([.G662]-[.D662] &lt; 0; [.G662]; [.G662]-[.D662])" office:value-type="float" office:value="45491" calcext:value-type="float">
            <text:p>45491</text:p>
          </table:table-cell>
          <table:table-cell table:formula="of:=IF([.H662]=[.G66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WEEKDAY([.B663])" office:value-type="float" office:value="6" calcext:value-type="float">
            <text:p>6</text:p>
          </table:table-cell>
          <table:table-cell table:formula="of:=IF([.E662]&lt;&gt;[.E663]; IF(OR([.E663]=7; [.E663]=1); 5000; [.$M$2]); 0)" office:value-type="float" office:value="13179" calcext:value-type="float">
            <text:p>13179</text:p>
          </table:table-cell>
          <table:table-cell table:formula="of:=[.H662]+[.F663]" office:value-type="float" office:value="58670" calcext:value-type="float">
            <text:p>58670</text:p>
          </table:table-cell>
          <table:table-cell table:formula="of:=IF([.G663]-[.D663] &lt; 0; [.G663]; [.G663]-[.D663])" office:value-type="float" office:value="52620" calcext:value-type="float">
            <text:p>52620</text:p>
          </table:table-cell>
          <table:table-cell table:formula="of:=IF([.H663]=[.G66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formula="of:=WEEKDAY([.B664])" office:value-type="float" office:value="6" calcext:value-type="float">
            <text:p>6</text:p>
          </table:table-cell>
          <table:table-cell table:formula="of:=IF([.E663]&lt;&gt;[.E664]; IF(OR([.E664]=7; [.E664]=1); 5000; [.$M$2]); 0)" office:value-type="float" office:value="0" calcext:value-type="float">
            <text:p>0</text:p>
          </table:table-cell>
          <table:table-cell table:formula="of:=[.H663]+[.F664]" office:value-type="float" office:value="52620" calcext:value-type="float">
            <text:p>52620</text:p>
          </table:table-cell>
          <table:table-cell table:formula="of:=IF([.G664]-[.D664] &lt; 0; [.G664]; [.G664]-[.D664])" office:value-type="float" office:value="47880" calcext:value-type="float">
            <text:p>47880</text:p>
          </table:table-cell>
          <table:table-cell table:formula="of:=IF([.H664]=[.G66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WEEKDAY([.B665])" office:value-type="float" office:value="7" calcext:value-type="float">
            <text:p>7</text:p>
          </table:table-cell>
          <table:table-cell table:formula="of:=IF([.E664]&lt;&gt;[.E665]; IF(OR([.E665]=7; [.E665]=1); 5000; [.$M$2]); 0)" office:value-type="float" office:value="5000" calcext:value-type="float">
            <text:p>5000</text:p>
          </table:table-cell>
          <table:table-cell table:formula="of:=[.H664]+[.F665]" office:value-type="float" office:value="52880" calcext:value-type="float">
            <text:p>52880</text:p>
          </table:table-cell>
          <table:table-cell table:formula="of:=IF([.G665]-[.D665] &lt; 0; [.G665]; [.G665]-[.D665])" office:value-type="float" office:value="47610" calcext:value-type="float">
            <text:p>47610</text:p>
          </table:table-cell>
          <table:table-cell table:formula="of:=IF([.H665]=[.G66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WEEKDAY([.B666])" office:value-type="float" office:value="7" calcext:value-type="float">
            <text:p>7</text:p>
          </table:table-cell>
          <table:table-cell table:formula="of:=IF([.E665]&lt;&gt;[.E666]; IF(OR([.E666]=7; [.E666]=1); 5000; [.$M$2]); 0)" office:value-type="float" office:value="0" calcext:value-type="float">
            <text:p>0</text:p>
          </table:table-cell>
          <table:table-cell table:formula="of:=[.H665]+[.F666]" office:value-type="float" office:value="47610" calcext:value-type="float">
            <text:p>47610</text:p>
          </table:table-cell>
          <table:table-cell table:formula="of:=IF([.G666]-[.D666] &lt; 0; [.G666]; [.G666]-[.D666])" office:value-type="float" office:value="38460" calcext:value-type="float">
            <text:p>38460</text:p>
          </table:table-cell>
          <table:table-cell table:formula="of:=IF([.H666]=[.G66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formula="of:=WEEKDAY([.B667])" office:value-type="float" office:value="7" calcext:value-type="float">
            <text:p>7</text:p>
          </table:table-cell>
          <table:table-cell table:formula="of:=IF([.E666]&lt;&gt;[.E667]; IF(OR([.E667]=7; [.E667]=1); 5000; [.$M$2]); 0)" office:value-type="float" office:value="0" calcext:value-type="float">
            <text:p>0</text:p>
          </table:table-cell>
          <table:table-cell table:formula="of:=[.H666]+[.F667]" office:value-type="float" office:value="38460" calcext:value-type="float">
            <text:p>38460</text:p>
          </table:table-cell>
          <table:table-cell table:formula="of:=IF([.G667]-[.D667] &lt; 0; [.G667]; [.G667]-[.D667])" office:value-type="float" office:value="29670" calcext:value-type="float">
            <text:p>29670</text:p>
          </table:table-cell>
          <table:table-cell table:formula="of:=IF([.H667]=[.G66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formula="of:=WEEKDAY([.B668])" office:value-type="float" office:value="7" calcext:value-type="float">
            <text:p>7</text:p>
          </table:table-cell>
          <table:table-cell table:formula="of:=IF([.E667]&lt;&gt;[.E668]; IF(OR([.E668]=7; [.E668]=1); 5000; [.$M$2]); 0)" office:value-type="float" office:value="0" calcext:value-type="float">
            <text:p>0</text:p>
          </table:table-cell>
          <table:table-cell table:formula="of:=[.H667]+[.F668]" office:value-type="float" office:value="29670" calcext:value-type="float">
            <text:p>29670</text:p>
          </table:table-cell>
          <table:table-cell table:formula="of:=IF([.G668]-[.D668] &lt; 0; [.G668]; [.G668]-[.D668])" office:value-type="float" office:value="26840" calcext:value-type="float">
            <text:p>26840</text:p>
          </table:table-cell>
          <table:table-cell table:formula="of:=IF([.H668]=[.G66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WEEKDAY([.B669])" office:value-type="float" office:value="1" calcext:value-type="float">
            <text:p>1</text:p>
          </table:table-cell>
          <table:table-cell table:formula="of:=IF([.E668]&lt;&gt;[.E669]; IF(OR([.E669]=7; [.E669]=1); 5000; [.$M$2]); 0)" office:value-type="float" office:value="5000" calcext:value-type="float">
            <text:p>5000</text:p>
          </table:table-cell>
          <table:table-cell table:formula="of:=[.H668]+[.F669]" office:value-type="float" office:value="31840" calcext:value-type="float">
            <text:p>31840</text:p>
          </table:table-cell>
          <table:table-cell table:formula="of:=IF([.G669]-[.D669] &lt; 0; [.G669]; [.G669]-[.D669])" office:value-type="float" office:value="30460" calcext:value-type="float">
            <text:p>30460</text:p>
          </table:table-cell>
          <table:table-cell table:formula="of:=IF([.H669]=[.G66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formula="of:=WEEKDAY([.B670])" office:value-type="float" office:value="2" calcext:value-type="float">
            <text:p>2</text:p>
          </table:table-cell>
          <table:table-cell table:formula="of:=IF([.E669]&lt;&gt;[.E670]; IF(OR([.E670]=7; [.E670]=1); 5000; [.$M$2]); 0)" office:value-type="float" office:value="13179" calcext:value-type="float">
            <text:p>13179</text:p>
          </table:table-cell>
          <table:table-cell table:formula="of:=[.H669]+[.F670]" office:value-type="float" office:value="43639" calcext:value-type="float">
            <text:p>43639</text:p>
          </table:table-cell>
          <table:table-cell table:formula="of:=IF([.G670]-[.D670] &lt; 0; [.G670]; [.G670]-[.D670])" office:value-type="float" office:value="34579" calcext:value-type="float">
            <text:p>34579</text:p>
          </table:table-cell>
          <table:table-cell table:formula="of:=IF([.H670]=[.G67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formula="of:=WEEKDAY([.B671])" office:value-type="float" office:value="2" calcext:value-type="float">
            <text:p>2</text:p>
          </table:table-cell>
          <table:table-cell table:formula="of:=IF([.E670]&lt;&gt;[.E671]; IF(OR([.E671]=7; [.E671]=1); 5000; [.$M$2]); 0)" office:value-type="float" office:value="0" calcext:value-type="float">
            <text:p>0</text:p>
          </table:table-cell>
          <table:table-cell table:formula="of:=[.H670]+[.F671]" office:value-type="float" office:value="34579" calcext:value-type="float">
            <text:p>34579</text:p>
          </table:table-cell>
          <table:table-cell table:formula="of:=IF([.G671]-[.D671] &lt; 0; [.G671]; [.G671]-[.D671])" office:value-type="float" office:value="31389" calcext:value-type="float">
            <text:p>31389</text:p>
          </table:table-cell>
          <table:table-cell table:formula="of:=IF([.H671]=[.G67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formula="of:=WEEKDAY([.B672])" office:value-type="float" office:value="2" calcext:value-type="float">
            <text:p>2</text:p>
          </table:table-cell>
          <table:table-cell table:formula="of:=IF([.E671]&lt;&gt;[.E672]; IF(OR([.E672]=7; [.E672]=1); 5000; [.$M$2]); 0)" office:value-type="float" office:value="0" calcext:value-type="float">
            <text:p>0</text:p>
          </table:table-cell>
          <table:table-cell table:formula="of:=[.H671]+[.F672]" office:value-type="float" office:value="31389" calcext:value-type="float">
            <text:p>31389</text:p>
          </table:table-cell>
          <table:table-cell table:formula="of:=IF([.G672]-[.D672] &lt; 0; [.G672]; [.G672]-[.D672])" office:value-type="float" office:value="27009" calcext:value-type="float">
            <text:p>27009</text:p>
          </table:table-cell>
          <table:table-cell table:formula="of:=IF([.H672]=[.G67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WEEKDAY([.B673])" office:value-type="float" office:value="2" calcext:value-type="float">
            <text:p>2</text:p>
          </table:table-cell>
          <table:table-cell table:formula="of:=IF([.E672]&lt;&gt;[.E673]; IF(OR([.E673]=7; [.E673]=1); 5000; [.$M$2]); 0)" office:value-type="float" office:value="0" calcext:value-type="float">
            <text:p>0</text:p>
          </table:table-cell>
          <table:table-cell table:formula="of:=[.H672]+[.F673]" office:value-type="float" office:value="27009" calcext:value-type="float">
            <text:p>27009</text:p>
          </table:table-cell>
          <table:table-cell table:formula="of:=IF([.G673]-[.D673] &lt; 0; [.G673]; [.G673]-[.D673])" office:value-type="float" office:value="21079" calcext:value-type="float">
            <text:p>21079</text:p>
          </table:table-cell>
          <table:table-cell table:formula="of:=IF([.H673]=[.G67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WEEKDAY([.B674])" office:value-type="float" office:value="3" calcext:value-type="float">
            <text:p>3</text:p>
          </table:table-cell>
          <table:table-cell table:formula="of:=IF([.E673]&lt;&gt;[.E674]; IF(OR([.E674]=7; [.E674]=1); 5000; [.$M$2]); 0)" office:value-type="float" office:value="13179" calcext:value-type="float">
            <text:p>13179</text:p>
          </table:table-cell>
          <table:table-cell table:formula="of:=[.H673]+[.F674]" office:value-type="float" office:value="34258" calcext:value-type="float">
            <text:p>34258</text:p>
          </table:table-cell>
          <table:table-cell table:formula="of:=IF([.G674]-[.D674] &lt; 0; [.G674]; [.G674]-[.D674])" office:value-type="float" office:value="30278" calcext:value-type="float">
            <text:p>30278</text:p>
          </table:table-cell>
          <table:table-cell table:formula="of:=IF([.H674]=[.G67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WEEKDAY([.B675])" office:value-type="float" office:value="3" calcext:value-type="float">
            <text:p>3</text:p>
          </table:table-cell>
          <table:table-cell table:formula="of:=IF([.E674]&lt;&gt;[.E675]; IF(OR([.E675]=7; [.E675]=1); 5000; [.$M$2]); 0)" office:value-type="float" office:value="0" calcext:value-type="float">
            <text:p>0</text:p>
          </table:table-cell>
          <table:table-cell table:formula="of:=[.H674]+[.F675]" office:value-type="float" office:value="30278" calcext:value-type="float">
            <text:p>30278</text:p>
          </table:table-cell>
          <table:table-cell table:formula="of:=IF([.G675]-[.D675] &lt; 0; [.G675]; [.G675]-[.D675])" office:value-type="float" office:value="20528" calcext:value-type="float">
            <text:p>20528</text:p>
          </table:table-cell>
          <table:table-cell table:formula="of:=IF([.H675]=[.G67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formula="of:=WEEKDAY([.B676])" office:value-type="float" office:value="3" calcext:value-type="float">
            <text:p>3</text:p>
          </table:table-cell>
          <table:table-cell table:formula="of:=IF([.E675]&lt;&gt;[.E676]; IF(OR([.E676]=7; [.E676]=1); 5000; [.$M$2]); 0)" office:value-type="float" office:value="0" calcext:value-type="float">
            <text:p>0</text:p>
          </table:table-cell>
          <table:table-cell table:formula="of:=[.H675]+[.F676]" office:value-type="float" office:value="20528" calcext:value-type="float">
            <text:p>20528</text:p>
          </table:table-cell>
          <table:table-cell table:formula="of:=IF([.G676]-[.D676] &lt; 0; [.G676]; [.G676]-[.D676])" office:value-type="float" office:value="13188" calcext:value-type="float">
            <text:p>13188</text:p>
          </table:table-cell>
          <table:table-cell table:formula="of:=IF([.H676]=[.G67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formula="of:=WEEKDAY([.B677])" office:value-type="float" office:value="3" calcext:value-type="float">
            <text:p>3</text:p>
          </table:table-cell>
          <table:table-cell table:formula="of:=IF([.E676]&lt;&gt;[.E677]; IF(OR([.E677]=7; [.E677]=1); 5000; [.$M$2]); 0)" office:value-type="float" office:value="0" calcext:value-type="float">
            <text:p>0</text:p>
          </table:table-cell>
          <table:table-cell table:formula="of:=[.H676]+[.F677]" office:value-type="float" office:value="13188" calcext:value-type="float">
            <text:p>13188</text:p>
          </table:table-cell>
          <table:table-cell table:formula="of:=IF([.G677]-[.D677] &lt; 0; [.G677]; [.G677]-[.D677])" office:value-type="float" office:value="7838" calcext:value-type="float">
            <text:p>7838</text:p>
          </table:table-cell>
          <table:table-cell table:formula="of:=IF([.H677]=[.G67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WEEKDAY([.B678])" office:value-type="float" office:value="4" calcext:value-type="float">
            <text:p>4</text:p>
          </table:table-cell>
          <table:table-cell table:formula="of:=IF([.E677]&lt;&gt;[.E678]; IF(OR([.E678]=7; [.E678]=1); 5000; [.$M$2]); 0)" office:value-type="float" office:value="13179" calcext:value-type="float">
            <text:p>13179</text:p>
          </table:table-cell>
          <table:table-cell table:formula="of:=[.H677]+[.F678]" office:value-type="float" office:value="21017" calcext:value-type="float">
            <text:p>21017</text:p>
          </table:table-cell>
          <table:table-cell table:formula="of:=IF([.G678]-[.D678] &lt; 0; [.G678]; [.G678]-[.D678])" office:value-type="float" office:value="15527" calcext:value-type="float">
            <text:p>15527</text:p>
          </table:table-cell>
          <table:table-cell table:formula="of:=IF([.H678]=[.G67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formula="of:=WEEKDAY([.B679])" office:value-type="float" office:value="4" calcext:value-type="float">
            <text:p>4</text:p>
          </table:table-cell>
          <table:table-cell table:formula="of:=IF([.E678]&lt;&gt;[.E679]; IF(OR([.E679]=7; [.E679]=1); 5000; [.$M$2]); 0)" office:value-type="float" office:value="0" calcext:value-type="float">
            <text:p>0</text:p>
          </table:table-cell>
          <table:table-cell table:formula="of:=[.H678]+[.F679]" office:value-type="float" office:value="15527" calcext:value-type="float">
            <text:p>15527</text:p>
          </table:table-cell>
          <table:table-cell table:formula="of:=IF([.G679]-[.D679] &lt; 0; [.G679]; [.G679]-[.D679])" office:value-type="float" office:value="14347" calcext:value-type="float">
            <text:p>14347</text:p>
          </table:table-cell>
          <table:table-cell table:formula="of:=IF([.H679]=[.G67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11/25/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formula="of:=WEEKDAY([.B680])" office:value-type="float" office:value="5" calcext:value-type="float">
            <text:p>5</text:p>
          </table:table-cell>
          <table:table-cell table:formula="of:=IF([.E679]&lt;&gt;[.E680]; IF(OR([.E680]=7; [.E680]=1); 5000; [.$M$2]); 0)" office:value-type="float" office:value="13179" calcext:value-type="float">
            <text:p>13179</text:p>
          </table:table-cell>
          <table:table-cell table:formula="of:=[.H679]+[.F680]" office:value-type="float" office:value="27526" calcext:value-type="float">
            <text:p>27526</text:p>
          </table:table-cell>
          <table:table-cell table:formula="of:=IF([.G680]-[.D680] &lt; 0; [.G680]; [.G680]-[.D680])" office:value-type="float" office:value="19966" calcext:value-type="float">
            <text:p>19966</text:p>
          </table:table-cell>
          <table:table-cell table:formula="of:=IF([.H680]=[.G68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formula="of:=WEEKDAY([.B681])" office:value-type="float" office:value="6" calcext:value-type="float">
            <text:p>6</text:p>
          </table:table-cell>
          <table:table-cell table:formula="of:=IF([.E680]&lt;&gt;[.E681]; IF(OR([.E681]=7; [.E681]=1); 5000; [.$M$2]); 0)" office:value-type="float" office:value="13179" calcext:value-type="float">
            <text:p>13179</text:p>
          </table:table-cell>
          <table:table-cell table:formula="of:=[.H680]+[.F681]" office:value-type="float" office:value="33145" calcext:value-type="float">
            <text:p>33145</text:p>
          </table:table-cell>
          <table:table-cell table:formula="of:=IF([.G681]-[.D681] &lt; 0; [.G681]; [.G681]-[.D681])" office:value-type="float" office:value="25175" calcext:value-type="float">
            <text:p>25175</text:p>
          </table:table-cell>
          <table:table-cell table:formula="of:=IF([.H681]=[.G68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formula="of:=WEEKDAY([.B682])" office:value-type="float" office:value="6" calcext:value-type="float">
            <text:p>6</text:p>
          </table:table-cell>
          <table:table-cell table:formula="of:=IF([.E681]&lt;&gt;[.E682]; IF(OR([.E682]=7; [.E682]=1); 5000; [.$M$2]); 0)" office:value-type="float" office:value="0" calcext:value-type="float">
            <text:p>0</text:p>
          </table:table-cell>
          <table:table-cell table:formula="of:=[.H681]+[.F682]" office:value-type="float" office:value="25175" calcext:value-type="float">
            <text:p>25175</text:p>
          </table:table-cell>
          <table:table-cell table:formula="of:=IF([.G682]-[.D682] &lt; 0; [.G682]; [.G682]-[.D682])" office:value-type="float" office:value="22775" calcext:value-type="float">
            <text:p>22775</text:p>
          </table:table-cell>
          <table:table-cell table:formula="of:=IF([.H682]=[.G68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WEEKDAY([.B683])" office:value-type="float" office:value="6" calcext:value-type="float">
            <text:p>6</text:p>
          </table:table-cell>
          <table:table-cell table:formula="of:=IF([.E682]&lt;&gt;[.E683]; IF(OR([.E683]=7; [.E683]=1); 5000; [.$M$2]); 0)" office:value-type="float" office:value="0" calcext:value-type="float">
            <text:p>0</text:p>
          </table:table-cell>
          <table:table-cell table:formula="of:=[.H682]+[.F683]" office:value-type="float" office:value="22775" calcext:value-type="float">
            <text:p>22775</text:p>
          </table:table-cell>
          <table:table-cell table:formula="of:=IF([.G683]-[.D683] &lt; 0; [.G683]; [.G683]-[.D683])" office:value-type="float" office:value="15655" calcext:value-type="float">
            <text:p>15655</text:p>
          </table:table-cell>
          <table:table-cell table:formula="of:=IF([.H683]=[.G68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formula="of:=WEEKDAY([.B684])" office:value-type="float" office:value="7" calcext:value-type="float">
            <text:p>7</text:p>
          </table:table-cell>
          <table:table-cell table:formula="of:=IF([.E683]&lt;&gt;[.E684]; IF(OR([.E684]=7; [.E684]=1); 5000; [.$M$2]); 0)" office:value-type="float" office:value="5000" calcext:value-type="float">
            <text:p>5000</text:p>
          </table:table-cell>
          <table:table-cell table:formula="of:=[.H683]+[.F684]" office:value-type="float" office:value="20655" calcext:value-type="float">
            <text:p>20655</text:p>
          </table:table-cell>
          <table:table-cell table:formula="of:=IF([.G684]-[.D684] &lt; 0; [.G684]; [.G684]-[.D684])" office:value-type="float" office:value="17155" calcext:value-type="float">
            <text:p>17155</text:p>
          </table:table-cell>
          <table:table-cell table:formula="of:=IF([.H684]=[.G68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WEEKDAY([.B685])" office:value-type="float" office:value="7" calcext:value-type="float">
            <text:p>7</text:p>
          </table:table-cell>
          <table:table-cell table:formula="of:=IF([.E684]&lt;&gt;[.E685]; IF(OR([.E685]=7; [.E685]=1); 5000; [.$M$2]); 0)" office:value-type="float" office:value="0" calcext:value-type="float">
            <text:p>0</text:p>
          </table:table-cell>
          <table:table-cell table:formula="of:=[.H684]+[.F685]" office:value-type="float" office:value="17155" calcext:value-type="float">
            <text:p>17155</text:p>
          </table:table-cell>
          <table:table-cell table:formula="of:=IF([.G685]-[.D685] &lt; 0; [.G685]; [.G685]-[.D685])" office:value-type="float" office:value="8565" calcext:value-type="float">
            <text:p>8565</text:p>
          </table:table-cell>
          <table:table-cell table:formula="of:=IF([.H685]=[.G68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WEEKDAY([.B686])" office:value-type="float" office:value="1" calcext:value-type="float">
            <text:p>1</text:p>
          </table:table-cell>
          <table:table-cell table:formula="of:=IF([.E685]&lt;&gt;[.E686]; IF(OR([.E686]=7; [.E686]=1); 5000; [.$M$2]); 0)" office:value-type="float" office:value="5000" calcext:value-type="float">
            <text:p>5000</text:p>
          </table:table-cell>
          <table:table-cell table:formula="of:=[.H685]+[.F686]" office:value-type="float" office:value="13565" calcext:value-type="float">
            <text:p>13565</text:p>
          </table:table-cell>
          <table:table-cell table:formula="of:=IF([.G686]-[.D686] &lt; 0; [.G686]; [.G686]-[.D686])" office:value-type="float" office:value="11055" calcext:value-type="float">
            <text:p>11055</text:p>
          </table:table-cell>
          <table:table-cell table:formula="of:=IF([.H686]=[.G68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formula="of:=WEEKDAY([.B687])" office:value-type="float" office:value="1" calcext:value-type="float">
            <text:p>1</text:p>
          </table:table-cell>
          <table:table-cell table:formula="of:=IF([.E686]&lt;&gt;[.E687]; IF(OR([.E687]=7; [.E687]=1); 5000; [.$M$2]); 0)" office:value-type="float" office:value="0" calcext:value-type="float">
            <text:p>0</text:p>
          </table:table-cell>
          <table:table-cell table:formula="of:=[.H686]+[.F687]" office:value-type="float" office:value="11055" calcext:value-type="float">
            <text:p>11055</text:p>
          </table:table-cell>
          <table:table-cell table:formula="of:=IF([.G687]-[.D687] &lt; 0; [.G687]; [.G687]-[.D687])" office:value-type="float" office:value="8875" calcext:value-type="float">
            <text:p>8875</text:p>
          </table:table-cell>
          <table:table-cell table:formula="of:=IF([.H687]=[.G68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formula="of:=WEEKDAY([.B688])" office:value-type="float" office:value="1" calcext:value-type="float">
            <text:p>1</text:p>
          </table:table-cell>
          <table:table-cell table:formula="of:=IF([.E687]&lt;&gt;[.E688]; IF(OR([.E688]=7; [.E688]=1); 5000; [.$M$2]); 0)" office:value-type="float" office:value="0" calcext:value-type="float">
            <text:p>0</text:p>
          </table:table-cell>
          <table:table-cell table:formula="of:=[.H687]+[.F688]" office:value-type="float" office:value="8875" calcext:value-type="float">
            <text:p>8875</text:p>
          </table:table-cell>
          <table:table-cell table:formula="of:=IF([.G688]-[.D688] &lt; 0; [.G688]; [.G688]-[.D688])" office:value-type="float" office:value="4165" calcext:value-type="float">
            <text:p>4165</text:p>
          </table:table-cell>
          <table:table-cell table:formula="of:=IF([.H688]=[.G68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formula="of:=WEEKDAY([.B689])" office:value-type="float" office:value="2" calcext:value-type="float">
            <text:p>2</text:p>
          </table:table-cell>
          <table:table-cell table:formula="of:=IF([.E688]&lt;&gt;[.E689]; IF(OR([.E689]=7; [.E689]=1); 5000; [.$M$2]); 0)" office:value-type="float" office:value="13179" calcext:value-type="float">
            <text:p>13179</text:p>
          </table:table-cell>
          <table:table-cell table:formula="of:=[.H688]+[.F689]" office:value-type="float" office:value="17344" calcext:value-type="float">
            <text:p>17344</text:p>
          </table:table-cell>
          <table:table-cell table:formula="of:=IF([.G689]-[.D689] &lt; 0; [.G689]; [.G689]-[.D689])" office:value-type="float" office:value="13514" calcext:value-type="float">
            <text:p>13514</text:p>
          </table:table-cell>
          <table:table-cell table:formula="of:=IF([.H689]=[.G68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WEEKDAY([.B690])" office:value-type="float" office:value="2" calcext:value-type="float">
            <text:p>2</text:p>
          </table:table-cell>
          <table:table-cell table:formula="of:=IF([.E689]&lt;&gt;[.E690]; IF(OR([.E690]=7; [.E690]=1); 5000; [.$M$2]); 0)" office:value-type="float" office:value="0" calcext:value-type="float">
            <text:p>0</text:p>
          </table:table-cell>
          <table:table-cell table:formula="of:=[.H689]+[.F690]" office:value-type="float" office:value="13514" calcext:value-type="float">
            <text:p>13514</text:p>
          </table:table-cell>
          <table:table-cell table:formula="of:=IF([.G690]-[.D690] &lt; 0; [.G690]; [.G690]-[.D690])" office:value-type="float" office:value="10404" calcext:value-type="float">
            <text:p>10404</text:p>
          </table:table-cell>
          <table:table-cell table:formula="of:=IF([.H690]=[.G69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formula="of:=WEEKDAY([.B691])" office:value-type="float" office:value="2" calcext:value-type="float">
            <text:p>2</text:p>
          </table:table-cell>
          <table:table-cell table:formula="of:=IF([.E690]&lt;&gt;[.E691]; IF(OR([.E691]=7; [.E691]=1); 5000; [.$M$2]); 0)" office:value-type="float" office:value="0" calcext:value-type="float">
            <text:p>0</text:p>
          </table:table-cell>
          <table:table-cell table:formula="of:=[.H690]+[.F691]" office:value-type="float" office:value="10404" calcext:value-type="float">
            <text:p>10404</text:p>
          </table:table-cell>
          <table:table-cell table:formula="of:=IF([.G691]-[.D691] &lt; 0; [.G691]; [.G691]-[.D691])" office:value-type="float" office:value="564" calcext:value-type="float">
            <text:p>564</text:p>
          </table:table-cell>
          <table:table-cell table:formula="of:=IF([.H691]=[.G69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WEEKDAY([.B692])" office:value-type="float" office:value="3" calcext:value-type="float">
            <text:p>3</text:p>
          </table:table-cell>
          <table:table-cell table:formula="of:=IF([.E691]&lt;&gt;[.E692]; IF(OR([.E692]=7; [.E692]=1); 5000; [.$M$2]); 0)" office:value-type="float" office:value="13179" calcext:value-type="float">
            <text:p>13179</text:p>
          </table:table-cell>
          <table:table-cell table:formula="of:=[.H691]+[.F692]" office:value-type="float" office:value="13743" calcext:value-type="float">
            <text:p>13743</text:p>
          </table:table-cell>
          <table:table-cell table:formula="of:=IF([.G692]-[.D692] &lt; 0; [.G692]; [.G692]-[.D692])" office:value-type="float" office:value="9863" calcext:value-type="float">
            <text:p>9863</text:p>
          </table:table-cell>
          <table:table-cell table:formula="of:=IF([.H692]=[.G69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formula="of:=WEEKDAY([.B693])" office:value-type="float" office:value="3" calcext:value-type="float">
            <text:p>3</text:p>
          </table:table-cell>
          <table:table-cell table:formula="of:=IF([.E692]&lt;&gt;[.E693]; IF(OR([.E693]=7; [.E693]=1); 5000; [.$M$2]); 0)" office:value-type="float" office:value="0" calcext:value-type="float">
            <text:p>0</text:p>
          </table:table-cell>
          <table:table-cell table:formula="of:=[.H692]+[.F693]" office:value-type="float" office:value="9863" calcext:value-type="float">
            <text:p>9863</text:p>
          </table:table-cell>
          <table:table-cell table:formula="of:=IF([.G693]-[.D693] &lt; 0; [.G693]; [.G693]-[.D693])" office:value-type="float" office:value="193" calcext:value-type="float">
            <text:p>193</text:p>
          </table:table-cell>
          <table:table-cell table:formula="of:=IF([.H693]=[.G69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2/01/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formula="of:=WEEKDAY([.B694])" office:value-type="float" office:value="4" calcext:value-type="float">
            <text:p>4</text:p>
          </table:table-cell>
          <table:table-cell table:formula="of:=IF([.E693]&lt;&gt;[.E694]; IF(OR([.E694]=7; [.E694]=1); 5000; [.$M$2]); 0)" office:value-type="float" office:value="13179" calcext:value-type="float">
            <text:p>13179</text:p>
          </table:table-cell>
          <table:table-cell table:formula="of:=[.H693]+[.F694]" office:value-type="float" office:value="13372" calcext:value-type="float">
            <text:p>13372</text:p>
          </table:table-cell>
          <table:table-cell table:formula="of:=IF([.G694]-[.D694] &lt; 0; [.G694]; [.G694]-[.D694])" office:value-type="float" office:value="9862" calcext:value-type="float">
            <text:p>9862</text:p>
          </table:table-cell>
          <table:table-cell table:formula="of:=IF([.H694]=[.G69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formula="of:=WEEKDAY([.B695])" office:value-type="float" office:value="5" calcext:value-type="float">
            <text:p>5</text:p>
          </table:table-cell>
          <table:table-cell table:formula="of:=IF([.E694]&lt;&gt;[.E695]; IF(OR([.E695]=7; [.E695]=1); 5000; [.$M$2]); 0)" office:value-type="float" office:value="13179" calcext:value-type="float">
            <text:p>13179</text:p>
          </table:table-cell>
          <table:table-cell table:formula="of:=[.H694]+[.F695]" office:value-type="float" office:value="23041" calcext:value-type="float">
            <text:p>23041</text:p>
          </table:table-cell>
          <table:table-cell table:formula="of:=IF([.G695]-[.D695] &lt; 0; [.G695]; [.G695]-[.D695])" office:value-type="float" office:value="17221" calcext:value-type="float">
            <text:p>17221</text:p>
          </table:table-cell>
          <table:table-cell table:formula="of:=IF([.H695]=[.G69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WEEKDAY([.B696])" office:value-type="float" office:value="5" calcext:value-type="float">
            <text:p>5</text:p>
          </table:table-cell>
          <table:table-cell table:formula="of:=IF([.E695]&lt;&gt;[.E696]; IF(OR([.E696]=7; [.E696]=1); 5000; [.$M$2]); 0)" office:value-type="float" office:value="0" calcext:value-type="float">
            <text:p>0</text:p>
          </table:table-cell>
          <table:table-cell table:formula="of:=[.H695]+[.F696]" office:value-type="float" office:value="17221" calcext:value-type="float">
            <text:p>17221</text:p>
          </table:table-cell>
          <table:table-cell table:formula="of:=IF([.G696]-[.D696] &lt; 0; [.G696]; [.G696]-[.D696])" office:value-type="float" office:value="15271" calcext:value-type="float">
            <text:p>15271</text:p>
          </table:table-cell>
          <table:table-cell table:formula="of:=IF([.H696]=[.G69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formula="of:=WEEKDAY([.B697])" office:value-type="float" office:value="6" calcext:value-type="float">
            <text:p>6</text:p>
          </table:table-cell>
          <table:table-cell table:formula="of:=IF([.E696]&lt;&gt;[.E697]; IF(OR([.E697]=7; [.E697]=1); 5000; [.$M$2]); 0)" office:value-type="float" office:value="13179" calcext:value-type="float">
            <text:p>13179</text:p>
          </table:table-cell>
          <table:table-cell table:formula="of:=[.H696]+[.F697]" office:value-type="float" office:value="28450" calcext:value-type="float">
            <text:p>28450</text:p>
          </table:table-cell>
          <table:table-cell table:formula="of:=IF([.G697]-[.D697] &lt; 0; [.G697]; [.G697]-[.D697])" office:value-type="float" office:value="27140" calcext:value-type="float">
            <text:p>27140</text:p>
          </table:table-cell>
          <table:table-cell table:formula="of:=IF([.H697]=[.G69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formula="of:=WEEKDAY([.B698])" office:value-type="float" office:value="6" calcext:value-type="float">
            <text:p>6</text:p>
          </table:table-cell>
          <table:table-cell table:formula="of:=IF([.E697]&lt;&gt;[.E698]; IF(OR([.E698]=7; [.E698]=1); 5000; [.$M$2]); 0)" office:value-type="float" office:value="0" calcext:value-type="float">
            <text:p>0</text:p>
          </table:table-cell>
          <table:table-cell table:formula="of:=[.H697]+[.F698]" office:value-type="float" office:value="27140" calcext:value-type="float">
            <text:p>27140</text:p>
          </table:table-cell>
          <table:table-cell table:formula="of:=IF([.G698]-[.D698] &lt; 0; [.G698]; [.G698]-[.D698])" office:value-type="float" office:value="23290" calcext:value-type="float">
            <text:p>23290</text:p>
          </table:table-cell>
          <table:table-cell table:formula="of:=IF([.H698]=[.G69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formula="of:=WEEKDAY([.B699])" office:value-type="float" office:value="6" calcext:value-type="float">
            <text:p>6</text:p>
          </table:table-cell>
          <table:table-cell table:formula="of:=IF([.E698]&lt;&gt;[.E699]; IF(OR([.E699]=7; [.E699]=1); 5000; [.$M$2]); 0)" office:value-type="float" office:value="0" calcext:value-type="float">
            <text:p>0</text:p>
          </table:table-cell>
          <table:table-cell table:formula="of:=[.H698]+[.F699]" office:value-type="float" office:value="23290" calcext:value-type="float">
            <text:p>23290</text:p>
          </table:table-cell>
          <table:table-cell table:formula="of:=IF([.G699]-[.D699] &lt; 0; [.G699]; [.G699]-[.D699])" office:value-type="float" office:value="19130" calcext:value-type="float">
            <text:p>19130</text:p>
          </table:table-cell>
          <table:table-cell table:formula="of:=IF([.H699]=[.G69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WEEKDAY([.B700])" office:value-type="float" office:value="7" calcext:value-type="float">
            <text:p>7</text:p>
          </table:table-cell>
          <table:table-cell table:formula="of:=IF([.E699]&lt;&gt;[.E700]; IF(OR([.E700]=7; [.E700]=1); 5000; [.$M$2]); 0)" office:value-type="float" office:value="5000" calcext:value-type="float">
            <text:p>5000</text:p>
          </table:table-cell>
          <table:table-cell table:formula="of:=[.H699]+[.F700]" office:value-type="float" office:value="24130" calcext:value-type="float">
            <text:p>24130</text:p>
          </table:table-cell>
          <table:table-cell table:formula="of:=IF([.G700]-[.D700] &lt; 0; [.G700]; [.G700]-[.D700])" office:value-type="float" office:value="20580" calcext:value-type="float">
            <text:p>20580</text:p>
          </table:table-cell>
          <table:table-cell table:formula="of:=IF([.H700]=[.G70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WEEKDAY([.B701])" office:value-type="float" office:value="7" calcext:value-type="float">
            <text:p>7</text:p>
          </table:table-cell>
          <table:table-cell table:formula="of:=IF([.E700]&lt;&gt;[.E701]; IF(OR([.E701]=7; [.E701]=1); 5000; [.$M$2]); 0)" office:value-type="float" office:value="0" calcext:value-type="float">
            <text:p>0</text:p>
          </table:table-cell>
          <table:table-cell table:formula="of:=[.H700]+[.F701]" office:value-type="float" office:value="20580" calcext:value-type="float">
            <text:p>20580</text:p>
          </table:table-cell>
          <table:table-cell table:formula="of:=IF([.G701]-[.D701] &lt; 0; [.G701]; [.G701]-[.D701])" office:value-type="float" office:value="17880" calcext:value-type="float">
            <text:p>17880</text:p>
          </table:table-cell>
          <table:table-cell table:formula="of:=IF([.H701]=[.G70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WEEKDAY([.B702])" office:value-type="float" office:value="1" calcext:value-type="float">
            <text:p>1</text:p>
          </table:table-cell>
          <table:table-cell table:formula="of:=IF([.E701]&lt;&gt;[.E702]; IF(OR([.E702]=7; [.E702]=1); 5000; [.$M$2]); 0)" office:value-type="float" office:value="5000" calcext:value-type="float">
            <text:p>5000</text:p>
          </table:table-cell>
          <table:table-cell table:formula="of:=[.H701]+[.F702]" office:value-type="float" office:value="22880" calcext:value-type="float">
            <text:p>22880</text:p>
          </table:table-cell>
          <table:table-cell table:formula="of:=IF([.G702]-[.D702] &lt; 0; [.G702]; [.G702]-[.D702])" office:value-type="float" office:value="18260" calcext:value-type="float">
            <text:p>18260</text:p>
          </table:table-cell>
          <table:table-cell table:formula="of:=IF([.H702]=[.G70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formula="of:=WEEKDAY([.B703])" office:value-type="float" office:value="1" calcext:value-type="float">
            <text:p>1</text:p>
          </table:table-cell>
          <table:table-cell table:formula="of:=IF([.E702]&lt;&gt;[.E703]; IF(OR([.E703]=7; [.E703]=1); 5000; [.$M$2]); 0)" office:value-type="float" office:value="0" calcext:value-type="float">
            <text:p>0</text:p>
          </table:table-cell>
          <table:table-cell table:formula="of:=[.H702]+[.F703]" office:value-type="float" office:value="18260" calcext:value-type="float">
            <text:p>18260</text:p>
          </table:table-cell>
          <table:table-cell table:formula="of:=IF([.G703]-[.D703] &lt; 0; [.G703]; [.G703]-[.D703])" office:value-type="float" office:value="13200" calcext:value-type="float">
            <text:p>13200</text:p>
          </table:table-cell>
          <table:table-cell table:formula="of:=IF([.H703]=[.G70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WEEKDAY([.B704])" office:value-type="float" office:value="2" calcext:value-type="float">
            <text:p>2</text:p>
          </table:table-cell>
          <table:table-cell table:formula="of:=IF([.E703]&lt;&gt;[.E704]; IF(OR([.E704]=7; [.E704]=1); 5000; [.$M$2]); 0)" office:value-type="float" office:value="13179" calcext:value-type="float">
            <text:p>13179</text:p>
          </table:table-cell>
          <table:table-cell table:formula="of:=[.H703]+[.F704]" office:value-type="float" office:value="26379" calcext:value-type="float">
            <text:p>26379</text:p>
          </table:table-cell>
          <table:table-cell table:formula="of:=IF([.G704]-[.D704] &lt; 0; [.G704]; [.G704]-[.D704])" office:value-type="float" office:value="23829" calcext:value-type="float">
            <text:p>23829</text:p>
          </table:table-cell>
          <table:table-cell table:formula="of:=IF([.H704]=[.G70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WEEKDAY([.B705])" office:value-type="float" office:value="2" calcext:value-type="float">
            <text:p>2</text:p>
          </table:table-cell>
          <table:table-cell table:formula="of:=IF([.E704]&lt;&gt;[.E705]; IF(OR([.E705]=7; [.E705]=1); 5000; [.$M$2]); 0)" office:value-type="float" office:value="0" calcext:value-type="float">
            <text:p>0</text:p>
          </table:table-cell>
          <table:table-cell table:formula="of:=[.H704]+[.F705]" office:value-type="float" office:value="23829" calcext:value-type="float">
            <text:p>23829</text:p>
          </table:table-cell>
          <table:table-cell table:formula="of:=IF([.G705]-[.D705] &lt; 0; [.G705]; [.G705]-[.D705])" office:value-type="float" office:value="19519" calcext:value-type="float">
            <text:p>19519</text:p>
          </table:table-cell>
          <table:table-cell table:formula="of:=IF([.H705]=[.G70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formula="of:=WEEKDAY([.B706])" office:value-type="float" office:value="2" calcext:value-type="float">
            <text:p>2</text:p>
          </table:table-cell>
          <table:table-cell table:formula="of:=IF([.E705]&lt;&gt;[.E706]; IF(OR([.E706]=7; [.E706]=1); 5000; [.$M$2]); 0)" office:value-type="float" office:value="0" calcext:value-type="float">
            <text:p>0</text:p>
          </table:table-cell>
          <table:table-cell table:formula="of:=[.H705]+[.F706]" office:value-type="float" office:value="19519" calcext:value-type="float">
            <text:p>19519</text:p>
          </table:table-cell>
          <table:table-cell table:formula="of:=IF([.G706]-[.D706] &lt; 0; [.G706]; [.G706]-[.D706])" office:value-type="float" office:value="12309" calcext:value-type="float">
            <text:p>12309</text:p>
          </table:table-cell>
          <table:table-cell table:formula="of:=IF([.H706]=[.G70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formula="of:=WEEKDAY([.B707])" office:value-type="float" office:value="3" calcext:value-type="float">
            <text:p>3</text:p>
          </table:table-cell>
          <table:table-cell table:formula="of:=IF([.E706]&lt;&gt;[.E707]; IF(OR([.E707]=7; [.E707]=1); 5000; [.$M$2]); 0)" office:value-type="float" office:value="13179" calcext:value-type="float">
            <text:p>13179</text:p>
          </table:table-cell>
          <table:table-cell table:formula="of:=[.H706]+[.F707]" office:value-type="float" office:value="25488" calcext:value-type="float">
            <text:p>25488</text:p>
          </table:table-cell>
          <table:table-cell table:formula="of:=IF([.G707]-[.D707] &lt; 0; [.G707]; [.G707]-[.D707])" office:value-type="float" office:value="21928" calcext:value-type="float">
            <text:p>21928</text:p>
          </table:table-cell>
          <table:table-cell table:formula="of:=IF([.H707]=[.G70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12/08/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formula="of:=WEEKDAY([.B708])" office:value-type="float" office:value="4" calcext:value-type="float">
            <text:p>4</text:p>
          </table:table-cell>
          <table:table-cell table:formula="of:=IF([.E707]&lt;&gt;[.E708]; IF(OR([.E708]=7; [.E708]=1); 5000; [.$M$2]); 0)" office:value-type="float" office:value="13179" calcext:value-type="float">
            <text:p>13179</text:p>
          </table:table-cell>
          <table:table-cell table:formula="of:=[.H707]+[.F708]" office:value-type="float" office:value="35107" calcext:value-type="float">
            <text:p>35107</text:p>
          </table:table-cell>
          <table:table-cell table:formula="of:=IF([.G708]-[.D708] &lt; 0; [.G708]; [.G708]-[.D708])" office:value-type="float" office:value="34587" calcext:value-type="float">
            <text:p>34587</text:p>
          </table:table-cell>
          <table:table-cell table:formula="of:=IF([.H708]=[.G70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12/09/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formula="of:=WEEKDAY([.B709])" office:value-type="float" office:value="5" calcext:value-type="float">
            <text:p>5</text:p>
          </table:table-cell>
          <table:table-cell table:formula="of:=IF([.E708]&lt;&gt;[.E709]; IF(OR([.E709]=7; [.E709]=1); 5000; [.$M$2]); 0)" office:value-type="float" office:value="13179" calcext:value-type="float">
            <text:p>13179</text:p>
          </table:table-cell>
          <table:table-cell table:formula="of:=[.H708]+[.F709]" office:value-type="float" office:value="47766" calcext:value-type="float">
            <text:p>47766</text:p>
          </table:table-cell>
          <table:table-cell table:formula="of:=IF([.G709]-[.D709] &lt; 0; [.G709]; [.G709]-[.D709])" office:value-type="float" office:value="41676" calcext:value-type="float">
            <text:p>41676</text:p>
          </table:table-cell>
          <table:table-cell table:formula="of:=IF([.H709]=[.G70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WEEKDAY([.B710])" office:value-type="float" office:value="6" calcext:value-type="float">
            <text:p>6</text:p>
          </table:table-cell>
          <table:table-cell table:formula="of:=IF([.E709]&lt;&gt;[.E710]; IF(OR([.E710]=7; [.E710]=1); 5000; [.$M$2]); 0)" office:value-type="float" office:value="13179" calcext:value-type="float">
            <text:p>13179</text:p>
          </table:table-cell>
          <table:table-cell table:formula="of:=[.H709]+[.F710]" office:value-type="float" office:value="54855" calcext:value-type="float">
            <text:p>54855</text:p>
          </table:table-cell>
          <table:table-cell table:formula="of:=IF([.G710]-[.D710] &lt; 0; [.G710]; [.G710]-[.D710])" office:value-type="float" office:value="54285" calcext:value-type="float">
            <text:p>54285</text:p>
          </table:table-cell>
          <table:table-cell table:formula="of:=IF([.H710]=[.G71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WEEKDAY([.B711])" office:value-type="float" office:value="7" calcext:value-type="float">
            <text:p>7</text:p>
          </table:table-cell>
          <table:table-cell table:formula="of:=IF([.E710]&lt;&gt;[.E711]; IF(OR([.E711]=7; [.E711]=1); 5000; [.$M$2]); 0)" office:value-type="float" office:value="5000" calcext:value-type="float">
            <text:p>5000</text:p>
          </table:table-cell>
          <table:table-cell table:formula="of:=[.H710]+[.F711]" office:value-type="float" office:value="59285" calcext:value-type="float">
            <text:p>59285</text:p>
          </table:table-cell>
          <table:table-cell table:formula="of:=IF([.G711]-[.D711] &lt; 0; [.G711]; [.G711]-[.D711])" office:value-type="float" office:value="49775" calcext:value-type="float">
            <text:p>49775</text:p>
          </table:table-cell>
          <table:table-cell table:formula="of:=IF([.H711]=[.G71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formula="of:=WEEKDAY([.B712])" office:value-type="float" office:value="7" calcext:value-type="float">
            <text:p>7</text:p>
          </table:table-cell>
          <table:table-cell table:formula="of:=IF([.E711]&lt;&gt;[.E712]; IF(OR([.E712]=7; [.E712]=1); 5000; [.$M$2]); 0)" office:value-type="float" office:value="0" calcext:value-type="float">
            <text:p>0</text:p>
          </table:table-cell>
          <table:table-cell table:formula="of:=[.H711]+[.F712]" office:value-type="float" office:value="49775" calcext:value-type="float">
            <text:p>49775</text:p>
          </table:table-cell>
          <table:table-cell table:formula="of:=IF([.G712]-[.D712] &lt; 0; [.G712]; [.G712]-[.D712])" office:value-type="float" office:value="47295" calcext:value-type="float">
            <text:p>47295</text:p>
          </table:table-cell>
          <table:table-cell table:formula="of:=IF([.H712]=[.G71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formula="of:=WEEKDAY([.B713])" office:value-type="float" office:value="7" calcext:value-type="float">
            <text:p>7</text:p>
          </table:table-cell>
          <table:table-cell table:formula="of:=IF([.E712]&lt;&gt;[.E713]; IF(OR([.E713]=7; [.E713]=1); 5000; [.$M$2]); 0)" office:value-type="float" office:value="0" calcext:value-type="float">
            <text:p>0</text:p>
          </table:table-cell>
          <table:table-cell table:formula="of:=[.H712]+[.F713]" office:value-type="float" office:value="47295" calcext:value-type="float">
            <text:p>47295</text:p>
          </table:table-cell>
          <table:table-cell table:formula="of:=IF([.G713]-[.D713] &lt; 0; [.G713]; [.G713]-[.D713])" office:value-type="float" office:value="39295" calcext:value-type="float">
            <text:p>39295</text:p>
          </table:table-cell>
          <table:table-cell table:formula="of:=IF([.H713]=[.G71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formula="of:=WEEKDAY([.B714])" office:value-type="float" office:value="1" calcext:value-type="float">
            <text:p>1</text:p>
          </table:table-cell>
          <table:table-cell table:formula="of:=IF([.E713]&lt;&gt;[.E714]; IF(OR([.E714]=7; [.E714]=1); 5000; [.$M$2]); 0)" office:value-type="float" office:value="5000" calcext:value-type="float">
            <text:p>5000</text:p>
          </table:table-cell>
          <table:table-cell table:formula="of:=[.H713]+[.F714]" office:value-type="float" office:value="44295" calcext:value-type="float">
            <text:p>44295</text:p>
          </table:table-cell>
          <table:table-cell table:formula="of:=IF([.G714]-[.D714] &lt; 0; [.G714]; [.G714]-[.D714])" office:value-type="float" office:value="34305" calcext:value-type="float">
            <text:p>34305</text:p>
          </table:table-cell>
          <table:table-cell table:formula="of:=IF([.H714]=[.G71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WEEKDAY([.B715])" office:value-type="float" office:value="1" calcext:value-type="float">
            <text:p>1</text:p>
          </table:table-cell>
          <table:table-cell table:formula="of:=IF([.E714]&lt;&gt;[.E715]; IF(OR([.E715]=7; [.E715]=1); 5000; [.$M$2]); 0)" office:value-type="float" office:value="0" calcext:value-type="float">
            <text:p>0</text:p>
          </table:table-cell>
          <table:table-cell table:formula="of:=[.H714]+[.F715]" office:value-type="float" office:value="34305" calcext:value-type="float">
            <text:p>34305</text:p>
          </table:table-cell>
          <table:table-cell table:formula="of:=IF([.G715]-[.D715] &lt; 0; [.G715]; [.G715]-[.D715])" office:value-type="float" office:value="31555" calcext:value-type="float">
            <text:p>31555</text:p>
          </table:table-cell>
          <table:table-cell table:formula="of:=IF([.H715]=[.G71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formula="of:=WEEKDAY([.B716])" office:value-type="float" office:value="1" calcext:value-type="float">
            <text:p>1</text:p>
          </table:table-cell>
          <table:table-cell table:formula="of:=IF([.E715]&lt;&gt;[.E716]; IF(OR([.E716]=7; [.E716]=1); 5000; [.$M$2]); 0)" office:value-type="float" office:value="0" calcext:value-type="float">
            <text:p>0</text:p>
          </table:table-cell>
          <table:table-cell table:formula="of:=[.H715]+[.F716]" office:value-type="float" office:value="31555" calcext:value-type="float">
            <text:p>31555</text:p>
          </table:table-cell>
          <table:table-cell table:formula="of:=IF([.G716]-[.D716] &lt; 0; [.G716]; [.G716]-[.D716])" office:value-type="float" office:value="27295" calcext:value-type="float">
            <text:p>27295</text:p>
          </table:table-cell>
          <table:table-cell table:formula="of:=IF([.H716]=[.G71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WEEKDAY([.B717])" office:value-type="float" office:value="2" calcext:value-type="float">
            <text:p>2</text:p>
          </table:table-cell>
          <table:table-cell table:formula="of:=IF([.E716]&lt;&gt;[.E717]; IF(OR([.E717]=7; [.E717]=1); 5000; [.$M$2]); 0)" office:value-type="float" office:value="13179" calcext:value-type="float">
            <text:p>13179</text:p>
          </table:table-cell>
          <table:table-cell table:formula="of:=[.H716]+[.F717]" office:value-type="float" office:value="40474" calcext:value-type="float">
            <text:p>40474</text:p>
          </table:table-cell>
          <table:table-cell table:formula="of:=IF([.G717]-[.D717] &lt; 0; [.G717]; [.G717]-[.D717])" office:value-type="float" office:value="37774" calcext:value-type="float">
            <text:p>37774</text:p>
          </table:table-cell>
          <table:table-cell table:formula="of:=IF([.H717]=[.G71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formula="of:=WEEKDAY([.B718])" office:value-type="float" office:value="2" calcext:value-type="float">
            <text:p>2</text:p>
          </table:table-cell>
          <table:table-cell table:formula="of:=IF([.E717]&lt;&gt;[.E718]; IF(OR([.E718]=7; [.E718]=1); 5000; [.$M$2]); 0)" office:value-type="float" office:value="0" calcext:value-type="float">
            <text:p>0</text:p>
          </table:table-cell>
          <table:table-cell table:formula="of:=[.H717]+[.F718]" office:value-type="float" office:value="37774" calcext:value-type="float">
            <text:p>37774</text:p>
          </table:table-cell>
          <table:table-cell table:formula="of:=IF([.G718]-[.D718] &lt; 0; [.G718]; [.G718]-[.D718])" office:value-type="float" office:value="35594" calcext:value-type="float">
            <text:p>35594</text:p>
          </table:table-cell>
          <table:table-cell table:formula="of:=IF([.H718]=[.G71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formula="of:=WEEKDAY([.B719])" office:value-type="float" office:value="3" calcext:value-type="float">
            <text:p>3</text:p>
          </table:table-cell>
          <table:table-cell table:formula="of:=IF([.E718]&lt;&gt;[.E719]; IF(OR([.E719]=7; [.E719]=1); 5000; [.$M$2]); 0)" office:value-type="float" office:value="13179" calcext:value-type="float">
            <text:p>13179</text:p>
          </table:table-cell>
          <table:table-cell table:formula="of:=[.H718]+[.F719]" office:value-type="float" office:value="48773" calcext:value-type="float">
            <text:p>48773</text:p>
          </table:table-cell>
          <table:table-cell table:formula="of:=IF([.G719]-[.D719] &lt; 0; [.G719]; [.G719]-[.D719])" office:value-type="float" office:value="40573" calcext:value-type="float">
            <text:p>40573</text:p>
          </table:table-cell>
          <table:table-cell table:formula="of:=IF([.H719]=[.G71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formula="of:=WEEKDAY([.B720])" office:value-type="float" office:value="3" calcext:value-type="float">
            <text:p>3</text:p>
          </table:table-cell>
          <table:table-cell table:formula="of:=IF([.E719]&lt;&gt;[.E720]; IF(OR([.E720]=7; [.E720]=1); 5000; [.$M$2]); 0)" office:value-type="float" office:value="0" calcext:value-type="float">
            <text:p>0</text:p>
          </table:table-cell>
          <table:table-cell table:formula="of:=[.H719]+[.F720]" office:value-type="float" office:value="40573" calcext:value-type="float">
            <text:p>40573</text:p>
          </table:table-cell>
          <table:table-cell table:formula="of:=IF([.G720]-[.D720] &lt; 0; [.G720]; [.G720]-[.D720])" office:value-type="float" office:value="35493" calcext:value-type="float">
            <text:p>35493</text:p>
          </table:table-cell>
          <table:table-cell table:formula="of:=IF([.H720]=[.G72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WEEKDAY([.B721])" office:value-type="float" office:value="3" calcext:value-type="float">
            <text:p>3</text:p>
          </table:table-cell>
          <table:table-cell table:formula="of:=IF([.E720]&lt;&gt;[.E721]; IF(OR([.E721]=7; [.E721]=1); 5000; [.$M$2]); 0)" office:value-type="float" office:value="0" calcext:value-type="float">
            <text:p>0</text:p>
          </table:table-cell>
          <table:table-cell table:formula="of:=[.H720]+[.F721]" office:value-type="float" office:value="35493" calcext:value-type="float">
            <text:p>35493</text:p>
          </table:table-cell>
          <table:table-cell table:formula="of:=IF([.G721]-[.D721] &lt; 0; [.G721]; [.G721]-[.D721])" office:value-type="float" office:value="27833" calcext:value-type="float">
            <text:p>27833</text:p>
          </table:table-cell>
          <table:table-cell table:formula="of:=IF([.H721]=[.G72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WEEKDAY([.B722])" office:value-type="float" office:value="3" calcext:value-type="float">
            <text:p>3</text:p>
          </table:table-cell>
          <table:table-cell table:formula="of:=IF([.E721]&lt;&gt;[.E722]; IF(OR([.E722]=7; [.E722]=1); 5000; [.$M$2]); 0)" office:value-type="float" office:value="0" calcext:value-type="float">
            <text:p>0</text:p>
          </table:table-cell>
          <table:table-cell table:formula="of:=[.H721]+[.F722]" office:value-type="float" office:value="27833" calcext:value-type="float">
            <text:p>27833</text:p>
          </table:table-cell>
          <table:table-cell table:formula="of:=IF([.G722]-[.D722] &lt; 0; [.G722]; [.G722]-[.D722])" office:value-type="float" office:value="19133" calcext:value-type="float">
            <text:p>19133</text:p>
          </table:table-cell>
          <table:table-cell table:formula="of:=IF([.H722]=[.G72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formula="of:=WEEKDAY([.B723])" office:value-type="float" office:value="4" calcext:value-type="float">
            <text:p>4</text:p>
          </table:table-cell>
          <table:table-cell table:formula="of:=IF([.E722]&lt;&gt;[.E723]; IF(OR([.E723]=7; [.E723]=1); 5000; [.$M$2]); 0)" office:value-type="float" office:value="13179" calcext:value-type="float">
            <text:p>13179</text:p>
          </table:table-cell>
          <table:table-cell table:formula="of:=[.H722]+[.F723]" office:value-type="float" office:value="32312" calcext:value-type="float">
            <text:p>32312</text:p>
          </table:table-cell>
          <table:table-cell table:formula="of:=IF([.G723]-[.D723] &lt; 0; [.G723]; [.G723]-[.D723])" office:value-type="float" office:value="24372" calcext:value-type="float">
            <text:p>24372</text:p>
          </table:table-cell>
          <table:table-cell table:formula="of:=IF([.H723]=[.G72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WEEKDAY([.B724])" office:value-type="float" office:value="4" calcext:value-type="float">
            <text:p>4</text:p>
          </table:table-cell>
          <table:table-cell table:formula="of:=IF([.E723]&lt;&gt;[.E724]; IF(OR([.E724]=7; [.E724]=1); 5000; [.$M$2]); 0)" office:value-type="float" office:value="0" calcext:value-type="float">
            <text:p>0</text:p>
          </table:table-cell>
          <table:table-cell table:formula="of:=[.H723]+[.F724]" office:value-type="float" office:value="24372" calcext:value-type="float">
            <text:p>24372</text:p>
          </table:table-cell>
          <table:table-cell table:formula="of:=IF([.G724]-[.D724] &lt; 0; [.G724]; [.G724]-[.D724])" office:value-type="float" office:value="19002" calcext:value-type="float">
            <text:p>19002</text:p>
          </table:table-cell>
          <table:table-cell table:formula="of:=IF([.H724]=[.G72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2/16/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formula="of:=WEEKDAY([.B725])" office:value-type="float" office:value="5" calcext:value-type="float">
            <text:p>5</text:p>
          </table:table-cell>
          <table:table-cell table:formula="of:=IF([.E724]&lt;&gt;[.E725]; IF(OR([.E725]=7; [.E725]=1); 5000; [.$M$2]); 0)" office:value-type="float" office:value="13179" calcext:value-type="float">
            <text:p>13179</text:p>
          </table:table-cell>
          <table:table-cell table:formula="of:=[.H724]+[.F725]" office:value-type="float" office:value="32181" calcext:value-type="float">
            <text:p>32181</text:p>
          </table:table-cell>
          <table:table-cell table:formula="of:=IF([.G725]-[.D725] &lt; 0; [.G725]; [.G725]-[.D725])" office:value-type="float" office:value="28241" calcext:value-type="float">
            <text:p>28241</text:p>
          </table:table-cell>
          <table:table-cell table:formula="of:=IF([.H725]=[.G72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2/17/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formula="of:=WEEKDAY([.B726])" office:value-type="float" office:value="6" calcext:value-type="float">
            <text:p>6</text:p>
          </table:table-cell>
          <table:table-cell table:formula="of:=IF([.E725]&lt;&gt;[.E726]; IF(OR([.E726]=7; [.E726]=1); 5000; [.$M$2]); 0)" office:value-type="float" office:value="13179" calcext:value-type="float">
            <text:p>13179</text:p>
          </table:table-cell>
          <table:table-cell table:formula="of:=[.H725]+[.F726]" office:value-type="float" office:value="41420" calcext:value-type="float">
            <text:p>41420</text:p>
          </table:table-cell>
          <table:table-cell table:formula="of:=IF([.G726]-[.D726] &lt; 0; [.G726]; [.G726]-[.D726])" office:value-type="float" office:value="37020" calcext:value-type="float">
            <text:p>37020</text:p>
          </table:table-cell>
          <table:table-cell table:formula="of:=IF([.H726]=[.G72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formula="of:=WEEKDAY([.B727])" office:value-type="float" office:value="7" calcext:value-type="float">
            <text:p>7</text:p>
          </table:table-cell>
          <table:table-cell table:formula="of:=IF([.E726]&lt;&gt;[.E727]; IF(OR([.E727]=7; [.E727]=1); 5000; [.$M$2]); 0)" office:value-type="float" office:value="5000" calcext:value-type="float">
            <text:p>5000</text:p>
          </table:table-cell>
          <table:table-cell table:formula="of:=[.H726]+[.F727]" office:value-type="float" office:value="42020" calcext:value-type="float">
            <text:p>42020</text:p>
          </table:table-cell>
          <table:table-cell table:formula="of:=IF([.G727]-[.D727] &lt; 0; [.G727]; [.G727]-[.D727])" office:value-type="float" office:value="35220" calcext:value-type="float">
            <text:p>35220</text:p>
          </table:table-cell>
          <table:table-cell table:formula="of:=IF([.H727]=[.G72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WEEKDAY([.B728])" office:value-type="float" office:value="7" calcext:value-type="float">
            <text:p>7</text:p>
          </table:table-cell>
          <table:table-cell table:formula="of:=IF([.E727]&lt;&gt;[.E728]; IF(OR([.E728]=7; [.E728]=1); 5000; [.$M$2]); 0)" office:value-type="float" office:value="0" calcext:value-type="float">
            <text:p>0</text:p>
          </table:table-cell>
          <table:table-cell table:formula="of:=[.H727]+[.F728]" office:value-type="float" office:value="35220" calcext:value-type="float">
            <text:p>35220</text:p>
          </table:table-cell>
          <table:table-cell table:formula="of:=IF([.G728]-[.D728] &lt; 0; [.G728]; [.G728]-[.D728])" office:value-type="float" office:value="30580" calcext:value-type="float">
            <text:p>30580</text:p>
          </table:table-cell>
          <table:table-cell table:formula="of:=IF([.H728]=[.G72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formula="of:=WEEKDAY([.B729])" office:value-type="float" office:value="7" calcext:value-type="float">
            <text:p>7</text:p>
          </table:table-cell>
          <table:table-cell table:formula="of:=IF([.E728]&lt;&gt;[.E729]; IF(OR([.E729]=7; [.E729]=1); 5000; [.$M$2]); 0)" office:value-type="float" office:value="0" calcext:value-type="float">
            <text:p>0</text:p>
          </table:table-cell>
          <table:table-cell table:formula="of:=[.H728]+[.F729]" office:value-type="float" office:value="30580" calcext:value-type="float">
            <text:p>30580</text:p>
          </table:table-cell>
          <table:table-cell table:formula="of:=IF([.G729]-[.D729] &lt; 0; [.G729]; [.G729]-[.D729])" office:value-type="float" office:value="23050" calcext:value-type="float">
            <text:p>23050</text:p>
          </table:table-cell>
          <table:table-cell table:formula="of:=IF([.H729]=[.G72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WEEKDAY([.B730])" office:value-type="float" office:value="1" calcext:value-type="float">
            <text:p>1</text:p>
          </table:table-cell>
          <table:table-cell table:formula="of:=IF([.E729]&lt;&gt;[.E730]; IF(OR([.E730]=7; [.E730]=1); 5000; [.$M$2]); 0)" office:value-type="float" office:value="5000" calcext:value-type="float">
            <text:p>5000</text:p>
          </table:table-cell>
          <table:table-cell table:formula="of:=[.H729]+[.F730]" office:value-type="float" office:value="28050" calcext:value-type="float">
            <text:p>28050</text:p>
          </table:table-cell>
          <table:table-cell table:formula="of:=IF([.G730]-[.D730] &lt; 0; [.G730]; [.G730]-[.D730])" office:value-type="float" office:value="21100" calcext:value-type="float">
            <text:p>21100</text:p>
          </table:table-cell>
          <table:table-cell table:formula="of:=IF([.H730]=[.G73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WEEKDAY([.B731])" office:value-type="float" office:value="1" calcext:value-type="float">
            <text:p>1</text:p>
          </table:table-cell>
          <table:table-cell table:formula="of:=IF([.E730]&lt;&gt;[.E731]; IF(OR([.E731]=7; [.E731]=1); 5000; [.$M$2]); 0)" office:value-type="float" office:value="0" calcext:value-type="float">
            <text:p>0</text:p>
          </table:table-cell>
          <table:table-cell table:formula="of:=[.H730]+[.F731]" office:value-type="float" office:value="21100" calcext:value-type="float">
            <text:p>21100</text:p>
          </table:table-cell>
          <table:table-cell table:formula="of:=IF([.G731]-[.D731] &lt; 0; [.G731]; [.G731]-[.D731])" office:value-type="float" office:value="18580" calcext:value-type="float">
            <text:p>18580</text:p>
          </table:table-cell>
          <table:table-cell table:formula="of:=IF([.H731]=[.G73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formula="of:=WEEKDAY([.B732])" office:value-type="float" office:value="1" calcext:value-type="float">
            <text:p>1</text:p>
          </table:table-cell>
          <table:table-cell table:formula="of:=IF([.E731]&lt;&gt;[.E732]; IF(OR([.E732]=7; [.E732]=1); 5000; [.$M$2]); 0)" office:value-type="float" office:value="0" calcext:value-type="float">
            <text:p>0</text:p>
          </table:table-cell>
          <table:table-cell table:formula="of:=[.H731]+[.F732]" office:value-type="float" office:value="18580" calcext:value-type="float">
            <text:p>18580</text:p>
          </table:table-cell>
          <table:table-cell table:formula="of:=IF([.G732]-[.D732] &lt; 0; [.G732]; [.G732]-[.D732])" office:value-type="float" office:value="14010" calcext:value-type="float">
            <text:p>14010</text:p>
          </table:table-cell>
          <table:table-cell table:formula="of:=IF([.H732]=[.G73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WEEKDAY([.B733])" office:value-type="float" office:value="2" calcext:value-type="float">
            <text:p>2</text:p>
          </table:table-cell>
          <table:table-cell table:formula="of:=IF([.E732]&lt;&gt;[.E733]; IF(OR([.E733]=7; [.E733]=1); 5000; [.$M$2]); 0)" office:value-type="float" office:value="13179" calcext:value-type="float">
            <text:p>13179</text:p>
          </table:table-cell>
          <table:table-cell table:formula="of:=[.H732]+[.F733]" office:value-type="float" office:value="27189" calcext:value-type="float">
            <text:p>27189</text:p>
          </table:table-cell>
          <table:table-cell table:formula="of:=IF([.G733]-[.D733] &lt; 0; [.G733]; [.G733]-[.D733])" office:value-type="float" office:value="19939" calcext:value-type="float">
            <text:p>19939</text:p>
          </table:table-cell>
          <table:table-cell table:formula="of:=IF([.H733]=[.G73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WEEKDAY([.B734])" office:value-type="float" office:value="2" calcext:value-type="float">
            <text:p>2</text:p>
          </table:table-cell>
          <table:table-cell table:formula="of:=IF([.E733]&lt;&gt;[.E734]; IF(OR([.E734]=7; [.E734]=1); 5000; [.$M$2]); 0)" office:value-type="float" office:value="0" calcext:value-type="float">
            <text:p>0</text:p>
          </table:table-cell>
          <table:table-cell table:formula="of:=[.H733]+[.F734]" office:value-type="float" office:value="19939" calcext:value-type="float">
            <text:p>19939</text:p>
          </table:table-cell>
          <table:table-cell table:formula="of:=IF([.G734]-[.D734] &lt; 0; [.G734]; [.G734]-[.D734])" office:value-type="float" office:value="18599" calcext:value-type="float">
            <text:p>18599</text:p>
          </table:table-cell>
          <table:table-cell table:formula="of:=IF([.H734]=[.G73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12/21/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formula="of:=WEEKDAY([.B735])" office:value-type="float" office:value="3" calcext:value-type="float">
            <text:p>3</text:p>
          </table:table-cell>
          <table:table-cell table:formula="of:=IF([.E734]&lt;&gt;[.E735]; IF(OR([.E735]=7; [.E735]=1); 5000; [.$M$2]); 0)" office:value-type="float" office:value="13179" calcext:value-type="float">
            <text:p>13179</text:p>
          </table:table-cell>
          <table:table-cell table:formula="of:=[.H734]+[.F735]" office:value-type="float" office:value="31778" calcext:value-type="float">
            <text:p>31778</text:p>
          </table:table-cell>
          <table:table-cell table:formula="of:=IF([.G735]-[.D735] &lt; 0; [.G735]; [.G735]-[.D735])" office:value-type="float" office:value="29898" calcext:value-type="float">
            <text:p>29898</text:p>
          </table:table-cell>
          <table:table-cell table:formula="of:=IF([.H735]=[.G73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WEEKDAY([.B736])" office:value-type="float" office:value="4" calcext:value-type="float">
            <text:p>4</text:p>
          </table:table-cell>
          <table:table-cell table:formula="of:=IF([.E735]&lt;&gt;[.E736]; IF(OR([.E736]=7; [.E736]=1); 5000; [.$M$2]); 0)" office:value-type="float" office:value="13179" calcext:value-type="float">
            <text:p>13179</text:p>
          </table:table-cell>
          <table:table-cell table:formula="of:=[.H735]+[.F736]" office:value-type="float" office:value="43077" calcext:value-type="float">
            <text:p>43077</text:p>
          </table:table-cell>
          <table:table-cell table:formula="of:=IF([.G736]-[.D736] &lt; 0; [.G736]; [.G736]-[.D736])" office:value-type="float" office:value="37347" calcext:value-type="float">
            <text:p>37347</text:p>
          </table:table-cell>
          <table:table-cell table:formula="of:=IF([.H736]=[.G73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formula="of:=WEEKDAY([.B737])" office:value-type="float" office:value="4" calcext:value-type="float">
            <text:p>4</text:p>
          </table:table-cell>
          <table:table-cell table:formula="of:=IF([.E736]&lt;&gt;[.E737]; IF(OR([.E737]=7; [.E737]=1); 5000; [.$M$2]); 0)" office:value-type="float" office:value="0" calcext:value-type="float">
            <text:p>0</text:p>
          </table:table-cell>
          <table:table-cell table:formula="of:=[.H736]+[.F737]" office:value-type="float" office:value="37347" calcext:value-type="float">
            <text:p>37347</text:p>
          </table:table-cell>
          <table:table-cell table:formula="of:=IF([.G737]-[.D737] &lt; 0; [.G737]; [.G737]-[.D737])" office:value-type="float" office:value="36087" calcext:value-type="float">
            <text:p>36087</text:p>
          </table:table-cell>
          <table:table-cell table:formula="of:=IF([.H737]=[.G73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WEEKDAY([.B738])" office:value-type="float" office:value="5" calcext:value-type="float">
            <text:p>5</text:p>
          </table:table-cell>
          <table:table-cell table:formula="of:=IF([.E737]&lt;&gt;[.E738]; IF(OR([.E738]=7; [.E738]=1); 5000; [.$M$2]); 0)" office:value-type="float" office:value="13179" calcext:value-type="float">
            <text:p>13179</text:p>
          </table:table-cell>
          <table:table-cell table:formula="of:=[.H737]+[.F738]" office:value-type="float" office:value="49266" calcext:value-type="float">
            <text:p>49266</text:p>
          </table:table-cell>
          <table:table-cell table:formula="of:=IF([.G738]-[.D738] &lt; 0; [.G738]; [.G738]-[.D738])" office:value-type="float" office:value="39646" calcext:value-type="float">
            <text:p>39646</text:p>
          </table:table-cell>
          <table:table-cell table:formula="of:=IF([.H738]=[.G73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WEEKDAY([.B739])" office:value-type="float" office:value="5" calcext:value-type="float">
            <text:p>5</text:p>
          </table:table-cell>
          <table:table-cell table:formula="of:=IF([.E738]&lt;&gt;[.E739]; IF(OR([.E739]=7; [.E739]=1); 5000; [.$M$2]); 0)" office:value-type="float" office:value="0" calcext:value-type="float">
            <text:p>0</text:p>
          </table:table-cell>
          <table:table-cell table:formula="of:=[.H738]+[.F739]" office:value-type="float" office:value="39646" calcext:value-type="float">
            <text:p>39646</text:p>
          </table:table-cell>
          <table:table-cell table:formula="of:=IF([.G739]-[.D739] &lt; 0; [.G739]; [.G739]-[.D739])" office:value-type="float" office:value="38366" calcext:value-type="float">
            <text:p>38366</text:p>
          </table:table-cell>
          <table:table-cell table:formula="of:=IF([.H739]=[.G73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formula="of:=WEEKDAY([.B740])" office:value-type="float" office:value="5" calcext:value-type="float">
            <text:p>5</text:p>
          </table:table-cell>
          <table:table-cell table:formula="of:=IF([.E739]&lt;&gt;[.E740]; IF(OR([.E740]=7; [.E740]=1); 5000; [.$M$2]); 0)" office:value-type="float" office:value="0" calcext:value-type="float">
            <text:p>0</text:p>
          </table:table-cell>
          <table:table-cell table:formula="of:=[.H739]+[.F740]" office:value-type="float" office:value="38366" calcext:value-type="float">
            <text:p>38366</text:p>
          </table:table-cell>
          <table:table-cell table:formula="of:=IF([.G740]-[.D740] &lt; 0; [.G740]; [.G740]-[.D740])" office:value-type="float" office:value="34326" calcext:value-type="float">
            <text:p>34326</text:p>
          </table:table-cell>
          <table:table-cell table:formula="of:=IF([.H740]=[.G74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WEEKDAY([.B741])" office:value-type="float" office:value="6" calcext:value-type="float">
            <text:p>6</text:p>
          </table:table-cell>
          <table:table-cell table:formula="of:=IF([.E740]&lt;&gt;[.E741]; IF(OR([.E741]=7; [.E741]=1); 5000; [.$M$2]); 0)" office:value-type="float" office:value="13179" calcext:value-type="float">
            <text:p>13179</text:p>
          </table:table-cell>
          <table:table-cell table:formula="of:=[.H740]+[.F741]" office:value-type="float" office:value="47505" calcext:value-type="float">
            <text:p>47505</text:p>
          </table:table-cell>
          <table:table-cell table:formula="of:=IF([.G741]-[.D741] &lt; 0; [.G741]; [.G741]-[.D741])" office:value-type="float" office:value="43235" calcext:value-type="float">
            <text:p>43235</text:p>
          </table:table-cell>
          <table:table-cell table:formula="of:=IF([.H741]=[.G74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WEEKDAY([.B742])" office:value-type="float" office:value="7" calcext:value-type="float">
            <text:p>7</text:p>
          </table:table-cell>
          <table:table-cell table:formula="of:=IF([.E741]&lt;&gt;[.E742]; IF(OR([.E742]=7; [.E742]=1); 5000; [.$M$2]); 0)" office:value-type="float" office:value="5000" calcext:value-type="float">
            <text:p>5000</text:p>
          </table:table-cell>
          <table:table-cell table:formula="of:=[.H741]+[.F742]" office:value-type="float" office:value="48235" calcext:value-type="float">
            <text:p>48235</text:p>
          </table:table-cell>
          <table:table-cell table:formula="of:=IF([.G742]-[.D742] &lt; 0; [.G742]; [.G742]-[.D742])" office:value-type="float" office:value="46645" calcext:value-type="float">
            <text:p>46645</text:p>
          </table:table-cell>
          <table:table-cell table:formula="of:=IF([.H742]=[.G74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formula="of:=WEEKDAY([.B743])" office:value-type="float" office:value="1" calcext:value-type="float">
            <text:p>1</text:p>
          </table:table-cell>
          <table:table-cell table:formula="of:=IF([.E742]&lt;&gt;[.E743]; IF(OR([.E743]=7; [.E743]=1); 5000; [.$M$2]); 0)" office:value-type="float" office:value="5000" calcext:value-type="float">
            <text:p>5000</text:p>
          </table:table-cell>
          <table:table-cell table:formula="of:=[.H742]+[.F743]" office:value-type="float" office:value="51645" calcext:value-type="float">
            <text:p>51645</text:p>
          </table:table-cell>
          <table:table-cell table:formula="of:=IF([.G743]-[.D743] &lt; 0; [.G743]; [.G743]-[.D743])" office:value-type="float" office:value="43945" calcext:value-type="float">
            <text:p>43945</text:p>
          </table:table-cell>
          <table:table-cell table:formula="of:=IF([.H743]=[.G74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formula="of:=WEEKDAY([.B744])" office:value-type="float" office:value="1" calcext:value-type="float">
            <text:p>1</text:p>
          </table:table-cell>
          <table:table-cell table:formula="of:=IF([.E743]&lt;&gt;[.E744]; IF(OR([.E744]=7; [.E744]=1); 5000; [.$M$2]); 0)" office:value-type="float" office:value="0" calcext:value-type="float">
            <text:p>0</text:p>
          </table:table-cell>
          <table:table-cell table:formula="of:=[.H743]+[.F744]" office:value-type="float" office:value="43945" calcext:value-type="float">
            <text:p>43945</text:p>
          </table:table-cell>
          <table:table-cell table:formula="of:=IF([.G744]-[.D744] &lt; 0; [.G744]; [.G744]-[.D744])" office:value-type="float" office:value="36625" calcext:value-type="float">
            <text:p>36625</text:p>
          </table:table-cell>
          <table:table-cell table:formula="of:=IF([.H744]=[.G74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formula="of:=WEEKDAY([.B745])" office:value-type="float" office:value="2" calcext:value-type="float">
            <text:p>2</text:p>
          </table:table-cell>
          <table:table-cell table:formula="of:=IF([.E744]&lt;&gt;[.E745]; IF(OR([.E745]=7; [.E745]=1); 5000; [.$M$2]); 0)" office:value-type="float" office:value="13179" calcext:value-type="float">
            <text:p>13179</text:p>
          </table:table-cell>
          <table:table-cell table:formula="of:=[.H744]+[.F745]" office:value-type="float" office:value="49804" calcext:value-type="float">
            <text:p>49804</text:p>
          </table:table-cell>
          <table:table-cell table:formula="of:=IF([.G745]-[.D745] &lt; 0; [.G745]; [.G745]-[.D745])" office:value-type="float" office:value="45874" calcext:value-type="float">
            <text:p>45874</text:p>
          </table:table-cell>
          <table:table-cell table:formula="of:=IF([.H745]=[.G74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WEEKDAY([.B746])" office:value-type="float" office:value="2" calcext:value-type="float">
            <text:p>2</text:p>
          </table:table-cell>
          <table:table-cell table:formula="of:=IF([.E745]&lt;&gt;[.E746]; IF(OR([.E746]=7; [.E746]=1); 5000; [.$M$2]); 0)" office:value-type="float" office:value="0" calcext:value-type="float">
            <text:p>0</text:p>
          </table:table-cell>
          <table:table-cell table:formula="of:=[.H745]+[.F746]" office:value-type="float" office:value="45874" calcext:value-type="float">
            <text:p>45874</text:p>
          </table:table-cell>
          <table:table-cell table:formula="of:=IF([.G746]-[.D746] &lt; 0; [.G746]; [.G746]-[.D746])" office:value-type="float" office:value="40004" calcext:value-type="float">
            <text:p>40004</text:p>
          </table:table-cell>
          <table:table-cell table:formula="of:=IF([.H746]=[.G74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formula="of:=WEEKDAY([.B747])" office:value-type="float" office:value="2" calcext:value-type="float">
            <text:p>2</text:p>
          </table:table-cell>
          <table:table-cell table:formula="of:=IF([.E746]&lt;&gt;[.E747]; IF(OR([.E747]=7; [.E747]=1); 5000; [.$M$2]); 0)" office:value-type="float" office:value="0" calcext:value-type="float">
            <text:p>0</text:p>
          </table:table-cell>
          <table:table-cell table:formula="of:=[.H746]+[.F747]" office:value-type="float" office:value="40004" calcext:value-type="float">
            <text:p>40004</text:p>
          </table:table-cell>
          <table:table-cell table:formula="of:=IF([.G747]-[.D747] &lt; 0; [.G747]; [.G747]-[.D747])" office:value-type="float" office:value="31964" calcext:value-type="float">
            <text:p>31964</text:p>
          </table:table-cell>
          <table:table-cell table:formula="of:=IF([.H747]=[.G747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WEEKDAY([.B748])" office:value-type="float" office:value="2" calcext:value-type="float">
            <text:p>2</text:p>
          </table:table-cell>
          <table:table-cell table:formula="of:=IF([.E747]&lt;&gt;[.E748]; IF(OR([.E748]=7; [.E748]=1); 5000; [.$M$2]); 0)" office:value-type="float" office:value="0" calcext:value-type="float">
            <text:p>0</text:p>
          </table:table-cell>
          <table:table-cell table:formula="of:=[.H747]+[.F748]" office:value-type="float" office:value="31964" calcext:value-type="float">
            <text:p>31964</text:p>
          </table:table-cell>
          <table:table-cell table:formula="of:=IF([.G748]-[.D748] &lt; 0; [.G748]; [.G748]-[.D748])" office:value-type="float" office:value="23934" calcext:value-type="float">
            <text:p>23934</text:p>
          </table:table-cell>
          <table:table-cell table:formula="of:=IF([.H748]=[.G748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formula="of:=WEEKDAY([.B749])" office:value-type="float" office:value="3" calcext:value-type="float">
            <text:p>3</text:p>
          </table:table-cell>
          <table:table-cell table:formula="of:=IF([.E748]&lt;&gt;[.E749]; IF(OR([.E749]=7; [.E749]=1); 5000; [.$M$2]); 0)" office:value-type="float" office:value="13179" calcext:value-type="float">
            <text:p>13179</text:p>
          </table:table-cell>
          <table:table-cell table:formula="of:=[.H748]+[.F749]" office:value-type="float" office:value="37113" calcext:value-type="float">
            <text:p>37113</text:p>
          </table:table-cell>
          <table:table-cell table:formula="of:=IF([.G749]-[.D749] &lt; 0; [.G749]; [.G749]-[.D749])" office:value-type="float" office:value="32973" calcext:value-type="float">
            <text:p>32973</text:p>
          </table:table-cell>
          <table:table-cell table:formula="of:=IF([.H749]=[.G749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WEEKDAY([.B750])" office:value-type="float" office:value="3" calcext:value-type="float">
            <text:p>3</text:p>
          </table:table-cell>
          <table:table-cell table:formula="of:=IF([.E749]&lt;&gt;[.E750]; IF(OR([.E750]=7; [.E750]=1); 5000; [.$M$2]); 0)" office:value-type="float" office:value="0" calcext:value-type="float">
            <text:p>0</text:p>
          </table:table-cell>
          <table:table-cell table:formula="of:=[.H749]+[.F750]" office:value-type="float" office:value="32973" calcext:value-type="float">
            <text:p>32973</text:p>
          </table:table-cell>
          <table:table-cell table:formula="of:=IF([.G750]-[.D750] &lt; 0; [.G750]; [.G750]-[.D750])" office:value-type="float" office:value="31563" calcext:value-type="float">
            <text:p>31563</text:p>
          </table:table-cell>
          <table:table-cell table:formula="of:=IF([.H750]=[.G750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formula="of:=WEEKDAY([.B751])" office:value-type="float" office:value="3" calcext:value-type="float">
            <text:p>3</text:p>
          </table:table-cell>
          <table:table-cell table:formula="of:=IF([.E750]&lt;&gt;[.E751]; IF(OR([.E751]=7; [.E751]=1); 5000; [.$M$2]); 0)" office:value-type="float" office:value="0" calcext:value-type="float">
            <text:p>0</text:p>
          </table:table-cell>
          <table:table-cell table:formula="of:=[.H750]+[.F751]" office:value-type="float" office:value="31563" calcext:value-type="float">
            <text:p>31563</text:p>
          </table:table-cell>
          <table:table-cell table:formula="of:=IF([.G751]-[.D751] &lt; 0; [.G751]; [.G751]-[.D751])" office:value-type="float" office:value="27063" calcext:value-type="float">
            <text:p>27063</text:p>
          </table:table-cell>
          <table:table-cell table:formula="of:=IF([.H751]=[.G751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formula="of:=WEEKDAY([.B752])" office:value-type="float" office:value="4" calcext:value-type="float">
            <text:p>4</text:p>
          </table:table-cell>
          <table:table-cell table:formula="of:=IF([.E751]&lt;&gt;[.E752]; IF(OR([.E752]=7; [.E752]=1); 5000; [.$M$2]); 0)" office:value-type="float" office:value="13179" calcext:value-type="float">
            <text:p>13179</text:p>
          </table:table-cell>
          <table:table-cell table:formula="of:=[.H751]+[.F752]" office:value-type="float" office:value="40242" calcext:value-type="float">
            <text:p>40242</text:p>
          </table:table-cell>
          <table:table-cell table:formula="of:=IF([.G752]-[.D752] &lt; 0; [.G752]; [.G752]-[.D752])" office:value-type="float" office:value="36192" calcext:value-type="float">
            <text:p>36192</text:p>
          </table:table-cell>
          <table:table-cell table:formula="of:=IF([.H752]=[.G752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WEEKDAY([.B753])" office:value-type="float" office:value="4" calcext:value-type="float">
            <text:p>4</text:p>
          </table:table-cell>
          <table:table-cell table:formula="of:=IF([.E752]&lt;&gt;[.E753]; IF(OR([.E753]=7; [.E753]=1); 5000; [.$M$2]); 0)" office:value-type="float" office:value="0" calcext:value-type="float">
            <text:p>0</text:p>
          </table:table-cell>
          <table:table-cell table:formula="of:=[.H752]+[.F753]" office:value-type="float" office:value="36192" calcext:value-type="float">
            <text:p>36192</text:p>
          </table:table-cell>
          <table:table-cell table:formula="of:=IF([.G753]-[.D753] &lt; 0; [.G753]; [.G753]-[.D753])" office:value-type="float" office:value="28802" calcext:value-type="float">
            <text:p>28802</text:p>
          </table:table-cell>
          <table:table-cell table:formula="of:=IF([.H753]=[.G753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formula="of:=WEEKDAY([.B754])" office:value-type="float" office:value="5" calcext:value-type="float">
            <text:p>5</text:p>
          </table:table-cell>
          <table:table-cell table:formula="of:=IF([.E753]&lt;&gt;[.E754]; IF(OR([.E754]=7; [.E754]=1); 5000; [.$M$2]); 0)" office:value-type="float" office:value="13179" calcext:value-type="float">
            <text:p>13179</text:p>
          </table:table-cell>
          <table:table-cell table:formula="of:=[.H753]+[.F754]" office:value-type="float" office:value="41981" calcext:value-type="float">
            <text:p>41981</text:p>
          </table:table-cell>
          <table:table-cell table:formula="of:=IF([.G754]-[.D754] &lt; 0; [.G754]; [.G754]-[.D754])" office:value-type="float" office:value="37381" calcext:value-type="float">
            <text:p>37381</text:p>
          </table:table-cell>
          <table:table-cell table:formula="of:=IF([.H754]=[.G754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WEEKDAY([.B755])" office:value-type="float" office:value="5" calcext:value-type="float">
            <text:p>5</text:p>
          </table:table-cell>
          <table:table-cell table:formula="of:=IF([.E754]&lt;&gt;[.E755]; IF(OR([.E755]=7; [.E755]=1); 5000; [.$M$2]); 0)" office:value-type="float" office:value="0" calcext:value-type="float">
            <text:p>0</text:p>
          </table:table-cell>
          <table:table-cell table:formula="of:=[.H754]+[.F755]" office:value-type="float" office:value="37381" calcext:value-type="float">
            <text:p>37381</text:p>
          </table:table-cell>
          <table:table-cell table:formula="of:=IF([.G755]-[.D755] &lt; 0; [.G755]; [.G755]-[.D755])" office:value-type="float" office:value="30341" calcext:value-type="float">
            <text:p>30341</text:p>
          </table:table-cell>
          <table:table-cell table:formula="of:=IF([.H755]=[.G755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formula="of:=WEEKDAY([.B756])" office:value-type="float" office:value="5" calcext:value-type="float">
            <text:p>5</text:p>
          </table:table-cell>
          <table:table-cell table:formula="of:=IF([.E755]&lt;&gt;[.E756]; IF(OR([.E756]=7; [.E756]=1); 5000; [.$M$2]); 0)" office:value-type="float" office:value="0" calcext:value-type="float">
            <text:p>0</text:p>
          </table:table-cell>
          <table:table-cell table:formula="of:=[.H755]+[.F756]" office:value-type="float" office:value="30341" calcext:value-type="float">
            <text:p>30341</text:p>
          </table:table-cell>
          <table:table-cell table:formula="of:=IF([.G756]-[.D756] &lt; 0; [.G756]; [.G756]-[.D756])" office:value-type="float" office:value="27931" calcext:value-type="float">
            <text:p>27931</text:p>
          </table:table-cell>
          <table:table-cell table:formula="of:=IF([.H756]=[.G756]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12/31/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formula="of:=WEEKDAY([.B757])" office:value-type="float" office:value="6" calcext:value-type="float">
            <text:p>6</text:p>
          </table:table-cell>
          <table:table-cell table:formula="of:=IF([.E756]&lt;&gt;[.E757]; IF(OR([.E757]=7; [.E757]=1); 5000; [.$M$2]); 0)" office:value-type="float" office:value="13179" calcext:value-type="float">
            <text:p>13179</text:p>
          </table:table-cell>
          <table:table-cell table:formula="of:=[.H756]+[.F757]" office:value-type="float" office:value="41110" calcext:value-type="float">
            <text:p>41110</text:p>
          </table:table-cell>
          <table:table-cell table:formula="of:=IF([.G757]-[.D757] &lt; 0; [.G757]; [.G757]-[.D757])" office:value-type="float" office:value="34820" calcext:value-type="float">
            <text:p>34820</text:p>
          </table:table-cell>
          <table:table-cell table:formula="of:=IF([.H757]=[.G757])" office:value-type="boolean" office:boolean-value="false" calcext:value-type="boolean">
            <text:p>FALSE</text:p>
          </table:table-cell>
          <table:table-cell table:number-columns-repeated="11"/>
        </table:table-row>
      </table:table>
      <table:named-expressions/>
      <table:data-pilot-tables>
        <table:data-pilot-table table:name="DataPilot1" table:application-data="" table:target-range-address="'Pivot Table_Sheet1_1'.A1:'Pivot Table_Sheet1_1'.C224" table:buttons="'Pivot Table_Sheet1_1'.A1 'Pivot Table_Sheet1_1'.B1" table:show-filter-button="false" table:drill-down-on-double-click="false">
          <table:source-cell-range table:cell-range-address="Sheet1.A1:Sheet1.D756"/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01/02/21" table:display="true" table:show-details="true"/>
                <table:data-pilot-member table:name="01/03/21" table:display="true" table:show-details="true"/>
                <table:data-pilot-member table:name="01/04/21" table:display="true" table:show-details="true"/>
                <table:data-pilot-member table:name="01/05/21" table:display="true" table:show-details="true"/>
                <table:data-pilot-member table:name="01/06/21" table:display="true" table:show-details="true"/>
                <table:data-pilot-member table:name="01/07/21" table:display="true" table:show-details="true"/>
                <table:data-pilot-member table:name="01/08/21" table:display="true" table:show-details="true"/>
                <table:data-pilot-member table:name="01/09/21" table:display="true" table:show-details="true"/>
                <table:data-pilot-member table:name="01/10/21" table:display="true" table:show-details="true"/>
                <table:data-pilot-member table:name="01/11/21" table:display="true" table:show-details="true"/>
                <table:data-pilot-member table:name="01/12/21" table:display="true" table:show-details="true"/>
                <table:data-pilot-member table:name="01/13/21" table:display="true" table:show-details="true"/>
                <table:data-pilot-member table:name="01/14/21" table:display="true" table:show-details="true"/>
                <table:data-pilot-member table:name="01/15/21" table:display="true" table:show-details="true"/>
                <table:data-pilot-member table:name="01/16/21" table:display="true" table:show-details="true"/>
                <table:data-pilot-member table:name="01/17/21" table:display="true" table:show-details="true"/>
                <table:data-pilot-member table:name="01/18/21" table:display="true" table:show-details="true"/>
                <table:data-pilot-member table:name="01/19/21" table:display="true" table:show-details="true"/>
                <table:data-pilot-member table:name="01/20/21" table:display="true" table:show-details="true"/>
                <table:data-pilot-member table:name="01/21/21" table:display="true" table:show-details="true"/>
                <table:data-pilot-member table:name="01/22/21" table:display="true" table:show-details="true"/>
                <table:data-pilot-member table:name="01/23/21" table:display="true" table:show-details="true"/>
                <table:data-pilot-member table:name="01/24/21" table:display="true" table:show-details="true"/>
                <table:data-pilot-member table:name="01/25/21" table:display="true" table:show-details="true"/>
                <table:data-pilot-member table:name="01/26/21" table:display="true" table:show-details="true"/>
                <table:data-pilot-member table:name="01/27/21" table:display="true" table:show-details="true"/>
                <table:data-pilot-member table:name="01/28/21" table:display="true" table:show-details="true"/>
                <table:data-pilot-member table:name="01/29/21" table:display="true" table:show-details="true"/>
                <table:data-pilot-member table:name="01/30/21" table:display="true" table:show-details="true"/>
                <table:data-pilot-member table:name="01/31/21" table:display="true" table:show-details="true"/>
                <table:data-pilot-member table:name="02/01/21" table:display="true" table:show-details="true"/>
                <table:data-pilot-member table:name="02/02/21" table:display="true" table:show-details="true"/>
                <table:data-pilot-member table:name="02/03/21" table:display="true" table:show-details="true"/>
                <table:data-pilot-member table:name="02/04/21" table:display="true" table:show-details="true"/>
                <table:data-pilot-member table:name="02/05/21" table:display="true" table:show-details="true"/>
                <table:data-pilot-member table:name="02/06/21" table:display="true" table:show-details="true"/>
                <table:data-pilot-member table:name="02/07/21" table:display="true" table:show-details="true"/>
                <table:data-pilot-member table:name="02/08/21" table:display="true" table:show-details="true"/>
                <table:data-pilot-member table:name="02/09/21" table:display="true" table:show-details="true"/>
                <table:data-pilot-member table:name="02/10/21" table:display="true" table:show-details="true"/>
                <table:data-pilot-member table:name="02/11/21" table:display="true" table:show-details="true"/>
                <table:data-pilot-member table:name="02/12/21" table:display="true" table:show-details="true"/>
                <table:data-pilot-member table:name="02/13/21" table:display="true" table:show-details="true"/>
                <table:data-pilot-member table:name="02/14/21" table:display="true" table:show-details="true"/>
                <table:data-pilot-member table:name="02/15/21" table:display="true" table:show-details="true"/>
                <table:data-pilot-member table:name="02/16/21" table:display="true" table:show-details="true"/>
                <table:data-pilot-member table:name="02/17/21" table:display="true" table:show-details="true"/>
                <table:data-pilot-member table:name="02/18/21" table:display="true" table:show-details="true"/>
                <table:data-pilot-member table:name="02/19/21" table:display="true" table:show-details="true"/>
                <table:data-pilot-member table:name="02/20/21" table:display="true" table:show-details="true"/>
                <table:data-pilot-member table:name="02/21/21" table:display="true" table:show-details="true"/>
                <table:data-pilot-member table:name="02/22/21" table:display="true" table:show-details="true"/>
                <table:data-pilot-member table:name="02/23/21" table:display="true" table:show-details="true"/>
                <table:data-pilot-member table:name="02/24/21" table:display="true" table:show-details="true"/>
                <table:data-pilot-member table:name="02/25/21" table:display="true" table:show-details="true"/>
                <table:data-pilot-member table:name="02/26/21" table:display="true" table:show-details="true"/>
                <table:data-pilot-member table:name="02/27/21" table:display="true" table:show-details="true"/>
                <table:data-pilot-member table:name="02/28/21" table:display="true" table:show-details="true"/>
                <table:data-pilot-member table:name="03/01/21" table:display="true" table:show-details="true"/>
                <table:data-pilot-member table:name="03/02/21" table:display="true" table:show-details="true"/>
                <table:data-pilot-member table:name="03/03/21" table:display="true" table:show-details="true"/>
                <table:data-pilot-member table:name="03/04/21" table:display="true" table:show-details="true"/>
                <table:data-pilot-member table:name="03/05/21" table:display="true" table:show-details="true"/>
                <table:data-pilot-member table:name="03/06/21" table:display="true" table:show-details="true"/>
                <table:data-pilot-member table:name="03/07/21" table:display="true" table:show-details="true"/>
                <table:data-pilot-member table:name="03/08/21" table:display="true" table:show-details="true"/>
                <table:data-pilot-member table:name="03/09/21" table:display="true" table:show-details="true"/>
                <table:data-pilot-member table:name="03/10/21" table:display="true" table:show-details="true"/>
                <table:data-pilot-member table:name="03/11/21" table:display="true" table:show-details="true"/>
                <table:data-pilot-member table:name="03/12/21" table:display="true" table:show-details="true"/>
                <table:data-pilot-member table:name="03/13/21" table:display="true" table:show-details="true"/>
                <table:data-pilot-member table:name="03/14/21" table:display="true" table:show-details="true"/>
                <table:data-pilot-member table:name="03/15/21" table:display="true" table:show-details="true"/>
                <table:data-pilot-member table:name="03/16/21" table:display="true" table:show-details="true"/>
                <table:data-pilot-member table:name="03/17/21" table:display="true" table:show-details="true"/>
                <table:data-pilot-member table:name="03/18/21" table:display="true" table:show-details="true"/>
                <table:data-pilot-member table:name="03/19/21" table:display="true" table:show-details="true"/>
                <table:data-pilot-member table:name="03/20/21" table:display="true" table:show-details="true"/>
                <table:data-pilot-member table:name="03/21/21" table:display="true" table:show-details="true"/>
                <table:data-pilot-member table:name="03/22/21" table:display="true" table:show-details="true"/>
                <table:data-pilot-member table:name="03/23/21" table:display="true" table:show-details="true"/>
                <table:data-pilot-member table:name="03/24/21" table:display="true" table:show-details="true"/>
                <table:data-pilot-member table:name="03/25/21" table:display="true" table:show-details="true"/>
                <table:data-pilot-member table:name="03/26/21" table:display="true" table:show-details="true"/>
                <table:data-pilot-member table:name="03/27/21" table:display="true" table:show-details="true"/>
                <table:data-pilot-member table:name="03/28/21" table:display="true" table:show-details="true"/>
                <table:data-pilot-member table:name="03/29/21" table:display="true" table:show-details="true"/>
                <table:data-pilot-member table:name="03/30/21" table:display="true" table:show-details="true"/>
                <table:data-pilot-member table:name="03/31/21" table:display="true" table:show-details="true"/>
                <table:data-pilot-member table:name="04/01/21" table:display="true" table:show-details="true"/>
                <table:data-pilot-member table:name="04/02/21" table:display="true" table:show-details="true"/>
                <table:data-pilot-member table:name="04/03/21" table:display="true" table:show-details="true"/>
                <table:data-pilot-member table:name="04/04/21" table:display="true" table:show-details="true"/>
                <table:data-pilot-member table:name="04/05/21" table:display="true" table:show-details="true"/>
                <table:data-pilot-member table:name="04/06/21" table:display="true" table:show-details="true"/>
                <table:data-pilot-member table:name="04/07/21" table:display="true" table:show-details="true"/>
                <table:data-pilot-member table:name="04/08/21" table:display="true" table:show-details="true"/>
                <table:data-pilot-member table:name="04/09/21" table:display="true" table:show-details="true"/>
                <table:data-pilot-member table:name="04/10/21" table:display="true" table:show-details="true"/>
                <table:data-pilot-member table:name="04/11/21" table:display="true" table:show-details="true"/>
                <table:data-pilot-member table:name="04/12/21" table:display="true" table:show-details="true"/>
                <table:data-pilot-member table:name="04/13/21" table:display="true" table:show-details="true"/>
                <table:data-pilot-member table:name="04/14/21" table:display="true" table:show-details="true"/>
                <table:data-pilot-member table:name="04/15/21" table:display="true" table:show-details="true"/>
                <table:data-pilot-member table:name="04/16/21" table:display="true" table:show-details="true"/>
                <table:data-pilot-member table:name="04/17/21" table:display="true" table:show-details="true"/>
                <table:data-pilot-member table:name="04/18/21" table:display="true" table:show-details="true"/>
                <table:data-pilot-member table:name="04/19/21" table:display="true" table:show-details="true"/>
                <table:data-pilot-member table:name="04/20/21" table:display="true" table:show-details="true"/>
                <table:data-pilot-member table:name="04/21/21" table:display="true" table:show-details="true"/>
                <table:data-pilot-member table:name="04/22/21" table:display="true" table:show-details="true"/>
                <table:data-pilot-member table:name="04/23/21" table:display="true" table:show-details="true"/>
                <table:data-pilot-member table:name="04/24/21" table:display="true" table:show-details="true"/>
                <table:data-pilot-member table:name="04/25/21" table:display="true" table:show-details="true"/>
                <table:data-pilot-member table:name="04/26/21" table:display="true" table:show-details="true"/>
                <table:data-pilot-member table:name="04/27/21" table:display="true" table:show-details="true"/>
                <table:data-pilot-member table:name="04/28/21" table:display="true" table:show-details="true"/>
                <table:data-pilot-member table:name="04/29/21" table:display="true" table:show-details="true"/>
                <table:data-pilot-member table:name="04/30/21" table:display="true" table:show-details="true"/>
                <table:data-pilot-member table:name="05/01/21" table:display="true" table:show-details="true"/>
                <table:data-pilot-member table:name="05/02/21" table:display="true" table:show-details="true"/>
                <table:data-pilot-member table:name="05/03/21" table:display="true" table:show-details="true"/>
                <table:data-pilot-member table:name="05/04/21" table:display="true" table:show-details="true"/>
                <table:data-pilot-member table:name="05/05/21" table:display="true" table:show-details="true"/>
                <table:data-pilot-member table:name="05/06/21" table:display="true" table:show-details="true"/>
                <table:data-pilot-member table:name="05/07/21" table:display="true" table:show-details="true"/>
                <table:data-pilot-member table:name="05/08/21" table:display="true" table:show-details="true"/>
                <table:data-pilot-member table:name="05/09/21" table:display="true" table:show-details="true"/>
                <table:data-pilot-member table:name="05/10/21" table:display="true" table:show-details="true"/>
                <table:data-pilot-member table:name="05/11/21" table:display="true" table:show-details="true"/>
                <table:data-pilot-member table:name="05/12/21" table:display="true" table:show-details="true"/>
                <table:data-pilot-member table:name="05/13/21" table:display="true" table:show-details="true"/>
                <table:data-pilot-member table:name="05/14/21" table:display="true" table:show-details="true"/>
                <table:data-pilot-member table:name="05/15/21" table:display="true" table:show-details="true"/>
                <table:data-pilot-member table:name="05/16/21" table:display="true" table:show-details="true"/>
                <table:data-pilot-member table:name="05/17/21" table:display="true" table:show-details="true"/>
                <table:data-pilot-member table:name="05/18/21" table:display="true" table:show-details="true"/>
                <table:data-pilot-member table:name="05/19/21" table:display="true" table:show-details="true"/>
                <table:data-pilot-member table:name="05/20/21" table:display="true" table:show-details="true"/>
                <table:data-pilot-member table:name="05/21/21" table:display="true" table:show-details="true"/>
                <table:data-pilot-member table:name="05/22/21" table:display="true" table:show-details="true"/>
                <table:data-pilot-member table:name="05/23/21" table:display="true" table:show-details="true"/>
                <table:data-pilot-member table:name="05/24/21" table:display="true" table:show-details="true"/>
                <table:data-pilot-member table:name="05/25/21" table:display="true" table:show-details="true"/>
                <table:data-pilot-member table:name="05/26/21" table:display="true" table:show-details="true"/>
                <table:data-pilot-member table:name="05/27/21" table:display="true" table:show-details="true"/>
                <table:data-pilot-member table:name="05/28/21" table:display="true" table:show-details="true"/>
                <table:data-pilot-member table:name="05/29/21" table:display="true" table:show-details="true"/>
                <table:data-pilot-member table:name="05/30/21" table:display="true" table:show-details="true"/>
                <table:data-pilot-member table:name="05/31/21" table:display="true" table:show-details="true"/>
                <table:data-pilot-member table:name="06/01/21" table:display="true" table:show-details="true"/>
                <table:data-pilot-member table:name="06/02/21" table:display="true" table:show-details="true"/>
                <table:data-pilot-member table:name="06/03/21" table:display="true" table:show-details="true"/>
                <table:data-pilot-member table:name="06/04/21" table:display="true" table:show-details="true"/>
                <table:data-pilot-member table:name="06/05/21" table:display="true" table:show-details="true"/>
                <table:data-pilot-member table:name="06/06/21" table:display="true" table:show-details="true"/>
                <table:data-pilot-member table:name="06/07/21" table:display="true" table:show-details="true"/>
                <table:data-pilot-member table:name="06/08/21" table:display="true" table:show-details="true"/>
                <table:data-pilot-member table:name="06/09/21" table:display="true" table:show-details="true"/>
                <table:data-pilot-member table:name="06/10/21" table:display="true" table:show-details="true"/>
                <table:data-pilot-member table:name="06/11/21" table:display="true" table:show-details="true"/>
                <table:data-pilot-member table:name="06/12/21" table:display="true" table:show-details="true"/>
                <table:data-pilot-member table:name="06/13/21" table:display="true" table:show-details="true"/>
                <table:data-pilot-member table:name="06/14/21" table:display="true" table:show-details="true"/>
                <table:data-pilot-member table:name="06/15/21" table:display="true" table:show-details="true"/>
                <table:data-pilot-member table:name="06/16/21" table:display="true" table:show-details="true"/>
                <table:data-pilot-member table:name="06/17/21" table:display="true" table:show-details="true"/>
                <table:data-pilot-member table:name="06/18/21" table:display="true" table:show-details="true"/>
                <table:data-pilot-member table:name="06/19/21" table:display="true" table:show-details="true"/>
                <table:data-pilot-member table:name="06/20/21" table:display="true" table:show-details="true"/>
                <table:data-pilot-member table:name="06/21/21" table:display="true" table:show-details="true"/>
                <table:data-pilot-member table:name="06/22/21" table:display="true" table:show-details="true"/>
                <table:data-pilot-member table:name="06/23/21" table:display="true" table:show-details="true"/>
                <table:data-pilot-member table:name="06/24/21" table:display="true" table:show-details="true"/>
                <table:data-pilot-member table:name="06/25/21" table:display="true" table:show-details="true"/>
                <table:data-pilot-member table:name="06/26/21" table:display="true" table:show-details="true"/>
                <table:data-pilot-member table:name="06/27/21" table:display="true" table:show-details="true"/>
                <table:data-pilot-member table:name="06/28/21" table:display="true" table:show-details="true"/>
                <table:data-pilot-member table:name="06/29/21" table:display="true" table:show-details="true"/>
                <table:data-pilot-member table:name="06/30/21" table:display="true" table:show-details="true"/>
                <table:data-pilot-member table:name="07/01/21" table:display="true" table:show-details="true"/>
                <table:data-pilot-member table:name="07/02/21" table:display="true" table:show-details="true"/>
                <table:data-pilot-member table:name="07/03/21" table:display="true" table:show-details="true"/>
                <table:data-pilot-member table:name="07/04/21" table:display="true" table:show-details="true"/>
                <table:data-pilot-member table:name="07/05/21" table:display="true" table:show-details="true"/>
                <table:data-pilot-member table:name="07/06/21" table:display="true" table:show-details="true"/>
                <table:data-pilot-member table:name="07/07/21" table:display="true" table:show-details="true"/>
                <table:data-pilot-member table:name="07/08/21" table:display="true" table:show-details="true"/>
                <table:data-pilot-member table:name="07/09/21" table:display="true" table:show-details="true"/>
                <table:data-pilot-member table:name="07/10/21" table:display="true" table:show-details="true"/>
                <table:data-pilot-member table:name="07/11/21" table:display="true" table:show-details="true"/>
                <table:data-pilot-member table:name="07/12/21" table:display="true" table:show-details="true"/>
                <table:data-pilot-member table:name="07/13/21" table:display="true" table:show-details="true"/>
                <table:data-pilot-member table:name="07/14/21" table:display="true" table:show-details="true"/>
                <table:data-pilot-member table:name="07/15/21" table:display="true" table:show-details="true"/>
                <table:data-pilot-member table:name="07/16/21" table:display="true" table:show-details="true"/>
                <table:data-pilot-member table:name="07/17/21" table:display="true" table:show-details="true"/>
                <table:data-pilot-member table:name="07/18/21" table:display="true" table:show-details="true"/>
                <table:data-pilot-member table:name="07/19/21" table:display="true" table:show-details="true"/>
                <table:data-pilot-member table:name="07/20/21" table:display="true" table:show-details="true"/>
                <table:data-pilot-member table:name="07/21/21" table:display="true" table:show-details="true"/>
                <table:data-pilot-member table:name="07/22/21" table:display="true" table:show-details="true"/>
                <table:data-pilot-member table:name="07/23/21" table:display="true" table:show-details="true"/>
                <table:data-pilot-member table:name="07/24/21" table:display="true" table:show-details="true"/>
                <table:data-pilot-member table:name="07/25/21" table:display="true" table:show-details="true"/>
                <table:data-pilot-member table:name="07/26/21" table:display="true" table:show-details="true"/>
                <table:data-pilot-member table:name="07/27/21" table:display="true" table:show-details="true"/>
                <table:data-pilot-member table:name="07/28/21" table:display="true" table:show-details="true"/>
                <table:data-pilot-member table:name="07/29/21" table:display="true" table:show-details="true"/>
                <table:data-pilot-member table:name="07/30/21" table:display="true" table:show-details="true"/>
                <table:data-pilot-member table:name="07/31/21" table:display="true" table:show-details="true"/>
                <table:data-pilot-member table:name="08/01/21" table:display="true" table:show-details="true"/>
                <table:data-pilot-member table:name="08/02/21" table:display="true" table:show-details="true"/>
                <table:data-pilot-member table:name="08/03/21" table:display="true" table:show-details="true"/>
                <table:data-pilot-member table:name="08/04/21" table:display="true" table:show-details="true"/>
                <table:data-pilot-member table:name="08/05/21" table:display="true" table:show-details="true"/>
                <table:data-pilot-member table:name="08/06/21" table:display="true" table:show-details="true"/>
                <table:data-pilot-member table:name="08/07/21" table:display="true" table:show-details="true"/>
                <table:data-pilot-member table:name="08/08/21" table:display="true" table:show-details="true"/>
                <table:data-pilot-member table:name="08/09/21" table:display="true" table:show-details="true"/>
                <table:data-pilot-member table:name="08/10/21" table:display="true" table:show-details="true"/>
                <table:data-pilot-member table:name="08/11/21" table:display="true" table:show-details="true"/>
                <table:data-pilot-member table:name="08/12/21" table:display="true" table:show-details="true"/>
                <table:data-pilot-member table:name="08/13/21" table:display="true" table:show-details="true"/>
                <table:data-pilot-member table:name="08/14/21" table:display="true" table:show-details="true"/>
                <table:data-pilot-member table:name="08/15/21" table:display="true" table:show-details="true"/>
                <table:data-pilot-member table:name="08/16/21" table:display="true" table:show-details="true"/>
                <table:data-pilot-member table:name="08/17/21" table:display="true" table:show-details="true"/>
                <table:data-pilot-member table:name="08/18/21" table:display="true" table:show-details="true"/>
                <table:data-pilot-member table:name="08/19/21" table:display="true" table:show-details="true"/>
                <table:data-pilot-member table:name="08/20/21" table:display="true" table:show-details="true"/>
                <table:data-pilot-member table:name="08/21/21" table:display="true" table:show-details="true"/>
                <table:data-pilot-member table:name="08/22/21" table:display="true" table:show-details="true"/>
                <table:data-pilot-member table:name="08/23/21" table:display="true" table:show-details="true"/>
                <table:data-pilot-member table:name="08/24/21" table:display="true" table:show-details="true"/>
                <table:data-pilot-member table:name="08/25/21" table:display="true" table:show-details="true"/>
                <table:data-pilot-member table:name="08/26/21" table:display="true" table:show-details="true"/>
                <table:data-pilot-member table:name="08/27/21" table:display="true" table:show-details="true"/>
                <table:data-pilot-member table:name="08/28/21" table:display="true" table:show-details="true"/>
                <table:data-pilot-member table:name="08/29/21" table:display="true" table:show-details="true"/>
                <table:data-pilot-member table:name="08/30/21" table:display="true" table:show-details="true"/>
                <table:data-pilot-member table:name="08/31/21" table:display="true" table:show-details="true"/>
                <table:data-pilot-member table:name="09/01/21" table:display="true" table:show-details="true"/>
                <table:data-pilot-member table:name="09/02/21" table:display="true" table:show-details="true"/>
                <table:data-pilot-member table:name="09/03/21" table:display="true" table:show-details="true"/>
                <table:data-pilot-member table:name="09/04/21" table:display="true" table:show-details="true"/>
                <table:data-pilot-member table:name="09/05/21" table:display="true" table:show-details="true"/>
                <table:data-pilot-member table:name="09/06/21" table:display="true" table:show-details="true"/>
                <table:data-pilot-member table:name="09/07/21" table:display="true" table:show-details="true"/>
                <table:data-pilot-member table:name="09/08/21" table:display="true" table:show-details="true"/>
                <table:data-pilot-member table:name="09/09/21" table:display="true" table:show-details="true"/>
                <table:data-pilot-member table:name="09/10/21" table:display="true" table:show-details="true"/>
                <table:data-pilot-member table:name="09/11/21" table:display="true" table:show-details="true"/>
                <table:data-pilot-member table:name="09/12/21" table:display="true" table:show-details="true"/>
                <table:data-pilot-member table:name="09/13/21" table:display="true" table:show-details="true"/>
                <table:data-pilot-member table:name="09/14/21" table:display="true" table:show-details="true"/>
                <table:data-pilot-member table:name="09/15/21" table:display="true" table:show-details="true"/>
                <table:data-pilot-member table:name="09/16/21" table:display="true" table:show-details="true"/>
                <table:data-pilot-member table:name="09/17/21" table:display="true" table:show-details="true"/>
                <table:data-pilot-member table:name="09/18/21" table:display="true" table:show-details="true"/>
                <table:data-pilot-member table:name="09/19/21" table:display="true" table:show-details="true"/>
                <table:data-pilot-member table:name="09/20/21" table:display="true" table:show-details="true"/>
                <table:data-pilot-member table:name="09/21/21" table:display="true" table:show-details="true"/>
                <table:data-pilot-member table:name="09/22/21" table:display="true" table:show-details="true"/>
                <table:data-pilot-member table:name="09/23/21" table:display="true" table:show-details="true"/>
                <table:data-pilot-member table:name="09/24/21" table:display="true" table:show-details="true"/>
                <table:data-pilot-member table:name="09/25/21" table:display="true" table:show-details="true"/>
                <table:data-pilot-member table:name="09/26/21" table:display="true" table:show-details="true"/>
                <table:data-pilot-member table:name="09/27/21" table:display="true" table:show-details="true"/>
                <table:data-pilot-member table:name="09/28/21" table:display="true" table:show-details="true"/>
                <table:data-pilot-member table:name="09/29/21" table:display="true" table:show-details="true"/>
                <table:data-pilot-member table:name="09/30/21" table:display="true" table:show-details="true"/>
                <table:data-pilot-member table:name="10/01/21" table:display="true" table:show-details="true"/>
                <table:data-pilot-member table:name="10/02/21" table:display="true" table:show-details="true"/>
                <table:data-pilot-member table:name="10/03/21" table:display="true" table:show-details="true"/>
                <table:data-pilot-member table:name="10/04/21" table:display="true" table:show-details="true"/>
                <table:data-pilot-member table:name="10/05/21" table:display="true" table:show-details="true"/>
                <table:data-pilot-member table:name="10/06/21" table:display="true" table:show-details="true"/>
                <table:data-pilot-member table:name="10/07/21" table:display="true" table:show-details="true"/>
                <table:data-pilot-member table:name="10/08/21" table:display="true" table:show-details="true"/>
                <table:data-pilot-member table:name="10/09/21" table:display="true" table:show-details="true"/>
                <table:data-pilot-member table:name="10/10/21" table:display="true" table:show-details="true"/>
                <table:data-pilot-member table:name="10/11/21" table:display="true" table:show-details="true"/>
                <table:data-pilot-member table:name="10/12/21" table:display="true" table:show-details="true"/>
                <table:data-pilot-member table:name="10/13/21" table:display="true" table:show-details="true"/>
                <table:data-pilot-member table:name="10/14/21" table:display="true" table:show-details="true"/>
                <table:data-pilot-member table:name="10/15/21" table:display="true" table:show-details="true"/>
                <table:data-pilot-member table:name="10/16/21" table:display="true" table:show-details="true"/>
                <table:data-pilot-member table:name="10/17/21" table:display="true" table:show-details="true"/>
                <table:data-pilot-member table:name="10/18/21" table:display="true" table:show-details="true"/>
                <table:data-pilot-member table:name="10/19/21" table:display="true" table:show-details="true"/>
                <table:data-pilot-member table:name="10/20/21" table:display="true" table:show-details="true"/>
                <table:data-pilot-member table:name="10/21/21" table:display="true" table:show-details="true"/>
                <table:data-pilot-member table:name="10/22/21" table:display="true" table:show-details="true"/>
                <table:data-pilot-member table:name="10/23/21" table:display="true" table:show-details="true"/>
                <table:data-pilot-member table:name="10/24/21" table:display="true" table:show-details="true"/>
                <table:data-pilot-member table:name="10/25/21" table:display="true" table:show-details="true"/>
                <table:data-pilot-member table:name="10/26/21" table:display="true" table:show-details="true"/>
                <table:data-pilot-member table:name="10/27/21" table:display="true" table:show-details="true"/>
                <table:data-pilot-member table:name="10/28/21" table:display="true" table:show-details="true"/>
                <table:data-pilot-member table:name="10/29/21" table:display="true" table:show-details="true"/>
                <table:data-pilot-member table:name="10/30/21" table:display="true" table:show-details="true"/>
                <table:data-pilot-member table:name="10/31/21" table:display="true" table:show-details="true"/>
                <table:data-pilot-member table:name="11/01/21" table:display="true" table:show-details="true"/>
                <table:data-pilot-member table:name="11/02/21" table:display="true" table:show-details="true"/>
                <table:data-pilot-member table:name="11/03/21" table:display="true" table:show-details="true"/>
                <table:data-pilot-member table:name="11/04/21" table:display="true" table:show-details="true"/>
                <table:data-pilot-member table:name="11/05/21" table:display="true" table:show-details="true"/>
                <table:data-pilot-member table:name="11/06/21" table:display="true" table:show-details="true"/>
                <table:data-pilot-member table:name="11/07/21" table:display="true" table:show-details="true"/>
                <table:data-pilot-member table:name="11/08/21" table:display="true" table:show-details="true"/>
                <table:data-pilot-member table:name="11/09/21" table:display="true" table:show-details="true"/>
                <table:data-pilot-member table:name="11/10/21" table:display="true" table:show-details="true"/>
                <table:data-pilot-member table:name="11/11/21" table:display="true" table:show-details="true"/>
                <table:data-pilot-member table:name="11/12/21" table:display="true" table:show-details="true"/>
                <table:data-pilot-member table:name="11/13/21" table:display="true" table:show-details="true"/>
                <table:data-pilot-member table:name="11/14/21" table:display="true" table:show-details="true"/>
                <table:data-pilot-member table:name="11/15/21" table:display="true" table:show-details="true"/>
                <table:data-pilot-member table:name="11/16/21" table:display="true" table:show-details="true"/>
                <table:data-pilot-member table:name="11/17/21" table:display="true" table:show-details="true"/>
                <table:data-pilot-member table:name="11/18/21" table:display="true" table:show-details="true"/>
                <table:data-pilot-member table:name="11/19/21" table:display="true" table:show-details="true"/>
                <table:data-pilot-member table:name="11/20/21" table:display="true" table:show-details="true"/>
                <table:data-pilot-member table:name="11/21/21" table:display="true" table:show-details="true"/>
                <table:data-pilot-member table:name="11/22/21" table:display="true" table:show-details="true"/>
                <table:data-pilot-member table:name="11/23/21" table:display="true" table:show-details="true"/>
                <table:data-pilot-member table:name="11/24/21" table:display="true" table:show-details="true"/>
                <table:data-pilot-member table:name="11/25/21" table:display="true" table:show-details="true"/>
                <table:data-pilot-member table:name="11/26/21" table:display="true" table:show-details="true"/>
                <table:data-pilot-member table:name="11/27/21" table:display="true" table:show-details="true"/>
                <table:data-pilot-member table:name="11/28/21" table:display="true" table:show-details="true"/>
                <table:data-pilot-member table:name="11/29/21" table:display="true" table:show-details="true"/>
                <table:data-pilot-member table:name="11/30/21" table:display="true" table:show-details="true"/>
                <table:data-pilot-member table:name="12/01/21" table:display="true" table:show-details="true"/>
                <table:data-pilot-member table:name="12/02/21" table:display="true" table:show-details="true"/>
                <table:data-pilot-member table:name="12/03/21" table:display="true" table:show-details="true"/>
                <table:data-pilot-member table:name="12/04/21" table:display="true" table:show-details="true"/>
                <table:data-pilot-member table:name="12/05/21" table:display="true" table:show-details="true"/>
                <table:data-pilot-member table:name="12/06/21" table:display="true" table:show-details="true"/>
                <table:data-pilot-member table:name="12/07/21" table:display="true" table:show-details="true"/>
                <table:data-pilot-member table:name="12/08/21" table:display="true" table:show-details="true"/>
                <table:data-pilot-member table:name="12/09/21" table:display="true" table:show-details="true"/>
                <table:data-pilot-member table:name="12/10/21" table:display="true" table:show-details="true"/>
                <table:data-pilot-member table:name="12/11/21" table:display="true" table:show-details="true"/>
                <table:data-pilot-member table:name="12/12/21" table:display="true" table:show-details="true"/>
                <table:data-pilot-member table:name="12/13/21" table:display="true" table:show-details="true"/>
                <table:data-pilot-member table:name="12/14/21" table:display="true" table:show-details="true"/>
                <table:data-pilot-member table:name="12/15/21" table:display="true" table:show-details="true"/>
                <table:data-pilot-member table:name="12/16/21" table:display="true" table:show-details="true"/>
                <table:data-pilot-member table:name="12/17/21" table:display="true" table:show-details="true"/>
                <table:data-pilot-member table:name="12/18/21" table:display="true" table:show-details="true"/>
                <table:data-pilot-member table:name="12/19/21" table:display="true" table:show-details="true"/>
                <table:data-pilot-member table:name="12/20/21" table:display="true" table:show-details="true"/>
                <table:data-pilot-member table:name="12/21/21" table:display="true" table:show-details="true"/>
                <table:data-pilot-member table:name="12/22/21" table:display="true" table:show-details="true"/>
                <table:data-pilot-member table:name="12/23/21" table:display="true" table:show-details="true"/>
                <table:data-pilot-member table:name="12/24/21" table:display="true" table:show-details="true"/>
                <table:data-pilot-member table:name="12/25/21" table:display="true" table:show-details="true"/>
                <table:data-pilot-member table:name="12/26/21" table:display="true" table:show-details="true"/>
                <table:data-pilot-member table:name="12/27/21" table:display="true" table:show-details="true"/>
                <table:data-pilot-member table:name="12/28/21" table:display="true" table:show-details="true"/>
                <table:data-pilot-member table:name="12/29/21" table:display="true" table:show-details="true"/>
                <table:data-pilot-member table:name="12/30/21" table:display="true" table:show-details="true"/>
                <table:data-pilot-member table:name="12/31/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false" table:show-details="true"/>
                <table:data-pilot-member table:name="Malbork" table:display="false" table:show-details="true"/>
                <table:data-pilot-member table:name="Ogrodzieniec" table:display="true" table:show-details="true"/>
                <table:data-pilot-member table:name="Przemys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16:58:49.649000000</meta:creation-date>
    <dc:date>2022-12-07T12:33:41.003000000</dc:date>
    <meta:editing-duration>PT4H34M16S</meta:editing-duration>
    <meta:editing-cycles>8</meta:editing-cycles>
    <meta:generator>LibreOffice/7.4.1.2$Windows_X86_64 LibreOffice_project/3c58a8f3a960df8bc8fd77b461821e42c061c5f0</meta:generator>
    <meta:document-statistic meta:table-count="3" meta:cell-count="1076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circle" chart:style-name="ch1">
        <chart:title svg:x="1.665cm" svg:y="0.314cm" chart:style-name="ch2">
          <text:p>zestawienie zawierające łączną wielkość zamówień z każdego z magazynów</text:p>
        </chart:title>
        <chart:legend chart:legend-position="end" svg:x="13.183cm" svg:y="3.468cm" style:legend-expansion="high" chart:style-name="ch3"/>
        <chart:plot-area chart:style-name="ch4" table:cell-range-address="Sheet1.J6:Sheet1.K9" chart:data-source-has-labels="column" svg:x="0.32cm" svg:y="1.828cm" svg:width="12.543cm" svg:height="6.989cm">
          <chart:coordinate-region svg:x="3.097cm" svg:y="1.829cm" svg:width="6.988cm" svg:height="6.988cm"/>
          <chart:axis chart:dimension="x" chart:name="primary-x" chart:style-name="ch5" chartooo:axis-type="auto">
            <chartooo:date-scale/>
            <chart:categories table:cell-range-address="Sheet1.J6:Sheet1.J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6:Sheet1.K9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grodzieniec</text:p>
                <draw:g>
                  <svg:desc>Sheet1.J6:Sheet1.J9</svg:desc>
                </draw:g>
              </table:table-cell>
              <table:table-cell office:value-type="float" office:value="0.283013506793988">
                <text:p>0.283013506793988</text:p>
                <draw:g>
                  <svg:desc>Sheet1.K6:Sheet1.K9</svg:desc>
                </draw:g>
              </table:table-cell>
            </table:table-row>
            <table:table-row>
              <table:table-cell office:value-type="string">
                <text:p>Przemysl</text:p>
              </table:table-cell>
              <table:table-cell office:value-type="float" office:value="0.269658930619121">
                <text:p>0.269658930619121</text:p>
              </table:table-cell>
            </table:table-row>
            <table:table-row>
              <table:table-cell office:value-type="string">
                <text:p>Gniezno</text:p>
              </table:table-cell>
              <table:table-cell office:value-type="float" office:value="0.20777731548664">
                <text:p>0.20777731548664</text:p>
              </table:table-cell>
            </table:table-row>
            <table:table-row>
              <table:table-cell office:value-type="string">
                <text:p>Malbork</text:p>
              </table:table-cell>
              <table:table-cell office:value-type="float" office:value="0.239550247100251">
                <text:p>0.239550247100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